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5.0622in" svg:height="3.9008in" svg:x="8.4445in" svg:y="0.0417in">
            <draw:object draw:notify-on-update-of-ranges="Sheet1.B1:Sheet1.B130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3.5173in" svg:height="5.7138in" svg:x="0in" svg:y="16.5114in">
            <draw:object draw:notify-on-update-of-ranges="Sheet1.F2:Sheet1.F101 Sheet1.G1:Sheet1.G1 Sheet1.G2:Sheet1.G1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3710.01">
            <text:p>3710.010</text:p>
          </table:table-cell>
          <table:table-cell office:value-type="float" office:value="3">
            <text:p>3</text:p>
          </table:table-cell>
          <table:table-cell office:value-type="float" office:value="3711.022">
            <text:p>3711.022</text:p>
          </table:table-cell>
          <table:table-cell table:formula="of:=[.C1]-[.A1]" office:value-type="float" office:value="1.01199999999972">
            <text:p>1.012</text:p>
          </table:table-cell>
          <table:table-cell/>
          <table:table-cell office:value-type="string">
            <text:p>Bins</text:p>
          </table:table-cell>
          <table:table-cell office:value-type="string">
            <text:p>Frequency</text:p>
          </table:table-cell>
        </table:table-row>
        <table:table-row table:style-name="ro1">
          <table:table-cell office:value-type="float" office:value="3711.022">
            <text:p>3711.022</text:p>
          </table:table-cell>
          <table:table-cell office:value-type="float" office:value="3">
            <text:p>3</text:p>
          </table:table-cell>
          <table:table-cell office:value-type="float" office:value="3712.036">
            <text:p>3712.036</text:p>
          </table:table-cell>
          <table:table-cell table:formula="of:=[.C2]-[.A2]" office:value-type="float" office:value="1.01400000000012">
            <text:p>1.014</text:p>
          </table:table-cell>
          <table:table-cell/>
          <table:table-cell office:value-type="float" office:value="1.001">
            <text:p>1.001</text:p>
          </table:table-cell>
          <table:table-cell table:number-matrix-columns-spanned="1" table:number-matrix-rows-spanned="101" table:formula="of:=FREQUENCY([.D1:.D1302];[.F2:.F101])" office:value-type="float" office:value="0">
            <text:p>0</text:p>
          </table:table-cell>
        </table:table-row>
        <table:table-row table:style-name="ro1">
          <table:table-cell office:value-type="float" office:value="3712.036">
            <text:p>3712.036</text:p>
          </table:table-cell>
          <table:table-cell office:value-type="float" office:value="4">
            <text:p>4</text:p>
          </table:table-cell>
          <table:table-cell office:value-type="float" office:value="3713.048">
            <text:p>3713.048</text:p>
          </table:table-cell>
          <table:table-cell table:formula="of:=[.C3]-[.A3]" office:value-type="float" office:value="1.01199999999972">
            <text:p>1.012</text:p>
          </table:table-cell>
          <table:table-cell/>
          <table:table-cell table:formula="of:=[.F2]+0.001" office:value-type="float" office:value="1.002">
            <text:p>1.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13.048">
            <text:p>3713.048</text:p>
          </table:table-cell>
          <table:table-cell office:value-type="float" office:value="3">
            <text:p>3</text:p>
          </table:table-cell>
          <table:table-cell office:value-type="float" office:value="3714.061">
            <text:p>3714.061</text:p>
          </table:table-cell>
          <table:table-cell table:formula="of:=[.C4]-[.A4]" office:value-type="float" office:value="1.01300000000037">
            <text:p>1.013</text:p>
          </table:table-cell>
          <table:table-cell/>
          <table:table-cell table:formula="of:=[.F3]+0.001" office:value-type="float" office:value="1.003">
            <text:p>1.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14.061">
            <text:p>3714.061</text:p>
          </table:table-cell>
          <table:table-cell office:value-type="float" office:value="3">
            <text:p>3</text:p>
          </table:table-cell>
          <table:table-cell office:value-type="float" office:value="3715.075">
            <text:p>3715.075</text:p>
          </table:table-cell>
          <table:table-cell table:formula="of:=[.C5]-[.A5]" office:value-type="float" office:value="1.01399999999967">
            <text:p>1.014</text:p>
          </table:table-cell>
          <table:table-cell/>
          <table:table-cell table:formula="of:=[.F4]+0.001" office:value-type="float" office:value="1.004">
            <text:p>1.00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715.075">
            <text:p>3715.075</text:p>
          </table:table-cell>
          <table:table-cell office:value-type="float" office:value="2">
            <text:p>2</text:p>
          </table:table-cell>
          <table:table-cell office:value-type="float" office:value="3716.089">
            <text:p>3716.089</text:p>
          </table:table-cell>
          <table:table-cell table:formula="of:=[.C6]-[.A6]" office:value-type="float" office:value="1.01400000000012">
            <text:p>1.014</text:p>
          </table:table-cell>
          <table:table-cell/>
          <table:table-cell table:formula="of:=[.F5]+0.001" office:value-type="float" office:value="1.005">
            <text:p>1.00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716.089">
            <text:p>3716.089</text:p>
          </table:table-cell>
          <table:table-cell office:value-type="float" office:value="4">
            <text:p>4</text:p>
          </table:table-cell>
          <table:table-cell office:value-type="float" office:value="3717.102">
            <text:p>3717.102</text:p>
          </table:table-cell>
          <table:table-cell table:formula="of:=[.C7]-[.A7]" office:value-type="float" office:value="1.01299999999992">
            <text:p>1.013</text:p>
          </table:table-cell>
          <table:table-cell/>
          <table:table-cell table:formula="of:=[.F6]+0.001" office:value-type="float" office:value="1.006">
            <text:p>1.006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3717.102">
            <text:p>3717.102</text:p>
          </table:table-cell>
          <table:table-cell office:value-type="float" office:value="3">
            <text:p>3</text:p>
          </table:table-cell>
          <table:table-cell office:value-type="float" office:value="3718.115">
            <text:p>3718.115</text:p>
          </table:table-cell>
          <table:table-cell table:formula="of:=[.C8]-[.A8]" office:value-type="float" office:value="1.01299999999992">
            <text:p>1.013</text:p>
          </table:table-cell>
          <table:table-cell/>
          <table:table-cell table:formula="of:=[.F7]+0.001" office:value-type="float" office:value="1.007">
            <text:p>1.007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3718.115">
            <text:p>3718.115</text:p>
          </table:table-cell>
          <table:table-cell office:value-type="float" office:value="3">
            <text:p>3</text:p>
          </table:table-cell>
          <table:table-cell office:value-type="float" office:value="3719.128">
            <text:p>3719.128</text:p>
          </table:table-cell>
          <table:table-cell table:formula="of:=[.C9]-[.A9]" office:value-type="float" office:value="1.01300000000037">
            <text:p>1.013</text:p>
          </table:table-cell>
          <table:table-cell/>
          <table:table-cell table:formula="of:=[.F8]+0.001" office:value-type="float" office:value="1.008">
            <text:p>1.008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3719.128">
            <text:p>3719.128</text:p>
          </table:table-cell>
          <table:table-cell office:value-type="float" office:value="3">
            <text:p>3</text:p>
          </table:table-cell>
          <table:table-cell office:value-type="float" office:value="3720.141">
            <text:p>3720.141</text:p>
          </table:table-cell>
          <table:table-cell table:formula="of:=[.C10]-[.A10]" office:value-type="float" office:value="1.01299999999992">
            <text:p>1.013</text:p>
          </table:table-cell>
          <table:table-cell/>
          <table:table-cell table:formula="of:=[.F9]+0.001" office:value-type="float" office:value="1.009">
            <text:p>1.00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720.141">
            <text:p>3720.141</text:p>
          </table:table-cell>
          <table:table-cell office:value-type="float" office:value="5">
            <text:p>5</text:p>
          </table:table-cell>
          <table:table-cell office:value-type="float" office:value="3721.154">
            <text:p>3721.154</text:p>
          </table:table-cell>
          <table:table-cell table:formula="of:=[.C11]-[.A11]" office:value-type="float" office:value="1.01299999999992">
            <text:p>1.013</text:p>
          </table:table-cell>
          <table:table-cell/>
          <table:table-cell table:formula="of:=[.F10]+0.001" office:value-type="float" office:value="1.01">
            <text:p>1.01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721.154">
            <text:p>3721.154</text:p>
          </table:table-cell>
          <table:table-cell office:value-type="float" office:value="6">
            <text:p>6</text:p>
          </table:table-cell>
          <table:table-cell office:value-type="float" office:value="3722.165">
            <text:p>3722.165</text:p>
          </table:table-cell>
          <table:table-cell table:formula="of:=[.C12]-[.A12]" office:value-type="float" office:value="1.01099999999997">
            <text:p>1.011</text:p>
          </table:table-cell>
          <table:table-cell/>
          <table:table-cell table:formula="of:=[.F11]+0.001" office:value-type="float" office:value="1.011">
            <text:p>1.011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3722.165">
            <text:p>3722.165</text:p>
          </table:table-cell>
          <table:table-cell office:value-type="float" office:value="5">
            <text:p>5</text:p>
          </table:table-cell>
          <table:table-cell office:value-type="float" office:value="3723.178">
            <text:p>3723.178</text:p>
          </table:table-cell>
          <table:table-cell table:formula="of:=[.C13]-[.A13]" office:value-type="float" office:value="1.01299999999992">
            <text:p>1.013</text:p>
          </table:table-cell>
          <table:table-cell/>
          <table:table-cell table:formula="of:=[.F12]+0.001" office:value-type="float" office:value="1.012">
            <text:p>1.012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3723.178">
            <text:p>3723.178</text:p>
          </table:table-cell>
          <table:table-cell office:value-type="float" office:value="7">
            <text:p>7</text:p>
          </table:table-cell>
          <table:table-cell office:value-type="float" office:value="3724.191">
            <text:p>3724.191</text:p>
          </table:table-cell>
          <table:table-cell table:formula="of:=[.C14]-[.A14]" office:value-type="float" office:value="1.01299999999992">
            <text:p>1.013</text:p>
          </table:table-cell>
          <table:table-cell/>
          <table:table-cell table:formula="of:=[.F13]+0.001" office:value-type="float" office:value="1.013">
            <text:p>1.013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float" office:value="3724.191">
            <text:p>3724.191</text:p>
          </table:table-cell>
          <table:table-cell office:value-type="float" office:value="7">
            <text:p>7</text:p>
          </table:table-cell>
          <table:table-cell office:value-type="float" office:value="3725.204">
            <text:p>3725.204</text:p>
          </table:table-cell>
          <table:table-cell table:formula="of:=[.C15]-[.A15]" office:value-type="float" office:value="1.01300000000037">
            <text:p>1.013</text:p>
          </table:table-cell>
          <table:table-cell/>
          <table:table-cell table:formula="of:=[.F14]+0.001" office:value-type="float" office:value="1.014">
            <text:p>1.01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3725.204">
            <text:p>3725.204</text:p>
          </table:table-cell>
          <table:table-cell office:value-type="float" office:value="7">
            <text:p>7</text:p>
          </table:table-cell>
          <table:table-cell office:value-type="float" office:value="3726.217">
            <text:p>3726.217</text:p>
          </table:table-cell>
          <table:table-cell table:formula="of:=[.C16]-[.A16]" office:value-type="float" office:value="1.01299999999992">
            <text:p>1.013</text:p>
          </table:table-cell>
          <table:table-cell/>
          <table:table-cell table:formula="of:=[.F15]+0.001" office:value-type="float" office:value="1.015">
            <text:p>1.015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3726.217">
            <text:p>3726.217</text:p>
          </table:table-cell>
          <table:table-cell office:value-type="float" office:value="4">
            <text:p>4</text:p>
          </table:table-cell>
          <table:table-cell office:value-type="float" office:value="3727.229">
            <text:p>3727.229</text:p>
          </table:table-cell>
          <table:table-cell table:formula="of:=[.C17]-[.A17]" office:value-type="float" office:value="1.01199999999972">
            <text:p>1.012</text:p>
          </table:table-cell>
          <table:table-cell/>
          <table:table-cell table:formula="of:=[.F16]+0.001" office:value-type="float" office:value="1.016">
            <text:p>1.01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727.229">
            <text:p>3727.229</text:p>
          </table:table-cell>
          <table:table-cell office:value-type="float" office:value="10">
            <text:p>10</text:p>
          </table:table-cell>
          <table:table-cell office:value-type="float" office:value="3728.242">
            <text:p>3728.242</text:p>
          </table:table-cell>
          <table:table-cell table:formula="of:=[.C18]-[.A18]" office:value-type="float" office:value="1.01300000000037">
            <text:p>1.013</text:p>
          </table:table-cell>
          <table:table-cell/>
          <table:table-cell table:formula="of:=[.F17]+0.001" office:value-type="float" office:value="1.017">
            <text:p>1.01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28.242">
            <text:p>3728.242</text:p>
          </table:table-cell>
          <table:table-cell office:value-type="float" office:value="7">
            <text:p>7</text:p>
          </table:table-cell>
          <table:table-cell office:value-type="float" office:value="3729.257">
            <text:p>3729.257</text:p>
          </table:table-cell>
          <table:table-cell table:formula="of:=[.C19]-[.A19]" office:value-type="float" office:value="1.01499999999987">
            <text:p>1.015</text:p>
          </table:table-cell>
          <table:table-cell/>
          <table:table-cell table:formula="of:=[.F18]+0.001" office:value-type="float" office:value="1.018">
            <text:p>1.0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29.257">
            <text:p>3729.257</text:p>
          </table:table-cell>
          <table:table-cell office:value-type="float" office:value="7">
            <text:p>7</text:p>
          </table:table-cell>
          <table:table-cell office:value-type="float" office:value="3730.264">
            <text:p>3730.264</text:p>
          </table:table-cell>
          <table:table-cell table:formula="of:=[.C20]-[.A20]" office:value-type="float" office:value="1.00700000000006">
            <text:p>1.007</text:p>
          </table:table-cell>
          <table:table-cell/>
          <table:table-cell table:formula="of:=[.F19]+0.001" office:value-type="float" office:value="1.019">
            <text:p>1.01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30.264">
            <text:p>3730.264</text:p>
          </table:table-cell>
          <table:table-cell office:value-type="float" office:value="7">
            <text:p>7</text:p>
          </table:table-cell>
          <table:table-cell office:value-type="float" office:value="3731.272">
            <text:p>3731.272</text:p>
          </table:table-cell>
          <table:table-cell table:formula="of:=[.C21]-[.A21]" office:value-type="float" office:value="1.00799999999981">
            <text:p>1.008</text:p>
          </table:table-cell>
          <table:table-cell/>
          <table:table-cell table:formula="of:=[.F20]+0.001" office:value-type="float" office:value="1.02">
            <text:p>1.0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31.272">
            <text:p>3731.272</text:p>
          </table:table-cell>
          <table:table-cell office:value-type="float" office:value="8">
            <text:p>8</text:p>
          </table:table-cell>
          <table:table-cell office:value-type="float" office:value="3732.287">
            <text:p>3732.287</text:p>
          </table:table-cell>
          <table:table-cell table:formula="of:=[.C22]-[.A22]" office:value-type="float" office:value="1.01499999999987">
            <text:p>1.015</text:p>
          </table:table-cell>
          <table:table-cell/>
          <table:table-cell table:formula="of:=[.F21]+0.001" office:value-type="float" office:value="1.021">
            <text:p>1.0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32.287">
            <text:p>3732.287</text:p>
          </table:table-cell>
          <table:table-cell office:value-type="float" office:value="5">
            <text:p>5</text:p>
          </table:table-cell>
          <table:table-cell office:value-type="float" office:value="3733.301">
            <text:p>3733.301</text:p>
          </table:table-cell>
          <table:table-cell table:formula="of:=[.C23]-[.A23]" office:value-type="float" office:value="1.01400000000012">
            <text:p>1.014</text:p>
          </table:table-cell>
          <table:table-cell/>
          <table:table-cell table:formula="of:=[.F22]+0.001" office:value-type="float" office:value="1.022">
            <text:p>1.0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33.301">
            <text:p>3733.301</text:p>
          </table:table-cell>
          <table:table-cell office:value-type="float" office:value="7">
            <text:p>7</text:p>
          </table:table-cell>
          <table:table-cell office:value-type="float" office:value="3734.312">
            <text:p>3734.312</text:p>
          </table:table-cell>
          <table:table-cell table:formula="of:=[.C24]-[.A24]" office:value-type="float" office:value="1.01099999999997">
            <text:p>1.011</text:p>
          </table:table-cell>
          <table:table-cell/>
          <table:table-cell table:formula="of:=[.F23]+0.001" office:value-type="float" office:value="1.023">
            <text:p>1.0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34.312">
            <text:p>3734.312</text:p>
          </table:table-cell>
          <table:table-cell office:value-type="float" office:value="7">
            <text:p>7</text:p>
          </table:table-cell>
          <table:table-cell office:value-type="float" office:value="3735.323">
            <text:p>3735.323</text:p>
          </table:table-cell>
          <table:table-cell table:formula="of:=[.C25]-[.A25]" office:value-type="float" office:value="1.01099999999997">
            <text:p>1.011</text:p>
          </table:table-cell>
          <table:table-cell/>
          <table:table-cell table:formula="of:=[.F24]+0.001" office:value-type="float" office:value="1.024">
            <text:p>1.0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35.323">
            <text:p>3735.323</text:p>
          </table:table-cell>
          <table:table-cell office:value-type="float" office:value="6">
            <text:p>6</text:p>
          </table:table-cell>
          <table:table-cell office:value-type="float" office:value="3736.335">
            <text:p>3736.335</text:p>
          </table:table-cell>
          <table:table-cell table:formula="of:=[.C26]-[.A26]" office:value-type="float" office:value="1.01200000000017">
            <text:p>1.012</text:p>
          </table:table-cell>
          <table:table-cell/>
          <table:table-cell table:formula="of:=[.F25]+0.001" office:value-type="float" office:value="1.025">
            <text:p>1.0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36.335">
            <text:p>3736.335</text:p>
          </table:table-cell>
          <table:table-cell office:value-type="float" office:value="8">
            <text:p>8</text:p>
          </table:table-cell>
          <table:table-cell office:value-type="float" office:value="3737.348">
            <text:p>3737.348</text:p>
          </table:table-cell>
          <table:table-cell table:formula="of:=[.C27]-[.A27]" office:value-type="float" office:value="1.01299999999992">
            <text:p>1.013</text:p>
          </table:table-cell>
          <table:table-cell/>
          <table:table-cell table:formula="of:=[.F26]+0.001" office:value-type="float" office:value="1.026">
            <text:p>1.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37.348">
            <text:p>3737.348</text:p>
          </table:table-cell>
          <table:table-cell office:value-type="float" office:value="6">
            <text:p>6</text:p>
          </table:table-cell>
          <table:table-cell office:value-type="float" office:value="3738.362">
            <text:p>3738.362</text:p>
          </table:table-cell>
          <table:table-cell table:formula="of:=[.C28]-[.A28]" office:value-type="float" office:value="1.01400000000012">
            <text:p>1.014</text:p>
          </table:table-cell>
          <table:table-cell/>
          <table:table-cell table:formula="of:=[.F27]+0.001" office:value-type="float" office:value="1.027">
            <text:p>1.0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38.362">
            <text:p>3738.362</text:p>
          </table:table-cell>
          <table:table-cell office:value-type="float" office:value="7">
            <text:p>7</text:p>
          </table:table-cell>
          <table:table-cell office:value-type="float" office:value="3739.374">
            <text:p>3739.374</text:p>
          </table:table-cell>
          <table:table-cell table:formula="of:=[.C29]-[.A29]" office:value-type="float" office:value="1.01199999999972">
            <text:p>1.012</text:p>
          </table:table-cell>
          <table:table-cell/>
          <table:table-cell table:formula="of:=[.F28]+0.001" office:value-type="float" office:value="1.028">
            <text:p>1.0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39.374">
            <text:p>3739.374</text:p>
          </table:table-cell>
          <table:table-cell office:value-type="float" office:value="4">
            <text:p>4</text:p>
          </table:table-cell>
          <table:table-cell office:value-type="float" office:value="3740.388">
            <text:p>3740.388</text:p>
          </table:table-cell>
          <table:table-cell table:formula="of:=[.C30]-[.A30]" office:value-type="float" office:value="1.01400000000012">
            <text:p>1.014</text:p>
          </table:table-cell>
          <table:table-cell/>
          <table:table-cell table:formula="of:=[.F29]+0.001" office:value-type="float" office:value="1.029">
            <text:p>1.0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40.388">
            <text:p>3740.388</text:p>
          </table:table-cell>
          <table:table-cell office:value-type="float" office:value="3">
            <text:p>3</text:p>
          </table:table-cell>
          <table:table-cell office:value-type="float" office:value="3741.401">
            <text:p>3741.401</text:p>
          </table:table-cell>
          <table:table-cell table:formula="of:=[.C31]-[.A31]" office:value-type="float" office:value="1.01299999999992">
            <text:p>1.013</text:p>
          </table:table-cell>
          <table:table-cell/>
          <table:table-cell table:formula="of:=[.F30]+0.001" office:value-type="float" office:value="1.03">
            <text:p>1.0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41.401">
            <text:p>3741.401</text:p>
          </table:table-cell>
          <table:table-cell office:value-type="float" office:value="3">
            <text:p>3</text:p>
          </table:table-cell>
          <table:table-cell office:value-type="float" office:value="3742.413">
            <text:p>3742.413</text:p>
          </table:table-cell>
          <table:table-cell table:formula="of:=[.C32]-[.A32]" office:value-type="float" office:value="1.01200000000017">
            <text:p>1.012</text:p>
          </table:table-cell>
          <table:table-cell/>
          <table:table-cell table:formula="of:=[.F31]+0.001" office:value-type="float" office:value="1.031">
            <text:p>1.0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42.413">
            <text:p>3742.413</text:p>
          </table:table-cell>
          <table:table-cell office:value-type="float" office:value="7">
            <text:p>7</text:p>
          </table:table-cell>
          <table:table-cell office:value-type="float" office:value="3743.427">
            <text:p>3743.427</text:p>
          </table:table-cell>
          <table:table-cell table:formula="of:=[.C33]-[.A33]" office:value-type="float" office:value="1.01400000000012">
            <text:p>1.014</text:p>
          </table:table-cell>
          <table:table-cell/>
          <table:table-cell table:formula="of:=[.F32]+0.001" office:value-type="float" office:value="1.032">
            <text:p>1.0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43.427">
            <text:p>3743.427</text:p>
          </table:table-cell>
          <table:table-cell office:value-type="float" office:value="4">
            <text:p>4</text:p>
          </table:table-cell>
          <table:table-cell office:value-type="float" office:value="3744.44">
            <text:p>3744.440</text:p>
          </table:table-cell>
          <table:table-cell table:formula="of:=[.C34]-[.A34]" office:value-type="float" office:value="1.01299999999992">
            <text:p>1.013</text:p>
          </table:table-cell>
          <table:table-cell/>
          <table:table-cell table:formula="of:=[.F33]+0.001" office:value-type="float" office:value="1.033">
            <text:p>1.0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44.44">
            <text:p>3744.440</text:p>
          </table:table-cell>
          <table:table-cell office:value-type="float" office:value="4">
            <text:p>4</text:p>
          </table:table-cell>
          <table:table-cell office:value-type="float" office:value="3745.453">
            <text:p>3745.453</text:p>
          </table:table-cell>
          <table:table-cell table:formula="of:=[.C35]-[.A35]" office:value-type="float" office:value="1.01299999999992">
            <text:p>1.013</text:p>
          </table:table-cell>
          <table:table-cell/>
          <table:table-cell table:formula="of:=[.F34]+0.001" office:value-type="float" office:value="1.034">
            <text:p>1.0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45.453">
            <text:p>3745.453</text:p>
          </table:table-cell>
          <table:table-cell office:value-type="float" office:value="3">
            <text:p>3</text:p>
          </table:table-cell>
          <table:table-cell office:value-type="float" office:value="3746.46">
            <text:p>3746.460</text:p>
          </table:table-cell>
          <table:table-cell table:formula="of:=[.C36]-[.A36]" office:value-type="float" office:value="1.00700000000006">
            <text:p>1.007</text:p>
          </table:table-cell>
          <table:table-cell/>
          <table:table-cell table:formula="of:=[.F35]+0.001" office:value-type="float" office:value="1.035">
            <text:p>1.0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46.46">
            <text:p>3746.460</text:p>
          </table:table-cell>
          <table:table-cell office:value-type="float" office:value="7">
            <text:p>7</text:p>
          </table:table-cell>
          <table:table-cell office:value-type="float" office:value="3747.47">
            <text:p>3747.470</text:p>
          </table:table-cell>
          <table:table-cell table:formula="of:=[.C37]-[.A37]" office:value-type="float" office:value="1.00999999999976">
            <text:p>1.010</text:p>
          </table:table-cell>
          <table:table-cell/>
          <table:table-cell table:formula="of:=[.F36]+0.001" office:value-type="float" office:value="1.036">
            <text:p>1.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47.47">
            <text:p>3747.470</text:p>
          </table:table-cell>
          <table:table-cell office:value-type="float" office:value="13">
            <text:p>13</text:p>
          </table:table-cell>
          <table:table-cell office:value-type="float" office:value="3748.478">
            <text:p>3748.478</text:p>
          </table:table-cell>
          <table:table-cell table:formula="of:=[.C38]-[.A38]" office:value-type="float" office:value="1.00800000000027">
            <text:p>1.008</text:p>
          </table:table-cell>
          <table:table-cell/>
          <table:table-cell table:formula="of:=[.F37]+0.001" office:value-type="float" office:value="1.037">
            <text:p>1.0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48.478">
            <text:p>3748.478</text:p>
          </table:table-cell>
          <table:table-cell office:value-type="float" office:value="8">
            <text:p>8</text:p>
          </table:table-cell>
          <table:table-cell office:value-type="float" office:value="3749.488">
            <text:p>3749.488</text:p>
          </table:table-cell>
          <table:table-cell table:formula="of:=[.C39]-[.A39]" office:value-type="float" office:value="1.00999999999976">
            <text:p>1.010</text:p>
          </table:table-cell>
          <table:table-cell/>
          <table:table-cell table:formula="of:=[.F38]+0.001" office:value-type="float" office:value="1.038">
            <text:p>1.0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49.488">
            <text:p>3749.488</text:p>
          </table:table-cell>
          <table:table-cell office:value-type="float" office:value="13">
            <text:p>13</text:p>
          </table:table-cell>
          <table:table-cell office:value-type="float" office:value="3750.501">
            <text:p>3750.501</text:p>
          </table:table-cell>
          <table:table-cell table:formula="of:=[.C40]-[.A40]" office:value-type="float" office:value="1.01300000000037">
            <text:p>1.013</text:p>
          </table:table-cell>
          <table:table-cell/>
          <table:table-cell table:formula="of:=[.F39]+0.001" office:value-type="float" office:value="1.039">
            <text:p>1.0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50.501">
            <text:p>3750.501</text:p>
          </table:table-cell>
          <table:table-cell office:value-type="float" office:value="5">
            <text:p>5</text:p>
          </table:table-cell>
          <table:table-cell office:value-type="float" office:value="3751.517">
            <text:p>3751.517</text:p>
          </table:table-cell>
          <table:table-cell table:formula="of:=[.C41]-[.A41]" office:value-type="float" office:value="1.01599999999962">
            <text:p>1.016</text:p>
          </table:table-cell>
          <table:table-cell/>
          <table:table-cell table:formula="of:=[.F40]+0.001" office:value-type="float" office:value="1.04">
            <text:p>1.0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51.517">
            <text:p>3751.517</text:p>
          </table:table-cell>
          <table:table-cell office:value-type="float" office:value="8">
            <text:p>8</text:p>
          </table:table-cell>
          <table:table-cell office:value-type="float" office:value="3752.524">
            <text:p>3752.524</text:p>
          </table:table-cell>
          <table:table-cell table:formula="of:=[.C42]-[.A42]" office:value-type="float" office:value="1.00700000000006">
            <text:p>1.007</text:p>
          </table:table-cell>
          <table:table-cell/>
          <table:table-cell table:formula="of:=[.F41]+0.001" office:value-type="float" office:value="1.041">
            <text:p>1.0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52.524">
            <text:p>3752.524</text:p>
          </table:table-cell>
          <table:table-cell office:value-type="float" office:value="9">
            <text:p>9</text:p>
          </table:table-cell>
          <table:table-cell office:value-type="float" office:value="3753.534">
            <text:p>3753.534</text:p>
          </table:table-cell>
          <table:table-cell table:formula="of:=[.C43]-[.A43]" office:value-type="float" office:value="1.01000000000022">
            <text:p>1.010</text:p>
          </table:table-cell>
          <table:table-cell/>
          <table:table-cell table:formula="of:=[.F42]+0.001" office:value-type="float" office:value="1.042">
            <text:p>1.0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53.534">
            <text:p>3753.534</text:p>
          </table:table-cell>
          <table:table-cell office:value-type="float" office:value="5">
            <text:p>5</text:p>
          </table:table-cell>
          <table:table-cell office:value-type="float" office:value="3754.548">
            <text:p>3754.548</text:p>
          </table:table-cell>
          <table:table-cell table:formula="of:=[.C44]-[.A44]" office:value-type="float" office:value="1.01399999999967">
            <text:p>1.014</text:p>
          </table:table-cell>
          <table:table-cell/>
          <table:table-cell table:formula="of:=[.F43]+0.001" office:value-type="float" office:value="1.043">
            <text:p>1.0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54.548">
            <text:p>3754.548</text:p>
          </table:table-cell>
          <table:table-cell office:value-type="float" office:value="4">
            <text:p>4</text:p>
          </table:table-cell>
          <table:table-cell office:value-type="float" office:value="3755.561">
            <text:p>3755.561</text:p>
          </table:table-cell>
          <table:table-cell table:formula="of:=[.C45]-[.A45]" office:value-type="float" office:value="1.01300000000037">
            <text:p>1.013</text:p>
          </table:table-cell>
          <table:table-cell/>
          <table:table-cell table:formula="of:=[.F44]+0.001" office:value-type="float" office:value="1.044">
            <text:p>1.0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55.561">
            <text:p>3755.561</text:p>
          </table:table-cell>
          <table:table-cell office:value-type="float" office:value="4">
            <text:p>4</text:p>
          </table:table-cell>
          <table:table-cell office:value-type="float" office:value="3756.569">
            <text:p>3756.569</text:p>
          </table:table-cell>
          <table:table-cell table:formula="of:=[.C46]-[.A46]" office:value-type="float" office:value="1.00799999999981">
            <text:p>1.008</text:p>
          </table:table-cell>
          <table:table-cell/>
          <table:table-cell table:formula="of:=[.F45]+0.001" office:value-type="float" office:value="1.045">
            <text:p>1.0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56.569">
            <text:p>3756.569</text:p>
          </table:table-cell>
          <table:table-cell office:value-type="float" office:value="6">
            <text:p>6</text:p>
          </table:table-cell>
          <table:table-cell office:value-type="float" office:value="3757.583">
            <text:p>3757.583</text:p>
          </table:table-cell>
          <table:table-cell table:formula="of:=[.C47]-[.A47]" office:value-type="float" office:value="1.01400000000012">
            <text:p>1.014</text:p>
          </table:table-cell>
          <table:table-cell/>
          <table:table-cell table:formula="of:=[.F46]+0.001" office:value-type="float" office:value="1.046">
            <text:p>1.04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57.583">
            <text:p>3757.583</text:p>
          </table:table-cell>
          <table:table-cell office:value-type="float" office:value="8">
            <text:p>8</text:p>
          </table:table-cell>
          <table:table-cell office:value-type="float" office:value="3758.597">
            <text:p>3758.597</text:p>
          </table:table-cell>
          <table:table-cell table:formula="of:=[.C48]-[.A48]" office:value-type="float" office:value="1.01400000000012">
            <text:p>1.014</text:p>
          </table:table-cell>
          <table:table-cell/>
          <table:table-cell table:formula="of:=[.F47]+0.001" office:value-type="float" office:value="1.04699999999999">
            <text:p>1.0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58.597">
            <text:p>3758.597</text:p>
          </table:table-cell>
          <table:table-cell office:value-type="float" office:value="3">
            <text:p>3</text:p>
          </table:table-cell>
          <table:table-cell office:value-type="float" office:value="3759.609">
            <text:p>3759.609</text:p>
          </table:table-cell>
          <table:table-cell table:formula="of:=[.C49]-[.A49]" office:value-type="float" office:value="1.01199999999972">
            <text:p>1.012</text:p>
          </table:table-cell>
          <table:table-cell/>
          <table:table-cell table:formula="of:=[.F48]+0.001" office:value-type="float" office:value="1.04799999999999">
            <text:p>1.0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59.609">
            <text:p>3759.609</text:p>
          </table:table-cell>
          <table:table-cell office:value-type="float" office:value="3">
            <text:p>3</text:p>
          </table:table-cell>
          <table:table-cell office:value-type="float" office:value="3760.623">
            <text:p>3760.623</text:p>
          </table:table-cell>
          <table:table-cell table:formula="of:=[.C50]-[.A50]" office:value-type="float" office:value="1.01400000000012">
            <text:p>1.014</text:p>
          </table:table-cell>
          <table:table-cell/>
          <table:table-cell table:formula="of:=[.F49]+0.001" office:value-type="float" office:value="1.04899999999999">
            <text:p>1.0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60.623">
            <text:p>3760.623</text:p>
          </table:table-cell>
          <table:table-cell office:value-type="float" office:value="3">
            <text:p>3</text:p>
          </table:table-cell>
          <table:table-cell office:value-type="float" office:value="3761.635">
            <text:p>3761.635</text:p>
          </table:table-cell>
          <table:table-cell table:formula="of:=[.C51]-[.A51]" office:value-type="float" office:value="1.01200000000017">
            <text:p>1.012</text:p>
          </table:table-cell>
          <table:table-cell/>
          <table:table-cell table:formula="of:=[.F50]+0.001" office:value-type="float" office:value="1.04999999999999">
            <text:p>1.0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61.635">
            <text:p>3761.635</text:p>
          </table:table-cell>
          <table:table-cell office:value-type="float" office:value="6">
            <text:p>6</text:p>
          </table:table-cell>
          <table:table-cell office:value-type="float" office:value="3762.649">
            <text:p>3762.649</text:p>
          </table:table-cell>
          <table:table-cell table:formula="of:=[.C52]-[.A52]" office:value-type="float" office:value="1.01399999999967">
            <text:p>1.014</text:p>
          </table:table-cell>
          <table:table-cell/>
          <table:table-cell table:formula="of:=[.F51]+0.001" office:value-type="float" office:value="1.05099999999999">
            <text:p>1.0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62.649">
            <text:p>3762.649</text:p>
          </table:table-cell>
          <table:table-cell office:value-type="float" office:value="4">
            <text:p>4</text:p>
          </table:table-cell>
          <table:table-cell office:value-type="float" office:value="3763.661">
            <text:p>3763.661</text:p>
          </table:table-cell>
          <table:table-cell table:formula="of:=[.C53]-[.A53]" office:value-type="float" office:value="1.01200000000017">
            <text:p>1.012</text:p>
          </table:table-cell>
          <table:table-cell/>
          <table:table-cell table:formula="of:=[.F52]+0.001" office:value-type="float" office:value="1.05199999999999">
            <text:p>1.0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63.661">
            <text:p>3763.661</text:p>
          </table:table-cell>
          <table:table-cell office:value-type="float" office:value="11">
            <text:p>11</text:p>
          </table:table-cell>
          <table:table-cell office:value-type="float" office:value="3764.668">
            <text:p>3764.668</text:p>
          </table:table-cell>
          <table:table-cell table:formula="of:=[.C54]-[.A54]" office:value-type="float" office:value="1.00700000000006">
            <text:p>1.007</text:p>
          </table:table-cell>
          <table:table-cell/>
          <table:table-cell table:formula="of:=[.F53]+0.001" office:value-type="float" office:value="1.05299999999999">
            <text:p>1.0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64.668">
            <text:p>3764.668</text:p>
          </table:table-cell>
          <table:table-cell office:value-type="float" office:value="24">
            <text:p>24</text:p>
          </table:table-cell>
          <table:table-cell office:value-type="float" office:value="3765.676">
            <text:p>3765.676</text:p>
          </table:table-cell>
          <table:table-cell table:formula="of:=[.C55]-[.A55]" office:value-type="float" office:value="1.00799999999981">
            <text:p>1.008</text:p>
          </table:table-cell>
          <table:table-cell/>
          <table:table-cell table:formula="of:=[.F54]+0.001" office:value-type="float" office:value="1.05399999999999">
            <text:p>1.0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65.676">
            <text:p>3765.676</text:p>
          </table:table-cell>
          <table:table-cell office:value-type="float" office:value="17">
            <text:p>17</text:p>
          </table:table-cell>
          <table:table-cell office:value-type="float" office:value="3766.684">
            <text:p>3766.684</text:p>
          </table:table-cell>
          <table:table-cell table:formula="of:=[.C56]-[.A56]" office:value-type="float" office:value="1.00800000000027">
            <text:p>1.008</text:p>
          </table:table-cell>
          <table:table-cell/>
          <table:table-cell table:formula="of:=[.F55]+0.001" office:value-type="float" office:value="1.05499999999999">
            <text:p>1.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66.684">
            <text:p>3766.684</text:p>
          </table:table-cell>
          <table:table-cell office:value-type="float" office:value="22">
            <text:p>22</text:p>
          </table:table-cell>
          <table:table-cell office:value-type="float" office:value="3767.692">
            <text:p>3767.692</text:p>
          </table:table-cell>
          <table:table-cell table:formula="of:=[.C57]-[.A57]" office:value-type="float" office:value="1.00799999999981">
            <text:p>1.008</text:p>
          </table:table-cell>
          <table:table-cell/>
          <table:table-cell table:formula="of:=[.F56]+0.001" office:value-type="float" office:value="1.05599999999999">
            <text:p>1.0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67.692">
            <text:p>3767.692</text:p>
          </table:table-cell>
          <table:table-cell office:value-type="float" office:value="23">
            <text:p>23</text:p>
          </table:table-cell>
          <table:table-cell office:value-type="float" office:value="3768.705">
            <text:p>3768.705</text:p>
          </table:table-cell>
          <table:table-cell table:formula="of:=[.C58]-[.A58]" office:value-type="float" office:value="1.01299999999992">
            <text:p>1.013</text:p>
          </table:table-cell>
          <table:table-cell/>
          <table:table-cell table:formula="of:=[.F57]+0.001" office:value-type="float" office:value="1.05699999999999">
            <text:p>1.0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68.705">
            <text:p>3768.705</text:p>
          </table:table-cell>
          <table:table-cell office:value-type="float" office:value="9">
            <text:p>9</text:p>
          </table:table-cell>
          <table:table-cell office:value-type="float" office:value="3769.718">
            <text:p>3769.718</text:p>
          </table:table-cell>
          <table:table-cell table:formula="of:=[.C59]-[.A59]" office:value-type="float" office:value="1.01299999999992">
            <text:p>1.013</text:p>
          </table:table-cell>
          <table:table-cell/>
          <table:table-cell table:formula="of:=[.F58]+0.001" office:value-type="float" office:value="1.05799999999999">
            <text:p>1.0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69.718">
            <text:p>3769.718</text:p>
          </table:table-cell>
          <table:table-cell office:value-type="float" office:value="6">
            <text:p>6</text:p>
          </table:table-cell>
          <table:table-cell office:value-type="float" office:value="3770.731">
            <text:p>3770.731</text:p>
          </table:table-cell>
          <table:table-cell table:formula="of:=[.C60]-[.A60]" office:value-type="float" office:value="1.01300000000037">
            <text:p>1.013</text:p>
          </table:table-cell>
          <table:table-cell/>
          <table:table-cell table:formula="of:=[.F59]+0.001" office:value-type="float" office:value="1.05899999999999">
            <text:p>1.0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70.731">
            <text:p>3770.731</text:p>
          </table:table-cell>
          <table:table-cell office:value-type="float" office:value="3">
            <text:p>3</text:p>
          </table:table-cell>
          <table:table-cell office:value-type="float" office:value="3771.744">
            <text:p>3771.744</text:p>
          </table:table-cell>
          <table:table-cell table:formula="of:=[.C61]-[.A61]" office:value-type="float" office:value="1.01299999999992">
            <text:p>1.013</text:p>
          </table:table-cell>
          <table:table-cell/>
          <table:table-cell table:formula="of:=[.F60]+0.001" office:value-type="float" office:value="1.05999999999999">
            <text:p>1.0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71.744">
            <text:p>3771.744</text:p>
          </table:table-cell>
          <table:table-cell office:value-type="float" office:value="4">
            <text:p>4</text:p>
          </table:table-cell>
          <table:table-cell office:value-type="float" office:value="3772.757">
            <text:p>3772.757</text:p>
          </table:table-cell>
          <table:table-cell table:formula="of:=[.C62]-[.A62]" office:value-type="float" office:value="1.01299999999992">
            <text:p>1.013</text:p>
          </table:table-cell>
          <table:table-cell/>
          <table:table-cell table:formula="of:=[.F61]+0.001" office:value-type="float" office:value="1.06099999999999">
            <text:p>1.0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72.757">
            <text:p>3772.757</text:p>
          </table:table-cell>
          <table:table-cell office:value-type="float" office:value="3">
            <text:p>3</text:p>
          </table:table-cell>
          <table:table-cell office:value-type="float" office:value="3773.77">
            <text:p>3773.770</text:p>
          </table:table-cell>
          <table:table-cell table:formula="of:=[.C63]-[.A63]" office:value-type="float" office:value="1.01299999999992">
            <text:p>1.013</text:p>
          </table:table-cell>
          <table:table-cell/>
          <table:table-cell table:formula="of:=[.F62]+0.001" office:value-type="float" office:value="1.06199999999999">
            <text:p>1.0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73.77">
            <text:p>3773.770</text:p>
          </table:table-cell>
          <table:table-cell office:value-type="float" office:value="3">
            <text:p>3</text:p>
          </table:table-cell>
          <table:table-cell office:value-type="float" office:value="3774.784">
            <text:p>3774.784</text:p>
          </table:table-cell>
          <table:table-cell table:formula="of:=[.C64]-[.A64]" office:value-type="float" office:value="1.01400000000012">
            <text:p>1.014</text:p>
          </table:table-cell>
          <table:table-cell/>
          <table:table-cell table:formula="of:=[.F63]+0.001" office:value-type="float" office:value="1.06299999999999">
            <text:p>1.0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74.784">
            <text:p>3774.784</text:p>
          </table:table-cell>
          <table:table-cell office:value-type="float" office:value="3">
            <text:p>3</text:p>
          </table:table-cell>
          <table:table-cell office:value-type="float" office:value="3775.797">
            <text:p>3775.797</text:p>
          </table:table-cell>
          <table:table-cell table:formula="of:=[.C65]-[.A65]" office:value-type="float" office:value="1.01299999999992">
            <text:p>1.013</text:p>
          </table:table-cell>
          <table:table-cell/>
          <table:table-cell table:formula="of:=[.F64]+0.001" office:value-type="float" office:value="1.06399999999999">
            <text:p>1.0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75.797">
            <text:p>3775.797</text:p>
          </table:table-cell>
          <table:table-cell office:value-type="float" office:value="3">
            <text:p>3</text:p>
          </table:table-cell>
          <table:table-cell office:value-type="float" office:value="3776.81">
            <text:p>3776.810</text:p>
          </table:table-cell>
          <table:table-cell table:formula="of:=[.C66]-[.A66]" office:value-type="float" office:value="1.01299999999992">
            <text:p>1.013</text:p>
          </table:table-cell>
          <table:table-cell/>
          <table:table-cell table:formula="of:=[.F65]+0.001" office:value-type="float" office:value="1.06499999999999">
            <text:p>1.0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76.81">
            <text:p>3776.810</text:p>
          </table:table-cell>
          <table:table-cell office:value-type="float" office:value="3">
            <text:p>3</text:p>
          </table:table-cell>
          <table:table-cell office:value-type="float" office:value="3777.824">
            <text:p>3777.824</text:p>
          </table:table-cell>
          <table:table-cell table:formula="of:=[.C67]-[.A67]" office:value-type="float" office:value="1.01400000000012">
            <text:p>1.014</text:p>
          </table:table-cell>
          <table:table-cell/>
          <table:table-cell table:formula="of:=[.F66]+0.001" office:value-type="float" office:value="1.06599999999999">
            <text:p>1.0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77.824">
            <text:p>3777.824</text:p>
          </table:table-cell>
          <table:table-cell office:value-type="float" office:value="3">
            <text:p>3</text:p>
          </table:table-cell>
          <table:table-cell office:value-type="float" office:value="3778.837">
            <text:p>3778.837</text:p>
          </table:table-cell>
          <table:table-cell table:formula="of:=[.C68]-[.A68]" office:value-type="float" office:value="1.01299999999992">
            <text:p>1.013</text:p>
          </table:table-cell>
          <table:table-cell/>
          <table:table-cell table:formula="of:=[.F67]+0.001" office:value-type="float" office:value="1.06699999999999">
            <text:p>1.0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78.837">
            <text:p>3778.837</text:p>
          </table:table-cell>
          <table:table-cell office:value-type="float" office:value="3">
            <text:p>3</text:p>
          </table:table-cell>
          <table:table-cell office:value-type="float" office:value="3779.85">
            <text:p>3779.850</text:p>
          </table:table-cell>
          <table:table-cell table:formula="of:=[.C69]-[.A69]" office:value-type="float" office:value="1.01299999999992">
            <text:p>1.013</text:p>
          </table:table-cell>
          <table:table-cell/>
          <table:table-cell table:formula="of:=[.F68]+0.001" office:value-type="float" office:value="1.06799999999999">
            <text:p>1.0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79.85">
            <text:p>3779.850</text:p>
          </table:table-cell>
          <table:table-cell office:value-type="float" office:value="3">
            <text:p>3</text:p>
          </table:table-cell>
          <table:table-cell office:value-type="float" office:value="3780.862">
            <text:p>3780.862</text:p>
          </table:table-cell>
          <table:table-cell table:formula="of:=[.C70]-[.A70]" office:value-type="float" office:value="1.01200000000017">
            <text:p>1.012</text:p>
          </table:table-cell>
          <table:table-cell/>
          <table:table-cell table:formula="of:=[.F69]+0.001" office:value-type="float" office:value="1.06899999999999">
            <text:p>1.0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80.862">
            <text:p>3780.862</text:p>
          </table:table-cell>
          <table:table-cell office:value-type="float" office:value="4">
            <text:p>4</text:p>
          </table:table-cell>
          <table:table-cell office:value-type="float" office:value="3781.876">
            <text:p>3781.876</text:p>
          </table:table-cell>
          <table:table-cell table:formula="of:=[.C71]-[.A71]" office:value-type="float" office:value="1.01400000000012">
            <text:p>1.014</text:p>
          </table:table-cell>
          <table:table-cell/>
          <table:table-cell table:formula="of:=[.F70]+0.001" office:value-type="float" office:value="1.06999999999999">
            <text:p>1.0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81.876">
            <text:p>3781.876</text:p>
          </table:table-cell>
          <table:table-cell office:value-type="float" office:value="3">
            <text:p>3</text:p>
          </table:table-cell>
          <table:table-cell office:value-type="float" office:value="3782.889">
            <text:p>3782.889</text:p>
          </table:table-cell>
          <table:table-cell table:formula="of:=[.C72]-[.A72]" office:value-type="float" office:value="1.01299999999992">
            <text:p>1.013</text:p>
          </table:table-cell>
          <table:table-cell/>
          <table:table-cell table:formula="of:=[.F71]+0.001" office:value-type="float" office:value="1.07099999999999">
            <text:p>1.0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82.889">
            <text:p>3782.889</text:p>
          </table:table-cell>
          <table:table-cell office:value-type="float" office:value="4">
            <text:p>4</text:p>
          </table:table-cell>
          <table:table-cell office:value-type="float" office:value="3783.9">
            <text:p>3783.900</text:p>
          </table:table-cell>
          <table:table-cell table:formula="of:=[.C73]-[.A73]" office:value-type="float" office:value="1.01099999999997">
            <text:p>1.011</text:p>
          </table:table-cell>
          <table:table-cell/>
          <table:table-cell table:formula="of:=[.F72]+0.001" office:value-type="float" office:value="1.07199999999999">
            <text:p>1.0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83.9">
            <text:p>3783.900</text:p>
          </table:table-cell>
          <table:table-cell office:value-type="float" office:value="2">
            <text:p>2</text:p>
          </table:table-cell>
          <table:table-cell office:value-type="float" office:value="3784.913">
            <text:p>3784.913</text:p>
          </table:table-cell>
          <table:table-cell table:formula="of:=[.C74]-[.A74]" office:value-type="float" office:value="1.01299999999992">
            <text:p>1.013</text:p>
          </table:table-cell>
          <table:table-cell/>
          <table:table-cell table:formula="of:=[.F73]+0.001" office:value-type="float" office:value="1.07299999999999">
            <text:p>1.0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84.913">
            <text:p>3784.913</text:p>
          </table:table-cell>
          <table:table-cell office:value-type="float" office:value="2">
            <text:p>2</text:p>
          </table:table-cell>
          <table:table-cell office:value-type="float" office:value="3785.927">
            <text:p>3785.927</text:p>
          </table:table-cell>
          <table:table-cell table:formula="of:=[.C75]-[.A75]" office:value-type="float" office:value="1.01400000000012">
            <text:p>1.014</text:p>
          </table:table-cell>
          <table:table-cell/>
          <table:table-cell table:formula="of:=[.F74]+0.001" office:value-type="float" office:value="1.07399999999999">
            <text:p>1.0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85.927">
            <text:p>3785.927</text:p>
          </table:table-cell>
          <table:table-cell office:value-type="float" office:value="2">
            <text:p>2</text:p>
          </table:table-cell>
          <table:table-cell office:value-type="float" office:value="3786.938">
            <text:p>3786.938</text:p>
          </table:table-cell>
          <table:table-cell table:formula="of:=[.C76]-[.A76]" office:value-type="float" office:value="1.01099999999997">
            <text:p>1.011</text:p>
          </table:table-cell>
          <table:table-cell/>
          <table:table-cell table:formula="of:=[.F75]+0.001" office:value-type="float" office:value="1.07499999999999">
            <text:p>1.0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86.938">
            <text:p>3786.938</text:p>
          </table:table-cell>
          <table:table-cell office:value-type="float" office:value="8">
            <text:p>8</text:p>
          </table:table-cell>
          <table:table-cell office:value-type="float" office:value="3787.951">
            <text:p>3787.951</text:p>
          </table:table-cell>
          <table:table-cell table:formula="of:=[.C77]-[.A77]" office:value-type="float" office:value="1.01299999999992">
            <text:p>1.013</text:p>
          </table:table-cell>
          <table:table-cell/>
          <table:table-cell table:formula="of:=[.F76]+0.001" office:value-type="float" office:value="1.07599999999999">
            <text:p>1.0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87.951">
            <text:p>3787.951</text:p>
          </table:table-cell>
          <table:table-cell office:value-type="float" office:value="4">
            <text:p>4</text:p>
          </table:table-cell>
          <table:table-cell office:value-type="float" office:value="3788.964">
            <text:p>3788.964</text:p>
          </table:table-cell>
          <table:table-cell table:formula="of:=[.C78]-[.A78]" office:value-type="float" office:value="1.01299999999992">
            <text:p>1.013</text:p>
          </table:table-cell>
          <table:table-cell/>
          <table:table-cell table:formula="of:=[.F77]+0.001" office:value-type="float" office:value="1.07699999999999">
            <text:p>1.0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88.964">
            <text:p>3788.964</text:p>
          </table:table-cell>
          <table:table-cell office:value-type="float" office:value="4">
            <text:p>4</text:p>
          </table:table-cell>
          <table:table-cell office:value-type="float" office:value="3789.977">
            <text:p>3789.977</text:p>
          </table:table-cell>
          <table:table-cell table:formula="of:=[.C79]-[.A79]" office:value-type="float" office:value="1.01299999999992">
            <text:p>1.013</text:p>
          </table:table-cell>
          <table:table-cell/>
          <table:table-cell table:formula="of:=[.F78]+0.001" office:value-type="float" office:value="1.07799999999999">
            <text:p>1.0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89.977">
            <text:p>3789.977</text:p>
          </table:table-cell>
          <table:table-cell office:value-type="float" office:value="9">
            <text:p>9</text:p>
          </table:table-cell>
          <table:table-cell office:value-type="float" office:value="3790.99">
            <text:p>3790.990</text:p>
          </table:table-cell>
          <table:table-cell table:formula="of:=[.C80]-[.A80]" office:value-type="float" office:value="1.01299999999992">
            <text:p>1.013</text:p>
          </table:table-cell>
          <table:table-cell/>
          <table:table-cell table:formula="of:=[.F79]+0.001" office:value-type="float" office:value="1.07899999999999">
            <text:p>1.0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90.99">
            <text:p>3790.990</text:p>
          </table:table-cell>
          <table:table-cell office:value-type="float" office:value="6">
            <text:p>6</text:p>
          </table:table-cell>
          <table:table-cell office:value-type="float" office:value="3792.004">
            <text:p>3792.004</text:p>
          </table:table-cell>
          <table:table-cell table:formula="of:=[.C81]-[.A81]" office:value-type="float" office:value="1.01400000000012">
            <text:p>1.014</text:p>
          </table:table-cell>
          <table:table-cell/>
          <table:table-cell table:formula="of:=[.F80]+0.001" office:value-type="float" office:value="1.07999999999999">
            <text:p>1.0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92.004">
            <text:p>3792.004</text:p>
          </table:table-cell>
          <table:table-cell office:value-type="float" office:value="4">
            <text:p>4</text:p>
          </table:table-cell>
          <table:table-cell office:value-type="float" office:value="3793.012">
            <text:p>3793.012</text:p>
          </table:table-cell>
          <table:table-cell table:formula="of:=[.C82]-[.A82]" office:value-type="float" office:value="1.00800000000027">
            <text:p>1.008</text:p>
          </table:table-cell>
          <table:table-cell/>
          <table:table-cell table:formula="of:=[.F81]+0.001" office:value-type="float" office:value="1.08099999999999">
            <text:p>1.0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93.012">
            <text:p>3793.012</text:p>
          </table:table-cell>
          <table:table-cell office:value-type="float" office:value="10">
            <text:p>10</text:p>
          </table:table-cell>
          <table:table-cell office:value-type="float" office:value="3794.023">
            <text:p>3794.023</text:p>
          </table:table-cell>
          <table:table-cell table:formula="of:=[.C83]-[.A83]" office:value-type="float" office:value="1.01099999999997">
            <text:p>1.011</text:p>
          </table:table-cell>
          <table:table-cell/>
          <table:table-cell table:formula="of:=[.F82]+0.001" office:value-type="float" office:value="1.08199999999999">
            <text:p>1.0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94.023">
            <text:p>3794.023</text:p>
          </table:table-cell>
          <table:table-cell office:value-type="float" office:value="11">
            <text:p>11</text:p>
          </table:table-cell>
          <table:table-cell office:value-type="float" office:value="3795.031">
            <text:p>3795.031</text:p>
          </table:table-cell>
          <table:table-cell table:formula="of:=[.C84]-[.A84]" office:value-type="float" office:value="1.00799999999981">
            <text:p>1.008</text:p>
          </table:table-cell>
          <table:table-cell/>
          <table:table-cell table:formula="of:=[.F83]+0.001" office:value-type="float" office:value="1.08299999999999">
            <text:p>1.0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95.031">
            <text:p>3795.031</text:p>
          </table:table-cell>
          <table:table-cell office:value-type="float" office:value="9">
            <text:p>9</text:p>
          </table:table-cell>
          <table:table-cell office:value-type="float" office:value="3796.036">
            <text:p>3796.036</text:p>
          </table:table-cell>
          <table:table-cell table:formula="of:=[.C85]-[.A85]" office:value-type="float" office:value="1.00500000000011">
            <text:p>1.005</text:p>
          </table:table-cell>
          <table:table-cell/>
          <table:table-cell table:formula="of:=[.F84]+0.001" office:value-type="float" office:value="1.08399999999999">
            <text:p>1.0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96.036">
            <text:p>3796.036</text:p>
          </table:table-cell>
          <table:table-cell office:value-type="float" office:value="10">
            <text:p>10</text:p>
          </table:table-cell>
          <table:table-cell office:value-type="float" office:value="3797.051">
            <text:p>3797.051</text:p>
          </table:table-cell>
          <table:table-cell table:formula="of:=[.C86]-[.A86]" office:value-type="float" office:value="1.01499999999987">
            <text:p>1.015</text:p>
          </table:table-cell>
          <table:table-cell/>
          <table:table-cell table:formula="of:=[.F85]+0.001" office:value-type="float" office:value="1.08499999999999">
            <text:p>1.0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97.051">
            <text:p>3797.051</text:p>
          </table:table-cell>
          <table:table-cell office:value-type="float" office:value="11">
            <text:p>11</text:p>
          </table:table-cell>
          <table:table-cell office:value-type="float" office:value="3798.064">
            <text:p>3798.064</text:p>
          </table:table-cell>
          <table:table-cell table:formula="of:=[.C87]-[.A87]" office:value-type="float" office:value="1.01299999999992">
            <text:p>1.013</text:p>
          </table:table-cell>
          <table:table-cell/>
          <table:table-cell table:formula="of:=[.F86]+0.001" office:value-type="float" office:value="1.08599999999999">
            <text:p>1.0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98.064">
            <text:p>3798.064</text:p>
          </table:table-cell>
          <table:table-cell office:value-type="float" office:value="7">
            <text:p>7</text:p>
          </table:table-cell>
          <table:table-cell office:value-type="float" office:value="3799.077">
            <text:p>3799.077</text:p>
          </table:table-cell>
          <table:table-cell table:formula="of:=[.C88]-[.A88]" office:value-type="float" office:value="1.01300000000037">
            <text:p>1.013</text:p>
          </table:table-cell>
          <table:table-cell/>
          <table:table-cell table:formula="of:=[.F87]+0.001" office:value-type="float" office:value="1.08699999999999">
            <text:p>1.0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99.077">
            <text:p>3799.077</text:p>
          </table:table-cell>
          <table:table-cell office:value-type="float" office:value="22">
            <text:p>22</text:p>
          </table:table-cell>
          <table:table-cell office:value-type="float" office:value="3800.088">
            <text:p>3800.088</text:p>
          </table:table-cell>
          <table:table-cell table:formula="of:=[.C89]-[.A89]" office:value-type="float" office:value="1.01099999999997">
            <text:p>1.011</text:p>
          </table:table-cell>
          <table:table-cell/>
          <table:table-cell table:formula="of:=[.F88]+0.001" office:value-type="float" office:value="1.08799999999999">
            <text:p>1.0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00.088">
            <text:p>3800.088</text:p>
          </table:table-cell>
          <table:table-cell office:value-type="float" office:value="17">
            <text:p>17</text:p>
          </table:table-cell>
          <table:table-cell office:value-type="float" office:value="3801.102">
            <text:p>3801.102</text:p>
          </table:table-cell>
          <table:table-cell table:formula="of:=[.C90]-[.A90]" office:value-type="float" office:value="1.01399999999967">
            <text:p>1.014</text:p>
          </table:table-cell>
          <table:table-cell/>
          <table:table-cell table:formula="of:=[.F89]+0.001" office:value-type="float" office:value="1.08899999999999">
            <text:p>1.0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01.102">
            <text:p>3801.102</text:p>
          </table:table-cell>
          <table:table-cell office:value-type="float" office:value="6">
            <text:p>6</text:p>
          </table:table-cell>
          <table:table-cell office:value-type="float" office:value="3802.115">
            <text:p>3802.115</text:p>
          </table:table-cell>
          <table:table-cell table:formula="of:=[.C91]-[.A91]" office:value-type="float" office:value="1.01299999999992">
            <text:p>1.013</text:p>
          </table:table-cell>
          <table:table-cell/>
          <table:table-cell table:formula="of:=[.F90]+0.001" office:value-type="float" office:value="1.08999999999999">
            <text:p>1.0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02.115">
            <text:p>3802.115</text:p>
          </table:table-cell>
          <table:table-cell office:value-type="float" office:value="4">
            <text:p>4</text:p>
          </table:table-cell>
          <table:table-cell office:value-type="float" office:value="3803.128">
            <text:p>3803.128</text:p>
          </table:table-cell>
          <table:table-cell table:formula="of:=[.C92]-[.A92]" office:value-type="float" office:value="1.01300000000037">
            <text:p>1.013</text:p>
          </table:table-cell>
          <table:table-cell/>
          <table:table-cell table:formula="of:=[.F91]+0.001" office:value-type="float" office:value="1.09099999999999">
            <text:p>1.09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03.128">
            <text:p>3803.128</text:p>
          </table:table-cell>
          <table:table-cell office:value-type="float" office:value="3">
            <text:p>3</text:p>
          </table:table-cell>
          <table:table-cell office:value-type="float" office:value="3804.141">
            <text:p>3804.141</text:p>
          </table:table-cell>
          <table:table-cell table:formula="of:=[.C93]-[.A93]" office:value-type="float" office:value="1.01299999999992">
            <text:p>1.013</text:p>
          </table:table-cell>
          <table:table-cell/>
          <table:table-cell table:formula="of:=[.F92]+0.001" office:value-type="float" office:value="1.09199999999999">
            <text:p>1.0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04.141">
            <text:p>3804.141</text:p>
          </table:table-cell>
          <table:table-cell office:value-type="float" office:value="3">
            <text:p>3</text:p>
          </table:table-cell>
          <table:table-cell office:value-type="float" office:value="3805.153">
            <text:p>3805.153</text:p>
          </table:table-cell>
          <table:table-cell table:formula="of:=[.C94]-[.A94]" office:value-type="float" office:value="1.01199999999972">
            <text:p>1.012</text:p>
          </table:table-cell>
          <table:table-cell/>
          <table:table-cell table:formula="of:=[.F93]+0.001" office:value-type="float" office:value="1.09299999999999">
            <text:p>1.0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05.153">
            <text:p>3805.153</text:p>
          </table:table-cell>
          <table:table-cell office:value-type="float" office:value="2">
            <text:p>2</text:p>
          </table:table-cell>
          <table:table-cell office:value-type="float" office:value="3806.166">
            <text:p>3806.166</text:p>
          </table:table-cell>
          <table:table-cell table:formula="of:=[.C95]-[.A95]" office:value-type="float" office:value="1.01300000000037">
            <text:p>1.013</text:p>
          </table:table-cell>
          <table:table-cell/>
          <table:table-cell table:formula="of:=[.F94]+0.001" office:value-type="float" office:value="1.09399999999999">
            <text:p>1.0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06.166">
            <text:p>3806.166</text:p>
          </table:table-cell>
          <table:table-cell office:value-type="float" office:value="3">
            <text:p>3</text:p>
          </table:table-cell>
          <table:table-cell office:value-type="float" office:value="3807.179">
            <text:p>3807.179</text:p>
          </table:table-cell>
          <table:table-cell table:formula="of:=[.C96]-[.A96]" office:value-type="float" office:value="1.01299999999992">
            <text:p>1.013</text:p>
          </table:table-cell>
          <table:table-cell/>
          <table:table-cell table:formula="of:=[.F95]+0.001" office:value-type="float" office:value="1.09499999999999">
            <text:p>1.0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07.179">
            <text:p>3807.179</text:p>
          </table:table-cell>
          <table:table-cell office:value-type="float" office:value="3">
            <text:p>3</text:p>
          </table:table-cell>
          <table:table-cell office:value-type="float" office:value="3808.194">
            <text:p>3808.194</text:p>
          </table:table-cell>
          <table:table-cell table:formula="of:=[.C97]-[.A97]" office:value-type="float" office:value="1.01499999999987">
            <text:p>1.015</text:p>
          </table:table-cell>
          <table:table-cell/>
          <table:table-cell table:formula="of:=[.F96]+0.001" office:value-type="float" office:value="1.09599999999999">
            <text:p>1.0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08.194">
            <text:p>3808.194</text:p>
          </table:table-cell>
          <table:table-cell office:value-type="float" office:value="3">
            <text:p>3</text:p>
          </table:table-cell>
          <table:table-cell office:value-type="float" office:value="3809.207">
            <text:p>3809.207</text:p>
          </table:table-cell>
          <table:table-cell table:formula="of:=[.C98]-[.A98]" office:value-type="float" office:value="1.01299999999992">
            <text:p>1.013</text:p>
          </table:table-cell>
          <table:table-cell/>
          <table:table-cell table:formula="of:=[.F97]+0.001" office:value-type="float" office:value="1.09699999999999">
            <text:p>1.0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09.207">
            <text:p>3809.207</text:p>
          </table:table-cell>
          <table:table-cell office:value-type="float" office:value="3">
            <text:p>3</text:p>
          </table:table-cell>
          <table:table-cell office:value-type="float" office:value="3810.22">
            <text:p>3810.220</text:p>
          </table:table-cell>
          <table:table-cell table:formula="of:=[.C99]-[.A99]" office:value-type="float" office:value="1.01299999999992">
            <text:p>1.013</text:p>
          </table:table-cell>
          <table:table-cell/>
          <table:table-cell table:formula="of:=[.F98]+0.001" office:value-type="float" office:value="1.09799999999999">
            <text:p>1.0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10.22">
            <text:p>3810.220</text:p>
          </table:table-cell>
          <table:table-cell office:value-type="float" office:value="3">
            <text:p>3</text:p>
          </table:table-cell>
          <table:table-cell office:value-type="float" office:value="3811.234">
            <text:p>3811.234</text:p>
          </table:table-cell>
          <table:table-cell table:formula="of:=[.C100]-[.A100]" office:value-type="float" office:value="1.01400000000012">
            <text:p>1.014</text:p>
          </table:table-cell>
          <table:table-cell/>
          <table:table-cell table:formula="of:=[.F99]+0.001" office:value-type="float" office:value="1.09899999999999">
            <text:p>1.0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11.234">
            <text:p>3811.234</text:p>
          </table:table-cell>
          <table:table-cell office:value-type="float" office:value="3">
            <text:p>3</text:p>
          </table:table-cell>
          <table:table-cell office:value-type="float" office:value="3812.246">
            <text:p>3812.246</text:p>
          </table:table-cell>
          <table:table-cell table:formula="of:=[.C101]-[.A101]" office:value-type="float" office:value="1.01200000000017">
            <text:p>1.012</text:p>
          </table:table-cell>
          <table:table-cell/>
          <table:table-cell table:formula="of:=[.F100]+0.001" office:value-type="float" office:value="1.09999999999999">
            <text:p>1.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12.246">
            <text:p>3812.246</text:p>
          </table:table-cell>
          <table:table-cell office:value-type="float" office:value="3">
            <text:p>3</text:p>
          </table:table-cell>
          <table:table-cell office:value-type="float" office:value="3813.26">
            <text:p>3813.260</text:p>
          </table:table-cell>
          <table:table-cell table:formula="of:=[.C102]-[.A102]" office:value-type="float" office:value="1.01400000000012">
            <text:p>1.014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13.26">
            <text:p>3813.260</text:p>
          </table:table-cell>
          <table:table-cell office:value-type="float" office:value="5">
            <text:p>5</text:p>
          </table:table-cell>
          <table:table-cell office:value-type="float" office:value="3814.272">
            <text:p>3814.272</text:p>
          </table:table-cell>
          <table:table-cell table:formula="of:=[.C103]-[.A103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3814.272">
            <text:p>3814.272</text:p>
          </table:table-cell>
          <table:table-cell office:value-type="float" office:value="3">
            <text:p>3</text:p>
          </table:table-cell>
          <table:table-cell office:value-type="float" office:value="3815.285">
            <text:p>3815.285</text:p>
          </table:table-cell>
          <table:table-cell table:formula="of:=[.C104]-[.A104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3815.285">
            <text:p>3815.285</text:p>
          </table:table-cell>
          <table:table-cell office:value-type="float" office:value="3">
            <text:p>3</text:p>
          </table:table-cell>
          <table:table-cell office:value-type="float" office:value="3816.297">
            <text:p>3816.297</text:p>
          </table:table-cell>
          <table:table-cell table:formula="of:=[.C105]-[.A105]" office:value-type="float" office:value="1.01200000000017">
            <text:p>1.012</text:p>
          </table:table-cell>
          <table:table-cell table:number-columns-repeated="3"/>
        </table:table-row>
        <table:table-row table:style-name="ro1">
          <table:table-cell office:value-type="float" office:value="3816.297">
            <text:p>3816.297</text:p>
          </table:table-cell>
          <table:table-cell office:value-type="float" office:value="5">
            <text:p>5</text:p>
          </table:table-cell>
          <table:table-cell office:value-type="float" office:value="3817.31">
            <text:p>3817.310</text:p>
          </table:table-cell>
          <table:table-cell table:formula="of:=[.C106]-[.A106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3817.31">
            <text:p>3817.310</text:p>
          </table:table-cell>
          <table:table-cell office:value-type="float" office:value="5">
            <text:p>5</text:p>
          </table:table-cell>
          <table:table-cell office:value-type="float" office:value="3818.324">
            <text:p>3818.324</text:p>
          </table:table-cell>
          <table:table-cell table:formula="of:=[.C107]-[.A107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3818.324">
            <text:p>3818.324</text:p>
          </table:table-cell>
          <table:table-cell office:value-type="float" office:value="4">
            <text:p>4</text:p>
          </table:table-cell>
          <table:table-cell office:value-type="float" office:value="3819.337">
            <text:p>3819.337</text:p>
          </table:table-cell>
          <table:table-cell table:formula="of:=[.C108]-[.A108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3819.337">
            <text:p>3819.337</text:p>
          </table:table-cell>
          <table:table-cell office:value-type="float" office:value="3">
            <text:p>3</text:p>
          </table:table-cell>
          <table:table-cell office:value-type="float" office:value="3820.346">
            <text:p>3820.346</text:p>
          </table:table-cell>
          <table:table-cell table:formula="of:=[.C109]-[.A109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3820.346">
            <text:p>3820.346</text:p>
          </table:table-cell>
          <table:table-cell office:value-type="float" office:value="5">
            <text:p>5</text:p>
          </table:table-cell>
          <table:table-cell office:value-type="float" office:value="3821.359">
            <text:p>3821.359</text:p>
          </table:table-cell>
          <table:table-cell table:formula="of:=[.C110]-[.A110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3821.359">
            <text:p>3821.359</text:p>
          </table:table-cell>
          <table:table-cell office:value-type="float" office:value="7">
            <text:p>7</text:p>
          </table:table-cell>
          <table:table-cell office:value-type="float" office:value="3822.372">
            <text:p>3822.372</text:p>
          </table:table-cell>
          <table:table-cell table:formula="of:=[.C111]-[.A111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3822.372">
            <text:p>3822.372</text:p>
          </table:table-cell>
          <table:table-cell office:value-type="float" office:value="4">
            <text:p>4</text:p>
          </table:table-cell>
          <table:table-cell office:value-type="float" office:value="3823.385">
            <text:p>3823.385</text:p>
          </table:table-cell>
          <table:table-cell table:formula="of:=[.C112]-[.A112]" office:value-type="float" office:value="1.01300000000037">
            <text:p>1.013</text:p>
          </table:table-cell>
          <table:table-cell table:number-columns-repeated="3"/>
        </table:table-row>
        <table:table-row table:style-name="ro1">
          <table:table-cell office:value-type="float" office:value="3823.385">
            <text:p>3823.385</text:p>
          </table:table-cell>
          <table:table-cell office:value-type="float" office:value="8">
            <text:p>8</text:p>
          </table:table-cell>
          <table:table-cell office:value-type="float" office:value="3824.398">
            <text:p>3824.398</text:p>
          </table:table-cell>
          <table:table-cell table:formula="of:=[.C113]-[.A113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3824.398">
            <text:p>3824.398</text:p>
          </table:table-cell>
          <table:table-cell office:value-type="float" office:value="3">
            <text:p>3</text:p>
          </table:table-cell>
          <table:table-cell office:value-type="float" office:value="3825.411">
            <text:p>3825.411</text:p>
          </table:table-cell>
          <table:table-cell table:formula="of:=[.C114]-[.A114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3825.411">
            <text:p>3825.411</text:p>
          </table:table-cell>
          <table:table-cell office:value-type="float" office:value="3">
            <text:p>3</text:p>
          </table:table-cell>
          <table:table-cell office:value-type="float" office:value="3826.424">
            <text:p>3826.424</text:p>
          </table:table-cell>
          <table:table-cell table:formula="of:=[.C115]-[.A115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3826.424">
            <text:p>3826.424</text:p>
          </table:table-cell>
          <table:table-cell office:value-type="float" office:value="3">
            <text:p>3</text:p>
          </table:table-cell>
          <table:table-cell office:value-type="float" office:value="3827.436">
            <text:p>3827.436</text:p>
          </table:table-cell>
          <table:table-cell table:formula="of:=[.C116]-[.A116]" office:value-type="float" office:value="1.01200000000017">
            <text:p>1.012</text:p>
          </table:table-cell>
          <table:table-cell table:number-columns-repeated="3"/>
        </table:table-row>
        <table:table-row table:style-name="ro1">
          <table:table-cell office:value-type="float" office:value="3827.436">
            <text:p>3827.436</text:p>
          </table:table-cell>
          <table:table-cell office:value-type="float" office:value="9">
            <text:p>9</text:p>
          </table:table-cell>
          <table:table-cell office:value-type="float" office:value="3828.449">
            <text:p>3828.449</text:p>
          </table:table-cell>
          <table:table-cell table:formula="of:=[.C117]-[.A117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3828.449">
            <text:p>3828.449</text:p>
          </table:table-cell>
          <table:table-cell office:value-type="float" office:value="5">
            <text:p>5</text:p>
          </table:table-cell>
          <table:table-cell office:value-type="float" office:value="3829.461">
            <text:p>3829.461</text:p>
          </table:table-cell>
          <table:table-cell table:formula="of:=[.C118]-[.A118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3829.461">
            <text:p>3829.461</text:p>
          </table:table-cell>
          <table:table-cell office:value-type="float" office:value="8">
            <text:p>8</text:p>
          </table:table-cell>
          <table:table-cell office:value-type="float" office:value="3830.474">
            <text:p>3830.474</text:p>
          </table:table-cell>
          <table:table-cell table:formula="of:=[.C119]-[.A119]" office:value-type="float" office:value="1.01300000000037">
            <text:p>1.013</text:p>
          </table:table-cell>
          <table:table-cell table:number-columns-repeated="3"/>
        </table:table-row>
        <table:table-row table:style-name="ro1">
          <table:table-cell office:value-type="float" office:value="3830.474">
            <text:p>3830.474</text:p>
          </table:table-cell>
          <table:table-cell office:value-type="float" office:value="3">
            <text:p>3</text:p>
          </table:table-cell>
          <table:table-cell office:value-type="float" office:value="3831.488">
            <text:p>3831.488</text:p>
          </table:table-cell>
          <table:table-cell table:formula="of:=[.C120]-[.A120]" office:value-type="float" office:value="1.01399999999967">
            <text:p>1.014</text:p>
          </table:table-cell>
          <table:table-cell table:number-columns-repeated="3"/>
        </table:table-row>
        <table:table-row table:style-name="ro1">
          <table:table-cell office:value-type="float" office:value="3831.488">
            <text:p>3831.488</text:p>
          </table:table-cell>
          <table:table-cell office:value-type="float" office:value="3">
            <text:p>3</text:p>
          </table:table-cell>
          <table:table-cell office:value-type="float" office:value="3832.501">
            <text:p>3832.501</text:p>
          </table:table-cell>
          <table:table-cell table:formula="of:=[.C121]-[.A121]" office:value-type="float" office:value="1.01300000000037">
            <text:p>1.013</text:p>
          </table:table-cell>
          <table:table-cell table:number-columns-repeated="3"/>
        </table:table-row>
        <table:table-row table:style-name="ro1">
          <table:table-cell office:value-type="float" office:value="3832.501">
            <text:p>3832.501</text:p>
          </table:table-cell>
          <table:table-cell office:value-type="float" office:value="2">
            <text:p>2</text:p>
          </table:table-cell>
          <table:table-cell office:value-type="float" office:value="3833.514">
            <text:p>3833.514</text:p>
          </table:table-cell>
          <table:table-cell table:formula="of:=[.C122]-[.A122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3833.514">
            <text:p>3833.514</text:p>
          </table:table-cell>
          <table:table-cell office:value-type="float" office:value="3">
            <text:p>3</text:p>
          </table:table-cell>
          <table:table-cell office:value-type="float" office:value="3834.527">
            <text:p>3834.527</text:p>
          </table:table-cell>
          <table:table-cell table:formula="of:=[.C123]-[.A123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3834.527">
            <text:p>3834.527</text:p>
          </table:table-cell>
          <table:table-cell office:value-type="float" office:value="2">
            <text:p>2</text:p>
          </table:table-cell>
          <table:table-cell office:value-type="float" office:value="3835.54">
            <text:p>3835.540</text:p>
          </table:table-cell>
          <table:table-cell table:formula="of:=[.C124]-[.A124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3835.54">
            <text:p>3835.540</text:p>
          </table:table-cell>
          <table:table-cell office:value-type="float" office:value="3">
            <text:p>3</text:p>
          </table:table-cell>
          <table:table-cell office:value-type="float" office:value="3836.552">
            <text:p>3836.552</text:p>
          </table:table-cell>
          <table:table-cell table:formula="of:=[.C125]-[.A125]" office:value-type="float" office:value="1.01200000000017">
            <text:p>1.012</text:p>
          </table:table-cell>
          <table:table-cell table:number-columns-repeated="3"/>
        </table:table-row>
        <table:table-row table:style-name="ro1">
          <table:table-cell office:value-type="float" office:value="3836.552">
            <text:p>3836.552</text:p>
          </table:table-cell>
          <table:table-cell office:value-type="float" office:value="3">
            <text:p>3</text:p>
          </table:table-cell>
          <table:table-cell office:value-type="float" office:value="3837.565">
            <text:p>3837.565</text:p>
          </table:table-cell>
          <table:table-cell table:formula="of:=[.C126]-[.A126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3837.565">
            <text:p>3837.565</text:p>
          </table:table-cell>
          <table:table-cell office:value-type="float" office:value="3">
            <text:p>3</text:p>
          </table:table-cell>
          <table:table-cell office:value-type="float" office:value="3838.579">
            <text:p>3838.579</text:p>
          </table:table-cell>
          <table:table-cell table:formula="of:=[.C127]-[.A127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3838.579">
            <text:p>3838.579</text:p>
          </table:table-cell>
          <table:table-cell office:value-type="float" office:value="3">
            <text:p>3</text:p>
          </table:table-cell>
          <table:table-cell office:value-type="float" office:value="3839.592">
            <text:p>3839.592</text:p>
          </table:table-cell>
          <table:table-cell table:formula="of:=[.C128]-[.A128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3839.592">
            <text:p>3839.592</text:p>
          </table:table-cell>
          <table:table-cell office:value-type="float" office:value="4">
            <text:p>4</text:p>
          </table:table-cell>
          <table:table-cell office:value-type="float" office:value="3840.605">
            <text:p>3840.605</text:p>
          </table:table-cell>
          <table:table-cell table:formula="of:=[.C129]-[.A129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3840.605">
            <text:p>3840.605</text:p>
          </table:table-cell>
          <table:table-cell office:value-type="float" office:value="2">
            <text:p>2</text:p>
          </table:table-cell>
          <table:table-cell office:value-type="float" office:value="3841.618">
            <text:p>3841.618</text:p>
          </table:table-cell>
          <table:table-cell table:formula="of:=[.C130]-[.A130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3841.618">
            <text:p>3841.618</text:p>
          </table:table-cell>
          <table:table-cell office:value-type="float" office:value="3">
            <text:p>3</text:p>
          </table:table-cell>
          <table:table-cell office:value-type="float" office:value="3842.631">
            <text:p>3842.631</text:p>
          </table:table-cell>
          <table:table-cell table:formula="of:=[.C131]-[.A131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3842.631">
            <text:p>3842.631</text:p>
          </table:table-cell>
          <table:table-cell office:value-type="float" office:value="3">
            <text:p>3</text:p>
          </table:table-cell>
          <table:table-cell office:value-type="float" office:value="3843.643">
            <text:p>3843.643</text:p>
          </table:table-cell>
          <table:table-cell table:formula="of:=[.C132]-[.A132]" office:value-type="float" office:value="1.01200000000017">
            <text:p>1.012</text:p>
          </table:table-cell>
          <table:table-cell table:number-columns-repeated="3"/>
        </table:table-row>
        <table:table-row table:style-name="ro1">
          <table:table-cell office:value-type="float" office:value="3843.643">
            <text:p>3843.643</text:p>
          </table:table-cell>
          <table:table-cell office:value-type="float" office:value="5">
            <text:p>5</text:p>
          </table:table-cell>
          <table:table-cell office:value-type="float" office:value="3844.657">
            <text:p>3844.657</text:p>
          </table:table-cell>
          <table:table-cell table:formula="of:=[.C133]-[.A133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3844.657">
            <text:p>3844.657</text:p>
          </table:table-cell>
          <table:table-cell office:value-type="float" office:value="2">
            <text:p>2</text:p>
          </table:table-cell>
          <table:table-cell office:value-type="float" office:value="3845.668">
            <text:p>3845.668</text:p>
          </table:table-cell>
          <table:table-cell table:formula="of:=[.C134]-[.A134]" office:value-type="float" office:value="1.01099999999997">
            <text:p>1.011</text:p>
          </table:table-cell>
          <table:table-cell table:number-columns-repeated="3"/>
        </table:table-row>
        <table:table-row table:style-name="ro1">
          <table:table-cell office:value-type="float" office:value="3845.668">
            <text:p>3845.668</text:p>
          </table:table-cell>
          <table:table-cell office:value-type="float" office:value="3">
            <text:p>3</text:p>
          </table:table-cell>
          <table:table-cell office:value-type="float" office:value="3846.681">
            <text:p>3846.681</text:p>
          </table:table-cell>
          <table:table-cell table:formula="of:=[.C135]-[.A135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3846.681">
            <text:p>3846.681</text:p>
          </table:table-cell>
          <table:table-cell office:value-type="float" office:value="2">
            <text:p>2</text:p>
          </table:table-cell>
          <table:table-cell office:value-type="float" office:value="3847.695">
            <text:p>3847.695</text:p>
          </table:table-cell>
          <table:table-cell table:formula="of:=[.C136]-[.A136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3847.695">
            <text:p>3847.695</text:p>
          </table:table-cell>
          <table:table-cell office:value-type="float" office:value="2">
            <text:p>2</text:p>
          </table:table-cell>
          <table:table-cell office:value-type="float" office:value="3848.707">
            <text:p>3848.707</text:p>
          </table:table-cell>
          <table:table-cell table:formula="of:=[.C137]-[.A137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3848.707">
            <text:p>3848.707</text:p>
          </table:table-cell>
          <table:table-cell office:value-type="float" office:value="4">
            <text:p>4</text:p>
          </table:table-cell>
          <table:table-cell office:value-type="float" office:value="3849.72">
            <text:p>3849.720</text:p>
          </table:table-cell>
          <table:table-cell table:formula="of:=[.C138]-[.A138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3849.72">
            <text:p>3849.720</text:p>
          </table:table-cell>
          <table:table-cell office:value-type="float" office:value="3">
            <text:p>3</text:p>
          </table:table-cell>
          <table:table-cell office:value-type="float" office:value="3850.733">
            <text:p>3850.733</text:p>
          </table:table-cell>
          <table:table-cell table:formula="of:=[.C139]-[.A139]" office:value-type="float" office:value="1.01300000000037">
            <text:p>1.013</text:p>
          </table:table-cell>
          <table:table-cell table:number-columns-repeated="3"/>
        </table:table-row>
        <table:table-row table:style-name="ro1">
          <table:table-cell office:value-type="float" office:value="3850.733">
            <text:p>3850.733</text:p>
          </table:table-cell>
          <table:table-cell office:value-type="float" office:value="3">
            <text:p>3</text:p>
          </table:table-cell>
          <table:table-cell office:value-type="float" office:value="3851.747">
            <text:p>3851.747</text:p>
          </table:table-cell>
          <table:table-cell table:formula="of:=[.C140]-[.A140]" office:value-type="float" office:value="1.01399999999967">
            <text:p>1.014</text:p>
          </table:table-cell>
          <table:table-cell table:number-columns-repeated="3"/>
        </table:table-row>
        <table:table-row table:style-name="ro1">
          <table:table-cell office:value-type="float" office:value="3851.747">
            <text:p>3851.747</text:p>
          </table:table-cell>
          <table:table-cell office:value-type="float" office:value="2">
            <text:p>2</text:p>
          </table:table-cell>
          <table:table-cell office:value-type="float" office:value="3852.76">
            <text:p>3852.760</text:p>
          </table:table-cell>
          <table:table-cell table:formula="of:=[.C141]-[.A141]" office:value-type="float" office:value="1.01300000000037">
            <text:p>1.013</text:p>
          </table:table-cell>
          <table:table-cell table:number-columns-repeated="3"/>
        </table:table-row>
        <table:table-row table:style-name="ro1">
          <table:table-cell office:value-type="float" office:value="3852.76">
            <text:p>3852.760</text:p>
          </table:table-cell>
          <table:table-cell office:value-type="float" office:value="3">
            <text:p>3</text:p>
          </table:table-cell>
          <table:table-cell office:value-type="float" office:value="3853.773">
            <text:p>3853.773</text:p>
          </table:table-cell>
          <table:table-cell table:formula="of:=[.C142]-[.A142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3853.773">
            <text:p>3853.773</text:p>
          </table:table-cell>
          <table:table-cell office:value-type="float" office:value="10">
            <text:p>10</text:p>
          </table:table-cell>
          <table:table-cell office:value-type="float" office:value="3854.786">
            <text:p>3854.786</text:p>
          </table:table-cell>
          <table:table-cell table:formula="of:=[.C143]-[.A143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3854.786">
            <text:p>3854.786</text:p>
          </table:table-cell>
          <table:table-cell office:value-type="float" office:value="4">
            <text:p>4</text:p>
          </table:table-cell>
          <table:table-cell office:value-type="float" office:value="3855.799">
            <text:p>3855.799</text:p>
          </table:table-cell>
          <table:table-cell table:formula="of:=[.C144]-[.A144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3855.799">
            <text:p>3855.799</text:p>
          </table:table-cell>
          <table:table-cell office:value-type="float" office:value="3">
            <text:p>3</text:p>
          </table:table-cell>
          <table:table-cell office:value-type="float" office:value="3856.81">
            <text:p>3856.810</text:p>
          </table:table-cell>
          <table:table-cell table:formula="of:=[.C145]-[.A145]" office:value-type="float" office:value="1.01099999999997">
            <text:p>1.011</text:p>
          </table:table-cell>
          <table:table-cell table:number-columns-repeated="3"/>
        </table:table-row>
        <table:table-row table:style-name="ro1">
          <table:table-cell office:value-type="float" office:value="3856.81">
            <text:p>3856.810</text:p>
          </table:table-cell>
          <table:table-cell office:value-type="float" office:value="2">
            <text:p>2</text:p>
          </table:table-cell>
          <table:table-cell office:value-type="float" office:value="3857.824">
            <text:p>3857.824</text:p>
          </table:table-cell>
          <table:table-cell table:formula="of:=[.C146]-[.A146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3857.824">
            <text:p>3857.824</text:p>
          </table:table-cell>
          <table:table-cell office:value-type="float" office:value="3">
            <text:p>3</text:p>
          </table:table-cell>
          <table:table-cell office:value-type="float" office:value="3858.837">
            <text:p>3858.837</text:p>
          </table:table-cell>
          <table:table-cell table:formula="of:=[.C147]-[.A147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3858.837">
            <text:p>3858.837</text:p>
          </table:table-cell>
          <table:table-cell office:value-type="float" office:value="4">
            <text:p>4</text:p>
          </table:table-cell>
          <table:table-cell office:value-type="float" office:value="3859.851">
            <text:p>3859.851</text:p>
          </table:table-cell>
          <table:table-cell table:formula="of:=[.C148]-[.A148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3859.851">
            <text:p>3859.851</text:p>
          </table:table-cell>
          <table:table-cell office:value-type="float" office:value="3">
            <text:p>3</text:p>
          </table:table-cell>
          <table:table-cell office:value-type="float" office:value="3860.865">
            <text:p>3860.865</text:p>
          </table:table-cell>
          <table:table-cell table:formula="of:=[.C149]-[.A149]" office:value-type="float" office:value="1.01399999999967">
            <text:p>1.014</text:p>
          </table:table-cell>
          <table:table-cell table:number-columns-repeated="3"/>
        </table:table-row>
        <table:table-row table:style-name="ro1">
          <table:table-cell office:value-type="float" office:value="3860.865">
            <text:p>3860.865</text:p>
          </table:table-cell>
          <table:table-cell office:value-type="float" office:value="3">
            <text:p>3</text:p>
          </table:table-cell>
          <table:table-cell office:value-type="float" office:value="3861.878">
            <text:p>3861.878</text:p>
          </table:table-cell>
          <table:table-cell table:formula="of:=[.C150]-[.A150]" office:value-type="float" office:value="1.01300000000037">
            <text:p>1.013</text:p>
          </table:table-cell>
          <table:table-cell table:number-columns-repeated="3"/>
        </table:table-row>
        <table:table-row table:style-name="ro1">
          <table:table-cell office:value-type="float" office:value="3861.878">
            <text:p>3861.878</text:p>
          </table:table-cell>
          <table:table-cell office:value-type="float" office:value="3">
            <text:p>3</text:p>
          </table:table-cell>
          <table:table-cell office:value-type="float" office:value="3862.891">
            <text:p>3862.891</text:p>
          </table:table-cell>
          <table:table-cell table:formula="of:=[.C151]-[.A151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3862.891">
            <text:p>3862.891</text:p>
          </table:table-cell>
          <table:table-cell office:value-type="float" office:value="3">
            <text:p>3</text:p>
          </table:table-cell>
          <table:table-cell office:value-type="float" office:value="3863.905">
            <text:p>3863.905</text:p>
          </table:table-cell>
          <table:table-cell table:formula="of:=[.C152]-[.A152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3863.905">
            <text:p>3863.905</text:p>
          </table:table-cell>
          <table:table-cell office:value-type="float" office:value="3">
            <text:p>3</text:p>
          </table:table-cell>
          <table:table-cell office:value-type="float" office:value="3864.915">
            <text:p>3864.915</text:p>
          </table:table-cell>
          <table:table-cell table:formula="of:=[.C153]-[.A153]" office:value-type="float" office:value="1.00999999999976">
            <text:p>1.010</text:p>
          </table:table-cell>
          <table:table-cell table:number-columns-repeated="3"/>
        </table:table-row>
        <table:table-row table:style-name="ro1">
          <table:table-cell office:value-type="float" office:value="3864.915">
            <text:p>3864.915</text:p>
          </table:table-cell>
          <table:table-cell office:value-type="float" office:value="3">
            <text:p>3</text:p>
          </table:table-cell>
          <table:table-cell office:value-type="float" office:value="3865.923">
            <text:p>3865.923</text:p>
          </table:table-cell>
          <table:table-cell table:formula="of:=[.C154]-[.A154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3865.923">
            <text:p>3865.923</text:p>
          </table:table-cell>
          <table:table-cell office:value-type="float" office:value="4">
            <text:p>4</text:p>
          </table:table-cell>
          <table:table-cell office:value-type="float" office:value="3866.933">
            <text:p>3866.933</text:p>
          </table:table-cell>
          <table:table-cell table:formula="of:=[.C155]-[.A155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3866.933">
            <text:p>3866.933</text:p>
          </table:table-cell>
          <table:table-cell office:value-type="float" office:value="2">
            <text:p>2</text:p>
          </table:table-cell>
          <table:table-cell office:value-type="float" office:value="3867.94">
            <text:p>3867.940</text:p>
          </table:table-cell>
          <table:table-cell table:formula="of:=[.C156]-[.A156]" office:value-type="float" office:value="1.00700000000006">
            <text:p>1.007</text:p>
          </table:table-cell>
          <table:table-cell table:number-columns-repeated="3"/>
        </table:table-row>
        <table:table-row table:style-name="ro1">
          <table:table-cell office:value-type="float" office:value="3867.94">
            <text:p>3867.940</text:p>
          </table:table-cell>
          <table:table-cell office:value-type="float" office:value="3">
            <text:p>3</text:p>
          </table:table-cell>
          <table:table-cell office:value-type="float" office:value="3868.952">
            <text:p>3868.952</text:p>
          </table:table-cell>
          <table:table-cell table:formula="of:=[.C157]-[.A157]" office:value-type="float" office:value="1.01200000000017">
            <text:p>1.012</text:p>
          </table:table-cell>
          <table:table-cell table:number-columns-repeated="3"/>
        </table:table-row>
        <table:table-row table:style-name="ro1">
          <table:table-cell office:value-type="float" office:value="3868.952">
            <text:p>3868.952</text:p>
          </table:table-cell>
          <table:table-cell office:value-type="float" office:value="3">
            <text:p>3</text:p>
          </table:table-cell>
          <table:table-cell office:value-type="float" office:value="3869.959">
            <text:p>3869.959</text:p>
          </table:table-cell>
          <table:table-cell table:formula="of:=[.C158]-[.A158]" office:value-type="float" office:value="1.00699999999961">
            <text:p>1.007</text:p>
          </table:table-cell>
          <table:table-cell table:number-columns-repeated="3"/>
        </table:table-row>
        <table:table-row table:style-name="ro1">
          <table:table-cell office:value-type="float" office:value="3869.959">
            <text:p>3869.959</text:p>
          </table:table-cell>
          <table:table-cell office:value-type="float" office:value="4">
            <text:p>4</text:p>
          </table:table-cell>
          <table:table-cell office:value-type="float" office:value="3870.97">
            <text:p>3870.970</text:p>
          </table:table-cell>
          <table:table-cell table:formula="of:=[.C159]-[.A159]" office:value-type="float" office:value="1.01099999999997">
            <text:p>1.011</text:p>
          </table:table-cell>
          <table:table-cell table:number-columns-repeated="3"/>
        </table:table-row>
        <table:table-row table:style-name="ro1">
          <table:table-cell office:value-type="float" office:value="3870.97">
            <text:p>3870.970</text:p>
          </table:table-cell>
          <table:table-cell office:value-type="float" office:value="2">
            <text:p>2</text:p>
          </table:table-cell>
          <table:table-cell office:value-type="float" office:value="3871.976">
            <text:p>3871.976</text:p>
          </table:table-cell>
          <table:table-cell table:formula="of:=[.C160]-[.A160]" office:value-type="float" office:value="1.00600000000031">
            <text:p>1.006</text:p>
          </table:table-cell>
          <table:table-cell table:number-columns-repeated="3"/>
        </table:table-row>
        <table:table-row table:style-name="ro1">
          <table:table-cell office:value-type="float" office:value="3871.976">
            <text:p>3871.976</text:p>
          </table:table-cell>
          <table:table-cell office:value-type="float" office:value="3">
            <text:p>3</text:p>
          </table:table-cell>
          <table:table-cell office:value-type="float" office:value="3872.986">
            <text:p>3872.986</text:p>
          </table:table-cell>
          <table:table-cell table:formula="of:=[.C161]-[.A161]" office:value-type="float" office:value="1.00999999999976">
            <text:p>1.010</text:p>
          </table:table-cell>
          <table:table-cell table:number-columns-repeated="3"/>
        </table:table-row>
        <table:table-row table:style-name="ro1">
          <table:table-cell office:value-type="float" office:value="3872.986">
            <text:p>3872.986</text:p>
          </table:table-cell>
          <table:table-cell office:value-type="float" office:value="2">
            <text:p>2</text:p>
          </table:table-cell>
          <table:table-cell office:value-type="float" office:value="3873.992">
            <text:p>3873.992</text:p>
          </table:table-cell>
          <table:table-cell table:formula="of:=[.C162]-[.A162]" office:value-type="float" office:value="1.00600000000031">
            <text:p>1.006</text:p>
          </table:table-cell>
          <table:table-cell table:number-columns-repeated="3"/>
        </table:table-row>
        <table:table-row table:style-name="ro1">
          <table:table-cell office:value-type="float" office:value="3873.992">
            <text:p>3873.992</text:p>
          </table:table-cell>
          <table:table-cell office:value-type="float" office:value="3">
            <text:p>3</text:p>
          </table:table-cell>
          <table:table-cell office:value-type="float" office:value="3875.003">
            <text:p>3875.003</text:p>
          </table:table-cell>
          <table:table-cell table:formula="of:=[.C163]-[.A163]" office:value-type="float" office:value="1.01099999999997">
            <text:p>1.011</text:p>
          </table:table-cell>
          <table:table-cell table:number-columns-repeated="3"/>
        </table:table-row>
        <table:table-row table:style-name="ro1">
          <table:table-cell office:value-type="float" office:value="3875.003">
            <text:p>3875.003</text:p>
          </table:table-cell>
          <table:table-cell office:value-type="float" office:value="3">
            <text:p>3</text:p>
          </table:table-cell>
          <table:table-cell office:value-type="float" office:value="3876.008">
            <text:p>3876.008</text:p>
          </table:table-cell>
          <table:table-cell table:formula="of:=[.C164]-[.A164]" office:value-type="float" office:value="1.00499999999965">
            <text:p>1.005</text:p>
          </table:table-cell>
          <table:table-cell table:number-columns-repeated="3"/>
        </table:table-row>
        <table:table-row table:style-name="ro1">
          <table:table-cell office:value-type="float" office:value="3876.008">
            <text:p>3876.008</text:p>
          </table:table-cell>
          <table:table-cell office:value-type="float" office:value="3">
            <text:p>3</text:p>
          </table:table-cell>
          <table:table-cell office:value-type="float" office:value="3877.015">
            <text:p>3877.015</text:p>
          </table:table-cell>
          <table:table-cell table:formula="of:=[.C165]-[.A165]" office:value-type="float" office:value="1.00700000000006">
            <text:p>1.007</text:p>
          </table:table-cell>
          <table:table-cell table:number-columns-repeated="3"/>
        </table:table-row>
        <table:table-row table:style-name="ro1">
          <table:table-cell office:value-type="float" office:value="3877.015">
            <text:p>3877.015</text:p>
          </table:table-cell>
          <table:table-cell office:value-type="float" office:value="2">
            <text:p>2</text:p>
          </table:table-cell>
          <table:table-cell office:value-type="float" office:value="3878.029">
            <text:p>3878.029</text:p>
          </table:table-cell>
          <table:table-cell table:formula="of:=[.C166]-[.A166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3878.029">
            <text:p>3878.029</text:p>
          </table:table-cell>
          <table:table-cell office:value-type="float" office:value="7">
            <text:p>7</text:p>
          </table:table-cell>
          <table:table-cell office:value-type="float" office:value="3879.04">
            <text:p>3879.040</text:p>
          </table:table-cell>
          <table:table-cell table:formula="of:=[.C167]-[.A167]" office:value-type="float" office:value="1.01099999999997">
            <text:p>1.011</text:p>
          </table:table-cell>
          <table:table-cell table:number-columns-repeated="3"/>
        </table:table-row>
        <table:table-row table:style-name="ro1">
          <table:table-cell office:value-type="float" office:value="3879.04">
            <text:p>3879.040</text:p>
          </table:table-cell>
          <table:table-cell office:value-type="float" office:value="2">
            <text:p>2</text:p>
          </table:table-cell>
          <table:table-cell office:value-type="float" office:value="3880.047">
            <text:p>3880.047</text:p>
          </table:table-cell>
          <table:table-cell table:formula="of:=[.C168]-[.A168]" office:value-type="float" office:value="1.00700000000006">
            <text:p>1.007</text:p>
          </table:table-cell>
          <table:table-cell table:number-columns-repeated="3"/>
        </table:table-row>
        <table:table-row table:style-name="ro1">
          <table:table-cell office:value-type="float" office:value="3880.047">
            <text:p>3880.047</text:p>
          </table:table-cell>
          <table:table-cell office:value-type="float" office:value="3">
            <text:p>3</text:p>
          </table:table-cell>
          <table:table-cell office:value-type="float" office:value="3881.056">
            <text:p>3881.056</text:p>
          </table:table-cell>
          <table:table-cell table:formula="of:=[.C169]-[.A169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3881.056">
            <text:p>3881.056</text:p>
          </table:table-cell>
          <table:table-cell office:value-type="float" office:value="2">
            <text:p>2</text:p>
          </table:table-cell>
          <table:table-cell office:value-type="float" office:value="3882.063">
            <text:p>3882.063</text:p>
          </table:table-cell>
          <table:table-cell table:formula="of:=[.C170]-[.A170]" office:value-type="float" office:value="1.00700000000006">
            <text:p>1.007</text:p>
          </table:table-cell>
          <table:table-cell table:number-columns-repeated="3"/>
        </table:table-row>
        <table:table-row table:style-name="ro1">
          <table:table-cell office:value-type="float" office:value="3882.063">
            <text:p>3882.063</text:p>
          </table:table-cell>
          <table:table-cell office:value-type="float" office:value="9">
            <text:p>9</text:p>
          </table:table-cell>
          <table:table-cell office:value-type="float" office:value="3883.074">
            <text:p>3883.074</text:p>
          </table:table-cell>
          <table:table-cell table:formula="of:=[.C171]-[.A171]" office:value-type="float" office:value="1.01099999999997">
            <text:p>1.011</text:p>
          </table:table-cell>
          <table:table-cell table:number-columns-repeated="3"/>
        </table:table-row>
        <table:table-row table:style-name="ro1">
          <table:table-cell office:value-type="float" office:value="3883.074">
            <text:p>3883.074</text:p>
          </table:table-cell>
          <table:table-cell office:value-type="float" office:value="4">
            <text:p>4</text:p>
          </table:table-cell>
          <table:table-cell office:value-type="float" office:value="3884.089">
            <text:p>3884.089</text:p>
          </table:table-cell>
          <table:table-cell table:formula="of:=[.C172]-[.A172]" office:value-type="float" office:value="1.01499999999987">
            <text:p>1.015</text:p>
          </table:table-cell>
          <table:table-cell table:number-columns-repeated="3"/>
        </table:table-row>
        <table:table-row table:style-name="ro1">
          <table:table-cell office:value-type="float" office:value="3884.089">
            <text:p>3884.089</text:p>
          </table:table-cell>
          <table:table-cell office:value-type="float" office:value="8">
            <text:p>8</text:p>
          </table:table-cell>
          <table:table-cell office:value-type="float" office:value="3885.1">
            <text:p>3885.100</text:p>
          </table:table-cell>
          <table:table-cell table:formula="of:=[.C173]-[.A173]" office:value-type="float" office:value="1.01099999999997">
            <text:p>1.011</text:p>
          </table:table-cell>
          <table:table-cell table:number-columns-repeated="3"/>
        </table:table-row>
        <table:table-row table:style-name="ro1">
          <table:table-cell office:value-type="float" office:value="3885.1">
            <text:p>3885.100</text:p>
          </table:table-cell>
          <table:table-cell office:value-type="float" office:value="5">
            <text:p>5</text:p>
          </table:table-cell>
          <table:table-cell office:value-type="float" office:value="3886.115">
            <text:p>3886.115</text:p>
          </table:table-cell>
          <table:table-cell table:formula="of:=[.C174]-[.A174]" office:value-type="float" office:value="1.01499999999987">
            <text:p>1.015</text:p>
          </table:table-cell>
          <table:table-cell table:number-columns-repeated="3"/>
        </table:table-row>
        <table:table-row table:style-name="ro1">
          <table:table-cell office:value-type="float" office:value="3886.115">
            <text:p>3886.115</text:p>
          </table:table-cell>
          <table:table-cell office:value-type="float" office:value="4">
            <text:p>4</text:p>
          </table:table-cell>
          <table:table-cell office:value-type="float" office:value="3887.128">
            <text:p>3887.128</text:p>
          </table:table-cell>
          <table:table-cell table:formula="of:=[.C175]-[.A175]" office:value-type="float" office:value="1.01300000000037">
            <text:p>1.013</text:p>
          </table:table-cell>
          <table:table-cell table:number-columns-repeated="3"/>
        </table:table-row>
        <table:table-row table:style-name="ro1">
          <table:table-cell office:value-type="float" office:value="3887.128">
            <text:p>3887.128</text:p>
          </table:table-cell>
          <table:table-cell office:value-type="float" office:value="3">
            <text:p>3</text:p>
          </table:table-cell>
          <table:table-cell office:value-type="float" office:value="3888.141">
            <text:p>3888.141</text:p>
          </table:table-cell>
          <table:table-cell table:formula="of:=[.C176]-[.A176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3888.141">
            <text:p>3888.141</text:p>
          </table:table-cell>
          <table:table-cell office:value-type="float" office:value="3">
            <text:p>3</text:p>
          </table:table-cell>
          <table:table-cell office:value-type="float" office:value="3889.155">
            <text:p>3889.155</text:p>
          </table:table-cell>
          <table:table-cell table:formula="of:=[.C177]-[.A177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3889.155">
            <text:p>3889.155</text:p>
          </table:table-cell>
          <table:table-cell office:value-type="float" office:value="4">
            <text:p>4</text:p>
          </table:table-cell>
          <table:table-cell office:value-type="float" office:value="3890.163">
            <text:p>3890.163</text:p>
          </table:table-cell>
          <table:table-cell table:formula="of:=[.C178]-[.A178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3890.163">
            <text:p>3890.163</text:p>
          </table:table-cell>
          <table:table-cell office:value-type="float" office:value="3">
            <text:p>3</text:p>
          </table:table-cell>
          <table:table-cell office:value-type="float" office:value="3891.173">
            <text:p>3891.173</text:p>
          </table:table-cell>
          <table:table-cell table:formula="of:=[.C179]-[.A179]" office:value-type="float" office:value="1.00999999999976">
            <text:p>1.010</text:p>
          </table:table-cell>
          <table:table-cell table:number-columns-repeated="3"/>
        </table:table-row>
        <table:table-row table:style-name="ro1">
          <table:table-cell office:value-type="float" office:value="3891.173">
            <text:p>3891.173</text:p>
          </table:table-cell>
          <table:table-cell office:value-type="float" office:value="2">
            <text:p>2</text:p>
          </table:table-cell>
          <table:table-cell office:value-type="float" office:value="3892.181">
            <text:p>3892.181</text:p>
          </table:table-cell>
          <table:table-cell table:formula="of:=[.C180]-[.A180]" office:value-type="float" office:value="1.00800000000027">
            <text:p>1.008</text:p>
          </table:table-cell>
          <table:table-cell table:number-columns-repeated="3"/>
        </table:table-row>
        <table:table-row table:style-name="ro1">
          <table:table-cell office:value-type="float" office:value="3892.181">
            <text:p>3892.181</text:p>
          </table:table-cell>
          <table:table-cell office:value-type="float" office:value="3">
            <text:p>3</text:p>
          </table:table-cell>
          <table:table-cell office:value-type="float" office:value="3893.194">
            <text:p>3893.194</text:p>
          </table:table-cell>
          <table:table-cell table:formula="of:=[.C181]-[.A181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3893.194">
            <text:p>3893.194</text:p>
          </table:table-cell>
          <table:table-cell office:value-type="float" office:value="2">
            <text:p>2</text:p>
          </table:table-cell>
          <table:table-cell office:value-type="float" office:value="3894.201">
            <text:p>3894.201</text:p>
          </table:table-cell>
          <table:table-cell table:formula="of:=[.C182]-[.A182]" office:value-type="float" office:value="1.00700000000006">
            <text:p>1.007</text:p>
          </table:table-cell>
          <table:table-cell table:number-columns-repeated="3"/>
        </table:table-row>
        <table:table-row table:style-name="ro1">
          <table:table-cell office:value-type="float" office:value="3894.201">
            <text:p>3894.201</text:p>
          </table:table-cell>
          <table:table-cell office:value-type="float" office:value="3">
            <text:p>3</text:p>
          </table:table-cell>
          <table:table-cell office:value-type="float" office:value="3895.213">
            <text:p>3895.213</text:p>
          </table:table-cell>
          <table:table-cell table:formula="of:=[.C183]-[.A183]" office:value-type="float" office:value="1.01200000000017">
            <text:p>1.012</text:p>
          </table:table-cell>
          <table:table-cell table:number-columns-repeated="3"/>
        </table:table-row>
        <table:table-row table:style-name="ro1">
          <table:table-cell office:value-type="float" office:value="3895.213">
            <text:p>3895.213</text:p>
          </table:table-cell>
          <table:table-cell office:value-type="float" office:value="2">
            <text:p>2</text:p>
          </table:table-cell>
          <table:table-cell office:value-type="float" office:value="3896.217">
            <text:p>3896.217</text:p>
          </table:table-cell>
          <table:table-cell table:formula="of:=[.C184]-[.A184]" office:value-type="float" office:value="1.00399999999991">
            <text:p>1.004</text:p>
          </table:table-cell>
          <table:table-cell table:number-columns-repeated="3"/>
        </table:table-row>
        <table:table-row table:style-name="ro1">
          <table:table-cell office:value-type="float" office:value="3896.217">
            <text:p>3896.217</text:p>
          </table:table-cell>
          <table:table-cell office:value-type="float" office:value="4">
            <text:p>4</text:p>
          </table:table-cell>
          <table:table-cell office:value-type="float" office:value="3897.229">
            <text:p>3897.229</text:p>
          </table:table-cell>
          <table:table-cell table:formula="of:=[.C185]-[.A185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3897.229">
            <text:p>3897.229</text:p>
          </table:table-cell>
          <table:table-cell office:value-type="float" office:value="6">
            <text:p>6</text:p>
          </table:table-cell>
          <table:table-cell office:value-type="float" office:value="3898.235">
            <text:p>3898.235</text:p>
          </table:table-cell>
          <table:table-cell table:formula="of:=[.C186]-[.A186]" office:value-type="float" office:value="1.00600000000031">
            <text:p>1.006</text:p>
          </table:table-cell>
          <table:table-cell table:number-columns-repeated="3"/>
        </table:table-row>
        <table:table-row table:style-name="ro1">
          <table:table-cell office:value-type="float" office:value="3898.235">
            <text:p>3898.235</text:p>
          </table:table-cell>
          <table:table-cell office:value-type="float" office:value="2">
            <text:p>2</text:p>
          </table:table-cell>
          <table:table-cell office:value-type="float" office:value="3899.24">
            <text:p>3899.240</text:p>
          </table:table-cell>
          <table:table-cell table:formula="of:=[.C187]-[.A187]" office:value-type="float" office:value="1.00499999999965">
            <text:p>1.005</text:p>
          </table:table-cell>
          <table:table-cell table:number-columns-repeated="3"/>
        </table:table-row>
        <table:table-row table:style-name="ro1">
          <table:table-cell office:value-type="float" office:value="3899.24">
            <text:p>3899.240</text:p>
          </table:table-cell>
          <table:table-cell office:value-type="float" office:value="3">
            <text:p>3</text:p>
          </table:table-cell>
          <table:table-cell office:value-type="float" office:value="3900.251">
            <text:p>3900.251</text:p>
          </table:table-cell>
          <table:table-cell table:formula="of:=[.C188]-[.A188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3900.251">
            <text:p>3900.251</text:p>
          </table:table-cell>
          <table:table-cell office:value-type="float" office:value="2">
            <text:p>2</text:p>
          </table:table-cell>
          <table:table-cell office:value-type="float" office:value="3901.262">
            <text:p>3901.262</text:p>
          </table:table-cell>
          <table:table-cell table:formula="of:=[.C189]-[.A189]" office:value-type="float" office:value="1.01099999999997">
            <text:p>1.011</text:p>
          </table:table-cell>
          <table:table-cell table:number-columns-repeated="3"/>
        </table:table-row>
        <table:table-row table:style-name="ro1">
          <table:table-cell office:value-type="float" office:value="3901.262">
            <text:p>3901.262</text:p>
          </table:table-cell>
          <table:table-cell office:value-type="float" office:value="3">
            <text:p>3</text:p>
          </table:table-cell>
          <table:table-cell office:value-type="float" office:value="3902.27">
            <text:p>3902.270</text:p>
          </table:table-cell>
          <table:table-cell table:formula="of:=[.C190]-[.A190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3902.27">
            <text:p>3902.270</text:p>
          </table:table-cell>
          <table:table-cell office:value-type="float" office:value="3">
            <text:p>3</text:p>
          </table:table-cell>
          <table:table-cell office:value-type="float" office:value="3903.278">
            <text:p>3903.278</text:p>
          </table:table-cell>
          <table:table-cell table:formula="of:=[.C191]-[.A191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3903.278">
            <text:p>3903.278</text:p>
          </table:table-cell>
          <table:table-cell office:value-type="float" office:value="4">
            <text:p>4</text:p>
          </table:table-cell>
          <table:table-cell office:value-type="float" office:value="3904.286">
            <text:p>3904.286</text:p>
          </table:table-cell>
          <table:table-cell table:formula="of:=[.C192]-[.A192]" office:value-type="float" office:value="1.00800000000027">
            <text:p>1.008</text:p>
          </table:table-cell>
          <table:table-cell table:number-columns-repeated="3"/>
        </table:table-row>
        <table:table-row table:style-name="ro1">
          <table:table-cell office:value-type="float" office:value="3904.286">
            <text:p>3904.286</text:p>
          </table:table-cell>
          <table:table-cell office:value-type="float" office:value="3">
            <text:p>3</text:p>
          </table:table-cell>
          <table:table-cell office:value-type="float" office:value="3905.297">
            <text:p>3905.297</text:p>
          </table:table-cell>
          <table:table-cell table:formula="of:=[.C193]-[.A193]" office:value-type="float" office:value="1.01099999999997">
            <text:p>1.011</text:p>
          </table:table-cell>
          <table:table-cell table:number-columns-repeated="3"/>
        </table:table-row>
        <table:table-row table:style-name="ro1">
          <table:table-cell office:value-type="float" office:value="3905.297">
            <text:p>3905.297</text:p>
          </table:table-cell>
          <table:table-cell office:value-type="float" office:value="2">
            <text:p>2</text:p>
          </table:table-cell>
          <table:table-cell office:value-type="float" office:value="3906.304">
            <text:p>3906.304</text:p>
          </table:table-cell>
          <table:table-cell table:formula="of:=[.C194]-[.A194]" office:value-type="float" office:value="1.00700000000006">
            <text:p>1.007</text:p>
          </table:table-cell>
          <table:table-cell table:number-columns-repeated="3"/>
        </table:table-row>
        <table:table-row table:style-name="ro1">
          <table:table-cell office:value-type="float" office:value="3906.304">
            <text:p>3906.304</text:p>
          </table:table-cell>
          <table:table-cell office:value-type="float" office:value="2">
            <text:p>2</text:p>
          </table:table-cell>
          <table:table-cell office:value-type="float" office:value="3907.315">
            <text:p>3907.315</text:p>
          </table:table-cell>
          <table:table-cell table:formula="of:=[.C195]-[.A195]" office:value-type="float" office:value="1.01099999999997">
            <text:p>1.011</text:p>
          </table:table-cell>
          <table:table-cell table:number-columns-repeated="3"/>
        </table:table-row>
        <table:table-row table:style-name="ro1">
          <table:table-cell office:value-type="float" office:value="3907.315">
            <text:p>3907.315</text:p>
          </table:table-cell>
          <table:table-cell office:value-type="float" office:value="2">
            <text:p>2</text:p>
          </table:table-cell>
          <table:table-cell office:value-type="float" office:value="3908.323">
            <text:p>3908.323</text:p>
          </table:table-cell>
          <table:table-cell table:formula="of:=[.C196]-[.A196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3908.323">
            <text:p>3908.323</text:p>
          </table:table-cell>
          <table:table-cell office:value-type="float" office:value="4">
            <text:p>4</text:p>
          </table:table-cell>
          <table:table-cell office:value-type="float" office:value="3909.333">
            <text:p>3909.333</text:p>
          </table:table-cell>
          <table:table-cell table:formula="of:=[.C197]-[.A197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3909.333">
            <text:p>3909.333</text:p>
          </table:table-cell>
          <table:table-cell office:value-type="float" office:value="3">
            <text:p>3</text:p>
          </table:table-cell>
          <table:table-cell office:value-type="float" office:value="3910.34">
            <text:p>3910.340</text:p>
          </table:table-cell>
          <table:table-cell table:formula="of:=[.C198]-[.A198]" office:value-type="float" office:value="1.00700000000006">
            <text:p>1.007</text:p>
          </table:table-cell>
          <table:table-cell table:number-columns-repeated="3"/>
        </table:table-row>
        <table:table-row table:style-name="ro1">
          <table:table-cell office:value-type="float" office:value="3910.34">
            <text:p>3910.340</text:p>
          </table:table-cell>
          <table:table-cell office:value-type="float" office:value="3">
            <text:p>3</text:p>
          </table:table-cell>
          <table:table-cell office:value-type="float" office:value="3911.348">
            <text:p>3911.348</text:p>
          </table:table-cell>
          <table:table-cell table:formula="of:=[.C199]-[.A199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3911.348">
            <text:p>3911.348</text:p>
          </table:table-cell>
          <table:table-cell office:value-type="float" office:value="2">
            <text:p>2</text:p>
          </table:table-cell>
          <table:table-cell office:value-type="float" office:value="3912.355">
            <text:p>3912.355</text:p>
          </table:table-cell>
          <table:table-cell table:formula="of:=[.C200]-[.A200]" office:value-type="float" office:value="1.00700000000006">
            <text:p>1.007</text:p>
          </table:table-cell>
          <table:table-cell table:number-columns-repeated="3"/>
        </table:table-row>
        <table:table-row table:style-name="ro1">
          <table:table-cell office:value-type="float" office:value="3912.355">
            <text:p>3912.355</text:p>
          </table:table-cell>
          <table:table-cell office:value-type="float" office:value="3">
            <text:p>3</text:p>
          </table:table-cell>
          <table:table-cell office:value-type="float" office:value="3913.366">
            <text:p>3913.366</text:p>
          </table:table-cell>
          <table:table-cell table:formula="of:=[.C201]-[.A201]" office:value-type="float" office:value="1.01099999999997">
            <text:p>1.011</text:p>
          </table:table-cell>
          <table:table-cell table:number-columns-repeated="3"/>
        </table:table-row>
        <table:table-row table:style-name="ro1">
          <table:table-cell office:value-type="float" office:value="3913.366">
            <text:p>3913.366</text:p>
          </table:table-cell>
          <table:table-cell office:value-type="float" office:value="3">
            <text:p>3</text:p>
          </table:table-cell>
          <table:table-cell office:value-type="float" office:value="3914.372">
            <text:p>3914.372</text:p>
          </table:table-cell>
          <table:table-cell table:formula="of:=[.C202]-[.A202]" office:value-type="float" office:value="1.00599999999986">
            <text:p>1.006</text:p>
          </table:table-cell>
          <table:table-cell table:number-columns-repeated="3"/>
        </table:table-row>
        <table:table-row table:style-name="ro1">
          <table:table-cell office:value-type="float" office:value="3914.372">
            <text:p>3914.372</text:p>
          </table:table-cell>
          <table:table-cell office:value-type="float" office:value="3">
            <text:p>3</text:p>
          </table:table-cell>
          <table:table-cell office:value-type="float" office:value="3915.383">
            <text:p>3915.383</text:p>
          </table:table-cell>
          <table:table-cell table:formula="of:=[.C203]-[.A203]" office:value-type="float" office:value="1.01099999999997">
            <text:p>1.011</text:p>
          </table:table-cell>
          <table:table-cell table:number-columns-repeated="3"/>
        </table:table-row>
        <table:table-row table:style-name="ro1">
          <table:table-cell office:value-type="float" office:value="3915.383">
            <text:p>3915.383</text:p>
          </table:table-cell>
          <table:table-cell office:value-type="float" office:value="2">
            <text:p>2</text:p>
          </table:table-cell>
          <table:table-cell office:value-type="float" office:value="3916.389">
            <text:p>3916.389</text:p>
          </table:table-cell>
          <table:table-cell table:formula="of:=[.C204]-[.A204]" office:value-type="float" office:value="1.00600000000031">
            <text:p>1.006</text:p>
          </table:table-cell>
          <table:table-cell table:number-columns-repeated="3"/>
        </table:table-row>
        <table:table-row table:style-name="ro1">
          <table:table-cell office:value-type="float" office:value="3916.389">
            <text:p>3916.389</text:p>
          </table:table-cell>
          <table:table-cell office:value-type="float" office:value="3">
            <text:p>3</text:p>
          </table:table-cell>
          <table:table-cell office:value-type="float" office:value="3917.4">
            <text:p>3917.400</text:p>
          </table:table-cell>
          <table:table-cell table:formula="of:=[.C205]-[.A205]" office:value-type="float" office:value="1.01099999999997">
            <text:p>1.011</text:p>
          </table:table-cell>
          <table:table-cell table:number-columns-repeated="3"/>
        </table:table-row>
        <table:table-row table:style-name="ro1">
          <table:table-cell office:value-type="float" office:value="3917.4">
            <text:p>3917.400</text:p>
          </table:table-cell>
          <table:table-cell office:value-type="float" office:value="3">
            <text:p>3</text:p>
          </table:table-cell>
          <table:table-cell office:value-type="float" office:value="3918.404">
            <text:p>3918.404</text:p>
          </table:table-cell>
          <table:table-cell table:formula="of:=[.C206]-[.A206]" office:value-type="float" office:value="1.00399999999991">
            <text:p>1.004</text:p>
          </table:table-cell>
          <table:table-cell table:number-columns-repeated="3"/>
        </table:table-row>
        <table:table-row table:style-name="ro1">
          <table:table-cell office:value-type="float" office:value="3918.404">
            <text:p>3918.404</text:p>
          </table:table-cell>
          <table:table-cell office:value-type="float" office:value="4">
            <text:p>4</text:p>
          </table:table-cell>
          <table:table-cell office:value-type="float" office:value="3919.416">
            <text:p>3919.416</text:p>
          </table:table-cell>
          <table:table-cell table:formula="of:=[.C207]-[.A207]" office:value-type="float" office:value="1.01200000000017">
            <text:p>1.012</text:p>
          </table:table-cell>
          <table:table-cell table:number-columns-repeated="3"/>
        </table:table-row>
        <table:table-row table:style-name="ro1">
          <table:table-cell office:value-type="float" office:value="3919.416">
            <text:p>3919.416</text:p>
          </table:table-cell>
          <table:table-cell office:value-type="float" office:value="3">
            <text:p>3</text:p>
          </table:table-cell>
          <table:table-cell office:value-type="float" office:value="3920.421">
            <text:p>3920.421</text:p>
          </table:table-cell>
          <table:table-cell table:formula="of:=[.C208]-[.A208]" office:value-type="float" office:value="1.00499999999965">
            <text:p>1.005</text:p>
          </table:table-cell>
          <table:table-cell table:number-columns-repeated="3"/>
        </table:table-row>
        <table:table-row table:style-name="ro1">
          <table:table-cell office:value-type="float" office:value="3920.421">
            <text:p>3920.421</text:p>
          </table:table-cell>
          <table:table-cell office:value-type="float" office:value="4">
            <text:p>4</text:p>
          </table:table-cell>
          <table:table-cell office:value-type="float" office:value="3921.431">
            <text:p>3921.431</text:p>
          </table:table-cell>
          <table:table-cell table:formula="of:=[.C209]-[.A209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3921.431">
            <text:p>3921.431</text:p>
          </table:table-cell>
          <table:table-cell office:value-type="float" office:value="6">
            <text:p>6</text:p>
          </table:table-cell>
          <table:table-cell office:value-type="float" office:value="3922.436">
            <text:p>3922.436</text:p>
          </table:table-cell>
          <table:table-cell table:formula="of:=[.C210]-[.A210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3922.436">
            <text:p>3922.436</text:p>
          </table:table-cell>
          <table:table-cell office:value-type="float" office:value="3">
            <text:p>3</text:p>
          </table:table-cell>
          <table:table-cell office:value-type="float" office:value="3923.447">
            <text:p>3923.447</text:p>
          </table:table-cell>
          <table:table-cell table:formula="of:=[.C211]-[.A211]" office:value-type="float" office:value="1.01099999999997">
            <text:p>1.011</text:p>
          </table:table-cell>
          <table:table-cell table:number-columns-repeated="3"/>
        </table:table-row>
        <table:table-row table:style-name="ro1">
          <table:table-cell office:value-type="float" office:value="3923.447">
            <text:p>3923.447</text:p>
          </table:table-cell>
          <table:table-cell office:value-type="float" office:value="3">
            <text:p>3</text:p>
          </table:table-cell>
          <table:table-cell office:value-type="float" office:value="3924.452">
            <text:p>3924.452</text:p>
          </table:table-cell>
          <table:table-cell table:formula="of:=[.C212]-[.A212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3924.452">
            <text:p>3924.452</text:p>
          </table:table-cell>
          <table:table-cell office:value-type="float" office:value="4">
            <text:p>4</text:p>
          </table:table-cell>
          <table:table-cell office:value-type="float" office:value="3925.463">
            <text:p>3925.463</text:p>
          </table:table-cell>
          <table:table-cell table:formula="of:=[.C213]-[.A213]" office:value-type="float" office:value="1.01099999999997">
            <text:p>1.011</text:p>
          </table:table-cell>
          <table:table-cell table:number-columns-repeated="3"/>
        </table:table-row>
        <table:table-row table:style-name="ro1">
          <table:table-cell office:value-type="float" office:value="3925.463">
            <text:p>3925.463</text:p>
          </table:table-cell>
          <table:table-cell office:value-type="float" office:value="3">
            <text:p>3</text:p>
          </table:table-cell>
          <table:table-cell office:value-type="float" office:value="3926.468">
            <text:p>3926.468</text:p>
          </table:table-cell>
          <table:table-cell table:formula="of:=[.C214]-[.A214]" office:value-type="float" office:value="1.00499999999965">
            <text:p>1.005</text:p>
          </table:table-cell>
          <table:table-cell table:number-columns-repeated="3"/>
        </table:table-row>
        <table:table-row table:style-name="ro1">
          <table:table-cell office:value-type="float" office:value="3926.468">
            <text:p>3926.468</text:p>
          </table:table-cell>
          <table:table-cell office:value-type="float" office:value="3">
            <text:p>3</text:p>
          </table:table-cell>
          <table:table-cell office:value-type="float" office:value="3927.479">
            <text:p>3927.479</text:p>
          </table:table-cell>
          <table:table-cell table:formula="of:=[.C215]-[.A215]" office:value-type="float" office:value="1.01099999999997">
            <text:p>1.011</text:p>
          </table:table-cell>
          <table:table-cell table:number-columns-repeated="3"/>
        </table:table-row>
        <table:table-row table:style-name="ro1">
          <table:table-cell office:value-type="float" office:value="3927.479">
            <text:p>3927.479</text:p>
          </table:table-cell>
          <table:table-cell office:value-type="float" office:value="2">
            <text:p>2</text:p>
          </table:table-cell>
          <table:table-cell office:value-type="float" office:value="3928.484">
            <text:p>3928.484</text:p>
          </table:table-cell>
          <table:table-cell table:formula="of:=[.C216]-[.A216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3928.484">
            <text:p>3928.484</text:p>
          </table:table-cell>
          <table:table-cell office:value-type="float" office:value="4">
            <text:p>4</text:p>
          </table:table-cell>
          <table:table-cell office:value-type="float" office:value="3929.495">
            <text:p>3929.495</text:p>
          </table:table-cell>
          <table:table-cell table:formula="of:=[.C217]-[.A217]" office:value-type="float" office:value="1.01099999999997">
            <text:p>1.011</text:p>
          </table:table-cell>
          <table:table-cell table:number-columns-repeated="3"/>
        </table:table-row>
        <table:table-row table:style-name="ro1">
          <table:table-cell office:value-type="float" office:value="3929.495">
            <text:p>3929.495</text:p>
          </table:table-cell>
          <table:table-cell office:value-type="float" office:value="2">
            <text:p>2</text:p>
          </table:table-cell>
          <table:table-cell office:value-type="float" office:value="3930.5">
            <text:p>3930.500</text:p>
          </table:table-cell>
          <table:table-cell table:formula="of:=[.C218]-[.A218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3930.5">
            <text:p>3930.500</text:p>
          </table:table-cell>
          <table:table-cell office:value-type="float" office:value="3">
            <text:p>3</text:p>
          </table:table-cell>
          <table:table-cell office:value-type="float" office:value="3931.511">
            <text:p>3931.511</text:p>
          </table:table-cell>
          <table:table-cell table:formula="of:=[.C219]-[.A219]" office:value-type="float" office:value="1.01099999999997">
            <text:p>1.011</text:p>
          </table:table-cell>
          <table:table-cell table:number-columns-repeated="3"/>
        </table:table-row>
        <table:table-row table:style-name="ro1">
          <table:table-cell office:value-type="float" office:value="3931.511">
            <text:p>3931.511</text:p>
          </table:table-cell>
          <table:table-cell office:value-type="float" office:value="3">
            <text:p>3</text:p>
          </table:table-cell>
          <table:table-cell office:value-type="float" office:value="3932.516">
            <text:p>3932.516</text:p>
          </table:table-cell>
          <table:table-cell table:formula="of:=[.C220]-[.A220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3932.516">
            <text:p>3932.516</text:p>
          </table:table-cell>
          <table:table-cell office:value-type="float" office:value="2">
            <text:p>2</text:p>
          </table:table-cell>
          <table:table-cell office:value-type="float" office:value="3933.522">
            <text:p>3933.522</text:p>
          </table:table-cell>
          <table:table-cell table:formula="of:=[.C221]-[.A221]" office:value-type="float" office:value="1.00599999999986">
            <text:p>1.006</text:p>
          </table:table-cell>
          <table:table-cell table:number-columns-repeated="3"/>
        </table:table-row>
        <table:table-row table:style-name="ro1">
          <table:table-cell office:value-type="float" office:value="3933.522">
            <text:p>3933.522</text:p>
          </table:table-cell>
          <table:table-cell office:value-type="float" office:value="4">
            <text:p>4</text:p>
          </table:table-cell>
          <table:table-cell office:value-type="float" office:value="3934.528">
            <text:p>3934.528</text:p>
          </table:table-cell>
          <table:table-cell table:formula="of:=[.C222]-[.A222]" office:value-type="float" office:value="1.00599999999986">
            <text:p>1.006</text:p>
          </table:table-cell>
          <table:table-cell table:number-columns-repeated="3"/>
        </table:table-row>
        <table:table-row table:style-name="ro1">
          <table:table-cell office:value-type="float" office:value="3934.528">
            <text:p>3934.528</text:p>
          </table:table-cell>
          <table:table-cell office:value-type="float" office:value="6">
            <text:p>6</text:p>
          </table:table-cell>
          <table:table-cell office:value-type="float" office:value="3935.539">
            <text:p>3935.539</text:p>
          </table:table-cell>
          <table:table-cell table:formula="of:=[.C223]-[.A223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3935.539">
            <text:p>3935.539</text:p>
          </table:table-cell>
          <table:table-cell office:value-type="float" office:value="2">
            <text:p>2</text:p>
          </table:table-cell>
          <table:table-cell office:value-type="float" office:value="3936.546">
            <text:p>3936.546</text:p>
          </table:table-cell>
          <table:table-cell table:formula="of:=[.C224]-[.A224]" office:value-type="float" office:value="1.00699999999961">
            <text:p>1.007</text:p>
          </table:table-cell>
          <table:table-cell table:number-columns-repeated="3"/>
        </table:table-row>
        <table:table-row table:style-name="ro1">
          <table:table-cell office:value-type="float" office:value="3936.546">
            <text:p>3936.546</text:p>
          </table:table-cell>
          <table:table-cell office:value-type="float" office:value="4">
            <text:p>4</text:p>
          </table:table-cell>
          <table:table-cell office:value-type="float" office:value="3937.557">
            <text:p>3937.557</text:p>
          </table:table-cell>
          <table:table-cell table:formula="of:=[.C225]-[.A225]" office:value-type="float" office:value="1.01099999999997">
            <text:p>1.011</text:p>
          </table:table-cell>
          <table:table-cell table:number-columns-repeated="3"/>
        </table:table-row>
        <table:table-row table:style-name="ro1">
          <table:table-cell office:value-type="float" office:value="3937.557">
            <text:p>3937.557</text:p>
          </table:table-cell>
          <table:table-cell office:value-type="float" office:value="2">
            <text:p>2</text:p>
          </table:table-cell>
          <table:table-cell office:value-type="float" office:value="3938.564">
            <text:p>3938.564</text:p>
          </table:table-cell>
          <table:table-cell table:formula="of:=[.C226]-[.A226]" office:value-type="float" office:value="1.00700000000006">
            <text:p>1.007</text:p>
          </table:table-cell>
          <table:table-cell table:number-columns-repeated="3"/>
        </table:table-row>
        <table:table-row table:style-name="ro1">
          <table:table-cell office:value-type="float" office:value="3938.564">
            <text:p>3938.564</text:p>
          </table:table-cell>
          <table:table-cell office:value-type="float" office:value="3">
            <text:p>3</text:p>
          </table:table-cell>
          <table:table-cell office:value-type="float" office:value="3939.575">
            <text:p>3939.575</text:p>
          </table:table-cell>
          <table:table-cell table:formula="of:=[.C227]-[.A227]" office:value-type="float" office:value="1.01099999999997">
            <text:p>1.011</text:p>
          </table:table-cell>
          <table:table-cell table:number-columns-repeated="3"/>
        </table:table-row>
        <table:table-row table:style-name="ro1">
          <table:table-cell office:value-type="float" office:value="3939.575">
            <text:p>3939.575</text:p>
          </table:table-cell>
          <table:table-cell office:value-type="float" office:value="3">
            <text:p>3</text:p>
          </table:table-cell>
          <table:table-cell office:value-type="float" office:value="3940.58">
            <text:p>3940.580</text:p>
          </table:table-cell>
          <table:table-cell table:formula="of:=[.C228]-[.A228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3940.58">
            <text:p>3940.580</text:p>
          </table:table-cell>
          <table:table-cell office:value-type="float" office:value="7">
            <text:p>7</text:p>
          </table:table-cell>
          <table:table-cell office:value-type="float" office:value="3941.585">
            <text:p>3941.585</text:p>
          </table:table-cell>
          <table:table-cell table:formula="of:=[.C229]-[.A229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3941.585">
            <text:p>3941.585</text:p>
          </table:table-cell>
          <table:table-cell office:value-type="float" office:value="3">
            <text:p>3</text:p>
          </table:table-cell>
          <table:table-cell office:value-type="float" office:value="3942.59">
            <text:p>3942.590</text:p>
          </table:table-cell>
          <table:table-cell table:formula="of:=[.C230]-[.A230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3942.59">
            <text:p>3942.590</text:p>
          </table:table-cell>
          <table:table-cell office:value-type="float" office:value="3">
            <text:p>3</text:p>
          </table:table-cell>
          <table:table-cell office:value-type="float" office:value="3943.601">
            <text:p>3943.601</text:p>
          </table:table-cell>
          <table:table-cell table:formula="of:=[.C231]-[.A231]" office:value-type="float" office:value="1.01099999999997">
            <text:p>1.011</text:p>
          </table:table-cell>
          <table:table-cell table:number-columns-repeated="3"/>
        </table:table-row>
        <table:table-row table:style-name="ro1">
          <table:table-cell office:value-type="float" office:value="3943.601">
            <text:p>3943.601</text:p>
          </table:table-cell>
          <table:table-cell office:value-type="float" office:value="2">
            <text:p>2</text:p>
          </table:table-cell>
          <table:table-cell office:value-type="float" office:value="3944.608">
            <text:p>3944.608</text:p>
          </table:table-cell>
          <table:table-cell table:formula="of:=[.C232]-[.A232]" office:value-type="float" office:value="1.00700000000006">
            <text:p>1.007</text:p>
          </table:table-cell>
          <table:table-cell table:number-columns-repeated="3"/>
        </table:table-row>
        <table:table-row table:style-name="ro1">
          <table:table-cell office:value-type="float" office:value="3944.608">
            <text:p>3944.608</text:p>
          </table:table-cell>
          <table:table-cell office:value-type="float" office:value="8">
            <text:p>8</text:p>
          </table:table-cell>
          <table:table-cell office:value-type="float" office:value="3945.619">
            <text:p>3945.619</text:p>
          </table:table-cell>
          <table:table-cell table:formula="of:=[.C233]-[.A233]" office:value-type="float" office:value="1.01099999999997">
            <text:p>1.011</text:p>
          </table:table-cell>
          <table:table-cell table:number-columns-repeated="3"/>
        </table:table-row>
        <table:table-row table:style-name="ro1">
          <table:table-cell office:value-type="float" office:value="3945.619">
            <text:p>3945.619</text:p>
          </table:table-cell>
          <table:table-cell office:value-type="float" office:value="6">
            <text:p>6</text:p>
          </table:table-cell>
          <table:table-cell office:value-type="float" office:value="3946.626">
            <text:p>3946.626</text:p>
          </table:table-cell>
          <table:table-cell table:formula="of:=[.C234]-[.A234]" office:value-type="float" office:value="1.00700000000006">
            <text:p>1.007</text:p>
          </table:table-cell>
          <table:table-cell table:number-columns-repeated="3"/>
        </table:table-row>
        <table:table-row table:style-name="ro1">
          <table:table-cell office:value-type="float" office:value="3946.626">
            <text:p>3946.626</text:p>
          </table:table-cell>
          <table:table-cell office:value-type="float" office:value="5">
            <text:p>5</text:p>
          </table:table-cell>
          <table:table-cell office:value-type="float" office:value="3947.636">
            <text:p>3947.636</text:p>
          </table:table-cell>
          <table:table-cell table:formula="of:=[.C235]-[.A235]" office:value-type="float" office:value="1.00999999999976">
            <text:p>1.010</text:p>
          </table:table-cell>
          <table:table-cell table:number-columns-repeated="3"/>
        </table:table-row>
        <table:table-row table:style-name="ro1">
          <table:table-cell office:value-type="float" office:value="3947.636">
            <text:p>3947.636</text:p>
          </table:table-cell>
          <table:table-cell office:value-type="float" office:value="5">
            <text:p>5</text:p>
          </table:table-cell>
          <table:table-cell office:value-type="float" office:value="3948.648">
            <text:p>3948.648</text:p>
          </table:table-cell>
          <table:table-cell table:formula="of:=[.C236]-[.A236]" office:value-type="float" office:value="1.01200000000017">
            <text:p>1.012</text:p>
          </table:table-cell>
          <table:table-cell table:number-columns-repeated="3"/>
        </table:table-row>
        <table:table-row table:style-name="ro1">
          <table:table-cell office:value-type="float" office:value="3948.648">
            <text:p>3948.648</text:p>
          </table:table-cell>
          <table:table-cell office:value-type="float" office:value="3">
            <text:p>3</text:p>
          </table:table-cell>
          <table:table-cell office:value-type="float" office:value="3949.658">
            <text:p>3949.658</text:p>
          </table:table-cell>
          <table:table-cell table:formula="of:=[.C237]-[.A237]" office:value-type="float" office:value="1.00999999999976">
            <text:p>1.010</text:p>
          </table:table-cell>
          <table:table-cell table:number-columns-repeated="3"/>
        </table:table-row>
        <table:table-row table:style-name="ro1">
          <table:table-cell office:value-type="float" office:value="3949.658">
            <text:p>3949.658</text:p>
          </table:table-cell>
          <table:table-cell office:value-type="float" office:value="3">
            <text:p>3</text:p>
          </table:table-cell>
          <table:table-cell office:value-type="float" office:value="3950.667">
            <text:p>3950.667</text:p>
          </table:table-cell>
          <table:table-cell table:formula="of:=[.C238]-[.A238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3950.667">
            <text:p>3950.667</text:p>
          </table:table-cell>
          <table:table-cell office:value-type="float" office:value="5">
            <text:p>5</text:p>
          </table:table-cell>
          <table:table-cell office:value-type="float" office:value="3951.677">
            <text:p>3951.677</text:p>
          </table:table-cell>
          <table:table-cell table:formula="of:=[.C239]-[.A239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3951.677">
            <text:p>3951.677</text:p>
          </table:table-cell>
          <table:table-cell office:value-type="float" office:value="6">
            <text:p>6</text:p>
          </table:table-cell>
          <table:table-cell office:value-type="float" office:value="3952.686">
            <text:p>3952.686</text:p>
          </table:table-cell>
          <table:table-cell table:formula="of:=[.C240]-[.A240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3952.686">
            <text:p>3952.686</text:p>
          </table:table-cell>
          <table:table-cell office:value-type="float" office:value="4">
            <text:p>4</text:p>
          </table:table-cell>
          <table:table-cell office:value-type="float" office:value="3953.697">
            <text:p>3953.697</text:p>
          </table:table-cell>
          <table:table-cell table:formula="of:=[.C241]-[.A241]" office:value-type="float" office:value="1.01099999999997">
            <text:p>1.011</text:p>
          </table:table-cell>
          <table:table-cell table:number-columns-repeated="3"/>
        </table:table-row>
        <table:table-row table:style-name="ro1">
          <table:table-cell office:value-type="float" office:value="3953.697">
            <text:p>3953.697</text:p>
          </table:table-cell>
          <table:table-cell office:value-type="float" office:value="7">
            <text:p>7</text:p>
          </table:table-cell>
          <table:table-cell office:value-type="float" office:value="3954.709">
            <text:p>3954.709</text:p>
          </table:table-cell>
          <table:table-cell table:formula="of:=[.C242]-[.A242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3954.709">
            <text:p>3954.709</text:p>
          </table:table-cell>
          <table:table-cell office:value-type="float" office:value="3">
            <text:p>3</text:p>
          </table:table-cell>
          <table:table-cell office:value-type="float" office:value="3955.719">
            <text:p>3955.719</text:p>
          </table:table-cell>
          <table:table-cell table:formula="of:=[.C243]-[.A243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3955.719">
            <text:p>3955.719</text:p>
          </table:table-cell>
          <table:table-cell office:value-type="float" office:value="3">
            <text:p>3</text:p>
          </table:table-cell>
          <table:table-cell office:value-type="float" office:value="3956.734">
            <text:p>3956.734</text:p>
          </table:table-cell>
          <table:table-cell table:formula="of:=[.C244]-[.A244]" office:value-type="float" office:value="1.01499999999987">
            <text:p>1.015</text:p>
          </table:table-cell>
          <table:table-cell table:number-columns-repeated="3"/>
        </table:table-row>
        <table:table-row table:style-name="ro1">
          <table:table-cell office:value-type="float" office:value="3956.734">
            <text:p>3956.734</text:p>
          </table:table-cell>
          <table:table-cell office:value-type="float" office:value="3">
            <text:p>3</text:p>
          </table:table-cell>
          <table:table-cell office:value-type="float" office:value="3957.746">
            <text:p>3957.746</text:p>
          </table:table-cell>
          <table:table-cell table:formula="of:=[.C245]-[.A245]" office:value-type="float" office:value="1.01200000000017">
            <text:p>1.012</text:p>
          </table:table-cell>
          <table:table-cell table:number-columns-repeated="3"/>
        </table:table-row>
        <table:table-row table:style-name="ro1">
          <table:table-cell office:value-type="float" office:value="3957.746">
            <text:p>3957.746</text:p>
          </table:table-cell>
          <table:table-cell office:value-type="float" office:value="3">
            <text:p>3</text:p>
          </table:table-cell>
          <table:table-cell office:value-type="float" office:value="3958.755">
            <text:p>3958.755</text:p>
          </table:table-cell>
          <table:table-cell table:formula="of:=[.C246]-[.A246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3958.755">
            <text:p>3958.755</text:p>
          </table:table-cell>
          <table:table-cell office:value-type="float" office:value="5">
            <text:p>5</text:p>
          </table:table-cell>
          <table:table-cell office:value-type="float" office:value="3959.762">
            <text:p>3959.762</text:p>
          </table:table-cell>
          <table:table-cell table:formula="of:=[.C247]-[.A247]" office:value-type="float" office:value="1.00700000000006">
            <text:p>1.007</text:p>
          </table:table-cell>
          <table:table-cell table:number-columns-repeated="3"/>
        </table:table-row>
        <table:table-row table:style-name="ro1">
          <table:table-cell office:value-type="float" office:value="3959.762">
            <text:p>3959.762</text:p>
          </table:table-cell>
          <table:table-cell office:value-type="float" office:value="4">
            <text:p>4</text:p>
          </table:table-cell>
          <table:table-cell office:value-type="float" office:value="3960.77">
            <text:p>3960.770</text:p>
          </table:table-cell>
          <table:table-cell table:formula="of:=[.C248]-[.A248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3960.77">
            <text:p>3960.770</text:p>
          </table:table-cell>
          <table:table-cell office:value-type="float" office:value="5">
            <text:p>5</text:p>
          </table:table-cell>
          <table:table-cell office:value-type="float" office:value="3961.781">
            <text:p>3961.781</text:p>
          </table:table-cell>
          <table:table-cell table:formula="of:=[.C249]-[.A249]" office:value-type="float" office:value="1.01099999999997">
            <text:p>1.011</text:p>
          </table:table-cell>
          <table:table-cell table:number-columns-repeated="3"/>
        </table:table-row>
        <table:table-row table:style-name="ro1">
          <table:table-cell office:value-type="float" office:value="3961.781">
            <text:p>3961.781</text:p>
          </table:table-cell>
          <table:table-cell office:value-type="float" office:value="3">
            <text:p>3</text:p>
          </table:table-cell>
          <table:table-cell office:value-type="float" office:value="3962.789">
            <text:p>3962.789</text:p>
          </table:table-cell>
          <table:table-cell table:formula="of:=[.C250]-[.A250]" office:value-type="float" office:value="1.00800000000027">
            <text:p>1.008</text:p>
          </table:table-cell>
          <table:table-cell table:number-columns-repeated="3"/>
        </table:table-row>
        <table:table-row table:style-name="ro1">
          <table:table-cell office:value-type="float" office:value="3962.789">
            <text:p>3962.789</text:p>
          </table:table-cell>
          <table:table-cell office:value-type="float" office:value="3">
            <text:p>3</text:p>
          </table:table-cell>
          <table:table-cell office:value-type="float" office:value="3963.799">
            <text:p>3963.799</text:p>
          </table:table-cell>
          <table:table-cell table:formula="of:=[.C251]-[.A251]" office:value-type="float" office:value="1.00999999999976">
            <text:p>1.010</text:p>
          </table:table-cell>
          <table:table-cell table:number-columns-repeated="3"/>
        </table:table-row>
        <table:table-row table:style-name="ro1">
          <table:table-cell office:value-type="float" office:value="3963.799">
            <text:p>3963.799</text:p>
          </table:table-cell>
          <table:table-cell office:value-type="float" office:value="3">
            <text:p>3</text:p>
          </table:table-cell>
          <table:table-cell office:value-type="float" office:value="3964.807">
            <text:p>3964.807</text:p>
          </table:table-cell>
          <table:table-cell table:formula="of:=[.C252]-[.A252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3964.807">
            <text:p>3964.807</text:p>
          </table:table-cell>
          <table:table-cell office:value-type="float" office:value="3">
            <text:p>3</text:p>
          </table:table-cell>
          <table:table-cell office:value-type="float" office:value="3965.818">
            <text:p>3965.818</text:p>
          </table:table-cell>
          <table:table-cell table:formula="of:=[.C253]-[.A253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3965.818">
            <text:p>3965.818</text:p>
          </table:table-cell>
          <table:table-cell office:value-type="float" office:value="3">
            <text:p>3</text:p>
          </table:table-cell>
          <table:table-cell office:value-type="float" office:value="3966.824">
            <text:p>3966.824</text:p>
          </table:table-cell>
          <table:table-cell table:formula="of:=[.C254]-[.A254]" office:value-type="float" office:value="1.00599999999986">
            <text:p>1.006</text:p>
          </table:table-cell>
          <table:table-cell table:number-columns-repeated="3"/>
        </table:table-row>
        <table:table-row table:style-name="ro1">
          <table:table-cell office:value-type="float" office:value="3966.824">
            <text:p>3966.824</text:p>
          </table:table-cell>
          <table:table-cell office:value-type="float" office:value="8">
            <text:p>8</text:p>
          </table:table-cell>
          <table:table-cell office:value-type="float" office:value="3967.834">
            <text:p>3967.834</text:p>
          </table:table-cell>
          <table:table-cell table:formula="of:=[.C255]-[.A255]" office:value-type="float" office:value="1.00999999999976">
            <text:p>1.010</text:p>
          </table:table-cell>
          <table:table-cell table:number-columns-repeated="3"/>
        </table:table-row>
        <table:table-row table:style-name="ro1">
          <table:table-cell office:value-type="float" office:value="3967.834">
            <text:p>3967.834</text:p>
          </table:table-cell>
          <table:table-cell office:value-type="float" office:value="3">
            <text:p>3</text:p>
          </table:table-cell>
          <table:table-cell office:value-type="float" office:value="3968.84">
            <text:p>3968.840</text:p>
          </table:table-cell>
          <table:table-cell table:formula="of:=[.C256]-[.A256]" office:value-type="float" office:value="1.00600000000031">
            <text:p>1.006</text:p>
          </table:table-cell>
          <table:table-cell table:number-columns-repeated="3"/>
        </table:table-row>
        <table:table-row table:style-name="ro1">
          <table:table-cell office:value-type="float" office:value="3968.84">
            <text:p>3968.840</text:p>
          </table:table-cell>
          <table:table-cell office:value-type="float" office:value="2">
            <text:p>2</text:p>
          </table:table-cell>
          <table:table-cell office:value-type="float" office:value="3969.851">
            <text:p>3969.851</text:p>
          </table:table-cell>
          <table:table-cell table:formula="of:=[.C257]-[.A257]" office:value-type="float" office:value="1.01099999999997">
            <text:p>1.011</text:p>
          </table:table-cell>
          <table:table-cell table:number-columns-repeated="3"/>
        </table:table-row>
        <table:table-row table:style-name="ro1">
          <table:table-cell office:value-type="float" office:value="3969.851">
            <text:p>3969.851</text:p>
          </table:table-cell>
          <table:table-cell office:value-type="float" office:value="3">
            <text:p>3</text:p>
          </table:table-cell>
          <table:table-cell office:value-type="float" office:value="3970.856">
            <text:p>3970.856</text:p>
          </table:table-cell>
          <table:table-cell table:formula="of:=[.C258]-[.A258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3970.856">
            <text:p>3970.856</text:p>
          </table:table-cell>
          <table:table-cell office:value-type="float" office:value="3">
            <text:p>3</text:p>
          </table:table-cell>
          <table:table-cell office:value-type="float" office:value="3971.867">
            <text:p>3971.867</text:p>
          </table:table-cell>
          <table:table-cell table:formula="of:=[.C259]-[.A259]" office:value-type="float" office:value="1.01099999999997">
            <text:p>1.011</text:p>
          </table:table-cell>
          <table:table-cell table:number-columns-repeated="3"/>
        </table:table-row>
        <table:table-row table:style-name="ro1">
          <table:table-cell office:value-type="float" office:value="3971.867">
            <text:p>3971.867</text:p>
          </table:table-cell>
          <table:table-cell office:value-type="float" office:value="2">
            <text:p>2</text:p>
          </table:table-cell>
          <table:table-cell office:value-type="float" office:value="3972.872">
            <text:p>3972.872</text:p>
          </table:table-cell>
          <table:table-cell table:formula="of:=[.C260]-[.A260]" office:value-type="float" office:value="1.00499999999965">
            <text:p>1.005</text:p>
          </table:table-cell>
          <table:table-cell table:number-columns-repeated="3"/>
        </table:table-row>
        <table:table-row table:style-name="ro1">
          <table:table-cell office:value-type="float" office:value="3972.872">
            <text:p>3972.872</text:p>
          </table:table-cell>
          <table:table-cell office:value-type="float" office:value="4">
            <text:p>4</text:p>
          </table:table-cell>
          <table:table-cell office:value-type="float" office:value="3973.883">
            <text:p>3973.883</text:p>
          </table:table-cell>
          <table:table-cell table:formula="of:=[.C261]-[.A261]" office:value-type="float" office:value="1.01099999999997">
            <text:p>1.011</text:p>
          </table:table-cell>
          <table:table-cell table:number-columns-repeated="3"/>
        </table:table-row>
        <table:table-row table:style-name="ro1">
          <table:table-cell office:value-type="float" office:value="3973.883">
            <text:p>3973.883</text:p>
          </table:table-cell>
          <table:table-cell office:value-type="float" office:value="6">
            <text:p>6</text:p>
          </table:table-cell>
          <table:table-cell office:value-type="float" office:value="3974.888">
            <text:p>3974.888</text:p>
          </table:table-cell>
          <table:table-cell table:formula="of:=[.C262]-[.A262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3974.888">
            <text:p>3974.888</text:p>
          </table:table-cell>
          <table:table-cell office:value-type="float" office:value="3">
            <text:p>3</text:p>
          </table:table-cell>
          <table:table-cell office:value-type="float" office:value="3975.897">
            <text:p>3975.897</text:p>
          </table:table-cell>
          <table:table-cell table:formula="of:=[.C263]-[.A263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3975.897">
            <text:p>3975.897</text:p>
          </table:table-cell>
          <table:table-cell office:value-type="float" office:value="2">
            <text:p>2</text:p>
          </table:table-cell>
          <table:table-cell office:value-type="float" office:value="3976.903">
            <text:p>3976.903</text:p>
          </table:table-cell>
          <table:table-cell table:formula="of:=[.C264]-[.A264]" office:value-type="float" office:value="1.00599999999986">
            <text:p>1.006</text:p>
          </table:table-cell>
          <table:table-cell table:number-columns-repeated="3"/>
        </table:table-row>
        <table:table-row table:style-name="ro1">
          <table:table-cell office:value-type="float" office:value="3976.903">
            <text:p>3976.903</text:p>
          </table:table-cell>
          <table:table-cell office:value-type="float" office:value="4">
            <text:p>4</text:p>
          </table:table-cell>
          <table:table-cell office:value-type="float" office:value="3977.915">
            <text:p>3977.915</text:p>
          </table:table-cell>
          <table:table-cell table:formula="of:=[.C265]-[.A265]" office:value-type="float" office:value="1.01200000000017">
            <text:p>1.012</text:p>
          </table:table-cell>
          <table:table-cell table:number-columns-repeated="3"/>
        </table:table-row>
        <table:table-row table:style-name="ro1">
          <table:table-cell office:value-type="float" office:value="3977.915">
            <text:p>3977.915</text:p>
          </table:table-cell>
          <table:table-cell office:value-type="float" office:value="2">
            <text:p>2</text:p>
          </table:table-cell>
          <table:table-cell office:value-type="float" office:value="3978.92">
            <text:p>3978.920</text:p>
          </table:table-cell>
          <table:table-cell table:formula="of:=[.C266]-[.A266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3978.92">
            <text:p>3978.920</text:p>
          </table:table-cell>
          <table:table-cell office:value-type="float" office:value="3">
            <text:p>3</text:p>
          </table:table-cell>
          <table:table-cell office:value-type="float" office:value="3979.931">
            <text:p>3979.931</text:p>
          </table:table-cell>
          <table:table-cell table:formula="of:=[.C267]-[.A267]" office:value-type="float" office:value="1.01099999999997">
            <text:p>1.011</text:p>
          </table:table-cell>
          <table:table-cell table:number-columns-repeated="3"/>
        </table:table-row>
        <table:table-row table:style-name="ro1">
          <table:table-cell office:value-type="float" office:value="3979.931">
            <text:p>3979.931</text:p>
          </table:table-cell>
          <table:table-cell office:value-type="float" office:value="2">
            <text:p>2</text:p>
          </table:table-cell>
          <table:table-cell office:value-type="float" office:value="3980.936">
            <text:p>3980.936</text:p>
          </table:table-cell>
          <table:table-cell table:formula="of:=[.C268]-[.A268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3980.936">
            <text:p>3980.936</text:p>
          </table:table-cell>
          <table:table-cell office:value-type="float" office:value="3">
            <text:p>3</text:p>
          </table:table-cell>
          <table:table-cell office:value-type="float" office:value="3981.947">
            <text:p>3981.947</text:p>
          </table:table-cell>
          <table:table-cell table:formula="of:=[.C269]-[.A269]" office:value-type="float" office:value="1.01099999999997">
            <text:p>1.011</text:p>
          </table:table-cell>
          <table:table-cell table:number-columns-repeated="3"/>
        </table:table-row>
        <table:table-row table:style-name="ro1">
          <table:table-cell office:value-type="float" office:value="3981.947">
            <text:p>3981.947</text:p>
          </table:table-cell>
          <table:table-cell office:value-type="float" office:value="2">
            <text:p>2</text:p>
          </table:table-cell>
          <table:table-cell office:value-type="float" office:value="3982.953">
            <text:p>3982.953</text:p>
          </table:table-cell>
          <table:table-cell table:formula="of:=[.C270]-[.A270]" office:value-type="float" office:value="1.00599999999986">
            <text:p>1.006</text:p>
          </table:table-cell>
          <table:table-cell table:number-columns-repeated="3"/>
        </table:table-row>
        <table:table-row table:style-name="ro1">
          <table:table-cell office:value-type="float" office:value="3982.953">
            <text:p>3982.953</text:p>
          </table:table-cell>
          <table:table-cell office:value-type="float" office:value="3">
            <text:p>3</text:p>
          </table:table-cell>
          <table:table-cell office:value-type="float" office:value="3983.958">
            <text:p>3983.958</text:p>
          </table:table-cell>
          <table:table-cell table:formula="of:=[.C271]-[.A271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3983.958">
            <text:p>3983.958</text:p>
          </table:table-cell>
          <table:table-cell office:value-type="float" office:value="1">
            <text:p>1</text:p>
          </table:table-cell>
          <table:table-cell office:value-type="float" office:value="3984.971">
            <text:p>3984.971</text:p>
          </table:table-cell>
          <table:table-cell table:formula="of:=[.C272]-[.A272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3984.971">
            <text:p>3984.971</text:p>
          </table:table-cell>
          <table:table-cell office:value-type="float" office:value="4">
            <text:p>4</text:p>
          </table:table-cell>
          <table:table-cell office:value-type="float" office:value="3985.981">
            <text:p>3985.981</text:p>
          </table:table-cell>
          <table:table-cell table:formula="of:=[.C273]-[.A273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3985.981">
            <text:p>3985.981</text:p>
          </table:table-cell>
          <table:table-cell office:value-type="float" office:value="6">
            <text:p>6</text:p>
          </table:table-cell>
          <table:table-cell office:value-type="float" office:value="3986.996">
            <text:p>3986.996</text:p>
          </table:table-cell>
          <table:table-cell table:formula="of:=[.C274]-[.A274]" office:value-type="float" office:value="1.01499999999987">
            <text:p>1.015</text:p>
          </table:table-cell>
          <table:table-cell table:number-columns-repeated="3"/>
        </table:table-row>
        <table:table-row table:style-name="ro1">
          <table:table-cell office:value-type="float" office:value="3986.996">
            <text:p>3986.996</text:p>
          </table:table-cell>
          <table:table-cell office:value-type="float" office:value="4">
            <text:p>4</text:p>
          </table:table-cell>
          <table:table-cell office:value-type="float" office:value="3988.01">
            <text:p>3988.010</text:p>
          </table:table-cell>
          <table:table-cell table:formula="of:=[.C275]-[.A275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3988.01">
            <text:p>3988.010</text:p>
          </table:table-cell>
          <table:table-cell office:value-type="float" office:value="3">
            <text:p>3</text:p>
          </table:table-cell>
          <table:table-cell office:value-type="float" office:value="3989.018">
            <text:p>3989.018</text:p>
          </table:table-cell>
          <table:table-cell table:formula="of:=[.C276]-[.A276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3989.018">
            <text:p>3989.018</text:p>
          </table:table-cell>
          <table:table-cell office:value-type="float" office:value="4">
            <text:p>4</text:p>
          </table:table-cell>
          <table:table-cell office:value-type="float" office:value="3990.028">
            <text:p>3990.028</text:p>
          </table:table-cell>
          <table:table-cell table:formula="of:=[.C277]-[.A277]" office:value-type="float" office:value="1.00999999999976">
            <text:p>1.010</text:p>
          </table:table-cell>
          <table:table-cell table:number-columns-repeated="3"/>
        </table:table-row>
        <table:table-row table:style-name="ro1">
          <table:table-cell office:value-type="float" office:value="3990.028">
            <text:p>3990.028</text:p>
          </table:table-cell>
          <table:table-cell office:value-type="float" office:value="3">
            <text:p>3</text:p>
          </table:table-cell>
          <table:table-cell office:value-type="float" office:value="3991.035">
            <text:p>3991.035</text:p>
          </table:table-cell>
          <table:table-cell table:formula="of:=[.C278]-[.A278]" office:value-type="float" office:value="1.00700000000006">
            <text:p>1.007</text:p>
          </table:table-cell>
          <table:table-cell table:number-columns-repeated="3"/>
        </table:table-row>
        <table:table-row table:style-name="ro1">
          <table:table-cell office:value-type="float" office:value="3991.035">
            <text:p>3991.035</text:p>
          </table:table-cell>
          <table:table-cell office:value-type="float" office:value="3">
            <text:p>3</text:p>
          </table:table-cell>
          <table:table-cell office:value-type="float" office:value="3992.046">
            <text:p>3992.046</text:p>
          </table:table-cell>
          <table:table-cell table:formula="of:=[.C279]-[.A279]" office:value-type="float" office:value="1.01099999999997">
            <text:p>1.011</text:p>
          </table:table-cell>
          <table:table-cell table:number-columns-repeated="3"/>
        </table:table-row>
        <table:table-row table:style-name="ro1">
          <table:table-cell office:value-type="float" office:value="3992.046">
            <text:p>3992.046</text:p>
          </table:table-cell>
          <table:table-cell office:value-type="float" office:value="3">
            <text:p>3</text:p>
          </table:table-cell>
          <table:table-cell office:value-type="float" office:value="3993.053">
            <text:p>3993.053</text:p>
          </table:table-cell>
          <table:table-cell table:formula="of:=[.C280]-[.A280]" office:value-type="float" office:value="1.00700000000006">
            <text:p>1.007</text:p>
          </table:table-cell>
          <table:table-cell table:number-columns-repeated="3"/>
        </table:table-row>
        <table:table-row table:style-name="ro1">
          <table:table-cell office:value-type="float" office:value="3993.053">
            <text:p>3993.053</text:p>
          </table:table-cell>
          <table:table-cell office:value-type="float" office:value="7">
            <text:p>7</text:p>
          </table:table-cell>
          <table:table-cell office:value-type="float" office:value="3994.064">
            <text:p>3994.064</text:p>
          </table:table-cell>
          <table:table-cell table:formula="of:=[.C281]-[.A281]" office:value-type="float" office:value="1.01099999999997">
            <text:p>1.011</text:p>
          </table:table-cell>
          <table:table-cell table:number-columns-repeated="3"/>
        </table:table-row>
        <table:table-row table:style-name="ro1">
          <table:table-cell office:value-type="float" office:value="3994.064">
            <text:p>3994.064</text:p>
          </table:table-cell>
          <table:table-cell office:value-type="float" office:value="3">
            <text:p>3</text:p>
          </table:table-cell>
          <table:table-cell office:value-type="float" office:value="3995.071">
            <text:p>3995.071</text:p>
          </table:table-cell>
          <table:table-cell table:formula="of:=[.C282]-[.A282]" office:value-type="float" office:value="1.00700000000006">
            <text:p>1.007</text:p>
          </table:table-cell>
          <table:table-cell table:number-columns-repeated="3"/>
        </table:table-row>
        <table:table-row table:style-name="ro1">
          <table:table-cell office:value-type="float" office:value="3995.071">
            <text:p>3995.071</text:p>
          </table:table-cell>
          <table:table-cell office:value-type="float" office:value="3">
            <text:p>3</text:p>
          </table:table-cell>
          <table:table-cell office:value-type="float" office:value="3996.083">
            <text:p>3996.083</text:p>
          </table:table-cell>
          <table:table-cell table:formula="of:=[.C283]-[.A283]" office:value-type="float" office:value="1.01200000000017">
            <text:p>1.012</text:p>
          </table:table-cell>
          <table:table-cell table:number-columns-repeated="3"/>
        </table:table-row>
        <table:table-row table:style-name="ro1">
          <table:table-cell office:value-type="float" office:value="3996.083">
            <text:p>3996.083</text:p>
          </table:table-cell>
          <table:table-cell office:value-type="float" office:value="2">
            <text:p>2</text:p>
          </table:table-cell>
          <table:table-cell office:value-type="float" office:value="3997.088">
            <text:p>3997.088</text:p>
          </table:table-cell>
          <table:table-cell table:formula="of:=[.C284]-[.A284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3997.088">
            <text:p>3997.088</text:p>
          </table:table-cell>
          <table:table-cell office:value-type="float" office:value="3">
            <text:p>3</text:p>
          </table:table-cell>
          <table:table-cell office:value-type="float" office:value="3998.099">
            <text:p>3998.099</text:p>
          </table:table-cell>
          <table:table-cell table:formula="of:=[.C285]-[.A285]" office:value-type="float" office:value="1.01099999999997">
            <text:p>1.011</text:p>
          </table:table-cell>
          <table:table-cell table:number-columns-repeated="3"/>
        </table:table-row>
        <table:table-row table:style-name="ro1">
          <table:table-cell office:value-type="float" office:value="3998.099">
            <text:p>3998.099</text:p>
          </table:table-cell>
          <table:table-cell office:value-type="float" office:value="2">
            <text:p>2</text:p>
          </table:table-cell>
          <table:table-cell office:value-type="float" office:value="3999.104">
            <text:p>3999.104</text:p>
          </table:table-cell>
          <table:table-cell table:formula="of:=[.C286]-[.A286]" office:value-type="float" office:value="1.00499999999965">
            <text:p>1.005</text:p>
          </table:table-cell>
          <table:table-cell table:number-columns-repeated="3"/>
        </table:table-row>
        <table:table-row table:style-name="ro1">
          <table:table-cell office:value-type="float" office:value="3999.104">
            <text:p>3999.104</text:p>
          </table:table-cell>
          <table:table-cell office:value-type="float" office:value="3">
            <text:p>3</text:p>
          </table:table-cell>
          <table:table-cell office:value-type="float" office:value="4000.116">
            <text:p>4000.116</text:p>
          </table:table-cell>
          <table:table-cell table:formula="of:=[.C287]-[.A287]" office:value-type="float" office:value="1.01200000000017">
            <text:p>1.012</text:p>
          </table:table-cell>
          <table:table-cell table:number-columns-repeated="3"/>
        </table:table-row>
        <table:table-row table:style-name="ro1">
          <table:table-cell office:value-type="float" office:value="4000.116">
            <text:p>4000.116</text:p>
          </table:table-cell>
          <table:table-cell office:value-type="float" office:value="2">
            <text:p>2</text:p>
          </table:table-cell>
          <table:table-cell office:value-type="float" office:value="4001.121">
            <text:p>4001.121</text:p>
          </table:table-cell>
          <table:table-cell table:formula="of:=[.C288]-[.A288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001.121">
            <text:p>4001.121</text:p>
          </table:table-cell>
          <table:table-cell office:value-type="float" office:value="3">
            <text:p>3</text:p>
          </table:table-cell>
          <table:table-cell office:value-type="float" office:value="4002.132">
            <text:p>4002.132</text:p>
          </table:table-cell>
          <table:table-cell table:formula="of:=[.C289]-[.A289]" office:value-type="float" office:value="1.01099999999997">
            <text:p>1.011</text:p>
          </table:table-cell>
          <table:table-cell table:number-columns-repeated="3"/>
        </table:table-row>
        <table:table-row table:style-name="ro1">
          <table:table-cell office:value-type="float" office:value="4002.132">
            <text:p>4002.132</text:p>
          </table:table-cell>
          <table:table-cell office:value-type="float" office:value="2">
            <text:p>2</text:p>
          </table:table-cell>
          <table:table-cell office:value-type="float" office:value="4003.137">
            <text:p>4003.137</text:p>
          </table:table-cell>
          <table:table-cell table:formula="of:=[.C290]-[.A290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003.137">
            <text:p>4003.137</text:p>
          </table:table-cell>
          <table:table-cell office:value-type="float" office:value="3">
            <text:p>3</text:p>
          </table:table-cell>
          <table:table-cell office:value-type="float" office:value="4004.148">
            <text:p>4004.148</text:p>
          </table:table-cell>
          <table:table-cell table:formula="of:=[.C291]-[.A291]" office:value-type="float" office:value="1.01099999999997">
            <text:p>1.011</text:p>
          </table:table-cell>
          <table:table-cell table:number-columns-repeated="3"/>
        </table:table-row>
        <table:table-row table:style-name="ro1">
          <table:table-cell office:value-type="float" office:value="4004.148">
            <text:p>4004.148</text:p>
          </table:table-cell>
          <table:table-cell office:value-type="float" office:value="3">
            <text:p>3</text:p>
          </table:table-cell>
          <table:table-cell office:value-type="float" office:value="4005.153">
            <text:p>4005.153</text:p>
          </table:table-cell>
          <table:table-cell table:formula="of:=[.C292]-[.A292]" office:value-type="float" office:value="1.00499999999965">
            <text:p>1.005</text:p>
          </table:table-cell>
          <table:table-cell table:number-columns-repeated="3"/>
        </table:table-row>
        <table:table-row table:style-name="ro1">
          <table:table-cell office:value-type="float" office:value="4005.153">
            <text:p>4005.153</text:p>
          </table:table-cell>
          <table:table-cell office:value-type="float" office:value="3">
            <text:p>3</text:p>
          </table:table-cell>
          <table:table-cell office:value-type="float" office:value="4006.163">
            <text:p>4006.163</text:p>
          </table:table-cell>
          <table:table-cell table:formula="of:=[.C293]-[.A293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006.163">
            <text:p>4006.163</text:p>
          </table:table-cell>
          <table:table-cell office:value-type="float" office:value="2">
            <text:p>2</text:p>
          </table:table-cell>
          <table:table-cell office:value-type="float" office:value="4007.169">
            <text:p>4007.169</text:p>
          </table:table-cell>
          <table:table-cell table:formula="of:=[.C294]-[.A294]" office:value-type="float" office:value="1.00599999999986">
            <text:p>1.006</text:p>
          </table:table-cell>
          <table:table-cell table:number-columns-repeated="3"/>
        </table:table-row>
        <table:table-row table:style-name="ro1">
          <table:table-cell office:value-type="float" office:value="4007.169">
            <text:p>4007.169</text:p>
          </table:table-cell>
          <table:table-cell office:value-type="float" office:value="2">
            <text:p>2</text:p>
          </table:table-cell>
          <table:table-cell office:value-type="float" office:value="4008.179">
            <text:p>4008.179</text:p>
          </table:table-cell>
          <table:table-cell table:formula="of:=[.C295]-[.A295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008.179">
            <text:p>4008.179</text:p>
          </table:table-cell>
          <table:table-cell office:value-type="float" office:value="2">
            <text:p>2</text:p>
          </table:table-cell>
          <table:table-cell office:value-type="float" office:value="4009.184">
            <text:p>4009.184</text:p>
          </table:table-cell>
          <table:table-cell table:formula="of:=[.C296]-[.A296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009.184">
            <text:p>4009.184</text:p>
          </table:table-cell>
          <table:table-cell office:value-type="float" office:value="3">
            <text:p>3</text:p>
          </table:table-cell>
          <table:table-cell office:value-type="float" office:value="4010.195">
            <text:p>4010.195</text:p>
          </table:table-cell>
          <table:table-cell table:formula="of:=[.C297]-[.A297]" office:value-type="float" office:value="1.01099999999997">
            <text:p>1.011</text:p>
          </table:table-cell>
          <table:table-cell table:number-columns-repeated="3"/>
        </table:table-row>
        <table:table-row table:style-name="ro1">
          <table:table-cell office:value-type="float" office:value="4010.195">
            <text:p>4010.195</text:p>
          </table:table-cell>
          <table:table-cell office:value-type="float" office:value="2">
            <text:p>2</text:p>
          </table:table-cell>
          <table:table-cell office:value-type="float" office:value="4011.201">
            <text:p>4011.201</text:p>
          </table:table-cell>
          <table:table-cell table:formula="of:=[.C298]-[.A298]" office:value-type="float" office:value="1.00599999999986">
            <text:p>1.006</text:p>
          </table:table-cell>
          <table:table-cell table:number-columns-repeated="3"/>
        </table:table-row>
        <table:table-row table:style-name="ro1">
          <table:table-cell office:value-type="float" office:value="4011.201">
            <text:p>4011.201</text:p>
          </table:table-cell>
          <table:table-cell office:value-type="float" office:value="2">
            <text:p>2</text:p>
          </table:table-cell>
          <table:table-cell office:value-type="float" office:value="4012.211">
            <text:p>4012.211</text:p>
          </table:table-cell>
          <table:table-cell table:formula="of:=[.C299]-[.A299]" office:value-type="float" office:value="1.00999999999976">
            <text:p>1.010</text:p>
          </table:table-cell>
          <table:table-cell table:number-columns-repeated="3"/>
        </table:table-row>
        <table:table-row table:style-name="ro1">
          <table:table-cell office:value-type="float" office:value="4012.211">
            <text:p>4012.211</text:p>
          </table:table-cell>
          <table:table-cell office:value-type="float" office:value="2">
            <text:p>2</text:p>
          </table:table-cell>
          <table:table-cell office:value-type="float" office:value="4013.216">
            <text:p>4013.216</text:p>
          </table:table-cell>
          <table:table-cell table:formula="of:=[.C300]-[.A300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013.216">
            <text:p>4013.216</text:p>
          </table:table-cell>
          <table:table-cell office:value-type="float" office:value="3">
            <text:p>3</text:p>
          </table:table-cell>
          <table:table-cell office:value-type="float" office:value="4014.228">
            <text:p>4014.228</text:p>
          </table:table-cell>
          <table:table-cell table:formula="of:=[.C301]-[.A301]" office:value-type="float" office:value="1.01200000000017">
            <text:p>1.012</text:p>
          </table:table-cell>
          <table:table-cell table:number-columns-repeated="3"/>
        </table:table-row>
        <table:table-row table:style-name="ro1">
          <table:table-cell office:value-type="float" office:value="4014.228">
            <text:p>4014.228</text:p>
          </table:table-cell>
          <table:table-cell office:value-type="float" office:value="2">
            <text:p>2</text:p>
          </table:table-cell>
          <table:table-cell office:value-type="float" office:value="4015.233">
            <text:p>4015.233</text:p>
          </table:table-cell>
          <table:table-cell table:formula="of:=[.C302]-[.A302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015.233">
            <text:p>4015.233</text:p>
          </table:table-cell>
          <table:table-cell office:value-type="float" office:value="2">
            <text:p>2</text:p>
          </table:table-cell>
          <table:table-cell office:value-type="float" office:value="4016.237">
            <text:p>4016.237</text:p>
          </table:table-cell>
          <table:table-cell table:formula="of:=[.C303]-[.A303]" office:value-type="float" office:value="1.00399999999991">
            <text:p>1.004</text:p>
          </table:table-cell>
          <table:table-cell table:number-columns-repeated="3"/>
        </table:table-row>
        <table:table-row table:style-name="ro1">
          <table:table-cell office:value-type="float" office:value="4016.237">
            <text:p>4016.237</text:p>
          </table:table-cell>
          <table:table-cell office:value-type="float" office:value="3">
            <text:p>3</text:p>
          </table:table-cell>
          <table:table-cell office:value-type="float" office:value="4017.243">
            <text:p>4017.243</text:p>
          </table:table-cell>
          <table:table-cell table:formula="of:=[.C304]-[.A304]" office:value-type="float" office:value="1.00599999999986">
            <text:p>1.006</text:p>
          </table:table-cell>
          <table:table-cell table:number-columns-repeated="3"/>
        </table:table-row>
        <table:table-row table:style-name="ro1">
          <table:table-cell office:value-type="float" office:value="4017.243">
            <text:p>4017.243</text:p>
          </table:table-cell>
          <table:table-cell office:value-type="float" office:value="6">
            <text:p>6</text:p>
          </table:table-cell>
          <table:table-cell office:value-type="float" office:value="4018.247">
            <text:p>4018.247</text:p>
          </table:table-cell>
          <table:table-cell table:formula="of:=[.C305]-[.A305]" office:value-type="float" office:value="1.00399999999991">
            <text:p>1.004</text:p>
          </table:table-cell>
          <table:table-cell table:number-columns-repeated="3"/>
        </table:table-row>
        <table:table-row table:style-name="ro1">
          <table:table-cell office:value-type="float" office:value="4018.247">
            <text:p>4018.247</text:p>
          </table:table-cell>
          <table:table-cell office:value-type="float" office:value="3">
            <text:p>3</text:p>
          </table:table-cell>
          <table:table-cell office:value-type="float" office:value="4019.257">
            <text:p>4019.257</text:p>
          </table:table-cell>
          <table:table-cell table:formula="of:=[.C306]-[.A306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019.257">
            <text:p>4019.257</text:p>
          </table:table-cell>
          <table:table-cell office:value-type="float" office:value="2">
            <text:p>2</text:p>
          </table:table-cell>
          <table:table-cell office:value-type="float" office:value="4020.261">
            <text:p>4020.261</text:p>
          </table:table-cell>
          <table:table-cell table:formula="of:=[.C307]-[.A307]" office:value-type="float" office:value="1.00399999999991">
            <text:p>1.004</text:p>
          </table:table-cell>
          <table:table-cell table:number-columns-repeated="3"/>
        </table:table-row>
        <table:table-row table:style-name="ro1">
          <table:table-cell office:value-type="float" office:value="4020.261">
            <text:p>4020.261</text:p>
          </table:table-cell>
          <table:table-cell office:value-type="float" office:value="4">
            <text:p>4</text:p>
          </table:table-cell>
          <table:table-cell office:value-type="float" office:value="4021.272">
            <text:p>4021.272</text:p>
          </table:table-cell>
          <table:table-cell table:formula="of:=[.C308]-[.A308]" office:value-type="float" office:value="1.01099999999997">
            <text:p>1.011</text:p>
          </table:table-cell>
          <table:table-cell table:number-columns-repeated="3"/>
        </table:table-row>
        <table:table-row table:style-name="ro1">
          <table:table-cell office:value-type="float" office:value="4021.272">
            <text:p>4021.272</text:p>
          </table:table-cell>
          <table:table-cell office:value-type="float" office:value="8">
            <text:p>8</text:p>
          </table:table-cell>
          <table:table-cell office:value-type="float" office:value="4022.284">
            <text:p>4022.284</text:p>
          </table:table-cell>
          <table:table-cell table:formula="of:=[.C309]-[.A309]" office:value-type="float" office:value="1.01200000000017">
            <text:p>1.012</text:p>
          </table:table-cell>
          <table:table-cell table:number-columns-repeated="3"/>
        </table:table-row>
        <table:table-row table:style-name="ro1">
          <table:table-cell office:value-type="float" office:value="4022.284">
            <text:p>4022.284</text:p>
          </table:table-cell>
          <table:table-cell office:value-type="float" office:value="4">
            <text:p>4</text:p>
          </table:table-cell>
          <table:table-cell office:value-type="float" office:value="4023.292">
            <text:p>4023.292</text:p>
          </table:table-cell>
          <table:table-cell table:formula="of:=[.C310]-[.A310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023.292">
            <text:p>4023.292</text:p>
          </table:table-cell>
          <table:table-cell office:value-type="float" office:value="9">
            <text:p>9</text:p>
          </table:table-cell>
          <table:table-cell office:value-type="float" office:value="4024.302">
            <text:p>4024.302</text:p>
          </table:table-cell>
          <table:table-cell table:formula="of:=[.C311]-[.A311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024.302">
            <text:p>4024.302</text:p>
          </table:table-cell>
          <table:table-cell office:value-type="float" office:value="3">
            <text:p>3</text:p>
          </table:table-cell>
          <table:table-cell office:value-type="float" office:value="4025.315">
            <text:p>4025.315</text:p>
          </table:table-cell>
          <table:table-cell table:formula="of:=[.C312]-[.A312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025.315">
            <text:p>4025.315</text:p>
          </table:table-cell>
          <table:table-cell office:value-type="float" office:value="3">
            <text:p>3</text:p>
          </table:table-cell>
          <table:table-cell office:value-type="float" office:value="4026.329">
            <text:p>4026.329</text:p>
          </table:table-cell>
          <table:table-cell table:formula="of:=[.C313]-[.A313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026.329">
            <text:p>4026.329</text:p>
          </table:table-cell>
          <table:table-cell office:value-type="float" office:value="3">
            <text:p>3</text:p>
          </table:table-cell>
          <table:table-cell office:value-type="float" office:value="4027.34">
            <text:p>4027.340</text:p>
          </table:table-cell>
          <table:table-cell table:formula="of:=[.C314]-[.A314]" office:value-type="float" office:value="1.01099999999997">
            <text:p>1.011</text:p>
          </table:table-cell>
          <table:table-cell table:number-columns-repeated="3"/>
        </table:table-row>
        <table:table-row table:style-name="ro1">
          <table:table-cell office:value-type="float" office:value="4027.34">
            <text:p>4027.340</text:p>
          </table:table-cell>
          <table:table-cell office:value-type="float" office:value="7">
            <text:p>7</text:p>
          </table:table-cell>
          <table:table-cell office:value-type="float" office:value="4028.353">
            <text:p>4028.353</text:p>
          </table:table-cell>
          <table:table-cell table:formula="of:=[.C315]-[.A315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028.353">
            <text:p>4028.353</text:p>
          </table:table-cell>
          <table:table-cell office:value-type="float" office:value="4">
            <text:p>4</text:p>
          </table:table-cell>
          <table:table-cell office:value-type="float" office:value="4029.366">
            <text:p>4029.366</text:p>
          </table:table-cell>
          <table:table-cell table:formula="of:=[.C316]-[.A316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029.366">
            <text:p>4029.366</text:p>
          </table:table-cell>
          <table:table-cell office:value-type="float" office:value="4">
            <text:p>4</text:p>
          </table:table-cell>
          <table:table-cell office:value-type="float" office:value="4030.379">
            <text:p>4030.379</text:p>
          </table:table-cell>
          <table:table-cell table:formula="of:=[.C317]-[.A317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030.379">
            <text:p>4030.379</text:p>
          </table:table-cell>
          <table:table-cell office:value-type="float" office:value="8">
            <text:p>8</text:p>
          </table:table-cell>
          <table:table-cell office:value-type="float" office:value="4031.392">
            <text:p>4031.392</text:p>
          </table:table-cell>
          <table:table-cell table:formula="of:=[.C318]-[.A318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031.392">
            <text:p>4031.392</text:p>
          </table:table-cell>
          <table:table-cell office:value-type="float" office:value="3">
            <text:p>3</text:p>
          </table:table-cell>
          <table:table-cell office:value-type="float" office:value="4032.405">
            <text:p>4032.405</text:p>
          </table:table-cell>
          <table:table-cell table:formula="of:=[.C319]-[.A319]" office:value-type="float" office:value="1.01300000000037">
            <text:p>1.013</text:p>
          </table:table-cell>
          <table:table-cell table:number-columns-repeated="3"/>
        </table:table-row>
        <table:table-row table:style-name="ro1">
          <table:table-cell office:value-type="float" office:value="4032.405">
            <text:p>4032.405</text:p>
          </table:table-cell>
          <table:table-cell office:value-type="float" office:value="3">
            <text:p>3</text:p>
          </table:table-cell>
          <table:table-cell office:value-type="float" office:value="4033.418">
            <text:p>4033.418</text:p>
          </table:table-cell>
          <table:table-cell table:formula="of:=[.C320]-[.A320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033.418">
            <text:p>4033.418</text:p>
          </table:table-cell>
          <table:table-cell office:value-type="float" office:value="3">
            <text:p>3</text:p>
          </table:table-cell>
          <table:table-cell office:value-type="float" office:value="4034.432">
            <text:p>4034.432</text:p>
          </table:table-cell>
          <table:table-cell table:formula="of:=[.C321]-[.A321]" office:value-type="float" office:value="1.01399999999967">
            <text:p>1.014</text:p>
          </table:table-cell>
          <table:table-cell table:number-columns-repeated="3"/>
        </table:table-row>
        <table:table-row table:style-name="ro1">
          <table:table-cell office:value-type="float" office:value="4034.432">
            <text:p>4034.432</text:p>
          </table:table-cell>
          <table:table-cell office:value-type="float" office:value="3">
            <text:p>3</text:p>
          </table:table-cell>
          <table:table-cell office:value-type="float" office:value="4035.445">
            <text:p>4035.445</text:p>
          </table:table-cell>
          <table:table-cell table:formula="of:=[.C322]-[.A322]" office:value-type="float" office:value="1.01300000000037">
            <text:p>1.013</text:p>
          </table:table-cell>
          <table:table-cell table:number-columns-repeated="3"/>
        </table:table-row>
        <table:table-row table:style-name="ro1">
          <table:table-cell office:value-type="float" office:value="4035.445">
            <text:p>4035.445</text:p>
          </table:table-cell>
          <table:table-cell office:value-type="float" office:value="2">
            <text:p>2</text:p>
          </table:table-cell>
          <table:table-cell office:value-type="float" office:value="4036.458">
            <text:p>4036.458</text:p>
          </table:table-cell>
          <table:table-cell table:formula="of:=[.C323]-[.A323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036.458">
            <text:p>4036.458</text:p>
          </table:table-cell>
          <table:table-cell office:value-type="float" office:value="4">
            <text:p>4</text:p>
          </table:table-cell>
          <table:table-cell office:value-type="float" office:value="4037.471">
            <text:p>4037.471</text:p>
          </table:table-cell>
          <table:table-cell table:formula="of:=[.C324]-[.A324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037.471">
            <text:p>4037.471</text:p>
          </table:table-cell>
          <table:table-cell office:value-type="float" office:value="6">
            <text:p>6</text:p>
          </table:table-cell>
          <table:table-cell office:value-type="float" office:value="4038.483">
            <text:p>4038.483</text:p>
          </table:table-cell>
          <table:table-cell table:formula="of:=[.C325]-[.A325]" office:value-type="float" office:value="1.01200000000017">
            <text:p>1.012</text:p>
          </table:table-cell>
          <table:table-cell table:number-columns-repeated="3"/>
        </table:table-row>
        <table:table-row table:style-name="ro1">
          <table:table-cell office:value-type="float" office:value="4038.483">
            <text:p>4038.483</text:p>
          </table:table-cell>
          <table:table-cell office:value-type="float" office:value="3">
            <text:p>3</text:p>
          </table:table-cell>
          <table:table-cell office:value-type="float" office:value="4039.491">
            <text:p>4039.491</text:p>
          </table:table-cell>
          <table:table-cell table:formula="of:=[.C326]-[.A326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039.491">
            <text:p>4039.491</text:p>
          </table:table-cell>
          <table:table-cell office:value-type="float" office:value="4">
            <text:p>4</text:p>
          </table:table-cell>
          <table:table-cell office:value-type="float" office:value="4040.503">
            <text:p>4040.503</text:p>
          </table:table-cell>
          <table:table-cell table:formula="of:=[.C327]-[.A327]" office:value-type="float" office:value="1.01200000000017">
            <text:p>1.012</text:p>
          </table:table-cell>
          <table:table-cell table:number-columns-repeated="3"/>
        </table:table-row>
        <table:table-row table:style-name="ro1">
          <table:table-cell office:value-type="float" office:value="4040.503">
            <text:p>4040.503</text:p>
          </table:table-cell>
          <table:table-cell office:value-type="float" office:value="2">
            <text:p>2</text:p>
          </table:table-cell>
          <table:table-cell office:value-type="float" office:value="4041.51">
            <text:p>4041.510</text:p>
          </table:table-cell>
          <table:table-cell table:formula="of:=[.C328]-[.A328]" office:value-type="float" office:value="1.00700000000006">
            <text:p>1.007</text:p>
          </table:table-cell>
          <table:table-cell table:number-columns-repeated="3"/>
        </table:table-row>
        <table:table-row table:style-name="ro1">
          <table:table-cell office:value-type="float" office:value="4041.51">
            <text:p>4041.510</text:p>
          </table:table-cell>
          <table:table-cell office:value-type="float" office:value="4">
            <text:p>4</text:p>
          </table:table-cell>
          <table:table-cell office:value-type="float" office:value="4042.522">
            <text:p>4042.522</text:p>
          </table:table-cell>
          <table:table-cell table:formula="of:=[.C329]-[.A329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042.522">
            <text:p>4042.522</text:p>
          </table:table-cell>
          <table:table-cell office:value-type="float" office:value="2">
            <text:p>2</text:p>
          </table:table-cell>
          <table:table-cell office:value-type="float" office:value="4043.528">
            <text:p>4043.528</text:p>
          </table:table-cell>
          <table:table-cell table:formula="of:=[.C330]-[.A330]" office:value-type="float" office:value="1.00599999999986">
            <text:p>1.006</text:p>
          </table:table-cell>
          <table:table-cell table:number-columns-repeated="3"/>
        </table:table-row>
        <table:table-row table:style-name="ro1">
          <table:table-cell office:value-type="float" office:value="4043.528">
            <text:p>4043.528</text:p>
          </table:table-cell>
          <table:table-cell office:value-type="float" office:value="6">
            <text:p>6</text:p>
          </table:table-cell>
          <table:table-cell office:value-type="float" office:value="4044.54">
            <text:p>4044.540</text:p>
          </table:table-cell>
          <table:table-cell table:formula="of:=[.C331]-[.A331]" office:value-type="float" office:value="1.01200000000017">
            <text:p>1.012</text:p>
          </table:table-cell>
          <table:table-cell table:number-columns-repeated="3"/>
        </table:table-row>
        <table:table-row table:style-name="ro1">
          <table:table-cell office:value-type="float" office:value="4044.54">
            <text:p>4044.540</text:p>
          </table:table-cell>
          <table:table-cell office:value-type="float" office:value="3">
            <text:p>3</text:p>
          </table:table-cell>
          <table:table-cell office:value-type="float" office:value="4045.544">
            <text:p>4045.544</text:p>
          </table:table-cell>
          <table:table-cell table:formula="of:=[.C332]-[.A332]" office:value-type="float" office:value="1.00399999999991">
            <text:p>1.004</text:p>
          </table:table-cell>
          <table:table-cell table:number-columns-repeated="3"/>
        </table:table-row>
        <table:table-row table:style-name="ro1">
          <table:table-cell office:value-type="float" office:value="4045.544">
            <text:p>4045.544</text:p>
          </table:table-cell>
          <table:table-cell office:value-type="float" office:value="3">
            <text:p>3</text:p>
          </table:table-cell>
          <table:table-cell office:value-type="float" office:value="4046.555">
            <text:p>4046.555</text:p>
          </table:table-cell>
          <table:table-cell table:formula="of:=[.C333]-[.A333]" office:value-type="float" office:value="1.01099999999997">
            <text:p>1.011</text:p>
          </table:table-cell>
          <table:table-cell table:number-columns-repeated="3"/>
        </table:table-row>
        <table:table-row table:style-name="ro1">
          <table:table-cell office:value-type="float" office:value="4046.555">
            <text:p>4046.555</text:p>
          </table:table-cell>
          <table:table-cell office:value-type="float" office:value="2">
            <text:p>2</text:p>
          </table:table-cell>
          <table:table-cell office:value-type="float" office:value="4047.56">
            <text:p>4047.560</text:p>
          </table:table-cell>
          <table:table-cell table:formula="of:=[.C334]-[.A334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047.56">
            <text:p>4047.560</text:p>
          </table:table-cell>
          <table:table-cell office:value-type="float" office:value="3">
            <text:p>3</text:p>
          </table:table-cell>
          <table:table-cell office:value-type="float" office:value="4048.572">
            <text:p>4048.572</text:p>
          </table:table-cell>
          <table:table-cell table:formula="of:=[.C335]-[.A335]" office:value-type="float" office:value="1.01200000000017">
            <text:p>1.012</text:p>
          </table:table-cell>
          <table:table-cell table:number-columns-repeated="3"/>
        </table:table-row>
        <table:table-row table:style-name="ro1">
          <table:table-cell office:value-type="float" office:value="4048.572">
            <text:p>4048.572</text:p>
          </table:table-cell>
          <table:table-cell office:value-type="float" office:value="3">
            <text:p>3</text:p>
          </table:table-cell>
          <table:table-cell office:value-type="float" office:value="4049.576">
            <text:p>4049.576</text:p>
          </table:table-cell>
          <table:table-cell table:formula="of:=[.C336]-[.A336]" office:value-type="float" office:value="1.00399999999991">
            <text:p>1.004</text:p>
          </table:table-cell>
          <table:table-cell table:number-columns-repeated="3"/>
        </table:table-row>
        <table:table-row table:style-name="ro1">
          <table:table-cell office:value-type="float" office:value="4049.576">
            <text:p>4049.576</text:p>
          </table:table-cell>
          <table:table-cell office:value-type="float" office:value="3">
            <text:p>3</text:p>
          </table:table-cell>
          <table:table-cell office:value-type="float" office:value="4050.588">
            <text:p>4050.588</text:p>
          </table:table-cell>
          <table:table-cell table:formula="of:=[.C337]-[.A337]" office:value-type="float" office:value="1.01200000000017">
            <text:p>1.012</text:p>
          </table:table-cell>
          <table:table-cell table:number-columns-repeated="3"/>
        </table:table-row>
        <table:table-row table:style-name="ro1">
          <table:table-cell office:value-type="float" office:value="4050.588">
            <text:p>4050.588</text:p>
          </table:table-cell>
          <table:table-cell office:value-type="float" office:value="2">
            <text:p>2</text:p>
          </table:table-cell>
          <table:table-cell office:value-type="float" office:value="4051.592">
            <text:p>4051.592</text:p>
          </table:table-cell>
          <table:table-cell table:formula="of:=[.C338]-[.A338]" office:value-type="float" office:value="1.00399999999991">
            <text:p>1.004</text:p>
          </table:table-cell>
          <table:table-cell table:number-columns-repeated="3"/>
        </table:table-row>
        <table:table-row table:style-name="ro1">
          <table:table-cell office:value-type="float" office:value="4051.592">
            <text:p>4051.592</text:p>
          </table:table-cell>
          <table:table-cell office:value-type="float" office:value="3">
            <text:p>3</text:p>
          </table:table-cell>
          <table:table-cell office:value-type="float" office:value="4052.603">
            <text:p>4052.603</text:p>
          </table:table-cell>
          <table:table-cell table:formula="of:=[.C339]-[.A339]" office:value-type="float" office:value="1.01099999999997">
            <text:p>1.011</text:p>
          </table:table-cell>
          <table:table-cell table:number-columns-repeated="3"/>
        </table:table-row>
        <table:table-row table:style-name="ro1">
          <table:table-cell office:value-type="float" office:value="4052.603">
            <text:p>4052.603</text:p>
          </table:table-cell>
          <table:table-cell office:value-type="float" office:value="2">
            <text:p>2</text:p>
          </table:table-cell>
          <table:table-cell office:value-type="float" office:value="4053.608">
            <text:p>4053.608</text:p>
          </table:table-cell>
          <table:table-cell table:formula="of:=[.C340]-[.A340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053.608">
            <text:p>4053.608</text:p>
          </table:table-cell>
          <table:table-cell office:value-type="float" office:value="3">
            <text:p>3</text:p>
          </table:table-cell>
          <table:table-cell office:value-type="float" office:value="4054.619">
            <text:p>4054.619</text:p>
          </table:table-cell>
          <table:table-cell table:formula="of:=[.C341]-[.A341]" office:value-type="float" office:value="1.01099999999997">
            <text:p>1.011</text:p>
          </table:table-cell>
          <table:table-cell table:number-columns-repeated="3"/>
        </table:table-row>
        <table:table-row table:style-name="ro1">
          <table:table-cell office:value-type="float" office:value="4054.619">
            <text:p>4054.619</text:p>
          </table:table-cell>
          <table:table-cell office:value-type="float" office:value="3">
            <text:p>3</text:p>
          </table:table-cell>
          <table:table-cell office:value-type="float" office:value="4055.624">
            <text:p>4055.624</text:p>
          </table:table-cell>
          <table:table-cell table:formula="of:=[.C342]-[.A342]" office:value-type="float" office:value="1.00499999999965">
            <text:p>1.005</text:p>
          </table:table-cell>
          <table:table-cell table:number-columns-repeated="3"/>
        </table:table-row>
        <table:table-row table:style-name="ro1">
          <table:table-cell office:value-type="float" office:value="4055.624">
            <text:p>4055.624</text:p>
          </table:table-cell>
          <table:table-cell office:value-type="float" office:value="5">
            <text:p>5</text:p>
          </table:table-cell>
          <table:table-cell office:value-type="float" office:value="4056.631">
            <text:p>4056.631</text:p>
          </table:table-cell>
          <table:table-cell table:formula="of:=[.C343]-[.A343]" office:value-type="float" office:value="1.00700000000006">
            <text:p>1.007</text:p>
          </table:table-cell>
          <table:table-cell table:number-columns-repeated="3"/>
        </table:table-row>
        <table:table-row table:style-name="ro1">
          <table:table-cell office:value-type="float" office:value="4056.631">
            <text:p>4056.631</text:p>
          </table:table-cell>
          <table:table-cell office:value-type="float" office:value="5">
            <text:p>5</text:p>
          </table:table-cell>
          <table:table-cell office:value-type="float" office:value="4057.635">
            <text:p>4057.635</text:p>
          </table:table-cell>
          <table:table-cell table:formula="of:=[.C344]-[.A344]" office:value-type="float" office:value="1.00400000000036">
            <text:p>1.004</text:p>
          </table:table-cell>
          <table:table-cell table:number-columns-repeated="3"/>
        </table:table-row>
        <table:table-row table:style-name="ro1">
          <table:table-cell office:value-type="float" office:value="4057.635">
            <text:p>4057.635</text:p>
          </table:table-cell>
          <table:table-cell office:value-type="float" office:value="3">
            <text:p>3</text:p>
          </table:table-cell>
          <table:table-cell office:value-type="float" office:value="4058.647">
            <text:p>4058.647</text:p>
          </table:table-cell>
          <table:table-cell table:formula="of:=[.C345]-[.A345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058.647">
            <text:p>4058.647</text:p>
          </table:table-cell>
          <table:table-cell office:value-type="float" office:value="2">
            <text:p>2</text:p>
          </table:table-cell>
          <table:table-cell office:value-type="float" office:value="4059.655">
            <text:p>4059.655</text:p>
          </table:table-cell>
          <table:table-cell table:formula="of:=[.C346]-[.A346]" office:value-type="float" office:value="1.00800000000027">
            <text:p>1.008</text:p>
          </table:table-cell>
          <table:table-cell table:number-columns-repeated="3"/>
        </table:table-row>
        <table:table-row table:style-name="ro1">
          <table:table-cell office:value-type="float" office:value="4059.655">
            <text:p>4059.655</text:p>
          </table:table-cell>
          <table:table-cell office:value-type="float" office:value="3">
            <text:p>3</text:p>
          </table:table-cell>
          <table:table-cell office:value-type="float" office:value="4060.665">
            <text:p>4060.665</text:p>
          </table:table-cell>
          <table:table-cell table:formula="of:=[.C347]-[.A347]" office:value-type="float" office:value="1.00999999999976">
            <text:p>1.010</text:p>
          </table:table-cell>
          <table:table-cell table:number-columns-repeated="3"/>
        </table:table-row>
        <table:table-row table:style-name="ro1">
          <table:table-cell office:value-type="float" office:value="4060.665">
            <text:p>4060.665</text:p>
          </table:table-cell>
          <table:table-cell office:value-type="float" office:value="2">
            <text:p>2</text:p>
          </table:table-cell>
          <table:table-cell office:value-type="float" office:value="4061.671">
            <text:p>4061.671</text:p>
          </table:table-cell>
          <table:table-cell table:formula="of:=[.C348]-[.A348]" office:value-type="float" office:value="1.00599999999986">
            <text:p>1.006</text:p>
          </table:table-cell>
          <table:table-cell table:number-columns-repeated="3"/>
        </table:table-row>
        <table:table-row table:style-name="ro1">
          <table:table-cell office:value-type="float" office:value="4061.671">
            <text:p>4061.671</text:p>
          </table:table-cell>
          <table:table-cell office:value-type="float" office:value="3">
            <text:p>3</text:p>
          </table:table-cell>
          <table:table-cell office:value-type="float" office:value="4062.683">
            <text:p>4062.683</text:p>
          </table:table-cell>
          <table:table-cell table:formula="of:=[.C349]-[.A349]" office:value-type="float" office:value="1.01200000000017">
            <text:p>1.012</text:p>
          </table:table-cell>
          <table:table-cell table:number-columns-repeated="3"/>
        </table:table-row>
        <table:table-row table:style-name="ro1">
          <table:table-cell office:value-type="float" office:value="4062.683">
            <text:p>4062.683</text:p>
          </table:table-cell>
          <table:table-cell office:value-type="float" office:value="2">
            <text:p>2</text:p>
          </table:table-cell>
          <table:table-cell office:value-type="float" office:value="4063.688">
            <text:p>4063.688</text:p>
          </table:table-cell>
          <table:table-cell table:formula="of:=[.C350]-[.A350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063.688">
            <text:p>4063.688</text:p>
          </table:table-cell>
          <table:table-cell office:value-type="float" office:value="4">
            <text:p>4</text:p>
          </table:table-cell>
          <table:table-cell office:value-type="float" office:value="4064.698">
            <text:p>4064.698</text:p>
          </table:table-cell>
          <table:table-cell table:formula="of:=[.C351]-[.A351]" office:value-type="float" office:value="1.00999999999976">
            <text:p>1.010</text:p>
          </table:table-cell>
          <table:table-cell table:number-columns-repeated="3"/>
        </table:table-row>
        <table:table-row table:style-name="ro1">
          <table:table-cell office:value-type="float" office:value="4064.698">
            <text:p>4064.698</text:p>
          </table:table-cell>
          <table:table-cell office:value-type="float" office:value="3">
            <text:p>3</text:p>
          </table:table-cell>
          <table:table-cell office:value-type="float" office:value="4065.704">
            <text:p>4065.704</text:p>
          </table:table-cell>
          <table:table-cell table:formula="of:=[.C352]-[.A352]" office:value-type="float" office:value="1.00600000000031">
            <text:p>1.006</text:p>
          </table:table-cell>
          <table:table-cell table:number-columns-repeated="3"/>
        </table:table-row>
        <table:table-row table:style-name="ro1">
          <table:table-cell office:value-type="float" office:value="4065.704">
            <text:p>4065.704</text:p>
          </table:table-cell>
          <table:table-cell office:value-type="float" office:value="3">
            <text:p>3</text:p>
          </table:table-cell>
          <table:table-cell office:value-type="float" office:value="4066.715">
            <text:p>4066.715</text:p>
          </table:table-cell>
          <table:table-cell table:formula="of:=[.C353]-[.A353]" office:value-type="float" office:value="1.01099999999997">
            <text:p>1.011</text:p>
          </table:table-cell>
          <table:table-cell table:number-columns-repeated="3"/>
        </table:table-row>
        <table:table-row table:style-name="ro1">
          <table:table-cell office:value-type="float" office:value="4066.715">
            <text:p>4066.715</text:p>
          </table:table-cell>
          <table:table-cell office:value-type="float" office:value="2">
            <text:p>2</text:p>
          </table:table-cell>
          <table:table-cell office:value-type="float" office:value="4067.725">
            <text:p>4067.725</text:p>
          </table:table-cell>
          <table:table-cell table:formula="of:=[.C354]-[.A354]" office:value-type="float" office:value="1.00999999999976">
            <text:p>1.010</text:p>
          </table:table-cell>
          <table:table-cell table:number-columns-repeated="3"/>
        </table:table-row>
        <table:table-row table:style-name="ro1">
          <table:table-cell office:value-type="float" office:value="4067.725">
            <text:p>4067.725</text:p>
          </table:table-cell>
          <table:table-cell office:value-type="float" office:value="2">
            <text:p>2</text:p>
          </table:table-cell>
          <table:table-cell office:value-type="float" office:value="4068.733">
            <text:p>4068.733</text:p>
          </table:table-cell>
          <table:table-cell table:formula="of:=[.C355]-[.A355]" office:value-type="float" office:value="1.00800000000027">
            <text:p>1.008</text:p>
          </table:table-cell>
          <table:table-cell table:number-columns-repeated="3"/>
        </table:table-row>
        <table:table-row table:style-name="ro1">
          <table:table-cell office:value-type="float" office:value="4068.733">
            <text:p>4068.733</text:p>
          </table:table-cell>
          <table:table-cell office:value-type="float" office:value="7">
            <text:p>7</text:p>
          </table:table-cell>
          <table:table-cell office:value-type="float" office:value="4069.742">
            <text:p>4069.742</text:p>
          </table:table-cell>
          <table:table-cell table:formula="of:=[.C356]-[.A356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069.742">
            <text:p>4069.742</text:p>
          </table:table-cell>
          <table:table-cell office:value-type="float" office:value="3">
            <text:p>3</text:p>
          </table:table-cell>
          <table:table-cell office:value-type="float" office:value="4070.749">
            <text:p>4070.749</text:p>
          </table:table-cell>
          <table:table-cell table:formula="of:=[.C357]-[.A357]" office:value-type="float" office:value="1.00699999999961">
            <text:p>1.007</text:p>
          </table:table-cell>
          <table:table-cell table:number-columns-repeated="3"/>
        </table:table-row>
        <table:table-row table:style-name="ro1">
          <table:table-cell office:value-type="float" office:value="4070.749">
            <text:p>4070.749</text:p>
          </table:table-cell>
          <table:table-cell office:value-type="float" office:value="3">
            <text:p>3</text:p>
          </table:table-cell>
          <table:table-cell office:value-type="float" office:value="4071.757">
            <text:p>4071.757</text:p>
          </table:table-cell>
          <table:table-cell table:formula="of:=[.C358]-[.A358]" office:value-type="float" office:value="1.00800000000027">
            <text:p>1.008</text:p>
          </table:table-cell>
          <table:table-cell table:number-columns-repeated="3"/>
        </table:table-row>
        <table:table-row table:style-name="ro1">
          <table:table-cell office:value-type="float" office:value="4071.757">
            <text:p>4071.757</text:p>
          </table:table-cell>
          <table:table-cell office:value-type="float" office:value="16">
            <text:p>16</text:p>
          </table:table-cell>
          <table:table-cell office:value-type="float" office:value="4072.768">
            <text:p>4072.768</text:p>
          </table:table-cell>
          <table:table-cell table:formula="of:=[.C359]-[.A359]" office:value-type="float" office:value="1.01099999999997">
            <text:p>1.011</text:p>
          </table:table-cell>
          <table:table-cell table:number-columns-repeated="3"/>
        </table:table-row>
        <table:table-row table:style-name="ro1">
          <table:table-cell office:value-type="float" office:value="4072.768">
            <text:p>4072.768</text:p>
          </table:table-cell>
          <table:table-cell office:value-type="float" office:value="12">
            <text:p>12</text:p>
          </table:table-cell>
          <table:table-cell office:value-type="float" office:value="4073.775">
            <text:p>4073.775</text:p>
          </table:table-cell>
          <table:table-cell table:formula="of:=[.C360]-[.A360]" office:value-type="float" office:value="1.00700000000006">
            <text:p>1.007</text:p>
          </table:table-cell>
          <table:table-cell table:number-columns-repeated="3"/>
        </table:table-row>
        <table:table-row table:style-name="ro1">
          <table:table-cell office:value-type="float" office:value="4073.775">
            <text:p>4073.775</text:p>
          </table:table-cell>
          <table:table-cell office:value-type="float" office:value="12">
            <text:p>12</text:p>
          </table:table-cell>
          <table:table-cell office:value-type="float" office:value="4074.785">
            <text:p>4074.785</text:p>
          </table:table-cell>
          <table:table-cell table:formula="of:=[.C361]-[.A361]" office:value-type="float" office:value="1.00999999999976">
            <text:p>1.010</text:p>
          </table:table-cell>
          <table:table-cell table:number-columns-repeated="3"/>
        </table:table-row>
        <table:table-row table:style-name="ro1">
          <table:table-cell office:value-type="float" office:value="4074.785">
            <text:p>4074.785</text:p>
          </table:table-cell>
          <table:table-cell office:value-type="float" office:value="5">
            <text:p>5</text:p>
          </table:table-cell>
          <table:table-cell office:value-type="float" office:value="4075.799">
            <text:p>4075.799</text:p>
          </table:table-cell>
          <table:table-cell table:formula="of:=[.C362]-[.A362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075.799">
            <text:p>4075.799</text:p>
          </table:table-cell>
          <table:table-cell office:value-type="float" office:value="14">
            <text:p>14</text:p>
          </table:table-cell>
          <table:table-cell office:value-type="float" office:value="4076.808">
            <text:p>4076.808</text:p>
          </table:table-cell>
          <table:table-cell table:formula="of:=[.C363]-[.A363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076.808">
            <text:p>4076.808</text:p>
          </table:table-cell>
          <table:table-cell office:value-type="float" office:value="10">
            <text:p>10</text:p>
          </table:table-cell>
          <table:table-cell office:value-type="float" office:value="4077.818">
            <text:p>4077.818</text:p>
          </table:table-cell>
          <table:table-cell table:formula="of:=[.C364]-[.A364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077.818">
            <text:p>4077.818</text:p>
          </table:table-cell>
          <table:table-cell office:value-type="float" office:value="13">
            <text:p>13</text:p>
          </table:table-cell>
          <table:table-cell office:value-type="float" office:value="4078.826">
            <text:p>4078.826</text:p>
          </table:table-cell>
          <table:table-cell table:formula="of:=[.C365]-[.A365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078.826">
            <text:p>4078.826</text:p>
          </table:table-cell>
          <table:table-cell office:value-type="float" office:value="13">
            <text:p>13</text:p>
          </table:table-cell>
          <table:table-cell office:value-type="float" office:value="4079.834">
            <text:p>4079.834</text:p>
          </table:table-cell>
          <table:table-cell table:formula="of:=[.C366]-[.A366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079.834">
            <text:p>4079.834</text:p>
          </table:table-cell>
          <table:table-cell office:value-type="float" office:value="11">
            <text:p>11</text:p>
          </table:table-cell>
          <table:table-cell office:value-type="float" office:value="4080.842">
            <text:p>4080.842</text:p>
          </table:table-cell>
          <table:table-cell table:formula="of:=[.C367]-[.A367]" office:value-type="float" office:value="1.00800000000027">
            <text:p>1.008</text:p>
          </table:table-cell>
          <table:table-cell table:number-columns-repeated="3"/>
        </table:table-row>
        <table:table-row table:style-name="ro1">
          <table:table-cell office:value-type="float" office:value="4080.842">
            <text:p>4080.842</text:p>
          </table:table-cell>
          <table:table-cell office:value-type="float" office:value="6">
            <text:p>6</text:p>
          </table:table-cell>
          <table:table-cell office:value-type="float" office:value="4081.85">
            <text:p>4081.850</text:p>
          </table:table-cell>
          <table:table-cell table:formula="of:=[.C368]-[.A368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081.85">
            <text:p>4081.850</text:p>
          </table:table-cell>
          <table:table-cell office:value-type="float" office:value="16">
            <text:p>16</text:p>
          </table:table-cell>
          <table:table-cell office:value-type="float" office:value="4082.859">
            <text:p>4082.859</text:p>
          </table:table-cell>
          <table:table-cell table:formula="of:=[.C369]-[.A369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082.859">
            <text:p>4082.859</text:p>
          </table:table-cell>
          <table:table-cell office:value-type="float" office:value="14">
            <text:p>14</text:p>
          </table:table-cell>
          <table:table-cell office:value-type="float" office:value="4083.871">
            <text:p>4083.871</text:p>
          </table:table-cell>
          <table:table-cell table:formula="of:=[.C370]-[.A370]" office:value-type="float" office:value="1.01200000000017">
            <text:p>1.012</text:p>
          </table:table-cell>
          <table:table-cell table:number-columns-repeated="3"/>
        </table:table-row>
        <table:table-row table:style-name="ro1">
          <table:table-cell office:value-type="float" office:value="4083.871">
            <text:p>4083.871</text:p>
          </table:table-cell>
          <table:table-cell office:value-type="float" office:value="14">
            <text:p>14</text:p>
          </table:table-cell>
          <table:table-cell office:value-type="float" office:value="4084.878">
            <text:p>4084.878</text:p>
          </table:table-cell>
          <table:table-cell table:formula="of:=[.C371]-[.A371]" office:value-type="float" office:value="1.00700000000006">
            <text:p>1.007</text:p>
          </table:table-cell>
          <table:table-cell table:number-columns-repeated="3"/>
        </table:table-row>
        <table:table-row table:style-name="ro1">
          <table:table-cell office:value-type="float" office:value="4084.878">
            <text:p>4084.878</text:p>
          </table:table-cell>
          <table:table-cell office:value-type="float" office:value="12">
            <text:p>12</text:p>
          </table:table-cell>
          <table:table-cell office:value-type="float" office:value="4085.883">
            <text:p>4085.883</text:p>
          </table:table-cell>
          <table:table-cell table:formula="of:=[.C372]-[.A372]" office:value-type="float" office:value="1.00499999999965">
            <text:p>1.005</text:p>
          </table:table-cell>
          <table:table-cell table:number-columns-repeated="3"/>
        </table:table-row>
        <table:table-row table:style-name="ro1">
          <table:table-cell office:value-type="float" office:value="4085.883">
            <text:p>4085.883</text:p>
          </table:table-cell>
          <table:table-cell office:value-type="float" office:value="17">
            <text:p>17</text:p>
          </table:table-cell>
          <table:table-cell office:value-type="float" office:value="4086.893">
            <text:p>4086.893</text:p>
          </table:table-cell>
          <table:table-cell table:formula="of:=[.C373]-[.A373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086.893">
            <text:p>4086.893</text:p>
          </table:table-cell>
          <table:table-cell office:value-type="float" office:value="13">
            <text:p>13</text:p>
          </table:table-cell>
          <table:table-cell office:value-type="float" office:value="4087.905">
            <text:p>4087.905</text:p>
          </table:table-cell>
          <table:table-cell table:formula="of:=[.C374]-[.A374]" office:value-type="float" office:value="1.01200000000017">
            <text:p>1.012</text:p>
          </table:table-cell>
          <table:table-cell table:number-columns-repeated="3"/>
        </table:table-row>
        <table:table-row table:style-name="ro1">
          <table:table-cell office:value-type="float" office:value="4087.905">
            <text:p>4087.905</text:p>
          </table:table-cell>
          <table:table-cell office:value-type="float" office:value="12">
            <text:p>12</text:p>
          </table:table-cell>
          <table:table-cell office:value-type="float" office:value="4088.915">
            <text:p>4088.915</text:p>
          </table:table-cell>
          <table:table-cell table:formula="of:=[.C375]-[.A375]" office:value-type="float" office:value="1.00999999999976">
            <text:p>1.010</text:p>
          </table:table-cell>
          <table:table-cell table:number-columns-repeated="3"/>
        </table:table-row>
        <table:table-row table:style-name="ro1">
          <table:table-cell office:value-type="float" office:value="4088.915">
            <text:p>4088.915</text:p>
          </table:table-cell>
          <table:table-cell office:value-type="float" office:value="6">
            <text:p>6</text:p>
          </table:table-cell>
          <table:table-cell office:value-type="float" office:value="4089.926">
            <text:p>4089.926</text:p>
          </table:table-cell>
          <table:table-cell table:formula="of:=[.C376]-[.A376]" office:value-type="float" office:value="1.01099999999997">
            <text:p>1.011</text:p>
          </table:table-cell>
          <table:table-cell table:number-columns-repeated="3"/>
        </table:table-row>
        <table:table-row table:style-name="ro1">
          <table:table-cell office:value-type="float" office:value="4089.926">
            <text:p>4089.926</text:p>
          </table:table-cell>
          <table:table-cell office:value-type="float" office:value="6">
            <text:p>6</text:p>
          </table:table-cell>
          <table:table-cell office:value-type="float" office:value="4090.934">
            <text:p>4090.934</text:p>
          </table:table-cell>
          <table:table-cell table:formula="of:=[.C377]-[.A377]" office:value-type="float" office:value="1.00800000000027">
            <text:p>1.008</text:p>
          </table:table-cell>
          <table:table-cell table:number-columns-repeated="3"/>
        </table:table-row>
        <table:table-row table:style-name="ro1">
          <table:table-cell office:value-type="float" office:value="4090.934">
            <text:p>4090.934</text:p>
          </table:table-cell>
          <table:table-cell office:value-type="float" office:value="14">
            <text:p>14</text:p>
          </table:table-cell>
          <table:table-cell office:value-type="float" office:value="4091.944">
            <text:p>4091.944</text:p>
          </table:table-cell>
          <table:table-cell table:formula="of:=[.C378]-[.A378]" office:value-type="float" office:value="1.00999999999976">
            <text:p>1.010</text:p>
          </table:table-cell>
          <table:table-cell table:number-columns-repeated="3"/>
        </table:table-row>
        <table:table-row table:style-name="ro1">
          <table:table-cell office:value-type="float" office:value="4091.944">
            <text:p>4091.944</text:p>
          </table:table-cell>
          <table:table-cell office:value-type="float" office:value="8">
            <text:p>8</text:p>
          </table:table-cell>
          <table:table-cell office:value-type="float" office:value="4092.957">
            <text:p>4092.957</text:p>
          </table:table-cell>
          <table:table-cell table:formula="of:=[.C379]-[.A379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092.957">
            <text:p>4092.957</text:p>
          </table:table-cell>
          <table:table-cell office:value-type="float" office:value="13">
            <text:p>13</text:p>
          </table:table-cell>
          <table:table-cell office:value-type="float" office:value="4093.97">
            <text:p>4093.970</text:p>
          </table:table-cell>
          <table:table-cell table:formula="of:=[.C380]-[.A380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093.97">
            <text:p>4093.970</text:p>
          </table:table-cell>
          <table:table-cell office:value-type="float" office:value="5">
            <text:p>5</text:p>
          </table:table-cell>
          <table:table-cell office:value-type="float" office:value="4094.984">
            <text:p>4094.984</text:p>
          </table:table-cell>
          <table:table-cell table:formula="of:=[.C381]-[.A381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094.984">
            <text:p>4094.984</text:p>
          </table:table-cell>
          <table:table-cell office:value-type="float" office:value="12">
            <text:p>12</text:p>
          </table:table-cell>
          <table:table-cell office:value-type="float" office:value="4095.991">
            <text:p>4095.991</text:p>
          </table:table-cell>
          <table:table-cell table:formula="of:=[.C382]-[.A382]" office:value-type="float" office:value="1.00700000000006">
            <text:p>1.007</text:p>
          </table:table-cell>
          <table:table-cell table:number-columns-repeated="3"/>
        </table:table-row>
        <table:table-row table:style-name="ro1">
          <table:table-cell office:value-type="float" office:value="4095.991">
            <text:p>4095.991</text:p>
          </table:table-cell>
          <table:table-cell office:value-type="float" office:value="14">
            <text:p>14</text:p>
          </table:table-cell>
          <table:table-cell office:value-type="float" office:value="4097.002">
            <text:p>4097.002</text:p>
          </table:table-cell>
          <table:table-cell table:formula="of:=[.C383]-[.A383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097.002">
            <text:p>4097.002</text:p>
          </table:table-cell>
          <table:table-cell office:value-type="float" office:value="15">
            <text:p>15</text:p>
          </table:table-cell>
          <table:table-cell office:value-type="float" office:value="4098.009">
            <text:p>4098.009</text:p>
          </table:table-cell>
          <table:table-cell table:formula="of:=[.C384]-[.A384]" office:value-type="float" office:value="1.00699999999961">
            <text:p>1.007</text:p>
          </table:table-cell>
          <table:table-cell table:number-columns-repeated="3"/>
        </table:table-row>
        <table:table-row table:style-name="ro1">
          <table:table-cell office:value-type="float" office:value="4098.009">
            <text:p>4098.009</text:p>
          </table:table-cell>
          <table:table-cell office:value-type="float" office:value="26">
            <text:p>26</text:p>
          </table:table-cell>
          <table:table-cell office:value-type="float" office:value="4099.014">
            <text:p>4099.014</text:p>
          </table:table-cell>
          <table:table-cell table:formula="of:=[.C385]-[.A385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099.014">
            <text:p>4099.014</text:p>
          </table:table-cell>
          <table:table-cell office:value-type="float" office:value="27">
            <text:p>27</text:p>
          </table:table-cell>
          <table:table-cell office:value-type="float" office:value="4100.018">
            <text:p>4100.018</text:p>
          </table:table-cell>
          <table:table-cell table:formula="of:=[.C386]-[.A386]" office:value-type="float" office:value="1.00399999999991">
            <text:p>1.004</text:p>
          </table:table-cell>
          <table:table-cell table:number-columns-repeated="3"/>
        </table:table-row>
        <table:table-row table:style-name="ro1">
          <table:table-cell office:value-type="float" office:value="4100.018">
            <text:p>4100.018</text:p>
          </table:table-cell>
          <table:table-cell office:value-type="float" office:value="28">
            <text:p>28</text:p>
          </table:table-cell>
          <table:table-cell office:value-type="float" office:value="4101.025">
            <text:p>4101.025</text:p>
          </table:table-cell>
          <table:table-cell table:formula="of:=[.C387]-[.A387]" office:value-type="float" office:value="1.00699999999961">
            <text:p>1.007</text:p>
          </table:table-cell>
          <table:table-cell table:number-columns-repeated="3"/>
        </table:table-row>
        <table:table-row table:style-name="ro1">
          <table:table-cell office:value-type="float" office:value="4101.025">
            <text:p>4101.025</text:p>
          </table:table-cell>
          <table:table-cell office:value-type="float" office:value="33">
            <text:p>33</text:p>
          </table:table-cell>
          <table:table-cell office:value-type="float" office:value="4102.031">
            <text:p>4102.031</text:p>
          </table:table-cell>
          <table:table-cell table:formula="of:=[.C388]-[.A388]" office:value-type="float" office:value="1.00600000000031">
            <text:p>1.006</text:p>
          </table:table-cell>
          <table:table-cell table:number-columns-repeated="3"/>
        </table:table-row>
        <table:table-row table:style-name="ro1">
          <table:table-cell office:value-type="float" office:value="4102.031">
            <text:p>4102.031</text:p>
          </table:table-cell>
          <table:table-cell office:value-type="float" office:value="33">
            <text:p>33</text:p>
          </table:table-cell>
          <table:table-cell office:value-type="float" office:value="4103.043">
            <text:p>4103.043</text:p>
          </table:table-cell>
          <table:table-cell table:formula="of:=[.C389]-[.A389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103.043">
            <text:p>4103.043</text:p>
          </table:table-cell>
          <table:table-cell office:value-type="float" office:value="18">
            <text:p>18</text:p>
          </table:table-cell>
          <table:table-cell office:value-type="float" office:value="4104.053">
            <text:p>4104.053</text:p>
          </table:table-cell>
          <table:table-cell table:formula="of:=[.C390]-[.A390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104.053">
            <text:p>4104.053</text:p>
          </table:table-cell>
          <table:table-cell office:value-type="float" office:value="20">
            <text:p>20</text:p>
          </table:table-cell>
          <table:table-cell office:value-type="float" office:value="4105.065">
            <text:p>4105.065</text:p>
          </table:table-cell>
          <table:table-cell table:formula="of:=[.C391]-[.A391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105.065">
            <text:p>4105.065</text:p>
          </table:table-cell>
          <table:table-cell office:value-type="float" office:value="23">
            <text:p>23</text:p>
          </table:table-cell>
          <table:table-cell office:value-type="float" office:value="4106.077">
            <text:p>4106.077</text:p>
          </table:table-cell>
          <table:table-cell table:formula="of:=[.C392]-[.A392]" office:value-type="float" office:value="1.01200000000063">
            <text:p>1.012</text:p>
          </table:table-cell>
          <table:table-cell table:number-columns-repeated="3"/>
        </table:table-row>
        <table:table-row table:style-name="ro1">
          <table:table-cell office:value-type="float" office:value="4106.077">
            <text:p>4106.077</text:p>
          </table:table-cell>
          <table:table-cell office:value-type="float" office:value="17">
            <text:p>17</text:p>
          </table:table-cell>
          <table:table-cell office:value-type="float" office:value="4107.087">
            <text:p>4107.087</text:p>
          </table:table-cell>
          <table:table-cell table:formula="of:=[.C393]-[.A393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107.087">
            <text:p>4107.087</text:p>
          </table:table-cell>
          <table:table-cell office:value-type="float" office:value="13">
            <text:p>13</text:p>
          </table:table-cell>
          <table:table-cell office:value-type="float" office:value="4108.101">
            <text:p>4108.101</text:p>
          </table:table-cell>
          <table:table-cell table:formula="of:=[.C394]-[.A394]" office:value-type="float" office:value="1.01399999999921">
            <text:p>1.014</text:p>
          </table:table-cell>
          <table:table-cell table:number-columns-repeated="3"/>
        </table:table-row>
        <table:table-row table:style-name="ro1">
          <table:table-cell office:value-type="float" office:value="4108.101">
            <text:p>4108.101</text:p>
          </table:table-cell>
          <table:table-cell office:value-type="float" office:value="14">
            <text:p>14</text:p>
          </table:table-cell>
          <table:table-cell office:value-type="float" office:value="4109.112">
            <text:p>4109.112</text:p>
          </table:table-cell>
          <table:table-cell table:formula="of:=[.C395]-[.A395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109.112">
            <text:p>4109.112</text:p>
          </table:table-cell>
          <table:table-cell office:value-type="float" office:value="6">
            <text:p>6</text:p>
          </table:table-cell>
          <table:table-cell office:value-type="float" office:value="4110.125">
            <text:p>4110.125</text:p>
          </table:table-cell>
          <table:table-cell table:formula="of:=[.C396]-[.A396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110.125">
            <text:p>4110.125</text:p>
          </table:table-cell>
          <table:table-cell office:value-type="float" office:value="11">
            <text:p>11</text:p>
          </table:table-cell>
          <table:table-cell office:value-type="float" office:value="4111.132">
            <text:p>4111.132</text:p>
          </table:table-cell>
          <table:table-cell table:formula="of:=[.C397]-[.A397]" office:value-type="float" office:value="1.00699999999961">
            <text:p>1.007</text:p>
          </table:table-cell>
          <table:table-cell table:number-columns-repeated="3"/>
        </table:table-row>
        <table:table-row table:style-name="ro1">
          <table:table-cell office:value-type="float" office:value="4111.132">
            <text:p>4111.132</text:p>
          </table:table-cell>
          <table:table-cell office:value-type="float" office:value="19">
            <text:p>19</text:p>
          </table:table-cell>
          <table:table-cell office:value-type="float" office:value="4112.143">
            <text:p>4112.143</text:p>
          </table:table-cell>
          <table:table-cell table:formula="of:=[.C398]-[.A398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112.143">
            <text:p>4112.143</text:p>
          </table:table-cell>
          <table:table-cell office:value-type="float" office:value="15">
            <text:p>15</text:p>
          </table:table-cell>
          <table:table-cell office:value-type="float" office:value="4113.156">
            <text:p>4113.156</text:p>
          </table:table-cell>
          <table:table-cell table:formula="of:=[.C399]-[.A399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113.156">
            <text:p>4113.156</text:p>
          </table:table-cell>
          <table:table-cell office:value-type="float" office:value="13">
            <text:p>13</text:p>
          </table:table-cell>
          <table:table-cell office:value-type="float" office:value="4114.169">
            <text:p>4114.169</text:p>
          </table:table-cell>
          <table:table-cell table:formula="of:=[.C400]-[.A400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114.169">
            <text:p>4114.169</text:p>
          </table:table-cell>
          <table:table-cell office:value-type="float" office:value="16">
            <text:p>16</text:p>
          </table:table-cell>
          <table:table-cell office:value-type="float" office:value="4115.183">
            <text:p>4115.183</text:p>
          </table:table-cell>
          <table:table-cell table:formula="of:=[.C401]-[.A401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115.183">
            <text:p>4115.183</text:p>
          </table:table-cell>
          <table:table-cell office:value-type="float" office:value="18">
            <text:p>18</text:p>
          </table:table-cell>
          <table:table-cell office:value-type="float" office:value="4116.191">
            <text:p>4116.191</text:p>
          </table:table-cell>
          <table:table-cell table:formula="of:=[.C402]-[.A402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116.191">
            <text:p>4116.191</text:p>
          </table:table-cell>
          <table:table-cell office:value-type="float" office:value="16">
            <text:p>16</text:p>
          </table:table-cell>
          <table:table-cell office:value-type="float" office:value="4117.201">
            <text:p>4117.201</text:p>
          </table:table-cell>
          <table:table-cell table:formula="of:=[.C403]-[.A403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117.201">
            <text:p>4117.201</text:p>
          </table:table-cell>
          <table:table-cell office:value-type="float" office:value="15">
            <text:p>15</text:p>
          </table:table-cell>
          <table:table-cell office:value-type="float" office:value="4118.208">
            <text:p>4118.208</text:p>
          </table:table-cell>
          <table:table-cell table:formula="of:=[.C404]-[.A404]" office:value-type="float" office:value="1.00699999999961">
            <text:p>1.007</text:p>
          </table:table-cell>
          <table:table-cell table:number-columns-repeated="3"/>
        </table:table-row>
        <table:table-row table:style-name="ro1">
          <table:table-cell office:value-type="float" office:value="4118.208">
            <text:p>4118.208</text:p>
          </table:table-cell>
          <table:table-cell office:value-type="float" office:value="17">
            <text:p>17</text:p>
          </table:table-cell>
          <table:table-cell office:value-type="float" office:value="4119.217">
            <text:p>4119.217</text:p>
          </table:table-cell>
          <table:table-cell table:formula="of:=[.C405]-[.A405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119.217">
            <text:p>4119.217</text:p>
          </table:table-cell>
          <table:table-cell office:value-type="float" office:value="5">
            <text:p>5</text:p>
          </table:table-cell>
          <table:table-cell office:value-type="float" office:value="4120.225">
            <text:p>4120.225</text:p>
          </table:table-cell>
          <table:table-cell table:formula="of:=[.C406]-[.A406]" office:value-type="float" office:value="1.00800000000072">
            <text:p>1.008</text:p>
          </table:table-cell>
          <table:table-cell table:number-columns-repeated="3"/>
        </table:table-row>
        <table:table-row table:style-name="ro1">
          <table:table-cell office:value-type="float" office:value="4120.225">
            <text:p>4120.225</text:p>
          </table:table-cell>
          <table:table-cell office:value-type="float" office:value="5">
            <text:p>5</text:p>
          </table:table-cell>
          <table:table-cell office:value-type="float" office:value="4121.234">
            <text:p>4121.234</text:p>
          </table:table-cell>
          <table:table-cell table:formula="of:=[.C407]-[.A407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121.234">
            <text:p>4121.234</text:p>
          </table:table-cell>
          <table:table-cell office:value-type="float" office:value="18">
            <text:p>18</text:p>
          </table:table-cell>
          <table:table-cell office:value-type="float" office:value="4122.245">
            <text:p>4122.245</text:p>
          </table:table-cell>
          <table:table-cell table:formula="of:=[.C408]-[.A408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122.245">
            <text:p>4122.245</text:p>
          </table:table-cell>
          <table:table-cell office:value-type="float" office:value="16">
            <text:p>16</text:p>
          </table:table-cell>
          <table:table-cell office:value-type="float" office:value="4123.259">
            <text:p>4123.259</text:p>
          </table:table-cell>
          <table:table-cell table:formula="of:=[.C409]-[.A409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123.259">
            <text:p>4123.259</text:p>
          </table:table-cell>
          <table:table-cell office:value-type="float" office:value="6">
            <text:p>6</text:p>
          </table:table-cell>
          <table:table-cell office:value-type="float" office:value="4124.272">
            <text:p>4124.272</text:p>
          </table:table-cell>
          <table:table-cell table:formula="of:=[.C410]-[.A410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124.272">
            <text:p>4124.272</text:p>
          </table:table-cell>
          <table:table-cell office:value-type="float" office:value="18">
            <text:p>18</text:p>
          </table:table-cell>
          <table:table-cell office:value-type="float" office:value="4125.285">
            <text:p>4125.285</text:p>
          </table:table-cell>
          <table:table-cell table:formula="of:=[.C411]-[.A411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125.285">
            <text:p>4125.285</text:p>
          </table:table-cell>
          <table:table-cell office:value-type="float" office:value="15">
            <text:p>15</text:p>
          </table:table-cell>
          <table:table-cell office:value-type="float" office:value="4126.298">
            <text:p>4126.298</text:p>
          </table:table-cell>
          <table:table-cell table:formula="of:=[.C412]-[.A412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126.298">
            <text:p>4126.298</text:p>
          </table:table-cell>
          <table:table-cell office:value-type="float" office:value="14">
            <text:p>14</text:p>
          </table:table-cell>
          <table:table-cell office:value-type="float" office:value="4127.312">
            <text:p>4127.312</text:p>
          </table:table-cell>
          <table:table-cell table:formula="of:=[.C413]-[.A413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127.312">
            <text:p>4127.312</text:p>
          </table:table-cell>
          <table:table-cell office:value-type="float" office:value="14">
            <text:p>14</text:p>
          </table:table-cell>
          <table:table-cell office:value-type="float" office:value="4128.324">
            <text:p>4128.324</text:p>
          </table:table-cell>
          <table:table-cell table:formula="of:=[.C414]-[.A414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128.324">
            <text:p>4128.324</text:p>
          </table:table-cell>
          <table:table-cell office:value-type="float" office:value="19">
            <text:p>19</text:p>
          </table:table-cell>
          <table:table-cell office:value-type="float" office:value="4129.335">
            <text:p>4129.335</text:p>
          </table:table-cell>
          <table:table-cell table:formula="of:=[.C415]-[.A415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129.335">
            <text:p>4129.335</text:p>
          </table:table-cell>
          <table:table-cell office:value-type="float" office:value="5">
            <text:p>5</text:p>
          </table:table-cell>
          <table:table-cell office:value-type="float" office:value="4130.34">
            <text:p>4130.340</text:p>
          </table:table-cell>
          <table:table-cell table:formula="of:=[.C416]-[.A416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130.34">
            <text:p>4130.340</text:p>
          </table:table-cell>
          <table:table-cell office:value-type="float" office:value="25">
            <text:p>25</text:p>
          </table:table-cell>
          <table:table-cell office:value-type="float" office:value="4131.345">
            <text:p>4131.345</text:p>
          </table:table-cell>
          <table:table-cell table:formula="of:=[.C417]-[.A417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131.345">
            <text:p>4131.345</text:p>
          </table:table-cell>
          <table:table-cell office:value-type="float" office:value="24">
            <text:p>24</text:p>
          </table:table-cell>
          <table:table-cell office:value-type="float" office:value="4132.355">
            <text:p>4132.355</text:p>
          </table:table-cell>
          <table:table-cell table:formula="of:=[.C418]-[.A418]" office:value-type="float" office:value="1.00999999999931">
            <text:p>1.010</text:p>
          </table:table-cell>
          <table:table-cell table:number-columns-repeated="3"/>
        </table:table-row>
        <table:table-row table:style-name="ro1">
          <table:table-cell office:value-type="float" office:value="4132.355">
            <text:p>4132.355</text:p>
          </table:table-cell>
          <table:table-cell office:value-type="float" office:value="18">
            <text:p>18</text:p>
          </table:table-cell>
          <table:table-cell office:value-type="float" office:value="4133.37">
            <text:p>4133.370</text:p>
          </table:table-cell>
          <table:table-cell table:formula="of:=[.C419]-[.A419]" office:value-type="float" office:value="1.01500000000033">
            <text:p>1.015</text:p>
          </table:table-cell>
          <table:table-cell table:number-columns-repeated="3"/>
        </table:table-row>
        <table:table-row table:style-name="ro1">
          <table:table-cell office:value-type="float" office:value="4133.37">
            <text:p>4133.370</text:p>
          </table:table-cell>
          <table:table-cell office:value-type="float" office:value="10">
            <text:p>10</text:p>
          </table:table-cell>
          <table:table-cell office:value-type="float" office:value="4134.383">
            <text:p>4134.383</text:p>
          </table:table-cell>
          <table:table-cell table:formula="of:=[.C420]-[.A420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134.383">
            <text:p>4134.383</text:p>
          </table:table-cell>
          <table:table-cell office:value-type="float" office:value="6">
            <text:p>6</text:p>
          </table:table-cell>
          <table:table-cell office:value-type="float" office:value="4135.397">
            <text:p>4135.397</text:p>
          </table:table-cell>
          <table:table-cell table:formula="of:=[.C421]-[.A421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135.397">
            <text:p>4135.397</text:p>
          </table:table-cell>
          <table:table-cell office:value-type="float" office:value="7">
            <text:p>7</text:p>
          </table:table-cell>
          <table:table-cell office:value-type="float" office:value="4136.406">
            <text:p>4136.406</text:p>
          </table:table-cell>
          <table:table-cell table:formula="of:=[.C422]-[.A422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136.406">
            <text:p>4136.406</text:p>
          </table:table-cell>
          <table:table-cell office:value-type="float" office:value="17">
            <text:p>17</text:p>
          </table:table-cell>
          <table:table-cell office:value-type="float" office:value="4137.411">
            <text:p>4137.411</text:p>
          </table:table-cell>
          <table:table-cell table:formula="of:=[.C423]-[.A423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137.411">
            <text:p>4137.411</text:p>
          </table:table-cell>
          <table:table-cell office:value-type="float" office:value="23">
            <text:p>23</text:p>
          </table:table-cell>
          <table:table-cell office:value-type="float" office:value="4138.42">
            <text:p>4138.420</text:p>
          </table:table-cell>
          <table:table-cell table:formula="of:=[.C424]-[.A424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138.42">
            <text:p>4138.420</text:p>
          </table:table-cell>
          <table:table-cell office:value-type="float" office:value="20">
            <text:p>20</text:p>
          </table:table-cell>
          <table:table-cell office:value-type="float" office:value="4139.425">
            <text:p>4139.425</text:p>
          </table:table-cell>
          <table:table-cell table:formula="of:=[.C425]-[.A425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139.425">
            <text:p>4139.425</text:p>
          </table:table-cell>
          <table:table-cell office:value-type="float" office:value="24">
            <text:p>24</text:p>
          </table:table-cell>
          <table:table-cell office:value-type="float" office:value="4140.431">
            <text:p>4140.431</text:p>
          </table:table-cell>
          <table:table-cell table:formula="of:=[.C426]-[.A426]" office:value-type="float" office:value="1.0059999999994">
            <text:p>1.006</text:p>
          </table:table-cell>
          <table:table-cell table:number-columns-repeated="3"/>
        </table:table-row>
        <table:table-row table:style-name="ro1">
          <table:table-cell office:value-type="float" office:value="4140.431">
            <text:p>4140.431</text:p>
          </table:table-cell>
          <table:table-cell office:value-type="float" office:value="21">
            <text:p>21</text:p>
          </table:table-cell>
          <table:table-cell office:value-type="float" office:value="4141.436">
            <text:p>4141.436</text:p>
          </table:table-cell>
          <table:table-cell table:formula="of:=[.C427]-[.A427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141.436">
            <text:p>4141.436</text:p>
          </table:table-cell>
          <table:table-cell office:value-type="float" office:value="16">
            <text:p>16</text:p>
          </table:table-cell>
          <table:table-cell office:value-type="float" office:value="4142.448">
            <text:p>4142.448</text:p>
          </table:table-cell>
          <table:table-cell table:formula="of:=[.C428]-[.A428]" office:value-type="float" office:value="1.01200000000063">
            <text:p>1.012</text:p>
          </table:table-cell>
          <table:table-cell table:number-columns-repeated="3"/>
        </table:table-row>
        <table:table-row table:style-name="ro1">
          <table:table-cell office:value-type="float" office:value="4142.448">
            <text:p>4142.448</text:p>
          </table:table-cell>
          <table:table-cell office:value-type="float" office:value="26">
            <text:p>26</text:p>
          </table:table-cell>
          <table:table-cell office:value-type="float" office:value="4143.456">
            <text:p>4143.456</text:p>
          </table:table-cell>
          <table:table-cell table:formula="of:=[.C429]-[.A429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143.456">
            <text:p>4143.456</text:p>
          </table:table-cell>
          <table:table-cell office:value-type="float" office:value="26">
            <text:p>26</text:p>
          </table:table-cell>
          <table:table-cell office:value-type="float" office:value="4144.466">
            <text:p>4144.466</text:p>
          </table:table-cell>
          <table:table-cell table:formula="of:=[.C430]-[.A430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144.466">
            <text:p>4144.466</text:p>
          </table:table-cell>
          <table:table-cell office:value-type="float" office:value="30">
            <text:p>30</text:p>
          </table:table-cell>
          <table:table-cell office:value-type="float" office:value="4145.478">
            <text:p>4145.478</text:p>
          </table:table-cell>
          <table:table-cell table:formula="of:=[.C431]-[.A431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145.478">
            <text:p>4145.478</text:p>
          </table:table-cell>
          <table:table-cell office:value-type="float" office:value="27">
            <text:p>27</text:p>
          </table:table-cell>
          <table:table-cell office:value-type="float" office:value="4146.485">
            <text:p>4146.485</text:p>
          </table:table-cell>
          <table:table-cell table:formula="of:=[.C432]-[.A432]" office:value-type="float" office:value="1.00699999999961">
            <text:p>1.007</text:p>
          </table:table-cell>
          <table:table-cell table:number-columns-repeated="3"/>
        </table:table-row>
        <table:table-row table:style-name="ro1">
          <table:table-cell office:value-type="float" office:value="4146.485">
            <text:p>4146.485</text:p>
          </table:table-cell>
          <table:table-cell office:value-type="float" office:value="22">
            <text:p>22</text:p>
          </table:table-cell>
          <table:table-cell office:value-type="float" office:value="4147.495">
            <text:p>4147.495</text:p>
          </table:table-cell>
          <table:table-cell table:formula="of:=[.C433]-[.A433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147.495">
            <text:p>4147.495</text:p>
          </table:table-cell>
          <table:table-cell office:value-type="float" office:value="27">
            <text:p>27</text:p>
          </table:table-cell>
          <table:table-cell office:value-type="float" office:value="4148.508">
            <text:p>4148.508</text:p>
          </table:table-cell>
          <table:table-cell table:formula="of:=[.C434]-[.A434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148.508">
            <text:p>4148.508</text:p>
          </table:table-cell>
          <table:table-cell office:value-type="float" office:value="20">
            <text:p>20</text:p>
          </table:table-cell>
          <table:table-cell office:value-type="float" office:value="4149.516">
            <text:p>4149.516</text:p>
          </table:table-cell>
          <table:table-cell table:formula="of:=[.C435]-[.A435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149.516">
            <text:p>4149.516</text:p>
          </table:table-cell>
          <table:table-cell office:value-type="float" office:value="24">
            <text:p>24</text:p>
          </table:table-cell>
          <table:table-cell office:value-type="float" office:value="4150.526">
            <text:p>4150.526</text:p>
          </table:table-cell>
          <table:table-cell table:formula="of:=[.C436]-[.A436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150.526">
            <text:p>4150.526</text:p>
          </table:table-cell>
          <table:table-cell office:value-type="float" office:value="21">
            <text:p>21</text:p>
          </table:table-cell>
          <table:table-cell office:value-type="float" office:value="4151.534">
            <text:p>4151.534</text:p>
          </table:table-cell>
          <table:table-cell table:formula="of:=[.C437]-[.A437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151.534">
            <text:p>4151.534</text:p>
          </table:table-cell>
          <table:table-cell office:value-type="float" office:value="21">
            <text:p>21</text:p>
          </table:table-cell>
          <table:table-cell office:value-type="float" office:value="4152.538">
            <text:p>4152.538</text:p>
          </table:table-cell>
          <table:table-cell table:formula="of:=[.C438]-[.A438]" office:value-type="float" office:value="1.00399999999991">
            <text:p>1.004</text:p>
          </table:table-cell>
          <table:table-cell table:number-columns-repeated="3"/>
        </table:table-row>
        <table:table-row table:style-name="ro1">
          <table:table-cell office:value-type="float" office:value="4152.538">
            <text:p>4152.538</text:p>
          </table:table-cell>
          <table:table-cell office:value-type="float" office:value="27">
            <text:p>27</text:p>
          </table:table-cell>
          <table:table-cell office:value-type="float" office:value="4153.543">
            <text:p>4153.543</text:p>
          </table:table-cell>
          <table:table-cell table:formula="of:=[.C439]-[.A439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153.543">
            <text:p>4153.543</text:p>
          </table:table-cell>
          <table:table-cell office:value-type="float" office:value="33">
            <text:p>33</text:p>
          </table:table-cell>
          <table:table-cell office:value-type="float" office:value="4154.549">
            <text:p>4154.549</text:p>
          </table:table-cell>
          <table:table-cell table:formula="of:=[.C440]-[.A440]" office:value-type="float" office:value="1.00600000000031">
            <text:p>1.006</text:p>
          </table:table-cell>
          <table:table-cell table:number-columns-repeated="3"/>
        </table:table-row>
        <table:table-row table:style-name="ro1">
          <table:table-cell office:value-type="float" office:value="4154.549">
            <text:p>4154.549</text:p>
          </table:table-cell>
          <table:table-cell office:value-type="float" office:value="29">
            <text:p>29</text:p>
          </table:table-cell>
          <table:table-cell office:value-type="float" office:value="4155.555">
            <text:p>4155.555</text:p>
          </table:table-cell>
          <table:table-cell table:formula="of:=[.C441]-[.A441]" office:value-type="float" office:value="1.00600000000031">
            <text:p>1.006</text:p>
          </table:table-cell>
          <table:table-cell table:number-columns-repeated="3"/>
        </table:table-row>
        <table:table-row table:style-name="ro1">
          <table:table-cell office:value-type="float" office:value="4155.555">
            <text:p>4155.555</text:p>
          </table:table-cell>
          <table:table-cell office:value-type="float" office:value="28">
            <text:p>28</text:p>
          </table:table-cell>
          <table:table-cell office:value-type="float" office:value="4156.563">
            <text:p>4156.563</text:p>
          </table:table-cell>
          <table:table-cell table:formula="of:=[.C442]-[.A442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156.563">
            <text:p>4156.563</text:p>
          </table:table-cell>
          <table:table-cell office:value-type="float" office:value="24">
            <text:p>24</text:p>
          </table:table-cell>
          <table:table-cell office:value-type="float" office:value="4157.567">
            <text:p>4157.567</text:p>
          </table:table-cell>
          <table:table-cell table:formula="of:=[.C443]-[.A443]" office:value-type="float" office:value="1.00399999999991">
            <text:p>1.004</text:p>
          </table:table-cell>
          <table:table-cell table:number-columns-repeated="3"/>
        </table:table-row>
        <table:table-row table:style-name="ro1">
          <table:table-cell office:value-type="float" office:value="4157.567">
            <text:p>4157.567</text:p>
          </table:table-cell>
          <table:table-cell office:value-type="float" office:value="17">
            <text:p>17</text:p>
          </table:table-cell>
          <table:table-cell office:value-type="float" office:value="4158.657">
            <text:p>4158.657</text:p>
          </table:table-cell>
          <table:table-cell table:formula="of:=[.C444]-[.A444]" office:value-type="float" office:value="1.09000000000015">
            <text:p>1.090</text:p>
          </table:table-cell>
          <table:table-cell table:number-columns-repeated="3"/>
        </table:table-row>
        <table:table-row table:style-name="ro1">
          <table:table-cell office:value-type="float" office:value="4158.657">
            <text:p>4158.657</text:p>
          </table:table-cell>
          <table:table-cell office:value-type="float" office:value="21">
            <text:p>21</text:p>
          </table:table-cell>
          <table:table-cell office:value-type="float" office:value="4159.667">
            <text:p>4159.667</text:p>
          </table:table-cell>
          <table:table-cell table:formula="of:=[.C445]-[.A445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159.667">
            <text:p>4159.667</text:p>
          </table:table-cell>
          <table:table-cell office:value-type="float" office:value="14">
            <text:p>14</text:p>
          </table:table-cell>
          <table:table-cell office:value-type="float" office:value="4160.675">
            <text:p>4160.675</text:p>
          </table:table-cell>
          <table:table-cell table:formula="of:=[.C446]-[.A446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160.675">
            <text:p>4160.675</text:p>
          </table:table-cell>
          <table:table-cell office:value-type="float" office:value="10">
            <text:p>10</text:p>
          </table:table-cell>
          <table:table-cell office:value-type="float" office:value="4161.68">
            <text:p>4161.680</text:p>
          </table:table-cell>
          <table:table-cell table:formula="of:=[.C447]-[.A447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161.68">
            <text:p>4161.680</text:p>
          </table:table-cell>
          <table:table-cell office:value-type="float" office:value="8">
            <text:p>8</text:p>
          </table:table-cell>
          <table:table-cell office:value-type="float" office:value="4162.693">
            <text:p>4162.693</text:p>
          </table:table-cell>
          <table:table-cell table:formula="of:=[.C448]-[.A448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162.693">
            <text:p>4162.693</text:p>
          </table:table-cell>
          <table:table-cell office:value-type="float" office:value="11">
            <text:p>11</text:p>
          </table:table-cell>
          <table:table-cell office:value-type="float" office:value="4163.706">
            <text:p>4163.706</text:p>
          </table:table-cell>
          <table:table-cell table:formula="of:=[.C449]-[.A449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163.706">
            <text:p>4163.706</text:p>
          </table:table-cell>
          <table:table-cell office:value-type="float" office:value="16">
            <text:p>16</text:p>
          </table:table-cell>
          <table:table-cell office:value-type="float" office:value="4164.713">
            <text:p>4164.713</text:p>
          </table:table-cell>
          <table:table-cell table:formula="of:=[.C450]-[.A450]" office:value-type="float" office:value="1.00699999999961">
            <text:p>1.007</text:p>
          </table:table-cell>
          <table:table-cell table:number-columns-repeated="3"/>
        </table:table-row>
        <table:table-row table:style-name="ro1">
          <table:table-cell office:value-type="float" office:value="4164.713">
            <text:p>4164.713</text:p>
          </table:table-cell>
          <table:table-cell office:value-type="float" office:value="8">
            <text:p>8</text:p>
          </table:table-cell>
          <table:table-cell office:value-type="float" office:value="4165.721">
            <text:p>4165.721</text:p>
          </table:table-cell>
          <table:table-cell table:formula="of:=[.C451]-[.A451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165.721">
            <text:p>4165.721</text:p>
          </table:table-cell>
          <table:table-cell office:value-type="float" office:value="14">
            <text:p>14</text:p>
          </table:table-cell>
          <table:table-cell office:value-type="float" office:value="4166.734">
            <text:p>4166.734</text:p>
          </table:table-cell>
          <table:table-cell table:formula="of:=[.C452]-[.A452]" office:value-type="float" office:value="1.01300000000083">
            <text:p>1.013</text:p>
          </table:table-cell>
          <table:table-cell table:number-columns-repeated="3"/>
        </table:table-row>
        <table:table-row table:style-name="ro1">
          <table:table-cell office:value-type="float" office:value="4166.734">
            <text:p>4166.734</text:p>
          </table:table-cell>
          <table:table-cell office:value-type="float" office:value="6">
            <text:p>6</text:p>
          </table:table-cell>
          <table:table-cell office:value-type="float" office:value="4167.746">
            <text:p>4167.746</text:p>
          </table:table-cell>
          <table:table-cell table:formula="of:=[.C453]-[.A453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167.746">
            <text:p>4167.746</text:p>
          </table:table-cell>
          <table:table-cell office:value-type="float" office:value="5">
            <text:p>5</text:p>
          </table:table-cell>
          <table:table-cell office:value-type="float" office:value="4168.756">
            <text:p>4168.756</text:p>
          </table:table-cell>
          <table:table-cell table:formula="of:=[.C454]-[.A454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168.756">
            <text:p>4168.756</text:p>
          </table:table-cell>
          <table:table-cell office:value-type="float" office:value="12">
            <text:p>12</text:p>
          </table:table-cell>
          <table:table-cell office:value-type="float" office:value="4169.772">
            <text:p>4169.772</text:p>
          </table:table-cell>
          <table:table-cell table:formula="of:=[.C455]-[.A455]" office:value-type="float" office:value="1.01599999999962">
            <text:p>1.016</text:p>
          </table:table-cell>
          <table:table-cell table:number-columns-repeated="3"/>
        </table:table-row>
        <table:table-row table:style-name="ro1">
          <table:table-cell office:value-type="float" office:value="4169.772">
            <text:p>4169.772</text:p>
          </table:table-cell>
          <table:table-cell office:value-type="float" office:value="6">
            <text:p>6</text:p>
          </table:table-cell>
          <table:table-cell office:value-type="float" office:value="4170.785">
            <text:p>4170.785</text:p>
          </table:table-cell>
          <table:table-cell table:formula="of:=[.C456]-[.A456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170.785">
            <text:p>4170.785</text:p>
          </table:table-cell>
          <table:table-cell office:value-type="float" office:value="11">
            <text:p>11</text:p>
          </table:table-cell>
          <table:table-cell office:value-type="float" office:value="4171.792">
            <text:p>4171.792</text:p>
          </table:table-cell>
          <table:table-cell table:formula="of:=[.C457]-[.A457]" office:value-type="float" office:value="1.00700000000052">
            <text:p>1.007</text:p>
          </table:table-cell>
          <table:table-cell table:number-columns-repeated="3"/>
        </table:table-row>
        <table:table-row table:style-name="ro1">
          <table:table-cell office:value-type="float" office:value="4171.792">
            <text:p>4171.792</text:p>
          </table:table-cell>
          <table:table-cell office:value-type="float" office:value="13">
            <text:p>13</text:p>
          </table:table-cell>
          <table:table-cell office:value-type="float" office:value="4172.802">
            <text:p>4172.802</text:p>
          </table:table-cell>
          <table:table-cell table:formula="of:=[.C458]-[.A458]" office:value-type="float" office:value="1.00999999999931">
            <text:p>1.010</text:p>
          </table:table-cell>
          <table:table-cell table:number-columns-repeated="3"/>
        </table:table-row>
        <table:table-row table:style-name="ro1">
          <table:table-cell office:value-type="float" office:value="4172.802">
            <text:p>4172.802</text:p>
          </table:table-cell>
          <table:table-cell office:value-type="float" office:value="13">
            <text:p>13</text:p>
          </table:table-cell>
          <table:table-cell office:value-type="float" office:value="4173.815">
            <text:p>4173.815</text:p>
          </table:table-cell>
          <table:table-cell table:formula="of:=[.C459]-[.A459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173.815">
            <text:p>4173.815</text:p>
          </table:table-cell>
          <table:table-cell office:value-type="float" office:value="10">
            <text:p>10</text:p>
          </table:table-cell>
          <table:table-cell office:value-type="float" office:value="4174.822">
            <text:p>4174.822</text:p>
          </table:table-cell>
          <table:table-cell table:formula="of:=[.C460]-[.A460]" office:value-type="float" office:value="1.00700000000052">
            <text:p>1.007</text:p>
          </table:table-cell>
          <table:table-cell table:number-columns-repeated="3"/>
        </table:table-row>
        <table:table-row table:style-name="ro1">
          <table:table-cell office:value-type="float" office:value="4174.822">
            <text:p>4174.822</text:p>
          </table:table-cell>
          <table:table-cell office:value-type="float" office:value="20">
            <text:p>20</text:p>
          </table:table-cell>
          <table:table-cell office:value-type="float" office:value="4175.827">
            <text:p>4175.827</text:p>
          </table:table-cell>
          <table:table-cell table:formula="of:=[.C461]-[.A461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175.827">
            <text:p>4175.827</text:p>
          </table:table-cell>
          <table:table-cell office:value-type="float" office:value="18">
            <text:p>18</text:p>
          </table:table-cell>
          <table:table-cell office:value-type="float" office:value="4176.835">
            <text:p>4176.835</text:p>
          </table:table-cell>
          <table:table-cell table:formula="of:=[.C462]-[.A462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176.835">
            <text:p>4176.835</text:p>
          </table:table-cell>
          <table:table-cell office:value-type="float" office:value="18">
            <text:p>18</text:p>
          </table:table-cell>
          <table:table-cell office:value-type="float" office:value="4177.843">
            <text:p>4177.843</text:p>
          </table:table-cell>
          <table:table-cell table:formula="of:=[.C463]-[.A463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177.843">
            <text:p>4177.843</text:p>
          </table:table-cell>
          <table:table-cell office:value-type="float" office:value="20">
            <text:p>20</text:p>
          </table:table-cell>
          <table:table-cell office:value-type="float" office:value="4178.848">
            <text:p>4178.848</text:p>
          </table:table-cell>
          <table:table-cell table:formula="of:=[.C464]-[.A464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178.848">
            <text:p>4178.848</text:p>
          </table:table-cell>
          <table:table-cell office:value-type="float" office:value="22">
            <text:p>22</text:p>
          </table:table-cell>
          <table:table-cell office:value-type="float" office:value="4179.856">
            <text:p>4179.856</text:p>
          </table:table-cell>
          <table:table-cell table:formula="of:=[.C465]-[.A465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179.856">
            <text:p>4179.856</text:p>
          </table:table-cell>
          <table:table-cell office:value-type="float" office:value="15">
            <text:p>15</text:p>
          </table:table-cell>
          <table:table-cell office:value-type="float" office:value="4180.863">
            <text:p>4180.863</text:p>
          </table:table-cell>
          <table:table-cell table:formula="of:=[.C466]-[.A466]" office:value-type="float" office:value="1.00700000000052">
            <text:p>1.007</text:p>
          </table:table-cell>
          <table:table-cell table:number-columns-repeated="3"/>
        </table:table-row>
        <table:table-row table:style-name="ro1">
          <table:table-cell office:value-type="float" office:value="4180.863">
            <text:p>4180.863</text:p>
          </table:table-cell>
          <table:table-cell office:value-type="float" office:value="23">
            <text:p>23</text:p>
          </table:table-cell>
          <table:table-cell office:value-type="float" office:value="4181.874">
            <text:p>4181.874</text:p>
          </table:table-cell>
          <table:table-cell table:formula="of:=[.C467]-[.A467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181.874">
            <text:p>4181.874</text:p>
          </table:table-cell>
          <table:table-cell office:value-type="float" office:value="25">
            <text:p>25</text:p>
          </table:table-cell>
          <table:table-cell office:value-type="float" office:value="4182.881">
            <text:p>4182.881</text:p>
          </table:table-cell>
          <table:table-cell table:formula="of:=[.C468]-[.A468]" office:value-type="float" office:value="1.00700000000052">
            <text:p>1.007</text:p>
          </table:table-cell>
          <table:table-cell table:number-columns-repeated="3"/>
        </table:table-row>
        <table:table-row table:style-name="ro1">
          <table:table-cell office:value-type="float" office:value="4182.881">
            <text:p>4182.881</text:p>
          </table:table-cell>
          <table:table-cell office:value-type="float" office:value="20">
            <text:p>20</text:p>
          </table:table-cell>
          <table:table-cell office:value-type="float" office:value="4183.889">
            <text:p>4183.889</text:p>
          </table:table-cell>
          <table:table-cell table:formula="of:=[.C469]-[.A469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183.889">
            <text:p>4183.889</text:p>
          </table:table-cell>
          <table:table-cell office:value-type="float" office:value="19">
            <text:p>19</text:p>
          </table:table-cell>
          <table:table-cell office:value-type="float" office:value="4184.9">
            <text:p>4184.900</text:p>
          </table:table-cell>
          <table:table-cell table:formula="of:=[.C470]-[.A470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184.9">
            <text:p>4184.900</text:p>
          </table:table-cell>
          <table:table-cell office:value-type="float" office:value="11">
            <text:p>11</text:p>
          </table:table-cell>
          <table:table-cell office:value-type="float" office:value="4185.914">
            <text:p>4185.914</text:p>
          </table:table-cell>
          <table:table-cell table:formula="of:=[.C471]-[.A471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185.914">
            <text:p>4185.914</text:p>
          </table:table-cell>
          <table:table-cell office:value-type="float" office:value="14">
            <text:p>14</text:p>
          </table:table-cell>
          <table:table-cell office:value-type="float" office:value="4186.927">
            <text:p>4186.927</text:p>
          </table:table-cell>
          <table:table-cell table:formula="of:=[.C472]-[.A472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186.927">
            <text:p>4186.927</text:p>
          </table:table-cell>
          <table:table-cell office:value-type="float" office:value="11">
            <text:p>11</text:p>
          </table:table-cell>
          <table:table-cell office:value-type="float" office:value="4187.94">
            <text:p>4187.940</text:p>
          </table:table-cell>
          <table:table-cell table:formula="of:=[.C473]-[.A473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187.94">
            <text:p>4187.940</text:p>
          </table:table-cell>
          <table:table-cell office:value-type="float" office:value="8">
            <text:p>8</text:p>
          </table:table-cell>
          <table:table-cell office:value-type="float" office:value="4188.955">
            <text:p>4188.955</text:p>
          </table:table-cell>
          <table:table-cell table:formula="of:=[.C474]-[.A474]" office:value-type="float" office:value="1.01500000000033">
            <text:p>1.015</text:p>
          </table:table-cell>
          <table:table-cell table:number-columns-repeated="3"/>
        </table:table-row>
        <table:table-row table:style-name="ro1">
          <table:table-cell office:value-type="float" office:value="4188.955">
            <text:p>4188.955</text:p>
          </table:table-cell>
          <table:table-cell office:value-type="float" office:value="7">
            <text:p>7</text:p>
          </table:table-cell>
          <table:table-cell office:value-type="float" office:value="4189.968">
            <text:p>4189.968</text:p>
          </table:table-cell>
          <table:table-cell table:formula="of:=[.C475]-[.A475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189.968">
            <text:p>4189.968</text:p>
          </table:table-cell>
          <table:table-cell office:value-type="float" office:value="6">
            <text:p>6</text:p>
          </table:table-cell>
          <table:table-cell office:value-type="float" office:value="4190.979">
            <text:p>4190.979</text:p>
          </table:table-cell>
          <table:table-cell table:formula="of:=[.C476]-[.A476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190.979">
            <text:p>4190.979</text:p>
          </table:table-cell>
          <table:table-cell office:value-type="float" office:value="6">
            <text:p>6</text:p>
          </table:table-cell>
          <table:table-cell office:value-type="float" office:value="4191.99">
            <text:p>4191.990</text:p>
          </table:table-cell>
          <table:table-cell table:formula="of:=[.C477]-[.A477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191.99">
            <text:p>4191.990</text:p>
          </table:table-cell>
          <table:table-cell office:value-type="float" office:value="15">
            <text:p>15</text:p>
          </table:table-cell>
          <table:table-cell office:value-type="float" office:value="4193.001">
            <text:p>4193.001</text:p>
          </table:table-cell>
          <table:table-cell table:formula="of:=[.C478]-[.A478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193.001">
            <text:p>4193.001</text:p>
          </table:table-cell>
          <table:table-cell office:value-type="float" office:value="9">
            <text:p>9</text:p>
          </table:table-cell>
          <table:table-cell office:value-type="float" office:value="4194.013">
            <text:p>4194.013</text:p>
          </table:table-cell>
          <table:table-cell table:formula="of:=[.C479]-[.A479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194.013">
            <text:p>4194.013</text:p>
          </table:table-cell>
          <table:table-cell office:value-type="float" office:value="9">
            <text:p>9</text:p>
          </table:table-cell>
          <table:table-cell office:value-type="float" office:value="4195.023">
            <text:p>4195.023</text:p>
          </table:table-cell>
          <table:table-cell table:formula="of:=[.C480]-[.A480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195.023">
            <text:p>4195.023</text:p>
          </table:table-cell>
          <table:table-cell office:value-type="float" office:value="12">
            <text:p>12</text:p>
          </table:table-cell>
          <table:table-cell office:value-type="float" office:value="4196.033">
            <text:p>4196.033</text:p>
          </table:table-cell>
          <table:table-cell table:formula="of:=[.C481]-[.A481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196.033">
            <text:p>4196.033</text:p>
          </table:table-cell>
          <table:table-cell office:value-type="float" office:value="6">
            <text:p>6</text:p>
          </table:table-cell>
          <table:table-cell office:value-type="float" office:value="4197.044">
            <text:p>4197.044</text:p>
          </table:table-cell>
          <table:table-cell table:formula="of:=[.C482]-[.A482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197.044">
            <text:p>4197.044</text:p>
          </table:table-cell>
          <table:table-cell office:value-type="float" office:value="4">
            <text:p>4</text:p>
          </table:table-cell>
          <table:table-cell office:value-type="float" office:value="4198.052">
            <text:p>4198.052</text:p>
          </table:table-cell>
          <table:table-cell table:formula="of:=[.C483]-[.A483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198.052">
            <text:p>4198.052</text:p>
          </table:table-cell>
          <table:table-cell office:value-type="float" office:value="10">
            <text:p>10</text:p>
          </table:table-cell>
          <table:table-cell office:value-type="float" office:value="4199.061">
            <text:p>4199.061</text:p>
          </table:table-cell>
          <table:table-cell table:formula="of:=[.C484]-[.A484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199.061">
            <text:p>4199.061</text:p>
          </table:table-cell>
          <table:table-cell office:value-type="float" office:value="13">
            <text:p>13</text:p>
          </table:table-cell>
          <table:table-cell office:value-type="float" office:value="4200.074">
            <text:p>4200.074</text:p>
          </table:table-cell>
          <table:table-cell table:formula="of:=[.C485]-[.A485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200.074">
            <text:p>4200.074</text:p>
          </table:table-cell>
          <table:table-cell office:value-type="float" office:value="7">
            <text:p>7</text:p>
          </table:table-cell>
          <table:table-cell office:value-type="float" office:value="4201.087">
            <text:p>4201.087</text:p>
          </table:table-cell>
          <table:table-cell table:formula="of:=[.C486]-[.A486]" office:value-type="float" office:value="1.01300000000083">
            <text:p>1.013</text:p>
          </table:table-cell>
          <table:table-cell table:number-columns-repeated="3"/>
        </table:table-row>
        <table:table-row table:style-name="ro1">
          <table:table-cell office:value-type="float" office:value="4201.087">
            <text:p>4201.087</text:p>
          </table:table-cell>
          <table:table-cell office:value-type="float" office:value="10">
            <text:p>10</text:p>
          </table:table-cell>
          <table:table-cell office:value-type="float" office:value="4202.1">
            <text:p>4202.100</text:p>
          </table:table-cell>
          <table:table-cell table:formula="of:=[.C487]-[.A487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202.1">
            <text:p>4202.100</text:p>
          </table:table-cell>
          <table:table-cell office:value-type="float" office:value="10">
            <text:p>10</text:p>
          </table:table-cell>
          <table:table-cell office:value-type="float" office:value="4203.107">
            <text:p>4203.107</text:p>
          </table:table-cell>
          <table:table-cell table:formula="of:=[.C488]-[.A488]" office:value-type="float" office:value="1.00699999999961">
            <text:p>1.007</text:p>
          </table:table-cell>
          <table:table-cell table:number-columns-repeated="3"/>
        </table:table-row>
        <table:table-row table:style-name="ro1">
          <table:table-cell office:value-type="float" office:value="4203.107">
            <text:p>4203.107</text:p>
          </table:table-cell>
          <table:table-cell office:value-type="float" office:value="13">
            <text:p>13</text:p>
          </table:table-cell>
          <table:table-cell office:value-type="float" office:value="4204.117">
            <text:p>4204.117</text:p>
          </table:table-cell>
          <table:table-cell table:formula="of:=[.C489]-[.A489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204.117">
            <text:p>4204.117</text:p>
          </table:table-cell>
          <table:table-cell office:value-type="float" office:value="9">
            <text:p>9</text:p>
          </table:table-cell>
          <table:table-cell office:value-type="float" office:value="4205.126">
            <text:p>4205.126</text:p>
          </table:table-cell>
          <table:table-cell table:formula="of:=[.C490]-[.A490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205.126">
            <text:p>4205.126</text:p>
          </table:table-cell>
          <table:table-cell office:value-type="float" office:value="10">
            <text:p>10</text:p>
          </table:table-cell>
          <table:table-cell office:value-type="float" office:value="4206.137">
            <text:p>4206.137</text:p>
          </table:table-cell>
          <table:table-cell table:formula="of:=[.C491]-[.A491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206.137">
            <text:p>4206.137</text:p>
          </table:table-cell>
          <table:table-cell office:value-type="float" office:value="6">
            <text:p>6</text:p>
          </table:table-cell>
          <table:table-cell office:value-type="float" office:value="4207.146">
            <text:p>4207.146</text:p>
          </table:table-cell>
          <table:table-cell table:formula="of:=[.C492]-[.A492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207.146">
            <text:p>4207.146</text:p>
          </table:table-cell>
          <table:table-cell office:value-type="float" office:value="9">
            <text:p>9</text:p>
          </table:table-cell>
          <table:table-cell office:value-type="float" office:value="4208.154">
            <text:p>4208.154</text:p>
          </table:table-cell>
          <table:table-cell table:formula="of:=[.C493]-[.A493]" office:value-type="float" office:value="1.00800000000072">
            <text:p>1.008</text:p>
          </table:table-cell>
          <table:table-cell table:number-columns-repeated="3"/>
        </table:table-row>
        <table:table-row table:style-name="ro1">
          <table:table-cell office:value-type="float" office:value="4208.154">
            <text:p>4208.154</text:p>
          </table:table-cell>
          <table:table-cell office:value-type="float" office:value="14">
            <text:p>14</text:p>
          </table:table-cell>
          <table:table-cell office:value-type="float" office:value="4209.167">
            <text:p>4209.167</text:p>
          </table:table-cell>
          <table:table-cell table:formula="of:=[.C494]-[.A494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209.167">
            <text:p>4209.167</text:p>
          </table:table-cell>
          <table:table-cell office:value-type="float" office:value="9">
            <text:p>9</text:p>
          </table:table-cell>
          <table:table-cell office:value-type="float" office:value="4210.18">
            <text:p>4210.180</text:p>
          </table:table-cell>
          <table:table-cell table:formula="of:=[.C495]-[.A495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210.18">
            <text:p>4210.180</text:p>
          </table:table-cell>
          <table:table-cell office:value-type="float" office:value="8">
            <text:p>8</text:p>
          </table:table-cell>
          <table:table-cell office:value-type="float" office:value="4211.195">
            <text:p>4211.195</text:p>
          </table:table-cell>
          <table:table-cell table:formula="of:=[.C496]-[.A496]" office:value-type="float" office:value="1.01499999999942">
            <text:p>1.015</text:p>
          </table:table-cell>
          <table:table-cell table:number-columns-repeated="3"/>
        </table:table-row>
        <table:table-row table:style-name="ro1">
          <table:table-cell office:value-type="float" office:value="4211.195">
            <text:p>4211.195</text:p>
          </table:table-cell>
          <table:table-cell office:value-type="float" office:value="8">
            <text:p>8</text:p>
          </table:table-cell>
          <table:table-cell office:value-type="float" office:value="4212.209">
            <text:p>4212.209</text:p>
          </table:table-cell>
          <table:table-cell table:formula="of:=[.C497]-[.A497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212.209">
            <text:p>4212.209</text:p>
          </table:table-cell>
          <table:table-cell office:value-type="float" office:value="6">
            <text:p>6</text:p>
          </table:table-cell>
          <table:table-cell office:value-type="float" office:value="4213.222">
            <text:p>4213.222</text:p>
          </table:table-cell>
          <table:table-cell table:formula="of:=[.C498]-[.A498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213.222">
            <text:p>4213.222</text:p>
          </table:table-cell>
          <table:table-cell office:value-type="float" office:value="4">
            <text:p>4</text:p>
          </table:table-cell>
          <table:table-cell office:value-type="float" office:value="4214.232">
            <text:p>4214.232</text:p>
          </table:table-cell>
          <table:table-cell table:formula="of:=[.C499]-[.A499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214.232">
            <text:p>4214.232</text:p>
          </table:table-cell>
          <table:table-cell office:value-type="float" office:value="8">
            <text:p>8</text:p>
          </table:table-cell>
          <table:table-cell office:value-type="float" office:value="4215.238">
            <text:p>4215.238</text:p>
          </table:table-cell>
          <table:table-cell table:formula="of:=[.C500]-[.A500]" office:value-type="float" office:value="1.00600000000031">
            <text:p>1.006</text:p>
          </table:table-cell>
          <table:table-cell table:number-columns-repeated="3"/>
        </table:table-row>
        <table:table-row table:style-name="ro1">
          <table:table-cell office:value-type="float" office:value="4215.238">
            <text:p>4215.238</text:p>
          </table:table-cell>
          <table:table-cell office:value-type="float" office:value="10">
            <text:p>10</text:p>
          </table:table-cell>
          <table:table-cell office:value-type="float" office:value="4216.248">
            <text:p>4216.248</text:p>
          </table:table-cell>
          <table:table-cell table:formula="of:=[.C501]-[.A501]" office:value-type="float" office:value="1.00999999999931">
            <text:p>1.010</text:p>
          </table:table-cell>
          <table:table-cell table:number-columns-repeated="3"/>
        </table:table-row>
        <table:table-row table:style-name="ro1">
          <table:table-cell office:value-type="float" office:value="4216.248">
            <text:p>4216.248</text:p>
          </table:table-cell>
          <table:table-cell office:value-type="float" office:value="8">
            <text:p>8</text:p>
          </table:table-cell>
          <table:table-cell office:value-type="float" office:value="4217.26">
            <text:p>4217.260</text:p>
          </table:table-cell>
          <table:table-cell table:formula="of:=[.C502]-[.A502]" office:value-type="float" office:value="1.01200000000063">
            <text:p>1.012</text:p>
          </table:table-cell>
          <table:table-cell table:number-columns-repeated="3"/>
        </table:table-row>
        <table:table-row table:style-name="ro1">
          <table:table-cell office:value-type="float" office:value="4217.26">
            <text:p>4217.260</text:p>
          </table:table-cell>
          <table:table-cell office:value-type="float" office:value="8">
            <text:p>8</text:p>
          </table:table-cell>
          <table:table-cell office:value-type="float" office:value="4218.273">
            <text:p>4218.273</text:p>
          </table:table-cell>
          <table:table-cell table:formula="of:=[.C503]-[.A503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218.273">
            <text:p>4218.273</text:p>
          </table:table-cell>
          <table:table-cell office:value-type="float" office:value="5">
            <text:p>5</text:p>
          </table:table-cell>
          <table:table-cell office:value-type="float" office:value="4219.287">
            <text:p>4219.287</text:p>
          </table:table-cell>
          <table:table-cell table:formula="of:=[.C504]-[.A504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219.287">
            <text:p>4219.287</text:p>
          </table:table-cell>
          <table:table-cell office:value-type="float" office:value="11">
            <text:p>11</text:p>
          </table:table-cell>
          <table:table-cell office:value-type="float" office:value="4220.294">
            <text:p>4220.294</text:p>
          </table:table-cell>
          <table:table-cell table:formula="of:=[.C505]-[.A505]" office:value-type="float" office:value="1.00699999999961">
            <text:p>1.007</text:p>
          </table:table-cell>
          <table:table-cell table:number-columns-repeated="3"/>
        </table:table-row>
        <table:table-row table:style-name="ro1">
          <table:table-cell office:value-type="float" office:value="4220.294">
            <text:p>4220.294</text:p>
          </table:table-cell>
          <table:table-cell office:value-type="float" office:value="13">
            <text:p>13</text:p>
          </table:table-cell>
          <table:table-cell office:value-type="float" office:value="4221.307">
            <text:p>4221.307</text:p>
          </table:table-cell>
          <table:table-cell table:formula="of:=[.C506]-[.A506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221.307">
            <text:p>4221.307</text:p>
          </table:table-cell>
          <table:table-cell office:value-type="float" office:value="11">
            <text:p>11</text:p>
          </table:table-cell>
          <table:table-cell office:value-type="float" office:value="4222.316">
            <text:p>4222.316</text:p>
          </table:table-cell>
          <table:table-cell table:formula="of:=[.C507]-[.A507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222.316">
            <text:p>4222.316</text:p>
          </table:table-cell>
          <table:table-cell office:value-type="float" office:value="11">
            <text:p>11</text:p>
          </table:table-cell>
          <table:table-cell office:value-type="float" office:value="4223.325">
            <text:p>4223.325</text:p>
          </table:table-cell>
          <table:table-cell table:formula="of:=[.C508]-[.A508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223.325">
            <text:p>4223.325</text:p>
          </table:table-cell>
          <table:table-cell office:value-type="float" office:value="20">
            <text:p>20</text:p>
          </table:table-cell>
          <table:table-cell office:value-type="float" office:value="4224.338">
            <text:p>4224.338</text:p>
          </table:table-cell>
          <table:table-cell table:formula="of:=[.C509]-[.A509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224.338">
            <text:p>4224.338</text:p>
          </table:table-cell>
          <table:table-cell office:value-type="float" office:value="20">
            <text:p>20</text:p>
          </table:table-cell>
          <table:table-cell office:value-type="float" office:value="4225.346">
            <text:p>4225.346</text:p>
          </table:table-cell>
          <table:table-cell table:formula="of:=[.C510]-[.A510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225.346">
            <text:p>4225.346</text:p>
          </table:table-cell>
          <table:table-cell office:value-type="float" office:value="23">
            <text:p>23</text:p>
          </table:table-cell>
          <table:table-cell office:value-type="float" office:value="4226.357">
            <text:p>4226.357</text:p>
          </table:table-cell>
          <table:table-cell table:formula="of:=[.C511]-[.A511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226.357">
            <text:p>4226.357</text:p>
          </table:table-cell>
          <table:table-cell office:value-type="float" office:value="16">
            <text:p>16</text:p>
          </table:table-cell>
          <table:table-cell office:value-type="float" office:value="4227.369">
            <text:p>4227.369</text:p>
          </table:table-cell>
          <table:table-cell table:formula="of:=[.C512]-[.A512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227.369">
            <text:p>4227.369</text:p>
          </table:table-cell>
          <table:table-cell office:value-type="float" office:value="9">
            <text:p>9</text:p>
          </table:table-cell>
          <table:table-cell office:value-type="float" office:value="4228.381">
            <text:p>4228.381</text:p>
          </table:table-cell>
          <table:table-cell table:formula="of:=[.C513]-[.A513]" office:value-type="float" office:value="1.01200000000063">
            <text:p>1.012</text:p>
          </table:table-cell>
          <table:table-cell table:number-columns-repeated="3"/>
        </table:table-row>
        <table:table-row table:style-name="ro1">
          <table:table-cell office:value-type="float" office:value="4228.381">
            <text:p>4228.381</text:p>
          </table:table-cell>
          <table:table-cell office:value-type="float" office:value="18">
            <text:p>18</text:p>
          </table:table-cell>
          <table:table-cell office:value-type="float" office:value="4229.393">
            <text:p>4229.393</text:p>
          </table:table-cell>
          <table:table-cell table:formula="of:=[.C514]-[.A514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229.393">
            <text:p>4229.393</text:p>
          </table:table-cell>
          <table:table-cell office:value-type="float" office:value="11">
            <text:p>11</text:p>
          </table:table-cell>
          <table:table-cell office:value-type="float" office:value="4230.4">
            <text:p>4230.400</text:p>
          </table:table-cell>
          <table:table-cell table:formula="of:=[.C515]-[.A515]" office:value-type="float" office:value="1.00699999999961">
            <text:p>1.007</text:p>
          </table:table-cell>
          <table:table-cell table:number-columns-repeated="3"/>
        </table:table-row>
        <table:table-row table:style-name="ro1">
          <table:table-cell office:value-type="float" office:value="4230.4">
            <text:p>4230.400</text:p>
          </table:table-cell>
          <table:table-cell office:value-type="float" office:value="15">
            <text:p>15</text:p>
          </table:table-cell>
          <table:table-cell office:value-type="float" office:value="4231.406">
            <text:p>4231.406</text:p>
          </table:table-cell>
          <table:table-cell table:formula="of:=[.C516]-[.A516]" office:value-type="float" office:value="1.00600000000031">
            <text:p>1.006</text:p>
          </table:table-cell>
          <table:table-cell table:number-columns-repeated="3"/>
        </table:table-row>
        <table:table-row table:style-name="ro1">
          <table:table-cell office:value-type="float" office:value="4231.406">
            <text:p>4231.406</text:p>
          </table:table-cell>
          <table:table-cell office:value-type="float" office:value="19">
            <text:p>19</text:p>
          </table:table-cell>
          <table:table-cell office:value-type="float" office:value="4232.415">
            <text:p>4232.415</text:p>
          </table:table-cell>
          <table:table-cell table:formula="of:=[.C517]-[.A517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232.415">
            <text:p>4232.415</text:p>
          </table:table-cell>
          <table:table-cell office:value-type="float" office:value="14">
            <text:p>14</text:p>
          </table:table-cell>
          <table:table-cell office:value-type="float" office:value="4233.422">
            <text:p>4233.422</text:p>
          </table:table-cell>
          <table:table-cell table:formula="of:=[.C518]-[.A518]" office:value-type="float" office:value="1.00699999999961">
            <text:p>1.007</text:p>
          </table:table-cell>
          <table:table-cell table:number-columns-repeated="3"/>
        </table:table-row>
        <table:table-row table:style-name="ro1">
          <table:table-cell office:value-type="float" office:value="4233.422">
            <text:p>4233.422</text:p>
          </table:table-cell>
          <table:table-cell office:value-type="float" office:value="16">
            <text:p>16</text:p>
          </table:table-cell>
          <table:table-cell office:value-type="float" office:value="4234.432">
            <text:p>4234.432</text:p>
          </table:table-cell>
          <table:table-cell table:formula="of:=[.C519]-[.A519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234.432">
            <text:p>4234.432</text:p>
          </table:table-cell>
          <table:table-cell office:value-type="float" office:value="13">
            <text:p>13</text:p>
          </table:table-cell>
          <table:table-cell office:value-type="float" office:value="4235.441">
            <text:p>4235.441</text:p>
          </table:table-cell>
          <table:table-cell table:formula="of:=[.C520]-[.A520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235.441">
            <text:p>4235.441</text:p>
          </table:table-cell>
          <table:table-cell office:value-type="float" office:value="22">
            <text:p>22</text:p>
          </table:table-cell>
          <table:table-cell office:value-type="float" office:value="4236.453">
            <text:p>4236.453</text:p>
          </table:table-cell>
          <table:table-cell table:formula="of:=[.C521]-[.A521]" office:value-type="float" office:value="1.01200000000063">
            <text:p>1.012</text:p>
          </table:table-cell>
          <table:table-cell table:number-columns-repeated="3"/>
        </table:table-row>
        <table:table-row table:style-name="ro1">
          <table:table-cell office:value-type="float" office:value="4236.453">
            <text:p>4236.453</text:p>
          </table:table-cell>
          <table:table-cell office:value-type="float" office:value="21">
            <text:p>21</text:p>
          </table:table-cell>
          <table:table-cell office:value-type="float" office:value="4237.468">
            <text:p>4237.468</text:p>
          </table:table-cell>
          <table:table-cell table:formula="of:=[.C522]-[.A522]" office:value-type="float" office:value="1.01499999999942">
            <text:p>1.015</text:p>
          </table:table-cell>
          <table:table-cell table:number-columns-repeated="3"/>
        </table:table-row>
        <table:table-row table:style-name="ro1">
          <table:table-cell office:value-type="float" office:value="4237.468">
            <text:p>4237.468</text:p>
          </table:table-cell>
          <table:table-cell office:value-type="float" office:value="14">
            <text:p>14</text:p>
          </table:table-cell>
          <table:table-cell office:value-type="float" office:value="4238.481">
            <text:p>4238.481</text:p>
          </table:table-cell>
          <table:table-cell table:formula="of:=[.C523]-[.A523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238.481">
            <text:p>4238.481</text:p>
          </table:table-cell>
          <table:table-cell office:value-type="float" office:value="21">
            <text:p>21</text:p>
          </table:table-cell>
          <table:table-cell office:value-type="float" office:value="4239.489">
            <text:p>4239.489</text:p>
          </table:table-cell>
          <table:table-cell table:formula="of:=[.C524]-[.A524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239.489">
            <text:p>4239.489</text:p>
          </table:table-cell>
          <table:table-cell office:value-type="float" office:value="12">
            <text:p>12</text:p>
          </table:table-cell>
          <table:table-cell office:value-type="float" office:value="4240.496">
            <text:p>4240.496</text:p>
          </table:table-cell>
          <table:table-cell table:formula="of:=[.C525]-[.A525]" office:value-type="float" office:value="1.00700000000052">
            <text:p>1.007</text:p>
          </table:table-cell>
          <table:table-cell table:number-columns-repeated="3"/>
        </table:table-row>
        <table:table-row table:style-name="ro1">
          <table:table-cell office:value-type="float" office:value="4240.496">
            <text:p>4240.496</text:p>
          </table:table-cell>
          <table:table-cell office:value-type="float" office:value="9">
            <text:p>9</text:p>
          </table:table-cell>
          <table:table-cell office:value-type="float" office:value="4241.507">
            <text:p>4241.507</text:p>
          </table:table-cell>
          <table:table-cell table:formula="of:=[.C526]-[.A526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241.507">
            <text:p>4241.507</text:p>
          </table:table-cell>
          <table:table-cell office:value-type="float" office:value="9">
            <text:p>9</text:p>
          </table:table-cell>
          <table:table-cell office:value-type="float" office:value="4242.515">
            <text:p>4242.515</text:p>
          </table:table-cell>
          <table:table-cell table:formula="of:=[.C527]-[.A527]" office:value-type="float" office:value="1.00800000000072">
            <text:p>1.008</text:p>
          </table:table-cell>
          <table:table-cell table:number-columns-repeated="3"/>
        </table:table-row>
        <table:table-row table:style-name="ro1">
          <table:table-cell office:value-type="float" office:value="4242.515">
            <text:p>4242.515</text:p>
          </table:table-cell>
          <table:table-cell office:value-type="float" office:value="30">
            <text:p>30</text:p>
          </table:table-cell>
          <table:table-cell office:value-type="float" office:value="4243.519">
            <text:p>4243.519</text:p>
          </table:table-cell>
          <table:table-cell table:formula="of:=[.C528]-[.A528]" office:value-type="float" office:value="1.00399999999991">
            <text:p>1.004</text:p>
          </table:table-cell>
          <table:table-cell table:number-columns-repeated="3"/>
        </table:table-row>
        <table:table-row table:style-name="ro1">
          <table:table-cell office:value-type="float" office:value="4243.519">
            <text:p>4243.519</text:p>
          </table:table-cell>
          <table:table-cell office:value-type="float" office:value="47">
            <text:p>47</text:p>
          </table:table-cell>
          <table:table-cell office:value-type="float" office:value="4244.529">
            <text:p>4244.529</text:p>
          </table:table-cell>
          <table:table-cell table:formula="of:=[.C529]-[.A529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244.529">
            <text:p>4244.529</text:p>
          </table:table-cell>
          <table:table-cell office:value-type="float" office:value="37">
            <text:p>37</text:p>
          </table:table-cell>
          <table:table-cell office:value-type="float" office:value="4245.537">
            <text:p>4245.537</text:p>
          </table:table-cell>
          <table:table-cell table:formula="of:=[.C530]-[.A530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245.537">
            <text:p>4245.537</text:p>
          </table:table-cell>
          <table:table-cell office:value-type="float" office:value="33">
            <text:p>33</text:p>
          </table:table-cell>
          <table:table-cell office:value-type="float" office:value="4246.548">
            <text:p>4246.548</text:p>
          </table:table-cell>
          <table:table-cell table:formula="of:=[.C531]-[.A531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246.548">
            <text:p>4246.548</text:p>
          </table:table-cell>
          <table:table-cell office:value-type="float" office:value="26">
            <text:p>26</text:p>
          </table:table-cell>
          <table:table-cell office:value-type="float" office:value="4247.556">
            <text:p>4247.556</text:p>
          </table:table-cell>
          <table:table-cell table:formula="of:=[.C532]-[.A532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247.556">
            <text:p>4247.556</text:p>
          </table:table-cell>
          <table:table-cell office:value-type="float" office:value="24">
            <text:p>24</text:p>
          </table:table-cell>
          <table:table-cell office:value-type="float" office:value="4248.566">
            <text:p>4248.566</text:p>
          </table:table-cell>
          <table:table-cell table:formula="of:=[.C533]-[.A533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248.566">
            <text:p>4248.566</text:p>
          </table:table-cell>
          <table:table-cell office:value-type="float" office:value="13">
            <text:p>13</text:p>
          </table:table-cell>
          <table:table-cell office:value-type="float" office:value="4249.576">
            <text:p>4249.576</text:p>
          </table:table-cell>
          <table:table-cell table:formula="of:=[.C534]-[.A534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249.576">
            <text:p>4249.576</text:p>
          </table:table-cell>
          <table:table-cell office:value-type="float" office:value="12">
            <text:p>12</text:p>
          </table:table-cell>
          <table:table-cell office:value-type="float" office:value="4250.59">
            <text:p>4250.590</text:p>
          </table:table-cell>
          <table:table-cell table:formula="of:=[.C535]-[.A535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250.59">
            <text:p>4250.590</text:p>
          </table:table-cell>
          <table:table-cell office:value-type="float" office:value="13">
            <text:p>13</text:p>
          </table:table-cell>
          <table:table-cell office:value-type="float" office:value="4251.597">
            <text:p>4251.597</text:p>
          </table:table-cell>
          <table:table-cell table:formula="of:=[.C536]-[.A536]" office:value-type="float" office:value="1.00699999999961">
            <text:p>1.007</text:p>
          </table:table-cell>
          <table:table-cell table:number-columns-repeated="3"/>
        </table:table-row>
        <table:table-row table:style-name="ro1">
          <table:table-cell office:value-type="float" office:value="4251.597">
            <text:p>4251.597</text:p>
          </table:table-cell>
          <table:table-cell office:value-type="float" office:value="10">
            <text:p>10</text:p>
          </table:table-cell>
          <table:table-cell office:value-type="float" office:value="4252.602">
            <text:p>4252.602</text:p>
          </table:table-cell>
          <table:table-cell table:formula="of:=[.C537]-[.A537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252.602">
            <text:p>4252.602</text:p>
          </table:table-cell>
          <table:table-cell office:value-type="float" office:value="18">
            <text:p>18</text:p>
          </table:table-cell>
          <table:table-cell office:value-type="float" office:value="4253.613">
            <text:p>4253.613</text:p>
          </table:table-cell>
          <table:table-cell table:formula="of:=[.C538]-[.A538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253.613">
            <text:p>4253.613</text:p>
          </table:table-cell>
          <table:table-cell office:value-type="float" office:value="16">
            <text:p>16</text:p>
          </table:table-cell>
          <table:table-cell office:value-type="float" office:value="4254.62">
            <text:p>4254.620</text:p>
          </table:table-cell>
          <table:table-cell table:formula="of:=[.C539]-[.A539]" office:value-type="float" office:value="1.00699999999961">
            <text:p>1.007</text:p>
          </table:table-cell>
          <table:table-cell table:number-columns-repeated="3"/>
        </table:table-row>
        <table:table-row table:style-name="ro1">
          <table:table-cell office:value-type="float" office:value="4254.62">
            <text:p>4254.620</text:p>
          </table:table-cell>
          <table:table-cell office:value-type="float" office:value="14">
            <text:p>14</text:p>
          </table:table-cell>
          <table:table-cell office:value-type="float" office:value="4255.629">
            <text:p>4255.629</text:p>
          </table:table-cell>
          <table:table-cell table:formula="of:=[.C540]-[.A540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255.629">
            <text:p>4255.629</text:p>
          </table:table-cell>
          <table:table-cell office:value-type="float" office:value="12">
            <text:p>12</text:p>
          </table:table-cell>
          <table:table-cell office:value-type="float" office:value="4256.643">
            <text:p>4256.643</text:p>
          </table:table-cell>
          <table:table-cell table:formula="of:=[.C541]-[.A541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256.643">
            <text:p>4256.643</text:p>
          </table:table-cell>
          <table:table-cell office:value-type="float" office:value="9">
            <text:p>9</text:p>
          </table:table-cell>
          <table:table-cell office:value-type="float" office:value="4257.653">
            <text:p>4257.653</text:p>
          </table:table-cell>
          <table:table-cell table:formula="of:=[.C542]-[.A542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257.653">
            <text:p>4257.653</text:p>
          </table:table-cell>
          <table:table-cell office:value-type="float" office:value="12">
            <text:p>12</text:p>
          </table:table-cell>
          <table:table-cell office:value-type="float" office:value="4258.661">
            <text:p>4258.661</text:p>
          </table:table-cell>
          <table:table-cell table:formula="of:=[.C543]-[.A543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258.661">
            <text:p>4258.661</text:p>
          </table:table-cell>
          <table:table-cell office:value-type="float" office:value="19">
            <text:p>19</text:p>
          </table:table-cell>
          <table:table-cell office:value-type="float" office:value="4259.671">
            <text:p>4259.671</text:p>
          </table:table-cell>
          <table:table-cell table:formula="of:=[.C544]-[.A544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259.671">
            <text:p>4259.671</text:p>
          </table:table-cell>
          <table:table-cell office:value-type="float" office:value="6">
            <text:p>6</text:p>
          </table:table-cell>
          <table:table-cell office:value-type="float" office:value="4260.685">
            <text:p>4260.685</text:p>
          </table:table-cell>
          <table:table-cell table:formula="of:=[.C545]-[.A545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260.685">
            <text:p>4260.685</text:p>
          </table:table-cell>
          <table:table-cell office:value-type="float" office:value="2">
            <text:p>2</text:p>
          </table:table-cell>
          <table:table-cell office:value-type="float" office:value="4261.696">
            <text:p>4261.696</text:p>
          </table:table-cell>
          <table:table-cell table:formula="of:=[.C546]-[.A546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261.696">
            <text:p>4261.696</text:p>
          </table:table-cell>
          <table:table-cell office:value-type="float" office:value="8">
            <text:p>8</text:p>
          </table:table-cell>
          <table:table-cell office:value-type="float" office:value="4262.703">
            <text:p>4262.703</text:p>
          </table:table-cell>
          <table:table-cell table:formula="of:=[.C547]-[.A547]" office:value-type="float" office:value="1.00700000000052">
            <text:p>1.007</text:p>
          </table:table-cell>
          <table:table-cell table:number-columns-repeated="3"/>
        </table:table-row>
        <table:table-row table:style-name="ro1">
          <table:table-cell office:value-type="float" office:value="4262.703">
            <text:p>4262.703</text:p>
          </table:table-cell>
          <table:table-cell office:value-type="float" office:value="17">
            <text:p>17</text:p>
          </table:table-cell>
          <table:table-cell office:value-type="float" office:value="4263.708">
            <text:p>4263.708</text:p>
          </table:table-cell>
          <table:table-cell table:formula="of:=[.C548]-[.A548]" office:value-type="float" office:value="1.0049999999992">
            <text:p>1.005</text:p>
          </table:table-cell>
          <table:table-cell table:number-columns-repeated="3"/>
        </table:table-row>
        <table:table-row table:style-name="ro1">
          <table:table-cell office:value-type="float" office:value="4263.708">
            <text:p>4263.708</text:p>
          </table:table-cell>
          <table:table-cell office:value-type="float" office:value="15">
            <text:p>15</text:p>
          </table:table-cell>
          <table:table-cell office:value-type="float" office:value="4264.713">
            <text:p>4264.713</text:p>
          </table:table-cell>
          <table:table-cell table:formula="of:=[.C549]-[.A549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264.713">
            <text:p>4264.713</text:p>
          </table:table-cell>
          <table:table-cell office:value-type="float" office:value="16">
            <text:p>16</text:p>
          </table:table-cell>
          <table:table-cell office:value-type="float" office:value="4265.724">
            <text:p>4265.724</text:p>
          </table:table-cell>
          <table:table-cell table:formula="of:=[.C550]-[.A550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265.724">
            <text:p>4265.724</text:p>
          </table:table-cell>
          <table:table-cell office:value-type="float" office:value="10">
            <text:p>10</text:p>
          </table:table-cell>
          <table:table-cell office:value-type="float" office:value="4266.737">
            <text:p>4266.737</text:p>
          </table:table-cell>
          <table:table-cell table:formula="of:=[.C551]-[.A551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266.737">
            <text:p>4266.737</text:p>
          </table:table-cell>
          <table:table-cell office:value-type="float" office:value="9">
            <text:p>9</text:p>
          </table:table-cell>
          <table:table-cell office:value-type="float" office:value="4267.747">
            <text:p>4267.747</text:p>
          </table:table-cell>
          <table:table-cell table:formula="of:=[.C552]-[.A552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267.747">
            <text:p>4267.747</text:p>
          </table:table-cell>
          <table:table-cell office:value-type="float" office:value="17">
            <text:p>17</text:p>
          </table:table-cell>
          <table:table-cell office:value-type="float" office:value="4268.758">
            <text:p>4268.758</text:p>
          </table:table-cell>
          <table:table-cell table:formula="of:=[.C553]-[.A553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268.758">
            <text:p>4268.758</text:p>
          </table:table-cell>
          <table:table-cell office:value-type="float" office:value="16">
            <text:p>16</text:p>
          </table:table-cell>
          <table:table-cell office:value-type="float" office:value="4269.771">
            <text:p>4269.771</text:p>
          </table:table-cell>
          <table:table-cell table:formula="of:=[.C554]-[.A554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269.771">
            <text:p>4269.771</text:p>
          </table:table-cell>
          <table:table-cell office:value-type="float" office:value="7">
            <text:p>7</text:p>
          </table:table-cell>
          <table:table-cell office:value-type="float" office:value="4270.779">
            <text:p>4270.779</text:p>
          </table:table-cell>
          <table:table-cell table:formula="of:=[.C555]-[.A555]" office:value-type="float" office:value="1.00800000000072">
            <text:p>1.008</text:p>
          </table:table-cell>
          <table:table-cell table:number-columns-repeated="3"/>
        </table:table-row>
        <table:table-row table:style-name="ro1">
          <table:table-cell office:value-type="float" office:value="4270.779">
            <text:p>4270.779</text:p>
          </table:table-cell>
          <table:table-cell office:value-type="float" office:value="16">
            <text:p>16</text:p>
          </table:table-cell>
          <table:table-cell office:value-type="float" office:value="4271.79">
            <text:p>4271.790</text:p>
          </table:table-cell>
          <table:table-cell table:formula="of:=[.C556]-[.A556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271.79">
            <text:p>4271.790</text:p>
          </table:table-cell>
          <table:table-cell office:value-type="float" office:value="9">
            <text:p>9</text:p>
          </table:table-cell>
          <table:table-cell office:value-type="float" office:value="4272.798">
            <text:p>4272.798</text:p>
          </table:table-cell>
          <table:table-cell table:formula="of:=[.C557]-[.A557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272.798">
            <text:p>4272.798</text:p>
          </table:table-cell>
          <table:table-cell office:value-type="float" office:value="27">
            <text:p>27</text:p>
          </table:table-cell>
          <table:table-cell office:value-type="float" office:value="4273.803">
            <text:p>4273.803</text:p>
          </table:table-cell>
          <table:table-cell table:formula="of:=[.C558]-[.A558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273.803">
            <text:p>4273.803</text:p>
          </table:table-cell>
          <table:table-cell office:value-type="float" office:value="22">
            <text:p>22</text:p>
          </table:table-cell>
          <table:table-cell office:value-type="float" office:value="4274.813">
            <text:p>4274.813</text:p>
          </table:table-cell>
          <table:table-cell table:formula="of:=[.C559]-[.A559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274.813">
            <text:p>4274.813</text:p>
          </table:table-cell>
          <table:table-cell office:value-type="float" office:value="14">
            <text:p>14</text:p>
          </table:table-cell>
          <table:table-cell office:value-type="float" office:value="4275.826">
            <text:p>4275.826</text:p>
          </table:table-cell>
          <table:table-cell table:formula="of:=[.C560]-[.A560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275.826">
            <text:p>4275.826</text:p>
          </table:table-cell>
          <table:table-cell office:value-type="float" office:value="6">
            <text:p>6</text:p>
          </table:table-cell>
          <table:table-cell office:value-type="float" office:value="4276.837">
            <text:p>4276.837</text:p>
          </table:table-cell>
          <table:table-cell table:formula="of:=[.C561]-[.A561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276.837">
            <text:p>4276.837</text:p>
          </table:table-cell>
          <table:table-cell office:value-type="float" office:value="7">
            <text:p>7</text:p>
          </table:table-cell>
          <table:table-cell office:value-type="float" office:value="4277.848">
            <text:p>4277.848</text:p>
          </table:table-cell>
          <table:table-cell table:formula="of:=[.C562]-[.A562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277.848">
            <text:p>4277.848</text:p>
          </table:table-cell>
          <table:table-cell office:value-type="float" office:value="20">
            <text:p>20</text:p>
          </table:table-cell>
          <table:table-cell office:value-type="float" office:value="4278.859">
            <text:p>4278.859</text:p>
          </table:table-cell>
          <table:table-cell table:formula="of:=[.C563]-[.A563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278.859">
            <text:p>4278.859</text:p>
          </table:table-cell>
          <table:table-cell office:value-type="float" office:value="13">
            <text:p>13</text:p>
          </table:table-cell>
          <table:table-cell office:value-type="float" office:value="4279.871">
            <text:p>4279.871</text:p>
          </table:table-cell>
          <table:table-cell table:formula="of:=[.C564]-[.A564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279.871">
            <text:p>4279.871</text:p>
          </table:table-cell>
          <table:table-cell office:value-type="float" office:value="11">
            <text:p>11</text:p>
          </table:table-cell>
          <table:table-cell office:value-type="float" office:value="4280.884">
            <text:p>4280.884</text:p>
          </table:table-cell>
          <table:table-cell table:formula="of:=[.C565]-[.A565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280.884">
            <text:p>4280.884</text:p>
          </table:table-cell>
          <table:table-cell office:value-type="float" office:value="7">
            <text:p>7</text:p>
          </table:table-cell>
          <table:table-cell office:value-type="float" office:value="4281.899">
            <text:p>4281.899</text:p>
          </table:table-cell>
          <table:table-cell table:formula="of:=[.C566]-[.A566]" office:value-type="float" office:value="1.01500000000033">
            <text:p>1.015</text:p>
          </table:table-cell>
          <table:table-cell table:number-columns-repeated="3"/>
        </table:table-row>
        <table:table-row table:style-name="ro1">
          <table:table-cell office:value-type="float" office:value="4281.899">
            <text:p>4281.899</text:p>
          </table:table-cell>
          <table:table-cell office:value-type="float" office:value="14">
            <text:p>14</text:p>
          </table:table-cell>
          <table:table-cell office:value-type="float" office:value="4282.91">
            <text:p>4282.910</text:p>
          </table:table-cell>
          <table:table-cell table:formula="of:=[.C567]-[.A567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282.91">
            <text:p>4282.910</text:p>
          </table:table-cell>
          <table:table-cell office:value-type="float" office:value="22">
            <text:p>22</text:p>
          </table:table-cell>
          <table:table-cell office:value-type="float" office:value="4283.916">
            <text:p>4283.916</text:p>
          </table:table-cell>
          <table:table-cell table:formula="of:=[.C568]-[.A568]" office:value-type="float" office:value="1.00600000000031">
            <text:p>1.006</text:p>
          </table:table-cell>
          <table:table-cell table:number-columns-repeated="3"/>
        </table:table-row>
        <table:table-row table:style-name="ro1">
          <table:table-cell office:value-type="float" office:value="4283.916">
            <text:p>4283.916</text:p>
          </table:table-cell>
          <table:table-cell office:value-type="float" office:value="11">
            <text:p>11</text:p>
          </table:table-cell>
          <table:table-cell office:value-type="float" office:value="4284.927">
            <text:p>4284.927</text:p>
          </table:table-cell>
          <table:table-cell table:formula="of:=[.C569]-[.A569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284.927">
            <text:p>4284.927</text:p>
          </table:table-cell>
          <table:table-cell office:value-type="float" office:value="4">
            <text:p>4</text:p>
          </table:table-cell>
          <table:table-cell office:value-type="float" office:value="4285.937">
            <text:p>4285.937</text:p>
          </table:table-cell>
          <table:table-cell table:formula="of:=[.C570]-[.A570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285.937">
            <text:p>4285.937</text:p>
          </table:table-cell>
          <table:table-cell office:value-type="float" office:value="10">
            <text:p>10</text:p>
          </table:table-cell>
          <table:table-cell office:value-type="float" office:value="4286.951">
            <text:p>4286.951</text:p>
          </table:table-cell>
          <table:table-cell table:formula="of:=[.C571]-[.A571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286.951">
            <text:p>4286.951</text:p>
          </table:table-cell>
          <table:table-cell office:value-type="float" office:value="4">
            <text:p>4</text:p>
          </table:table-cell>
          <table:table-cell office:value-type="float" office:value="4287.958">
            <text:p>4287.958</text:p>
          </table:table-cell>
          <table:table-cell table:formula="of:=[.C572]-[.A572]" office:value-type="float" office:value="1.00699999999961">
            <text:p>1.007</text:p>
          </table:table-cell>
          <table:table-cell table:number-columns-repeated="3"/>
        </table:table-row>
        <table:table-row table:style-name="ro1">
          <table:table-cell office:value-type="float" office:value="4287.958">
            <text:p>4287.958</text:p>
          </table:table-cell>
          <table:table-cell office:value-type="float" office:value="23">
            <text:p>23</text:p>
          </table:table-cell>
          <table:table-cell office:value-type="float" office:value="4288.968">
            <text:p>4288.968</text:p>
          </table:table-cell>
          <table:table-cell table:formula="of:=[.C573]-[.A573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288.968">
            <text:p>4288.968</text:p>
          </table:table-cell>
          <table:table-cell office:value-type="float" office:value="10">
            <text:p>10</text:p>
          </table:table-cell>
          <table:table-cell office:value-type="float" office:value="4289.982">
            <text:p>4289.982</text:p>
          </table:table-cell>
          <table:table-cell table:formula="of:=[.C574]-[.A574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289.982">
            <text:p>4289.982</text:p>
          </table:table-cell>
          <table:table-cell office:value-type="float" office:value="4">
            <text:p>4</text:p>
          </table:table-cell>
          <table:table-cell office:value-type="float" office:value="4290.995">
            <text:p>4290.995</text:p>
          </table:table-cell>
          <table:table-cell table:formula="of:=[.C575]-[.A575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290.995">
            <text:p>4290.995</text:p>
          </table:table-cell>
          <table:table-cell office:value-type="float" office:value="10">
            <text:p>10</text:p>
          </table:table-cell>
          <table:table-cell office:value-type="float" office:value="4292.007">
            <text:p>4292.007</text:p>
          </table:table-cell>
          <table:table-cell table:formula="of:=[.C576]-[.A576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292.007">
            <text:p>4292.007</text:p>
          </table:table-cell>
          <table:table-cell office:value-type="float" office:value="9">
            <text:p>9</text:p>
          </table:table-cell>
          <table:table-cell office:value-type="float" office:value="4293.018">
            <text:p>4293.018</text:p>
          </table:table-cell>
          <table:table-cell table:formula="of:=[.C577]-[.A577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293.018">
            <text:p>4293.018</text:p>
          </table:table-cell>
          <table:table-cell office:value-type="float" office:value="21">
            <text:p>21</text:p>
          </table:table-cell>
          <table:table-cell office:value-type="float" office:value="4294.031">
            <text:p>4294.031</text:p>
          </table:table-cell>
          <table:table-cell table:formula="of:=[.C578]-[.A578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294.031">
            <text:p>4294.031</text:p>
          </table:table-cell>
          <table:table-cell office:value-type="float" office:value="12">
            <text:p>12</text:p>
          </table:table-cell>
          <table:table-cell office:value-type="float" office:value="4295.045">
            <text:p>4295.045</text:p>
          </table:table-cell>
          <table:table-cell table:formula="of:=[.C579]-[.A579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295.045">
            <text:p>4295.045</text:p>
          </table:table-cell>
          <table:table-cell office:value-type="float" office:value="9">
            <text:p>9</text:p>
          </table:table-cell>
          <table:table-cell office:value-type="float" office:value="4296.058">
            <text:p>4296.058</text:p>
          </table:table-cell>
          <table:table-cell table:formula="of:=[.C580]-[.A580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296.058">
            <text:p>4296.058</text:p>
          </table:table-cell>
          <table:table-cell office:value-type="float" office:value="4">
            <text:p>4</text:p>
          </table:table-cell>
          <table:table-cell office:value-type="float" office:value="4297.065">
            <text:p>4297.065</text:p>
          </table:table-cell>
          <table:table-cell table:formula="of:=[.C581]-[.A581]" office:value-type="float" office:value="1.00699999999961">
            <text:p>1.007</text:p>
          </table:table-cell>
          <table:table-cell table:number-columns-repeated="3"/>
        </table:table-row>
        <table:table-row table:style-name="ro1">
          <table:table-cell office:value-type="float" office:value="4297.065">
            <text:p>4297.065</text:p>
          </table:table-cell>
          <table:table-cell office:value-type="float" office:value="14">
            <text:p>14</text:p>
          </table:table-cell>
          <table:table-cell office:value-type="float" office:value="4298.071">
            <text:p>4298.071</text:p>
          </table:table-cell>
          <table:table-cell table:formula="of:=[.C582]-[.A582]" office:value-type="float" office:value="1.00600000000031">
            <text:p>1.006</text:p>
          </table:table-cell>
          <table:table-cell table:number-columns-repeated="3"/>
        </table:table-row>
        <table:table-row table:style-name="ro1">
          <table:table-cell office:value-type="float" office:value="4298.071">
            <text:p>4298.071</text:p>
          </table:table-cell>
          <table:table-cell office:value-type="float" office:value="26">
            <text:p>26</text:p>
          </table:table-cell>
          <table:table-cell office:value-type="float" office:value="4299.083">
            <text:p>4299.083</text:p>
          </table:table-cell>
          <table:table-cell table:formula="of:=[.C583]-[.A583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299.083">
            <text:p>4299.083</text:p>
          </table:table-cell>
          <table:table-cell office:value-type="float" office:value="18">
            <text:p>18</text:p>
          </table:table-cell>
          <table:table-cell office:value-type="float" office:value="4300.094">
            <text:p>4300.094</text:p>
          </table:table-cell>
          <table:table-cell table:formula="of:=[.C584]-[.A584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300.094">
            <text:p>4300.094</text:p>
          </table:table-cell>
          <table:table-cell office:value-type="float" office:value="4">
            <text:p>4</text:p>
          </table:table-cell>
          <table:table-cell office:value-type="float" office:value="4301.103">
            <text:p>4301.103</text:p>
          </table:table-cell>
          <table:table-cell table:formula="of:=[.C585]-[.A585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301.103">
            <text:p>4301.103</text:p>
          </table:table-cell>
          <table:table-cell office:value-type="float" office:value="8">
            <text:p>8</text:p>
          </table:table-cell>
          <table:table-cell office:value-type="float" office:value="4302.114">
            <text:p>4302.114</text:p>
          </table:table-cell>
          <table:table-cell table:formula="of:=[.C586]-[.A586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302.114">
            <text:p>4302.114</text:p>
          </table:table-cell>
          <table:table-cell office:value-type="float" office:value="9">
            <text:p>9</text:p>
          </table:table-cell>
          <table:table-cell office:value-type="float" office:value="4303.125">
            <text:p>4303.125</text:p>
          </table:table-cell>
          <table:table-cell table:formula="of:=[.C587]-[.A587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303.125">
            <text:p>4303.125</text:p>
          </table:table-cell>
          <table:table-cell office:value-type="float" office:value="23">
            <text:p>23</text:p>
          </table:table-cell>
          <table:table-cell office:value-type="float" office:value="4304.137">
            <text:p>4304.137</text:p>
          </table:table-cell>
          <table:table-cell table:formula="of:=[.C588]-[.A588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304.137">
            <text:p>4304.137</text:p>
          </table:table-cell>
          <table:table-cell office:value-type="float" office:value="6">
            <text:p>6</text:p>
          </table:table-cell>
          <table:table-cell office:value-type="float" office:value="4305.15">
            <text:p>4305.150</text:p>
          </table:table-cell>
          <table:table-cell table:formula="of:=[.C589]-[.A589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305.15">
            <text:p>4305.150</text:p>
          </table:table-cell>
          <table:table-cell office:value-type="float" office:value="6">
            <text:p>6</text:p>
          </table:table-cell>
          <table:table-cell office:value-type="float" office:value="4306.162">
            <text:p>4306.162</text:p>
          </table:table-cell>
          <table:table-cell table:formula="of:=[.C590]-[.A590]" office:value-type="float" office:value="1.01200000000063">
            <text:p>1.012</text:p>
          </table:table-cell>
          <table:table-cell table:number-columns-repeated="3"/>
        </table:table-row>
        <table:table-row table:style-name="ro1">
          <table:table-cell office:value-type="float" office:value="4306.162">
            <text:p>4306.162</text:p>
          </table:table-cell>
          <table:table-cell office:value-type="float" office:value="8">
            <text:p>8</text:p>
          </table:table-cell>
          <table:table-cell office:value-type="float" office:value="4307.171">
            <text:p>4307.171</text:p>
          </table:table-cell>
          <table:table-cell table:formula="of:=[.C591]-[.A591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307.171">
            <text:p>4307.171</text:p>
          </table:table-cell>
          <table:table-cell office:value-type="float" office:value="5">
            <text:p>5</text:p>
          </table:table-cell>
          <table:table-cell office:value-type="float" office:value="4308.18">
            <text:p>4308.180</text:p>
          </table:table-cell>
          <table:table-cell table:formula="of:=[.C592]-[.A592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308.18">
            <text:p>4308.180</text:p>
          </table:table-cell>
          <table:table-cell office:value-type="float" office:value="22">
            <text:p>22</text:p>
          </table:table-cell>
          <table:table-cell office:value-type="float" office:value="4309.193">
            <text:p>4309.193</text:p>
          </table:table-cell>
          <table:table-cell table:formula="of:=[.C593]-[.A593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309.193">
            <text:p>4309.193</text:p>
          </table:table-cell>
          <table:table-cell office:value-type="float" office:value="4">
            <text:p>4</text:p>
          </table:table-cell>
          <table:table-cell office:value-type="float" office:value="4310.207">
            <text:p>4310.207</text:p>
          </table:table-cell>
          <table:table-cell table:formula="of:=[.C594]-[.A594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310.207">
            <text:p>4310.207</text:p>
          </table:table-cell>
          <table:table-cell office:value-type="float" office:value="3">
            <text:p>3</text:p>
          </table:table-cell>
          <table:table-cell office:value-type="float" office:value="4311.221">
            <text:p>4311.221</text:p>
          </table:table-cell>
          <table:table-cell table:formula="of:=[.C595]-[.A595]" office:value-type="float" office:value="1.01399999999921">
            <text:p>1.014</text:p>
          </table:table-cell>
          <table:table-cell table:number-columns-repeated="3"/>
        </table:table-row>
        <table:table-row table:style-name="ro1">
          <table:table-cell office:value-type="float" office:value="4311.221">
            <text:p>4311.221</text:p>
          </table:table-cell>
          <table:table-cell office:value-type="float" office:value="3">
            <text:p>3</text:p>
          </table:table-cell>
          <table:table-cell office:value-type="float" office:value="4312.229">
            <text:p>4312.229</text:p>
          </table:table-cell>
          <table:table-cell table:formula="of:=[.C596]-[.A596]" office:value-type="float" office:value="1.00800000000072">
            <text:p>1.008</text:p>
          </table:table-cell>
          <table:table-cell table:number-columns-repeated="3"/>
        </table:table-row>
        <table:table-row table:style-name="ro1">
          <table:table-cell office:value-type="float" office:value="4312.229">
            <text:p>4312.229</text:p>
          </table:table-cell>
          <table:table-cell office:value-type="float" office:value="9">
            <text:p>9</text:p>
          </table:table-cell>
          <table:table-cell office:value-type="float" office:value="4313.236">
            <text:p>4313.236</text:p>
          </table:table-cell>
          <table:table-cell table:formula="of:=[.C597]-[.A597]" office:value-type="float" office:value="1.00699999999961">
            <text:p>1.007</text:p>
          </table:table-cell>
          <table:table-cell table:number-columns-repeated="3"/>
        </table:table-row>
        <table:table-row table:style-name="ro1">
          <table:table-cell office:value-type="float" office:value="4313.236">
            <text:p>4313.236</text:p>
          </table:table-cell>
          <table:table-cell office:value-type="float" office:value="23">
            <text:p>23</text:p>
          </table:table-cell>
          <table:table-cell office:value-type="float" office:value="4314.25">
            <text:p>4314.250</text:p>
          </table:table-cell>
          <table:table-cell table:formula="of:=[.C598]-[.A598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314.25">
            <text:p>4314.250</text:p>
          </table:table-cell>
          <table:table-cell office:value-type="float" office:value="5">
            <text:p>5</text:p>
          </table:table-cell>
          <table:table-cell office:value-type="float" office:value="4315.263">
            <text:p>4315.263</text:p>
          </table:table-cell>
          <table:table-cell table:formula="of:=[.C599]-[.A599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315.263">
            <text:p>4315.263</text:p>
          </table:table-cell>
          <table:table-cell office:value-type="float" office:value="6">
            <text:p>6</text:p>
          </table:table-cell>
          <table:table-cell office:value-type="float" office:value="4316.276">
            <text:p>4316.276</text:p>
          </table:table-cell>
          <table:table-cell table:formula="of:=[.C600]-[.A600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316.276">
            <text:p>4316.276</text:p>
          </table:table-cell>
          <table:table-cell office:value-type="float" office:value="3">
            <text:p>3</text:p>
          </table:table-cell>
          <table:table-cell office:value-type="float" office:value="4317.288">
            <text:p>4317.288</text:p>
          </table:table-cell>
          <table:table-cell table:formula="of:=[.C601]-[.A601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317.288">
            <text:p>4317.288</text:p>
          </table:table-cell>
          <table:table-cell office:value-type="float" office:value="7">
            <text:p>7</text:p>
          </table:table-cell>
          <table:table-cell office:value-type="float" office:value="4318.299">
            <text:p>4318.299</text:p>
          </table:table-cell>
          <table:table-cell table:formula="of:=[.C602]-[.A602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318.299">
            <text:p>4318.299</text:p>
          </table:table-cell>
          <table:table-cell office:value-type="float" office:value="18">
            <text:p>18</text:p>
          </table:table-cell>
          <table:table-cell office:value-type="float" office:value="4319.312">
            <text:p>4319.312</text:p>
          </table:table-cell>
          <table:table-cell table:formula="of:=[.C603]-[.A603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319.312">
            <text:p>4319.312</text:p>
          </table:table-cell>
          <table:table-cell office:value-type="float" office:value="3">
            <text:p>3</text:p>
          </table:table-cell>
          <table:table-cell office:value-type="float" office:value="4320.325">
            <text:p>4320.325</text:p>
          </table:table-cell>
          <table:table-cell table:formula="of:=[.C604]-[.A604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320.325">
            <text:p>4320.325</text:p>
          </table:table-cell>
          <table:table-cell office:value-type="float" office:value="6">
            <text:p>6</text:p>
          </table:table-cell>
          <table:table-cell office:value-type="float" office:value="4321.337">
            <text:p>4321.337</text:p>
          </table:table-cell>
          <table:table-cell table:formula="of:=[.C605]-[.A605]" office:value-type="float" office:value="1.01200000000063">
            <text:p>1.012</text:p>
          </table:table-cell>
          <table:table-cell table:number-columns-repeated="3"/>
        </table:table-row>
        <table:table-row table:style-name="ro1">
          <table:table-cell office:value-type="float" office:value="4321.337">
            <text:p>4321.337</text:p>
          </table:table-cell>
          <table:table-cell office:value-type="float" office:value="8">
            <text:p>8</text:p>
          </table:table-cell>
          <table:table-cell office:value-type="float" office:value="4322.345">
            <text:p>4322.345</text:p>
          </table:table-cell>
          <table:table-cell table:formula="of:=[.C606]-[.A606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322.345">
            <text:p>4322.345</text:p>
          </table:table-cell>
          <table:table-cell office:value-type="float" office:value="8">
            <text:p>8</text:p>
          </table:table-cell>
          <table:table-cell office:value-type="float" office:value="4323.353">
            <text:p>4323.353</text:p>
          </table:table-cell>
          <table:table-cell table:formula="of:=[.C607]-[.A607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323.353">
            <text:p>4323.353</text:p>
          </table:table-cell>
          <table:table-cell office:value-type="float" office:value="19">
            <text:p>19</text:p>
          </table:table-cell>
          <table:table-cell office:value-type="float" office:value="4324.366">
            <text:p>4324.366</text:p>
          </table:table-cell>
          <table:table-cell table:formula="of:=[.C608]-[.A608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324.366">
            <text:p>4324.366</text:p>
          </table:table-cell>
          <table:table-cell office:value-type="float" office:value="3">
            <text:p>3</text:p>
          </table:table-cell>
          <table:table-cell office:value-type="float" office:value="4325.377">
            <text:p>4325.377</text:p>
          </table:table-cell>
          <table:table-cell table:formula="of:=[.C609]-[.A609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325.377">
            <text:p>4325.377</text:p>
          </table:table-cell>
          <table:table-cell office:value-type="float" office:value="7">
            <text:p>7</text:p>
          </table:table-cell>
          <table:table-cell office:value-type="float" office:value="4326.387">
            <text:p>4326.387</text:p>
          </table:table-cell>
          <table:table-cell table:formula="of:=[.C610]-[.A610]" office:value-type="float" office:value="1.00999999999931">
            <text:p>1.010</text:p>
          </table:table-cell>
          <table:table-cell table:number-columns-repeated="3"/>
        </table:table-row>
        <table:table-row table:style-name="ro1">
          <table:table-cell office:value-type="float" office:value="4326.387">
            <text:p>4326.387</text:p>
          </table:table-cell>
          <table:table-cell office:value-type="float" office:value="5">
            <text:p>5</text:p>
          </table:table-cell>
          <table:table-cell office:value-type="float" office:value="4327.395">
            <text:p>4327.395</text:p>
          </table:table-cell>
          <table:table-cell table:formula="of:=[.C611]-[.A611]" office:value-type="float" office:value="1.00800000000072">
            <text:p>1.008</text:p>
          </table:table-cell>
          <table:table-cell table:number-columns-repeated="3"/>
        </table:table-row>
        <table:table-row table:style-name="ro1">
          <table:table-cell office:value-type="float" office:value="4327.395">
            <text:p>4327.395</text:p>
          </table:table-cell>
          <table:table-cell office:value-type="float" office:value="8">
            <text:p>8</text:p>
          </table:table-cell>
          <table:table-cell office:value-type="float" office:value="4328.404">
            <text:p>4328.404</text:p>
          </table:table-cell>
          <table:table-cell table:formula="of:=[.C612]-[.A612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328.404">
            <text:p>4328.404</text:p>
          </table:table-cell>
          <table:table-cell office:value-type="float" office:value="17">
            <text:p>17</text:p>
          </table:table-cell>
          <table:table-cell office:value-type="float" office:value="4329.417">
            <text:p>4329.417</text:p>
          </table:table-cell>
          <table:table-cell table:formula="of:=[.C613]-[.A613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329.417">
            <text:p>4329.417</text:p>
          </table:table-cell>
          <table:table-cell office:value-type="float" office:value="3">
            <text:p>3</text:p>
          </table:table-cell>
          <table:table-cell office:value-type="float" office:value="4330.431">
            <text:p>4330.431</text:p>
          </table:table-cell>
          <table:table-cell table:formula="of:=[.C614]-[.A614]" office:value-type="float" office:value="1.01399999999921">
            <text:p>1.014</text:p>
          </table:table-cell>
          <table:table-cell table:number-columns-repeated="3"/>
        </table:table-row>
        <table:table-row table:style-name="ro1">
          <table:table-cell office:value-type="float" office:value="4330.431">
            <text:p>4330.431</text:p>
          </table:table-cell>
          <table:table-cell office:value-type="float" office:value="3">
            <text:p>3</text:p>
          </table:table-cell>
          <table:table-cell office:value-type="float" office:value="4331.444">
            <text:p>4331.444</text:p>
          </table:table-cell>
          <table:table-cell table:formula="of:=[.C615]-[.A615]" office:value-type="float" office:value="1.01300000000083">
            <text:p>1.013</text:p>
          </table:table-cell>
          <table:table-cell table:number-columns-repeated="3"/>
        </table:table-row>
        <table:table-row table:style-name="ro1">
          <table:table-cell office:value-type="float" office:value="4331.444">
            <text:p>4331.444</text:p>
          </table:table-cell>
          <table:table-cell office:value-type="float" office:value="3">
            <text:p>3</text:p>
          </table:table-cell>
          <table:table-cell office:value-type="float" office:value="4332.451">
            <text:p>4332.451</text:p>
          </table:table-cell>
          <table:table-cell table:formula="of:=[.C616]-[.A616]" office:value-type="float" office:value="1.00699999999961">
            <text:p>1.007</text:p>
          </table:table-cell>
          <table:table-cell table:number-columns-repeated="3"/>
        </table:table-row>
        <table:table-row table:style-name="ro1">
          <table:table-cell office:value-type="float" office:value="4332.451">
            <text:p>4332.451</text:p>
          </table:table-cell>
          <table:table-cell office:value-type="float" office:value="10">
            <text:p>10</text:p>
          </table:table-cell>
          <table:table-cell office:value-type="float" office:value="4333.461">
            <text:p>4333.461</text:p>
          </table:table-cell>
          <table:table-cell table:formula="of:=[.C617]-[.A617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333.461">
            <text:p>4333.461</text:p>
          </table:table-cell>
          <table:table-cell office:value-type="float" office:value="15">
            <text:p>15</text:p>
          </table:table-cell>
          <table:table-cell office:value-type="float" office:value="4334.474">
            <text:p>4334.474</text:p>
          </table:table-cell>
          <table:table-cell table:formula="of:=[.C618]-[.A618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334.474">
            <text:p>4334.474</text:p>
          </table:table-cell>
          <table:table-cell office:value-type="float" office:value="6">
            <text:p>6</text:p>
          </table:table-cell>
          <table:table-cell office:value-type="float" office:value="4335.488">
            <text:p>4335.488</text:p>
          </table:table-cell>
          <table:table-cell table:formula="of:=[.C619]-[.A619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335.488">
            <text:p>4335.488</text:p>
          </table:table-cell>
          <table:table-cell office:value-type="float" office:value="5">
            <text:p>5</text:p>
          </table:table-cell>
          <table:table-cell office:value-type="float" office:value="4336.502">
            <text:p>4336.502</text:p>
          </table:table-cell>
          <table:table-cell table:formula="of:=[.C620]-[.A620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336.502">
            <text:p>4336.502</text:p>
          </table:table-cell>
          <table:table-cell office:value-type="float" office:value="4">
            <text:p>4</text:p>
          </table:table-cell>
          <table:table-cell office:value-type="float" office:value="4337.51">
            <text:p>4337.510</text:p>
          </table:table-cell>
          <table:table-cell table:formula="of:=[.C621]-[.A621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337.51">
            <text:p>4337.510</text:p>
          </table:table-cell>
          <table:table-cell office:value-type="float" office:value="10">
            <text:p>10</text:p>
          </table:table-cell>
          <table:table-cell office:value-type="float" office:value="4338.515">
            <text:p>4338.515</text:p>
          </table:table-cell>
          <table:table-cell table:formula="of:=[.C622]-[.A622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338.515">
            <text:p>4338.515</text:p>
          </table:table-cell>
          <table:table-cell office:value-type="float" office:value="15">
            <text:p>15</text:p>
          </table:table-cell>
          <table:table-cell office:value-type="float" office:value="4339.525">
            <text:p>4339.525</text:p>
          </table:table-cell>
          <table:table-cell table:formula="of:=[.C623]-[.A623]" office:value-type="float" office:value="1.00999999999931">
            <text:p>1.010</text:p>
          </table:table-cell>
          <table:table-cell table:number-columns-repeated="3"/>
        </table:table-row>
        <table:table-row table:style-name="ro1">
          <table:table-cell office:value-type="float" office:value="4339.525">
            <text:p>4339.525</text:p>
          </table:table-cell>
          <table:table-cell office:value-type="float" office:value="7">
            <text:p>7</text:p>
          </table:table-cell>
          <table:table-cell office:value-type="float" office:value="4340.537">
            <text:p>4340.537</text:p>
          </table:table-cell>
          <table:table-cell table:formula="of:=[.C624]-[.A624]" office:value-type="float" office:value="1.01200000000063">
            <text:p>1.012</text:p>
          </table:table-cell>
          <table:table-cell table:number-columns-repeated="3"/>
        </table:table-row>
        <table:table-row table:style-name="ro1">
          <table:table-cell office:value-type="float" office:value="4340.537">
            <text:p>4340.537</text:p>
          </table:table-cell>
          <table:table-cell office:value-type="float" office:value="16">
            <text:p>16</text:p>
          </table:table-cell>
          <table:table-cell office:value-type="float" office:value="4341.55">
            <text:p>4341.550</text:p>
          </table:table-cell>
          <table:table-cell table:formula="of:=[.C625]-[.A625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341.55">
            <text:p>4341.550</text:p>
          </table:table-cell>
          <table:table-cell office:value-type="float" office:value="9">
            <text:p>9</text:p>
          </table:table-cell>
          <table:table-cell office:value-type="float" office:value="4342.564">
            <text:p>4342.564</text:p>
          </table:table-cell>
          <table:table-cell table:formula="of:=[.C626]-[.A626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342.564">
            <text:p>4342.564</text:p>
          </table:table-cell>
          <table:table-cell office:value-type="float" office:value="7">
            <text:p>7</text:p>
          </table:table-cell>
          <table:table-cell office:value-type="float" office:value="4343.577">
            <text:p>4343.577</text:p>
          </table:table-cell>
          <table:table-cell table:formula="of:=[.C627]-[.A627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343.577">
            <text:p>4343.577</text:p>
          </table:table-cell>
          <table:table-cell office:value-type="float" office:value="3">
            <text:p>3</text:p>
          </table:table-cell>
          <table:table-cell office:value-type="float" office:value="4344.59">
            <text:p>4344.590</text:p>
          </table:table-cell>
          <table:table-cell table:formula="of:=[.C628]-[.A628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344.59">
            <text:p>4344.590</text:p>
          </table:table-cell>
          <table:table-cell office:value-type="float" office:value="2">
            <text:p>2</text:p>
          </table:table-cell>
          <table:table-cell office:value-type="float" office:value="4345.599">
            <text:p>4345.599</text:p>
          </table:table-cell>
          <table:table-cell table:formula="of:=[.C629]-[.A629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345.599">
            <text:p>4345.599</text:p>
          </table:table-cell>
          <table:table-cell office:value-type="float" office:value="7">
            <text:p>7</text:p>
          </table:table-cell>
          <table:table-cell office:value-type="float" office:value="4346.611">
            <text:p>4346.611</text:p>
          </table:table-cell>
          <table:table-cell table:formula="of:=[.C630]-[.A630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346.611">
            <text:p>4346.611</text:p>
          </table:table-cell>
          <table:table-cell office:value-type="float" office:value="18">
            <text:p>18</text:p>
          </table:table-cell>
          <table:table-cell office:value-type="float" office:value="4347.624">
            <text:p>4347.624</text:p>
          </table:table-cell>
          <table:table-cell table:formula="of:=[.C631]-[.A631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347.624">
            <text:p>4347.624</text:p>
          </table:table-cell>
          <table:table-cell office:value-type="float" office:value="12">
            <text:p>12</text:p>
          </table:table-cell>
          <table:table-cell office:value-type="float" office:value="4348.638">
            <text:p>4348.638</text:p>
          </table:table-cell>
          <table:table-cell table:formula="of:=[.C632]-[.A632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348.638">
            <text:p>4348.638</text:p>
          </table:table-cell>
          <table:table-cell office:value-type="float" office:value="11">
            <text:p>11</text:p>
          </table:table-cell>
          <table:table-cell office:value-type="float" office:value="4349.653">
            <text:p>4349.653</text:p>
          </table:table-cell>
          <table:table-cell table:formula="of:=[.C633]-[.A633]" office:value-type="float" office:value="1.01500000000033">
            <text:p>1.015</text:p>
          </table:table-cell>
          <table:table-cell table:number-columns-repeated="3"/>
        </table:table-row>
        <table:table-row table:style-name="ro1">
          <table:table-cell office:value-type="float" office:value="4349.653">
            <text:p>4349.653</text:p>
          </table:table-cell>
          <table:table-cell office:value-type="float" office:value="6">
            <text:p>6</text:p>
          </table:table-cell>
          <table:table-cell office:value-type="float" office:value="4350.66">
            <text:p>4350.660</text:p>
          </table:table-cell>
          <table:table-cell table:formula="of:=[.C634]-[.A634]" office:value-type="float" office:value="1.00699999999961">
            <text:p>1.007</text:p>
          </table:table-cell>
          <table:table-cell table:number-columns-repeated="3"/>
        </table:table-row>
        <table:table-row table:style-name="ro1">
          <table:table-cell office:value-type="float" office:value="4350.66">
            <text:p>4350.660</text:p>
          </table:table-cell>
          <table:table-cell office:value-type="float" office:value="14">
            <text:p>14</text:p>
          </table:table-cell>
          <table:table-cell office:value-type="float" office:value="4351.668">
            <text:p>4351.668</text:p>
          </table:table-cell>
          <table:table-cell table:formula="of:=[.C635]-[.A635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351.668">
            <text:p>4351.668</text:p>
          </table:table-cell>
          <table:table-cell office:value-type="float" office:value="11">
            <text:p>11</text:p>
          </table:table-cell>
          <table:table-cell office:value-type="float" office:value="4352.679">
            <text:p>4352.679</text:p>
          </table:table-cell>
          <table:table-cell table:formula="of:=[.C636]-[.A636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352.679">
            <text:p>4352.679</text:p>
          </table:table-cell>
          <table:table-cell office:value-type="float" office:value="14">
            <text:p>14</text:p>
          </table:table-cell>
          <table:table-cell office:value-type="float" office:value="4353.692">
            <text:p>4353.692</text:p>
          </table:table-cell>
          <table:table-cell table:formula="of:=[.C637]-[.A637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353.692">
            <text:p>4353.692</text:p>
          </table:table-cell>
          <table:table-cell office:value-type="float" office:value="5">
            <text:p>5</text:p>
          </table:table-cell>
          <table:table-cell office:value-type="float" office:value="4354.705">
            <text:p>4354.705</text:p>
          </table:table-cell>
          <table:table-cell table:formula="of:=[.C638]-[.A638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354.705">
            <text:p>4354.705</text:p>
          </table:table-cell>
          <table:table-cell office:value-type="float" office:value="7">
            <text:p>7</text:p>
          </table:table-cell>
          <table:table-cell office:value-type="float" office:value="4355.718">
            <text:p>4355.718</text:p>
          </table:table-cell>
          <table:table-cell table:formula="of:=[.C639]-[.A639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355.718">
            <text:p>4355.718</text:p>
          </table:table-cell>
          <table:table-cell office:value-type="float" office:value="3">
            <text:p>3</text:p>
          </table:table-cell>
          <table:table-cell office:value-type="float" office:value="4356.732">
            <text:p>4356.732</text:p>
          </table:table-cell>
          <table:table-cell table:formula="of:=[.C640]-[.A640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356.732">
            <text:p>4356.732</text:p>
          </table:table-cell>
          <table:table-cell office:value-type="float" office:value="3">
            <text:p>3</text:p>
          </table:table-cell>
          <table:table-cell office:value-type="float" office:value="4357.739">
            <text:p>4357.739</text:p>
          </table:table-cell>
          <table:table-cell table:formula="of:=[.C641]-[.A641]" office:value-type="float" office:value="1.00699999999961">
            <text:p>1.007</text:p>
          </table:table-cell>
          <table:table-cell table:number-columns-repeated="3"/>
        </table:table-row>
        <table:table-row table:style-name="ro1">
          <table:table-cell office:value-type="float" office:value="4357.739">
            <text:p>4357.739</text:p>
          </table:table-cell>
          <table:table-cell office:value-type="float" office:value="12">
            <text:p>12</text:p>
          </table:table-cell>
          <table:table-cell office:value-type="float" office:value="4358.749">
            <text:p>4358.749</text:p>
          </table:table-cell>
          <table:table-cell table:formula="of:=[.C642]-[.A642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358.749">
            <text:p>4358.749</text:p>
          </table:table-cell>
          <table:table-cell office:value-type="float" office:value="7">
            <text:p>7</text:p>
          </table:table-cell>
          <table:table-cell office:value-type="float" office:value="4359.76">
            <text:p>4359.760</text:p>
          </table:table-cell>
          <table:table-cell table:formula="of:=[.C643]-[.A643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359.76">
            <text:p>4359.760</text:p>
          </table:table-cell>
          <table:table-cell office:value-type="float" office:value="6">
            <text:p>6</text:p>
          </table:table-cell>
          <table:table-cell office:value-type="float" office:value="4360.773">
            <text:p>4360.773</text:p>
          </table:table-cell>
          <table:table-cell table:formula="of:=[.C644]-[.A644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360.773">
            <text:p>4360.773</text:p>
          </table:table-cell>
          <table:table-cell office:value-type="float" office:value="16">
            <text:p>16</text:p>
          </table:table-cell>
          <table:table-cell office:value-type="float" office:value="4361.788">
            <text:p>4361.788</text:p>
          </table:table-cell>
          <table:table-cell table:formula="of:=[.C645]-[.A645]" office:value-type="float" office:value="1.01499999999942">
            <text:p>1.015</text:p>
          </table:table-cell>
          <table:table-cell table:number-columns-repeated="3"/>
        </table:table-row>
        <table:table-row table:style-name="ro1">
          <table:table-cell office:value-type="float" office:value="4361.788">
            <text:p>4361.788</text:p>
          </table:table-cell>
          <table:table-cell office:value-type="float" office:value="10">
            <text:p>10</text:p>
          </table:table-cell>
          <table:table-cell office:value-type="float" office:value="4362.8">
            <text:p>4362.800</text:p>
          </table:table-cell>
          <table:table-cell table:formula="of:=[.C646]-[.A646]" office:value-type="float" office:value="1.01200000000063">
            <text:p>1.012</text:p>
          </table:table-cell>
          <table:table-cell table:number-columns-repeated="3"/>
        </table:table-row>
        <table:table-row table:style-name="ro1">
          <table:table-cell office:value-type="float" office:value="4362.8">
            <text:p>4362.800</text:p>
          </table:table-cell>
          <table:table-cell office:value-type="float" office:value="12">
            <text:p>12</text:p>
          </table:table-cell>
          <table:table-cell office:value-type="float" office:value="4363.813">
            <text:p>4363.813</text:p>
          </table:table-cell>
          <table:table-cell table:formula="of:=[.C647]-[.A647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363.813">
            <text:p>4363.813</text:p>
          </table:table-cell>
          <table:table-cell office:value-type="float" office:value="13">
            <text:p>13</text:p>
          </table:table-cell>
          <table:table-cell office:value-type="float" office:value="4364.818">
            <text:p>4364.818</text:p>
          </table:table-cell>
          <table:table-cell table:formula="of:=[.C648]-[.A648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364.818">
            <text:p>4364.818</text:p>
          </table:table-cell>
          <table:table-cell office:value-type="float" office:value="21">
            <text:p>21</text:p>
          </table:table-cell>
          <table:table-cell office:value-type="float" office:value="4365.829">
            <text:p>4365.829</text:p>
          </table:table-cell>
          <table:table-cell table:formula="of:=[.C649]-[.A649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365.829">
            <text:p>4365.829</text:p>
          </table:table-cell>
          <table:table-cell office:value-type="float" office:value="15">
            <text:p>15</text:p>
          </table:table-cell>
          <table:table-cell office:value-type="float" office:value="4366.836">
            <text:p>4366.836</text:p>
          </table:table-cell>
          <table:table-cell table:formula="of:=[.C650]-[.A650]" office:value-type="float" office:value="1.00700000000052">
            <text:p>1.007</text:p>
          </table:table-cell>
          <table:table-cell table:number-columns-repeated="3"/>
        </table:table-row>
        <table:table-row table:style-name="ro1">
          <table:table-cell office:value-type="float" office:value="4366.836">
            <text:p>4366.836</text:p>
          </table:table-cell>
          <table:table-cell office:value-type="float" office:value="9">
            <text:p>9</text:p>
          </table:table-cell>
          <table:table-cell office:value-type="float" office:value="4367.844">
            <text:p>4367.844</text:p>
          </table:table-cell>
          <table:table-cell table:formula="of:=[.C651]-[.A651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367.844">
            <text:p>4367.844</text:p>
          </table:table-cell>
          <table:table-cell office:value-type="float" office:value="16">
            <text:p>16</text:p>
          </table:table-cell>
          <table:table-cell office:value-type="float" office:value="4368.852">
            <text:p>4368.852</text:p>
          </table:table-cell>
          <table:table-cell table:formula="of:=[.C652]-[.A652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368.852">
            <text:p>4368.852</text:p>
          </table:table-cell>
          <table:table-cell office:value-type="float" office:value="13">
            <text:p>13</text:p>
          </table:table-cell>
          <table:table-cell office:value-type="float" office:value="4369.866">
            <text:p>4369.866</text:p>
          </table:table-cell>
          <table:table-cell table:formula="of:=[.C653]-[.A653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369.866">
            <text:p>4369.866</text:p>
          </table:table-cell>
          <table:table-cell office:value-type="float" office:value="11">
            <text:p>11</text:p>
          </table:table-cell>
          <table:table-cell office:value-type="float" office:value="4370.88">
            <text:p>4370.880</text:p>
          </table:table-cell>
          <table:table-cell table:formula="of:=[.C654]-[.A654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370.88">
            <text:p>4370.880</text:p>
          </table:table-cell>
          <table:table-cell office:value-type="float" office:value="16">
            <text:p>16</text:p>
          </table:table-cell>
          <table:table-cell office:value-type="float" office:value="4371.888">
            <text:p>4371.888</text:p>
          </table:table-cell>
          <table:table-cell table:formula="of:=[.C655]-[.A655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371.888">
            <text:p>4371.888</text:p>
          </table:table-cell>
          <table:table-cell office:value-type="float" office:value="28">
            <text:p>28</text:p>
          </table:table-cell>
          <table:table-cell office:value-type="float" office:value="4372.899">
            <text:p>4372.899</text:p>
          </table:table-cell>
          <table:table-cell table:formula="of:=[.C656]-[.A656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372.899">
            <text:p>4372.899</text:p>
          </table:table-cell>
          <table:table-cell office:value-type="float" office:value="25">
            <text:p>25</text:p>
          </table:table-cell>
          <table:table-cell office:value-type="float" office:value="4373.944">
            <text:p>4373.944</text:p>
          </table:table-cell>
          <table:table-cell table:formula="of:=[.C657]-[.A657]" office:value-type="float" office:value="1.04500000000007">
            <text:p>1.045</text:p>
          </table:table-cell>
          <table:table-cell table:number-columns-repeated="3"/>
        </table:table-row>
        <table:table-row table:style-name="ro1">
          <table:table-cell office:value-type="float" office:value="4373.944">
            <text:p>4373.944</text:p>
          </table:table-cell>
          <table:table-cell office:value-type="float" office:value="46">
            <text:p>46</text:p>
          </table:table-cell>
          <table:table-cell office:value-type="float" office:value="4374.949">
            <text:p>4374.949</text:p>
          </table:table-cell>
          <table:table-cell table:formula="of:=[.C658]-[.A658]" office:value-type="float" office:value="1.0049999999992">
            <text:p>1.005</text:p>
          </table:table-cell>
          <table:table-cell table:number-columns-repeated="3"/>
        </table:table-row>
        <table:table-row table:style-name="ro1">
          <table:table-cell office:value-type="float" office:value="4374.949">
            <text:p>4374.949</text:p>
          </table:table-cell>
          <table:table-cell office:value-type="float" office:value="32">
            <text:p>32</text:p>
          </table:table-cell>
          <table:table-cell office:value-type="float" office:value="4375.96">
            <text:p>4375.960</text:p>
          </table:table-cell>
          <table:table-cell table:formula="of:=[.C659]-[.A659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375.96">
            <text:p>4375.960</text:p>
          </table:table-cell>
          <table:table-cell office:value-type="float" office:value="24">
            <text:p>24</text:p>
          </table:table-cell>
          <table:table-cell office:value-type="float" office:value="4376.967">
            <text:p>4376.967</text:p>
          </table:table-cell>
          <table:table-cell table:formula="of:=[.C660]-[.A660]" office:value-type="float" office:value="1.00699999999961">
            <text:p>1.007</text:p>
          </table:table-cell>
          <table:table-cell table:number-columns-repeated="3"/>
        </table:table-row>
        <table:table-row table:style-name="ro1">
          <table:table-cell office:value-type="float" office:value="4376.967">
            <text:p>4376.967</text:p>
          </table:table-cell>
          <table:table-cell office:value-type="float" office:value="14">
            <text:p>14</text:p>
          </table:table-cell>
          <table:table-cell office:value-type="float" office:value="4377.974">
            <text:p>4377.974</text:p>
          </table:table-cell>
          <table:table-cell table:formula="of:=[.C661]-[.A661]" office:value-type="float" office:value="1.00700000000052">
            <text:p>1.007</text:p>
          </table:table-cell>
          <table:table-cell table:number-columns-repeated="3"/>
        </table:table-row>
        <table:table-row table:style-name="ro1">
          <table:table-cell office:value-type="float" office:value="4377.974">
            <text:p>4377.974</text:p>
          </table:table-cell>
          <table:table-cell office:value-type="float" office:value="22">
            <text:p>22</text:p>
          </table:table-cell>
          <table:table-cell office:value-type="float" office:value="4378.988">
            <text:p>4378.988</text:p>
          </table:table-cell>
          <table:table-cell table:formula="of:=[.C662]-[.A662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378.988">
            <text:p>4378.988</text:p>
          </table:table-cell>
          <table:table-cell office:value-type="float" office:value="11">
            <text:p>11</text:p>
          </table:table-cell>
          <table:table-cell office:value-type="float" office:value="4380.001">
            <text:p>4380.001</text:p>
          </table:table-cell>
          <table:table-cell table:formula="of:=[.C663]-[.A663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380.001">
            <text:p>4380.001</text:p>
          </table:table-cell>
          <table:table-cell office:value-type="float" office:value="11">
            <text:p>11</text:p>
          </table:table-cell>
          <table:table-cell office:value-type="float" office:value="4381.005">
            <text:p>4381.005</text:p>
          </table:table-cell>
          <table:table-cell table:formula="of:=[.C664]-[.A664]" office:value-type="float" office:value="1.00399999999991">
            <text:p>1.004</text:p>
          </table:table-cell>
          <table:table-cell table:number-columns-repeated="3"/>
        </table:table-row>
        <table:table-row table:style-name="ro1">
          <table:table-cell office:value-type="float" office:value="4381.005">
            <text:p>4381.005</text:p>
          </table:table-cell>
          <table:table-cell office:value-type="float" office:value="19">
            <text:p>19</text:p>
          </table:table-cell>
          <table:table-cell office:value-type="float" office:value="4382.016">
            <text:p>4382.016</text:p>
          </table:table-cell>
          <table:table-cell table:formula="of:=[.C665]-[.A665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382.016">
            <text:p>4382.016</text:p>
          </table:table-cell>
          <table:table-cell office:value-type="float" office:value="16">
            <text:p>16</text:p>
          </table:table-cell>
          <table:table-cell office:value-type="float" office:value="4383.025">
            <text:p>4383.025</text:p>
          </table:table-cell>
          <table:table-cell table:formula="of:=[.C666]-[.A666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383.025">
            <text:p>4383.025</text:p>
          </table:table-cell>
          <table:table-cell office:value-type="float" office:value="14">
            <text:p>14</text:p>
          </table:table-cell>
          <table:table-cell office:value-type="float" office:value="4384.03">
            <text:p>4384.030</text:p>
          </table:table-cell>
          <table:table-cell table:formula="of:=[.C667]-[.A667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384.03">
            <text:p>4384.030</text:p>
          </table:table-cell>
          <table:table-cell office:value-type="float" office:value="15">
            <text:p>15</text:p>
          </table:table-cell>
          <table:table-cell office:value-type="float" office:value="4385.035">
            <text:p>4385.035</text:p>
          </table:table-cell>
          <table:table-cell table:formula="of:=[.C668]-[.A668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385.035">
            <text:p>4385.035</text:p>
          </table:table-cell>
          <table:table-cell office:value-type="float" office:value="12">
            <text:p>12</text:p>
          </table:table-cell>
          <table:table-cell office:value-type="float" office:value="4386.046">
            <text:p>4386.046</text:p>
          </table:table-cell>
          <table:table-cell table:formula="of:=[.C669]-[.A669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386.046">
            <text:p>4386.046</text:p>
          </table:table-cell>
          <table:table-cell office:value-type="float" office:value="11">
            <text:p>11</text:p>
          </table:table-cell>
          <table:table-cell office:value-type="float" office:value="4387.053">
            <text:p>4387.053</text:p>
          </table:table-cell>
          <table:table-cell table:formula="of:=[.C670]-[.A670]" office:value-type="float" office:value="1.00699999999961">
            <text:p>1.007</text:p>
          </table:table-cell>
          <table:table-cell table:number-columns-repeated="3"/>
        </table:table-row>
        <table:table-row table:style-name="ro1">
          <table:table-cell office:value-type="float" office:value="4387.053">
            <text:p>4387.053</text:p>
          </table:table-cell>
          <table:table-cell office:value-type="float" office:value="12">
            <text:p>12</text:p>
          </table:table-cell>
          <table:table-cell office:value-type="float" office:value="4388.061">
            <text:p>4388.061</text:p>
          </table:table-cell>
          <table:table-cell table:formula="of:=[.C671]-[.A671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388.061">
            <text:p>4388.061</text:p>
          </table:table-cell>
          <table:table-cell office:value-type="float" office:value="13">
            <text:p>13</text:p>
          </table:table-cell>
          <table:table-cell office:value-type="float" office:value="4389.074">
            <text:p>4389.074</text:p>
          </table:table-cell>
          <table:table-cell table:formula="of:=[.C672]-[.A672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389.074">
            <text:p>4389.074</text:p>
          </table:table-cell>
          <table:table-cell office:value-type="float" office:value="2">
            <text:p>2</text:p>
          </table:table-cell>
          <table:table-cell office:value-type="float" office:value="4390.083">
            <text:p>4390.083</text:p>
          </table:table-cell>
          <table:table-cell table:formula="of:=[.C673]-[.A673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390.083">
            <text:p>4390.083</text:p>
          </table:table-cell>
          <table:table-cell office:value-type="float" office:value="9">
            <text:p>9</text:p>
          </table:table-cell>
          <table:table-cell office:value-type="float" office:value="4391.09">
            <text:p>4391.090</text:p>
          </table:table-cell>
          <table:table-cell table:formula="of:=[.C674]-[.A674]" office:value-type="float" office:value="1.00700000000052">
            <text:p>1.007</text:p>
          </table:table-cell>
          <table:table-cell table:number-columns-repeated="3"/>
        </table:table-row>
        <table:table-row table:style-name="ro1">
          <table:table-cell office:value-type="float" office:value="4391.09">
            <text:p>4391.090</text:p>
          </table:table-cell>
          <table:table-cell office:value-type="float" office:value="18">
            <text:p>18</text:p>
          </table:table-cell>
          <table:table-cell office:value-type="float" office:value="4392.095">
            <text:p>4392.095</text:p>
          </table:table-cell>
          <table:table-cell table:formula="of:=[.C675]-[.A675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392.095">
            <text:p>4392.095</text:p>
          </table:table-cell>
          <table:table-cell office:value-type="float" office:value="35">
            <text:p>35</text:p>
          </table:table-cell>
          <table:table-cell office:value-type="float" office:value="4393.106">
            <text:p>4393.106</text:p>
          </table:table-cell>
          <table:table-cell table:formula="of:=[.C676]-[.A676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393.106">
            <text:p>4393.106</text:p>
          </table:table-cell>
          <table:table-cell office:value-type="float" office:value="13">
            <text:p>13</text:p>
          </table:table-cell>
          <table:table-cell office:value-type="float" office:value="4394.115">
            <text:p>4394.115</text:p>
          </table:table-cell>
          <table:table-cell table:formula="of:=[.C677]-[.A677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394.115">
            <text:p>4394.115</text:p>
          </table:table-cell>
          <table:table-cell office:value-type="float" office:value="15">
            <text:p>15</text:p>
          </table:table-cell>
          <table:table-cell office:value-type="float" office:value="4395.127">
            <text:p>4395.127</text:p>
          </table:table-cell>
          <table:table-cell table:formula="of:=[.C678]-[.A678]" office:value-type="float" office:value="1.01200000000063">
            <text:p>1.012</text:p>
          </table:table-cell>
          <table:table-cell table:number-columns-repeated="3"/>
        </table:table-row>
        <table:table-row table:style-name="ro1">
          <table:table-cell office:value-type="float" office:value="4395.127">
            <text:p>4395.127</text:p>
          </table:table-cell>
          <table:table-cell office:value-type="float" office:value="12">
            <text:p>12</text:p>
          </table:table-cell>
          <table:table-cell office:value-type="float" office:value="4396.138">
            <text:p>4396.138</text:p>
          </table:table-cell>
          <table:table-cell table:formula="of:=[.C679]-[.A679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396.138">
            <text:p>4396.138</text:p>
          </table:table-cell>
          <table:table-cell office:value-type="float" office:value="11">
            <text:p>11</text:p>
          </table:table-cell>
          <table:table-cell office:value-type="float" office:value="4397.148">
            <text:p>4397.148</text:p>
          </table:table-cell>
          <table:table-cell table:formula="of:=[.C680]-[.A680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397.148">
            <text:p>4397.148</text:p>
          </table:table-cell>
          <table:table-cell office:value-type="float" office:value="11">
            <text:p>11</text:p>
          </table:table-cell>
          <table:table-cell office:value-type="float" office:value="4398.162">
            <text:p>4398.162</text:p>
          </table:table-cell>
          <table:table-cell table:formula="of:=[.C681]-[.A681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398.162">
            <text:p>4398.162</text:p>
          </table:table-cell>
          <table:table-cell office:value-type="float" office:value="9">
            <text:p>9</text:p>
          </table:table-cell>
          <table:table-cell office:value-type="float" office:value="4399.175">
            <text:p>4399.175</text:p>
          </table:table-cell>
          <table:table-cell table:formula="of:=[.C682]-[.A682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399.175">
            <text:p>4399.175</text:p>
          </table:table-cell>
          <table:table-cell office:value-type="float" office:value="7">
            <text:p>7</text:p>
          </table:table-cell>
          <table:table-cell office:value-type="float" office:value="4400.189">
            <text:p>4400.189</text:p>
          </table:table-cell>
          <table:table-cell table:formula="of:=[.C683]-[.A683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400.189">
            <text:p>4400.189</text:p>
          </table:table-cell>
          <table:table-cell office:value-type="float" office:value="10">
            <text:p>10</text:p>
          </table:table-cell>
          <table:table-cell office:value-type="float" office:value="4401.198">
            <text:p>4401.198</text:p>
          </table:table-cell>
          <table:table-cell table:formula="of:=[.C684]-[.A684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401.198">
            <text:p>4401.198</text:p>
          </table:table-cell>
          <table:table-cell office:value-type="float" office:value="15">
            <text:p>15</text:p>
          </table:table-cell>
          <table:table-cell office:value-type="float" office:value="4402.203">
            <text:p>4402.203</text:p>
          </table:table-cell>
          <table:table-cell table:formula="of:=[.C685]-[.A685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402.203">
            <text:p>4402.203</text:p>
          </table:table-cell>
          <table:table-cell office:value-type="float" office:value="15">
            <text:p>15</text:p>
          </table:table-cell>
          <table:table-cell office:value-type="float" office:value="4403.214">
            <text:p>4403.214</text:p>
          </table:table-cell>
          <table:table-cell table:formula="of:=[.C686]-[.A686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403.214">
            <text:p>4403.214</text:p>
          </table:table-cell>
          <table:table-cell office:value-type="float" office:value="26">
            <text:p>26</text:p>
          </table:table-cell>
          <table:table-cell office:value-type="float" office:value="4404.228">
            <text:p>4404.228</text:p>
          </table:table-cell>
          <table:table-cell table:formula="of:=[.C687]-[.A687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404.228">
            <text:p>4404.228</text:p>
          </table:table-cell>
          <table:table-cell office:value-type="float" office:value="20">
            <text:p>20</text:p>
          </table:table-cell>
          <table:table-cell office:value-type="float" office:value="4405.235">
            <text:p>4405.235</text:p>
          </table:table-cell>
          <table:table-cell table:formula="of:=[.C688]-[.A688]" office:value-type="float" office:value="1.00699999999961">
            <text:p>1.007</text:p>
          </table:table-cell>
          <table:table-cell table:number-columns-repeated="3"/>
        </table:table-row>
        <table:table-row table:style-name="ro1">
          <table:table-cell office:value-type="float" office:value="4405.235">
            <text:p>4405.235</text:p>
          </table:table-cell>
          <table:table-cell office:value-type="float" office:value="18">
            <text:p>18</text:p>
          </table:table-cell>
          <table:table-cell office:value-type="float" office:value="4406.246">
            <text:p>4406.246</text:p>
          </table:table-cell>
          <table:table-cell table:formula="of:=[.C689]-[.A689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406.246">
            <text:p>4406.246</text:p>
          </table:table-cell>
          <table:table-cell office:value-type="float" office:value="13">
            <text:p>13</text:p>
          </table:table-cell>
          <table:table-cell office:value-type="float" office:value="4407.257">
            <text:p>4407.257</text:p>
          </table:table-cell>
          <table:table-cell table:formula="of:=[.C690]-[.A690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407.257">
            <text:p>4407.257</text:p>
          </table:table-cell>
          <table:table-cell office:value-type="float" office:value="8">
            <text:p>8</text:p>
          </table:table-cell>
          <table:table-cell office:value-type="float" office:value="4408.269">
            <text:p>4408.269</text:p>
          </table:table-cell>
          <table:table-cell table:formula="of:=[.C691]-[.A691]" office:value-type="float" office:value="1.01200000000063">
            <text:p>1.012</text:p>
          </table:table-cell>
          <table:table-cell table:number-columns-repeated="3"/>
        </table:table-row>
        <table:table-row table:style-name="ro1">
          <table:table-cell office:value-type="float" office:value="4408.269">
            <text:p>4408.269</text:p>
          </table:table-cell>
          <table:table-cell office:value-type="float" office:value="26">
            <text:p>26</text:p>
          </table:table-cell>
          <table:table-cell office:value-type="float" office:value="4409.282">
            <text:p>4409.282</text:p>
          </table:table-cell>
          <table:table-cell table:formula="of:=[.C692]-[.A692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409.282">
            <text:p>4409.282</text:p>
          </table:table-cell>
          <table:table-cell office:value-type="float" office:value="15">
            <text:p>15</text:p>
          </table:table-cell>
          <table:table-cell office:value-type="float" office:value="4410.294">
            <text:p>4410.294</text:p>
          </table:table-cell>
          <table:table-cell table:formula="of:=[.C693]-[.A693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410.294">
            <text:p>4410.294</text:p>
          </table:table-cell>
          <table:table-cell office:value-type="float" office:value="23">
            <text:p>23</text:p>
          </table:table-cell>
          <table:table-cell office:value-type="float" office:value="4411.302">
            <text:p>4411.302</text:p>
          </table:table-cell>
          <table:table-cell table:formula="of:=[.C694]-[.A694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411.302">
            <text:p>4411.302</text:p>
          </table:table-cell>
          <table:table-cell office:value-type="float" office:value="18">
            <text:p>18</text:p>
          </table:table-cell>
          <table:table-cell office:value-type="float" office:value="4412.312">
            <text:p>4412.312</text:p>
          </table:table-cell>
          <table:table-cell table:formula="of:=[.C695]-[.A695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412.312">
            <text:p>4412.312</text:p>
          </table:table-cell>
          <table:table-cell office:value-type="float" office:value="7">
            <text:p>7</text:p>
          </table:table-cell>
          <table:table-cell office:value-type="float" office:value="4413.325">
            <text:p>4413.325</text:p>
          </table:table-cell>
          <table:table-cell table:formula="of:=[.C696]-[.A696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413.325">
            <text:p>4413.325</text:p>
          </table:table-cell>
          <table:table-cell office:value-type="float" office:value="2">
            <text:p>2</text:p>
          </table:table-cell>
          <table:table-cell office:value-type="float" office:value="4414.337">
            <text:p>4414.337</text:p>
          </table:table-cell>
          <table:table-cell table:formula="of:=[.C697]-[.A697]" office:value-type="float" office:value="1.01200000000063">
            <text:p>1.012</text:p>
          </table:table-cell>
          <table:table-cell table:number-columns-repeated="3"/>
        </table:table-row>
        <table:table-row table:style-name="ro1">
          <table:table-cell office:value-type="float" office:value="4414.337">
            <text:p>4414.337</text:p>
          </table:table-cell>
          <table:table-cell office:value-type="float" office:value="10">
            <text:p>10</text:p>
          </table:table-cell>
          <table:table-cell office:value-type="float" office:value="4415.349">
            <text:p>4415.349</text:p>
          </table:table-cell>
          <table:table-cell table:formula="of:=[.C698]-[.A698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415.349">
            <text:p>4415.349</text:p>
          </table:table-cell>
          <table:table-cell office:value-type="float" office:value="12">
            <text:p>12</text:p>
          </table:table-cell>
          <table:table-cell office:value-type="float" office:value="4416.361">
            <text:p>4416.361</text:p>
          </table:table-cell>
          <table:table-cell table:formula="of:=[.C699]-[.A699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416.361">
            <text:p>4416.361</text:p>
          </table:table-cell>
          <table:table-cell office:value-type="float" office:value="7">
            <text:p>7</text:p>
          </table:table-cell>
          <table:table-cell office:value-type="float" office:value="4417.372">
            <text:p>4417.372</text:p>
          </table:table-cell>
          <table:table-cell table:formula="of:=[.C700]-[.A700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417.372">
            <text:p>4417.372</text:p>
          </table:table-cell>
          <table:table-cell office:value-type="float" office:value="10">
            <text:p>10</text:p>
          </table:table-cell>
          <table:table-cell office:value-type="float" office:value="4418.38">
            <text:p>4418.380</text:p>
          </table:table-cell>
          <table:table-cell table:formula="of:=[.C701]-[.A701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418.38">
            <text:p>4418.380</text:p>
          </table:table-cell>
          <table:table-cell office:value-type="float" office:value="12">
            <text:p>12</text:p>
          </table:table-cell>
          <table:table-cell office:value-type="float" office:value="4419.39">
            <text:p>4419.390</text:p>
          </table:table-cell>
          <table:table-cell table:formula="of:=[.C702]-[.A702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419.39">
            <text:p>4419.390</text:p>
          </table:table-cell>
          <table:table-cell office:value-type="float" office:value="12">
            <text:p>12</text:p>
          </table:table-cell>
          <table:table-cell office:value-type="float" office:value="4420.398">
            <text:p>4420.398</text:p>
          </table:table-cell>
          <table:table-cell table:formula="of:=[.C703]-[.A703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420.398">
            <text:p>4420.398</text:p>
          </table:table-cell>
          <table:table-cell office:value-type="float" office:value="21">
            <text:p>21</text:p>
          </table:table-cell>
          <table:table-cell office:value-type="float" office:value="4421.406">
            <text:p>4421.406</text:p>
          </table:table-cell>
          <table:table-cell table:formula="of:=[.C704]-[.A704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421.406">
            <text:p>4421.406</text:p>
          </table:table-cell>
          <table:table-cell office:value-type="float" office:value="14">
            <text:p>14</text:p>
          </table:table-cell>
          <table:table-cell office:value-type="float" office:value="4422.419">
            <text:p>4422.419</text:p>
          </table:table-cell>
          <table:table-cell table:formula="of:=[.C705]-[.A705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422.419">
            <text:p>4422.419</text:p>
          </table:table-cell>
          <table:table-cell office:value-type="float" office:value="4">
            <text:p>4</text:p>
          </table:table-cell>
          <table:table-cell office:value-type="float" office:value="4423.432">
            <text:p>4423.432</text:p>
          </table:table-cell>
          <table:table-cell table:formula="of:=[.C706]-[.A706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423.432">
            <text:p>4423.432</text:p>
          </table:table-cell>
          <table:table-cell office:value-type="float" office:value="5">
            <text:p>5</text:p>
          </table:table-cell>
          <table:table-cell office:value-type="float" office:value="4424.445">
            <text:p>4424.445</text:p>
          </table:table-cell>
          <table:table-cell table:formula="of:=[.C707]-[.A707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424.445">
            <text:p>4424.445</text:p>
          </table:table-cell>
          <table:table-cell office:value-type="float" office:value="5">
            <text:p>5</text:p>
          </table:table-cell>
          <table:table-cell office:value-type="float" office:value="4425.458">
            <text:p>4425.458</text:p>
          </table:table-cell>
          <table:table-cell table:formula="of:=[.C708]-[.A708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425.458">
            <text:p>4425.458</text:p>
          </table:table-cell>
          <table:table-cell office:value-type="float" office:value="2">
            <text:p>2</text:p>
          </table:table-cell>
          <table:table-cell office:value-type="float" office:value="4426.472">
            <text:p>4426.472</text:p>
          </table:table-cell>
          <table:table-cell table:formula="of:=[.C709]-[.A709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426.472">
            <text:p>4426.472</text:p>
          </table:table-cell>
          <table:table-cell office:value-type="float" office:value="3">
            <text:p>3</text:p>
          </table:table-cell>
          <table:table-cell office:value-type="float" office:value="4427.484">
            <text:p>4427.484</text:p>
          </table:table-cell>
          <table:table-cell table:formula="of:=[.C710]-[.A710]" office:value-type="float" office:value="1.01200000000063">
            <text:p>1.012</text:p>
          </table:table-cell>
          <table:table-cell table:number-columns-repeated="3"/>
        </table:table-row>
        <table:table-row table:style-name="ro1">
          <table:table-cell office:value-type="float" office:value="4427.484">
            <text:p>4427.484</text:p>
          </table:table-cell>
          <table:table-cell office:value-type="float" office:value="6">
            <text:p>6</text:p>
          </table:table-cell>
          <table:table-cell office:value-type="float" office:value="4428.498">
            <text:p>4428.498</text:p>
          </table:table-cell>
          <table:table-cell table:formula="of:=[.C711]-[.A711]" office:value-type="float" office:value="1.01399999999921">
            <text:p>1.014</text:p>
          </table:table-cell>
          <table:table-cell table:number-columns-repeated="3"/>
        </table:table-row>
        <table:table-row table:style-name="ro1">
          <table:table-cell office:value-type="float" office:value="4428.498">
            <text:p>4428.498</text:p>
          </table:table-cell>
          <table:table-cell office:value-type="float" office:value="7">
            <text:p>7</text:p>
          </table:table-cell>
          <table:table-cell office:value-type="float" office:value="4429.505">
            <text:p>4429.505</text:p>
          </table:table-cell>
          <table:table-cell table:formula="of:=[.C712]-[.A712]" office:value-type="float" office:value="1.00700000000052">
            <text:p>1.007</text:p>
          </table:table-cell>
          <table:table-cell table:number-columns-repeated="3"/>
        </table:table-row>
        <table:table-row table:style-name="ro1">
          <table:table-cell office:value-type="float" office:value="4429.505">
            <text:p>4429.505</text:p>
          </table:table-cell>
          <table:table-cell office:value-type="float" office:value="8">
            <text:p>8</text:p>
          </table:table-cell>
          <table:table-cell office:value-type="float" office:value="4430.515">
            <text:p>4430.515</text:p>
          </table:table-cell>
          <table:table-cell table:formula="of:=[.C713]-[.A713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430.515">
            <text:p>4430.515</text:p>
          </table:table-cell>
          <table:table-cell office:value-type="float" office:value="15">
            <text:p>15</text:p>
          </table:table-cell>
          <table:table-cell office:value-type="float" office:value="4431.53">
            <text:p>4431.530</text:p>
          </table:table-cell>
          <table:table-cell table:formula="of:=[.C714]-[.A714]" office:value-type="float" office:value="1.01499999999942">
            <text:p>1.015</text:p>
          </table:table-cell>
          <table:table-cell table:number-columns-repeated="3"/>
        </table:table-row>
        <table:table-row table:style-name="ro1">
          <table:table-cell office:value-type="float" office:value="4431.53">
            <text:p>4431.530</text:p>
          </table:table-cell>
          <table:table-cell office:value-type="float" office:value="17">
            <text:p>17</text:p>
          </table:table-cell>
          <table:table-cell office:value-type="float" office:value="4432.544">
            <text:p>4432.544</text:p>
          </table:table-cell>
          <table:table-cell table:formula="of:=[.C715]-[.A715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432.544">
            <text:p>4432.544</text:p>
          </table:table-cell>
          <table:table-cell office:value-type="float" office:value="10">
            <text:p>10</text:p>
          </table:table-cell>
          <table:table-cell office:value-type="float" office:value="4433.557">
            <text:p>4433.557</text:p>
          </table:table-cell>
          <table:table-cell table:formula="of:=[.C716]-[.A716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433.557">
            <text:p>4433.557</text:p>
          </table:table-cell>
          <table:table-cell office:value-type="float" office:value="14">
            <text:p>14</text:p>
          </table:table-cell>
          <table:table-cell office:value-type="float" office:value="4434.568">
            <text:p>4434.568</text:p>
          </table:table-cell>
          <table:table-cell table:formula="of:=[.C717]-[.A717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434.568">
            <text:p>4434.568</text:p>
          </table:table-cell>
          <table:table-cell office:value-type="float" office:value="13">
            <text:p>13</text:p>
          </table:table-cell>
          <table:table-cell office:value-type="float" office:value="4435.577">
            <text:p>4435.577</text:p>
          </table:table-cell>
          <table:table-cell table:formula="of:=[.C718]-[.A718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435.577">
            <text:p>4435.577</text:p>
          </table:table-cell>
          <table:table-cell office:value-type="float" office:value="13">
            <text:p>13</text:p>
          </table:table-cell>
          <table:table-cell office:value-type="float" office:value="4436.582">
            <text:p>4436.582</text:p>
          </table:table-cell>
          <table:table-cell table:formula="of:=[.C719]-[.A719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436.582">
            <text:p>4436.582</text:p>
          </table:table-cell>
          <table:table-cell office:value-type="float" office:value="17">
            <text:p>17</text:p>
          </table:table-cell>
          <table:table-cell office:value-type="float" office:value="4437.589">
            <text:p>4437.589</text:p>
          </table:table-cell>
          <table:table-cell table:formula="of:=[.C720]-[.A720]" office:value-type="float" office:value="1.00699999999961">
            <text:p>1.007</text:p>
          </table:table-cell>
          <table:table-cell table:number-columns-repeated="3"/>
        </table:table-row>
        <table:table-row table:style-name="ro1">
          <table:table-cell office:value-type="float" office:value="4437.589">
            <text:p>4437.589</text:p>
          </table:table-cell>
          <table:table-cell office:value-type="float" office:value="13">
            <text:p>13</text:p>
          </table:table-cell>
          <table:table-cell office:value-type="float" office:value="4438.602">
            <text:p>4438.602</text:p>
          </table:table-cell>
          <table:table-cell table:formula="of:=[.C721]-[.A721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438.602">
            <text:p>4438.602</text:p>
          </table:table-cell>
          <table:table-cell office:value-type="float" office:value="11">
            <text:p>11</text:p>
          </table:table-cell>
          <table:table-cell office:value-type="float" office:value="4439.615">
            <text:p>4439.615</text:p>
          </table:table-cell>
          <table:table-cell table:formula="of:=[.C722]-[.A722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439.615">
            <text:p>4439.615</text:p>
          </table:table-cell>
          <table:table-cell office:value-type="float" office:value="4">
            <text:p>4</text:p>
          </table:table-cell>
          <table:table-cell office:value-type="float" office:value="4440.627">
            <text:p>4440.627</text:p>
          </table:table-cell>
          <table:table-cell table:formula="of:=[.C723]-[.A723]" office:value-type="float" office:value="1.01200000000063">
            <text:p>1.012</text:p>
          </table:table-cell>
          <table:table-cell table:number-columns-repeated="3"/>
        </table:table-row>
        <table:table-row table:style-name="ro1">
          <table:table-cell office:value-type="float" office:value="4440.627">
            <text:p>4440.627</text:p>
          </table:table-cell>
          <table:table-cell office:value-type="float" office:value="5">
            <text:p>5</text:p>
          </table:table-cell>
          <table:table-cell office:value-type="float" office:value="4441.64">
            <text:p>4441.640</text:p>
          </table:table-cell>
          <table:table-cell table:formula="of:=[.C724]-[.A724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441.64">
            <text:p>4441.640</text:p>
          </table:table-cell>
          <table:table-cell office:value-type="float" office:value="9">
            <text:p>9</text:p>
          </table:table-cell>
          <table:table-cell office:value-type="float" office:value="4442.653">
            <text:p>4442.653</text:p>
          </table:table-cell>
          <table:table-cell table:formula="of:=[.C725]-[.A725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442.653">
            <text:p>4442.653</text:p>
          </table:table-cell>
          <table:table-cell office:value-type="float" office:value="4">
            <text:p>4</text:p>
          </table:table-cell>
          <table:table-cell office:value-type="float" office:value="4443.666">
            <text:p>4443.666</text:p>
          </table:table-cell>
          <table:table-cell table:formula="of:=[.C726]-[.A726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443.666">
            <text:p>4443.666</text:p>
          </table:table-cell>
          <table:table-cell office:value-type="float" office:value="8">
            <text:p>8</text:p>
          </table:table-cell>
          <table:table-cell office:value-type="float" office:value="4444.68">
            <text:p>4444.680</text:p>
          </table:table-cell>
          <table:table-cell table:formula="of:=[.C727]-[.A727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444.68">
            <text:p>4444.680</text:p>
          </table:table-cell>
          <table:table-cell office:value-type="float" office:value="4">
            <text:p>4</text:p>
          </table:table-cell>
          <table:table-cell office:value-type="float" office:value="4445.693">
            <text:p>4445.693</text:p>
          </table:table-cell>
          <table:table-cell table:formula="of:=[.C728]-[.A728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445.693">
            <text:p>4445.693</text:p>
          </table:table-cell>
          <table:table-cell office:value-type="float" office:value="2">
            <text:p>2</text:p>
          </table:table-cell>
          <table:table-cell office:value-type="float" office:value="4446.707">
            <text:p>4446.707</text:p>
          </table:table-cell>
          <table:table-cell table:formula="of:=[.C729]-[.A729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446.707">
            <text:p>4446.707</text:p>
          </table:table-cell>
          <table:table-cell office:value-type="float" office:value="3">
            <text:p>3</text:p>
          </table:table-cell>
          <table:table-cell office:value-type="float" office:value="4447.719">
            <text:p>4447.719</text:p>
          </table:table-cell>
          <table:table-cell table:formula="of:=[.C730]-[.A730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447.719">
            <text:p>4447.719</text:p>
          </table:table-cell>
          <table:table-cell office:value-type="float" office:value="12">
            <text:p>12</text:p>
          </table:table-cell>
          <table:table-cell office:value-type="float" office:value="4448.732">
            <text:p>4448.732</text:p>
          </table:table-cell>
          <table:table-cell table:formula="of:=[.C731]-[.A731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448.732">
            <text:p>4448.732</text:p>
          </table:table-cell>
          <table:table-cell office:value-type="float" office:value="13">
            <text:p>13</text:p>
          </table:table-cell>
          <table:table-cell office:value-type="float" office:value="4449.745">
            <text:p>4449.745</text:p>
          </table:table-cell>
          <table:table-cell table:formula="of:=[.C732]-[.A732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449.745">
            <text:p>4449.745</text:p>
          </table:table-cell>
          <table:table-cell office:value-type="float" office:value="4">
            <text:p>4</text:p>
          </table:table-cell>
          <table:table-cell office:value-type="float" office:value="4450.758">
            <text:p>4450.758</text:p>
          </table:table-cell>
          <table:table-cell table:formula="of:=[.C733]-[.A733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450.758">
            <text:p>4450.758</text:p>
          </table:table-cell>
          <table:table-cell office:value-type="float" office:value="16">
            <text:p>16</text:p>
          </table:table-cell>
          <table:table-cell office:value-type="float" office:value="4451.766">
            <text:p>4451.766</text:p>
          </table:table-cell>
          <table:table-cell table:formula="of:=[.C734]-[.A734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451.766">
            <text:p>4451.766</text:p>
          </table:table-cell>
          <table:table-cell office:value-type="float" office:value="11">
            <text:p>11</text:p>
          </table:table-cell>
          <table:table-cell office:value-type="float" office:value="4452.772">
            <text:p>4452.772</text:p>
          </table:table-cell>
          <table:table-cell table:formula="of:=[.C735]-[.A735]" office:value-type="float" office:value="1.00600000000031">
            <text:p>1.006</text:p>
          </table:table-cell>
          <table:table-cell table:number-columns-repeated="3"/>
        </table:table-row>
        <table:table-row table:style-name="ro1">
          <table:table-cell office:value-type="float" office:value="4452.772">
            <text:p>4452.772</text:p>
          </table:table-cell>
          <table:table-cell office:value-type="float" office:value="8">
            <text:p>8</text:p>
          </table:table-cell>
          <table:table-cell office:value-type="float" office:value="4453.784">
            <text:p>4453.784</text:p>
          </table:table-cell>
          <table:table-cell table:formula="of:=[.C736]-[.A736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453.784">
            <text:p>4453.784</text:p>
          </table:table-cell>
          <table:table-cell office:value-type="float" office:value="3">
            <text:p>3</text:p>
          </table:table-cell>
          <table:table-cell office:value-type="float" office:value="4454.792">
            <text:p>4454.792</text:p>
          </table:table-cell>
          <table:table-cell table:formula="of:=[.C737]-[.A737]" office:value-type="float" office:value="1.00800000000072">
            <text:p>1.008</text:p>
          </table:table-cell>
          <table:table-cell table:number-columns-repeated="3"/>
        </table:table-row>
        <table:table-row table:style-name="ro1">
          <table:table-cell office:value-type="float" office:value="4454.792">
            <text:p>4454.792</text:p>
          </table:table-cell>
          <table:table-cell office:value-type="float" office:value="9">
            <text:p>9</text:p>
          </table:table-cell>
          <table:table-cell office:value-type="float" office:value="4455.796">
            <text:p>4455.796</text:p>
          </table:table-cell>
          <table:table-cell table:formula="of:=[.C738]-[.A738]" office:value-type="float" office:value="1.00399999999991">
            <text:p>1.004</text:p>
          </table:table-cell>
          <table:table-cell table:number-columns-repeated="3"/>
        </table:table-row>
        <table:table-row table:style-name="ro1">
          <table:table-cell office:value-type="float" office:value="4455.796">
            <text:p>4455.796</text:p>
          </table:table-cell>
          <table:table-cell office:value-type="float" office:value="17">
            <text:p>17</text:p>
          </table:table-cell>
          <table:table-cell office:value-type="float" office:value="4456.804">
            <text:p>4456.804</text:p>
          </table:table-cell>
          <table:table-cell table:formula="of:=[.C739]-[.A739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456.804">
            <text:p>4456.804</text:p>
          </table:table-cell>
          <table:table-cell office:value-type="float" office:value="15">
            <text:p>15</text:p>
          </table:table-cell>
          <table:table-cell office:value-type="float" office:value="4457.817">
            <text:p>4457.817</text:p>
          </table:table-cell>
          <table:table-cell table:formula="of:=[.C740]-[.A740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457.817">
            <text:p>4457.817</text:p>
          </table:table-cell>
          <table:table-cell office:value-type="float" office:value="13">
            <text:p>13</text:p>
          </table:table-cell>
          <table:table-cell office:value-type="float" office:value="4458.83">
            <text:p>4458.830</text:p>
          </table:table-cell>
          <table:table-cell table:formula="of:=[.C741]-[.A741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458.83">
            <text:p>4458.830</text:p>
          </table:table-cell>
          <table:table-cell office:value-type="float" office:value="21">
            <text:p>21</text:p>
          </table:table-cell>
          <table:table-cell office:value-type="float" office:value="4459.841">
            <text:p>4459.841</text:p>
          </table:table-cell>
          <table:table-cell table:formula="of:=[.C742]-[.A742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459.841">
            <text:p>4459.841</text:p>
          </table:table-cell>
          <table:table-cell office:value-type="float" office:value="12">
            <text:p>12</text:p>
          </table:table-cell>
          <table:table-cell office:value-type="float" office:value="4460.852">
            <text:p>4460.852</text:p>
          </table:table-cell>
          <table:table-cell table:formula="of:=[.C743]-[.A743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460.852">
            <text:p>4460.852</text:p>
          </table:table-cell>
          <table:table-cell office:value-type="float" office:value="17">
            <text:p>17</text:p>
          </table:table-cell>
          <table:table-cell office:value-type="float" office:value="4461.864">
            <text:p>4461.864</text:p>
          </table:table-cell>
          <table:table-cell table:formula="of:=[.C744]-[.A744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461.864">
            <text:p>4461.864</text:p>
          </table:table-cell>
          <table:table-cell office:value-type="float" office:value="13">
            <text:p>13</text:p>
          </table:table-cell>
          <table:table-cell office:value-type="float" office:value="4462.872">
            <text:p>4462.872</text:p>
          </table:table-cell>
          <table:table-cell table:formula="of:=[.C745]-[.A745]" office:value-type="float" office:value="1.00800000000072">
            <text:p>1.008</text:p>
          </table:table-cell>
          <table:table-cell table:number-columns-repeated="3"/>
        </table:table-row>
        <table:table-row table:style-name="ro1">
          <table:table-cell office:value-type="float" office:value="4462.872">
            <text:p>4462.872</text:p>
          </table:table-cell>
          <table:table-cell office:value-type="float" office:value="9">
            <text:p>9</text:p>
          </table:table-cell>
          <table:table-cell office:value-type="float" office:value="4463.882">
            <text:p>4463.882</text:p>
          </table:table-cell>
          <table:table-cell table:formula="of:=[.C746]-[.A746]" office:value-type="float" office:value="1.00999999999931">
            <text:p>1.010</text:p>
          </table:table-cell>
          <table:table-cell table:number-columns-repeated="3"/>
        </table:table-row>
        <table:table-row table:style-name="ro1">
          <table:table-cell office:value-type="float" office:value="4463.882">
            <text:p>4463.882</text:p>
          </table:table-cell>
          <table:table-cell office:value-type="float" office:value="14">
            <text:p>14</text:p>
          </table:table-cell>
          <table:table-cell office:value-type="float" office:value="4464.895">
            <text:p>4464.895</text:p>
          </table:table-cell>
          <table:table-cell table:formula="of:=[.C747]-[.A747]" office:value-type="float" office:value="1.01300000000083">
            <text:p>1.013</text:p>
          </table:table-cell>
          <table:table-cell table:number-columns-repeated="3"/>
        </table:table-row>
        <table:table-row table:style-name="ro1">
          <table:table-cell office:value-type="float" office:value="4464.895">
            <text:p>4464.895</text:p>
          </table:table-cell>
          <table:table-cell office:value-type="float" office:value="7">
            <text:p>7</text:p>
          </table:table-cell>
          <table:table-cell office:value-type="float" office:value="4465.907">
            <text:p>4465.907</text:p>
          </table:table-cell>
          <table:table-cell table:formula="of:=[.C748]-[.A748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465.907">
            <text:p>4465.907</text:p>
          </table:table-cell>
          <table:table-cell office:value-type="float" office:value="18">
            <text:p>18</text:p>
          </table:table-cell>
          <table:table-cell office:value-type="float" office:value="4466.915">
            <text:p>4466.915</text:p>
          </table:table-cell>
          <table:table-cell table:formula="of:=[.C749]-[.A749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466.915">
            <text:p>4466.915</text:p>
          </table:table-cell>
          <table:table-cell office:value-type="float" office:value="8">
            <text:p>8</text:p>
          </table:table-cell>
          <table:table-cell office:value-type="float" office:value="4467.921">
            <text:p>4467.921</text:p>
          </table:table-cell>
          <table:table-cell table:formula="of:=[.C750]-[.A750]" office:value-type="float" office:value="1.00600000000031">
            <text:p>1.006</text:p>
          </table:table-cell>
          <table:table-cell table:number-columns-repeated="3"/>
        </table:table-row>
        <table:table-row table:style-name="ro1">
          <table:table-cell office:value-type="float" office:value="4467.921">
            <text:p>4467.921</text:p>
          </table:table-cell>
          <table:table-cell office:value-type="float" office:value="22">
            <text:p>22</text:p>
          </table:table-cell>
          <table:table-cell office:value-type="float" office:value="4468.931">
            <text:p>4468.931</text:p>
          </table:table-cell>
          <table:table-cell table:formula="of:=[.C751]-[.A751]" office:value-type="float" office:value="1.00999999999931">
            <text:p>1.010</text:p>
          </table:table-cell>
          <table:table-cell table:number-columns-repeated="3"/>
        </table:table-row>
        <table:table-row table:style-name="ro1">
          <table:table-cell office:value-type="float" office:value="4468.931">
            <text:p>4468.931</text:p>
          </table:table-cell>
          <table:table-cell office:value-type="float" office:value="30">
            <text:p>30</text:p>
          </table:table-cell>
          <table:table-cell office:value-type="float" office:value="4469.94">
            <text:p>4469.940</text:p>
          </table:table-cell>
          <table:table-cell table:formula="of:=[.C752]-[.A752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469.94">
            <text:p>4469.940</text:p>
          </table:table-cell>
          <table:table-cell office:value-type="float" office:value="9">
            <text:p>9</text:p>
          </table:table-cell>
          <table:table-cell office:value-type="float" office:value="4470.948">
            <text:p>4470.948</text:p>
          </table:table-cell>
          <table:table-cell table:formula="of:=[.C753]-[.A753]" office:value-type="float" office:value="1.00800000000072">
            <text:p>1.008</text:p>
          </table:table-cell>
          <table:table-cell table:number-columns-repeated="3"/>
        </table:table-row>
        <table:table-row table:style-name="ro1">
          <table:table-cell office:value-type="float" office:value="4470.948">
            <text:p>4470.948</text:p>
          </table:table-cell>
          <table:table-cell office:value-type="float" office:value="12">
            <text:p>12</text:p>
          </table:table-cell>
          <table:table-cell office:value-type="float" office:value="4471.953">
            <text:p>4471.953</text:p>
          </table:table-cell>
          <table:table-cell table:formula="of:=[.C754]-[.A754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471.953">
            <text:p>4471.953</text:p>
          </table:table-cell>
          <table:table-cell office:value-type="float" office:value="9">
            <text:p>9</text:p>
          </table:table-cell>
          <table:table-cell office:value-type="float" office:value="4472.965">
            <text:p>4472.965</text:p>
          </table:table-cell>
          <table:table-cell table:formula="of:=[.C755]-[.A755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472.965">
            <text:p>4472.965</text:p>
          </table:table-cell>
          <table:table-cell office:value-type="float" office:value="6">
            <text:p>6</text:p>
          </table:table-cell>
          <table:table-cell office:value-type="float" office:value="4473.975">
            <text:p>4473.975</text:p>
          </table:table-cell>
          <table:table-cell table:formula="of:=[.C756]-[.A756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473.975">
            <text:p>4473.975</text:p>
          </table:table-cell>
          <table:table-cell office:value-type="float" office:value="11">
            <text:p>11</text:p>
          </table:table-cell>
          <table:table-cell office:value-type="float" office:value="4474.986">
            <text:p>4474.986</text:p>
          </table:table-cell>
          <table:table-cell table:formula="of:=[.C757]-[.A757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474.986">
            <text:p>4474.986</text:p>
          </table:table-cell>
          <table:table-cell office:value-type="float" office:value="12">
            <text:p>12</text:p>
          </table:table-cell>
          <table:table-cell office:value-type="float" office:value="4475.999">
            <text:p>4475.999</text:p>
          </table:table-cell>
          <table:table-cell table:formula="of:=[.C758]-[.A758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475.999">
            <text:p>4475.999</text:p>
          </table:table-cell>
          <table:table-cell office:value-type="float" office:value="7">
            <text:p>7</text:p>
          </table:table-cell>
          <table:table-cell office:value-type="float" office:value="4477.015">
            <text:p>4477.015</text:p>
          </table:table-cell>
          <table:table-cell table:formula="of:=[.C759]-[.A759]" office:value-type="float" office:value="1.01600000000053">
            <text:p>1.016</text:p>
          </table:table-cell>
          <table:table-cell table:number-columns-repeated="3"/>
        </table:table-row>
        <table:table-row table:style-name="ro1">
          <table:table-cell office:value-type="float" office:value="4477.015">
            <text:p>4477.015</text:p>
          </table:table-cell>
          <table:table-cell office:value-type="float" office:value="12">
            <text:p>12</text:p>
          </table:table-cell>
          <table:table-cell office:value-type="float" office:value="4478.029">
            <text:p>4478.029</text:p>
          </table:table-cell>
          <table:table-cell table:formula="of:=[.C760]-[.A760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478.029">
            <text:p>4478.029</text:p>
          </table:table-cell>
          <table:table-cell office:value-type="float" office:value="7">
            <text:p>7</text:p>
          </table:table-cell>
          <table:table-cell office:value-type="float" office:value="4479.043">
            <text:p>4479.043</text:p>
          </table:table-cell>
          <table:table-cell table:formula="of:=[.C761]-[.A761]" office:value-type="float" office:value="1.01399999999921">
            <text:p>1.014</text:p>
          </table:table-cell>
          <table:table-cell table:number-columns-repeated="3"/>
        </table:table-row>
        <table:table-row table:style-name="ro1">
          <table:table-cell office:value-type="float" office:value="4479.043">
            <text:p>4479.043</text:p>
          </table:table-cell>
          <table:table-cell office:value-type="float" office:value="10">
            <text:p>10</text:p>
          </table:table-cell>
          <table:table-cell office:value-type="float" office:value="4480.055">
            <text:p>4480.055</text:p>
          </table:table-cell>
          <table:table-cell table:formula="of:=[.C762]-[.A762]" office:value-type="float" office:value="1.01200000000063">
            <text:p>1.012</text:p>
          </table:table-cell>
          <table:table-cell table:number-columns-repeated="3"/>
        </table:table-row>
        <table:table-row table:style-name="ro1">
          <table:table-cell office:value-type="float" office:value="4480.055">
            <text:p>4480.055</text:p>
          </table:table-cell>
          <table:table-cell office:value-type="float" office:value="8">
            <text:p>8</text:p>
          </table:table-cell>
          <table:table-cell office:value-type="float" office:value="4481.064">
            <text:p>4481.064</text:p>
          </table:table-cell>
          <table:table-cell table:formula="of:=[.C763]-[.A763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481.064">
            <text:p>4481.064</text:p>
          </table:table-cell>
          <table:table-cell office:value-type="float" office:value="15">
            <text:p>15</text:p>
          </table:table-cell>
          <table:table-cell office:value-type="float" office:value="4482.075">
            <text:p>4482.075</text:p>
          </table:table-cell>
          <table:table-cell table:formula="of:=[.C764]-[.A764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482.075">
            <text:p>4482.075</text:p>
          </table:table-cell>
          <table:table-cell office:value-type="float" office:value="9">
            <text:p>9</text:p>
          </table:table-cell>
          <table:table-cell office:value-type="float" office:value="4483.088">
            <text:p>4483.088</text:p>
          </table:table-cell>
          <table:table-cell table:formula="of:=[.C765]-[.A765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483.088">
            <text:p>4483.088</text:p>
          </table:table-cell>
          <table:table-cell office:value-type="float" office:value="9">
            <text:p>9</text:p>
          </table:table-cell>
          <table:table-cell office:value-type="float" office:value="4484.103">
            <text:p>4484.103</text:p>
          </table:table-cell>
          <table:table-cell table:formula="of:=[.C766]-[.A766]" office:value-type="float" office:value="1.01500000000033">
            <text:p>1.015</text:p>
          </table:table-cell>
          <table:table-cell table:number-columns-repeated="3"/>
        </table:table-row>
        <table:table-row table:style-name="ro1">
          <table:table-cell office:value-type="float" office:value="4484.103">
            <text:p>4484.103</text:p>
          </table:table-cell>
          <table:table-cell office:value-type="float" office:value="12">
            <text:p>12</text:p>
          </table:table-cell>
          <table:table-cell office:value-type="float" office:value="4485.116">
            <text:p>4485.116</text:p>
          </table:table-cell>
          <table:table-cell table:formula="of:=[.C767]-[.A767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485.116">
            <text:p>4485.116</text:p>
          </table:table-cell>
          <table:table-cell office:value-type="float" office:value="8">
            <text:p>8</text:p>
          </table:table-cell>
          <table:table-cell office:value-type="float" office:value="4486.131">
            <text:p>4486.131</text:p>
          </table:table-cell>
          <table:table-cell table:formula="of:=[.C768]-[.A768]" office:value-type="float" office:value="1.01500000000033">
            <text:p>1.015</text:p>
          </table:table-cell>
          <table:table-cell table:number-columns-repeated="3"/>
        </table:table-row>
        <table:table-row table:style-name="ro1">
          <table:table-cell office:value-type="float" office:value="4486.131">
            <text:p>4486.131</text:p>
          </table:table-cell>
          <table:table-cell office:value-type="float" office:value="11">
            <text:p>11</text:p>
          </table:table-cell>
          <table:table-cell office:value-type="float" office:value="4487.144">
            <text:p>4487.144</text:p>
          </table:table-cell>
          <table:table-cell table:formula="of:=[.C769]-[.A769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487.144">
            <text:p>4487.144</text:p>
          </table:table-cell>
          <table:table-cell office:value-type="float" office:value="9">
            <text:p>9</text:p>
          </table:table-cell>
          <table:table-cell office:value-type="float" office:value="4488.157">
            <text:p>4488.157</text:p>
          </table:table-cell>
          <table:table-cell table:formula="of:=[.C770]-[.A770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488.157">
            <text:p>4488.157</text:p>
          </table:table-cell>
          <table:table-cell office:value-type="float" office:value="7">
            <text:p>7</text:p>
          </table:table-cell>
          <table:table-cell office:value-type="float" office:value="4489.171">
            <text:p>4489.171</text:p>
          </table:table-cell>
          <table:table-cell table:formula="of:=[.C771]-[.A771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489.171">
            <text:p>4489.171</text:p>
          </table:table-cell>
          <table:table-cell office:value-type="float" office:value="7">
            <text:p>7</text:p>
          </table:table-cell>
          <table:table-cell office:value-type="float" office:value="4490.185">
            <text:p>4490.185</text:p>
          </table:table-cell>
          <table:table-cell table:formula="of:=[.C772]-[.A772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490.185">
            <text:p>4490.185</text:p>
          </table:table-cell>
          <table:table-cell office:value-type="float" office:value="9">
            <text:p>9</text:p>
          </table:table-cell>
          <table:table-cell office:value-type="float" office:value="4491.194">
            <text:p>4491.194</text:p>
          </table:table-cell>
          <table:table-cell table:formula="of:=[.C773]-[.A773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491.194">
            <text:p>4491.194</text:p>
          </table:table-cell>
          <table:table-cell office:value-type="float" office:value="10">
            <text:p>10</text:p>
          </table:table-cell>
          <table:table-cell office:value-type="float" office:value="4492.205">
            <text:p>4492.205</text:p>
          </table:table-cell>
          <table:table-cell table:formula="of:=[.C774]-[.A774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492.205">
            <text:p>4492.205</text:p>
          </table:table-cell>
          <table:table-cell office:value-type="float" office:value="8">
            <text:p>8</text:p>
          </table:table-cell>
          <table:table-cell office:value-type="float" office:value="4493.218">
            <text:p>4493.218</text:p>
          </table:table-cell>
          <table:table-cell table:formula="of:=[.C775]-[.A775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493.218">
            <text:p>4493.218</text:p>
          </table:table-cell>
          <table:table-cell office:value-type="float" office:value="5">
            <text:p>5</text:p>
          </table:table-cell>
          <table:table-cell office:value-type="float" office:value="4494.232">
            <text:p>4494.232</text:p>
          </table:table-cell>
          <table:table-cell table:formula="of:=[.C776]-[.A776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494.232">
            <text:p>4494.232</text:p>
          </table:table-cell>
          <table:table-cell office:value-type="float" office:value="5">
            <text:p>5</text:p>
          </table:table-cell>
          <table:table-cell office:value-type="float" office:value="4495.246">
            <text:p>4495.246</text:p>
          </table:table-cell>
          <table:table-cell table:formula="of:=[.C777]-[.A777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495.246">
            <text:p>4495.246</text:p>
          </table:table-cell>
          <table:table-cell office:value-type="float" office:value="3">
            <text:p>3</text:p>
          </table:table-cell>
          <table:table-cell office:value-type="float" office:value="4496.257">
            <text:p>4496.257</text:p>
          </table:table-cell>
          <table:table-cell table:formula="of:=[.C778]-[.A778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496.257">
            <text:p>4496.257</text:p>
          </table:table-cell>
          <table:table-cell office:value-type="float" office:value="4">
            <text:p>4</text:p>
          </table:table-cell>
          <table:table-cell office:value-type="float" office:value="4497.265">
            <text:p>4497.265</text:p>
          </table:table-cell>
          <table:table-cell table:formula="of:=[.C779]-[.A779]" office:value-type="float" office:value="1.00800000000072">
            <text:p>1.008</text:p>
          </table:table-cell>
          <table:table-cell table:number-columns-repeated="3"/>
        </table:table-row>
        <table:table-row table:style-name="ro1">
          <table:table-cell office:value-type="float" office:value="4497.265">
            <text:p>4497.265</text:p>
          </table:table-cell>
          <table:table-cell office:value-type="float" office:value="9">
            <text:p>9</text:p>
          </table:table-cell>
          <table:table-cell office:value-type="float" office:value="4498.273">
            <text:p>4498.273</text:p>
          </table:table-cell>
          <table:table-cell table:formula="of:=[.C780]-[.A780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498.273">
            <text:p>4498.273</text:p>
          </table:table-cell>
          <table:table-cell office:value-type="float" office:value="5">
            <text:p>5</text:p>
          </table:table-cell>
          <table:table-cell office:value-type="float" office:value="4499.286">
            <text:p>4499.286</text:p>
          </table:table-cell>
          <table:table-cell table:formula="of:=[.C781]-[.A781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499.286">
            <text:p>4499.286</text:p>
          </table:table-cell>
          <table:table-cell office:value-type="float" office:value="3">
            <text:p>3</text:p>
          </table:table-cell>
          <table:table-cell office:value-type="float" office:value="4500.3">
            <text:p>4500.300</text:p>
          </table:table-cell>
          <table:table-cell table:formula="of:=[.C782]-[.A782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500.3">
            <text:p>4500.300</text:p>
          </table:table-cell>
          <table:table-cell office:value-type="float" office:value="5">
            <text:p>5</text:p>
          </table:table-cell>
          <table:table-cell office:value-type="float" office:value="4501.312">
            <text:p>4501.312</text:p>
          </table:table-cell>
          <table:table-cell table:formula="of:=[.C783]-[.A783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501.312">
            <text:p>4501.312</text:p>
          </table:table-cell>
          <table:table-cell office:value-type="float" office:value="8">
            <text:p>8</text:p>
          </table:table-cell>
          <table:table-cell office:value-type="float" office:value="4502.324">
            <text:p>4502.324</text:p>
          </table:table-cell>
          <table:table-cell table:formula="of:=[.C784]-[.A784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502.324">
            <text:p>4502.324</text:p>
          </table:table-cell>
          <table:table-cell office:value-type="float" office:value="9">
            <text:p>9</text:p>
          </table:table-cell>
          <table:table-cell office:value-type="float" office:value="4503.337">
            <text:p>4503.337</text:p>
          </table:table-cell>
          <table:table-cell table:formula="of:=[.C785]-[.A785]" office:value-type="float" office:value="1.01300000000083">
            <text:p>1.013</text:p>
          </table:table-cell>
          <table:table-cell table:number-columns-repeated="3"/>
        </table:table-row>
        <table:table-row table:style-name="ro1">
          <table:table-cell office:value-type="float" office:value="4503.337">
            <text:p>4503.337</text:p>
          </table:table-cell>
          <table:table-cell office:value-type="float" office:value="3">
            <text:p>3</text:p>
          </table:table-cell>
          <table:table-cell office:value-type="float" office:value="4504.35">
            <text:p>4504.350</text:p>
          </table:table-cell>
          <table:table-cell table:formula="of:=[.C786]-[.A786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504.35">
            <text:p>4504.350</text:p>
          </table:table-cell>
          <table:table-cell office:value-type="float" office:value="13">
            <text:p>13</text:p>
          </table:table-cell>
          <table:table-cell office:value-type="float" office:value="4505.363">
            <text:p>4505.363</text:p>
          </table:table-cell>
          <table:table-cell table:formula="of:=[.C787]-[.A787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505.363">
            <text:p>4505.363</text:p>
          </table:table-cell>
          <table:table-cell office:value-type="float" office:value="6">
            <text:p>6</text:p>
          </table:table-cell>
          <table:table-cell office:value-type="float" office:value="4506.374">
            <text:p>4506.374</text:p>
          </table:table-cell>
          <table:table-cell table:formula="of:=[.C788]-[.A788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506.374">
            <text:p>4506.374</text:p>
          </table:table-cell>
          <table:table-cell office:value-type="float" office:value="3">
            <text:p>3</text:p>
          </table:table-cell>
          <table:table-cell office:value-type="float" office:value="4507.387">
            <text:p>4507.387</text:p>
          </table:table-cell>
          <table:table-cell table:formula="of:=[.C789]-[.A789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507.387">
            <text:p>4507.387</text:p>
          </table:table-cell>
          <table:table-cell office:value-type="float" office:value="4">
            <text:p>4</text:p>
          </table:table-cell>
          <table:table-cell office:value-type="float" office:value="4508.402">
            <text:p>4508.402</text:p>
          </table:table-cell>
          <table:table-cell table:formula="of:=[.C790]-[.A790]" office:value-type="float" office:value="1.01500000000033">
            <text:p>1.015</text:p>
          </table:table-cell>
          <table:table-cell table:number-columns-repeated="3"/>
        </table:table-row>
        <table:table-row table:style-name="ro1">
          <table:table-cell office:value-type="float" office:value="4508.402">
            <text:p>4508.402</text:p>
          </table:table-cell>
          <table:table-cell office:value-type="float" office:value="6">
            <text:p>6</text:p>
          </table:table-cell>
          <table:table-cell office:value-type="float" office:value="4509.416">
            <text:p>4509.416</text:p>
          </table:table-cell>
          <table:table-cell table:formula="of:=[.C791]-[.A791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509.416">
            <text:p>4509.416</text:p>
          </table:table-cell>
          <table:table-cell office:value-type="float" office:value="7">
            <text:p>7</text:p>
          </table:table-cell>
          <table:table-cell office:value-type="float" office:value="4510.427">
            <text:p>4510.427</text:p>
          </table:table-cell>
          <table:table-cell table:formula="of:=[.C792]-[.A792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510.427">
            <text:p>4510.427</text:p>
          </table:table-cell>
          <table:table-cell office:value-type="float" office:value="8">
            <text:p>8</text:p>
          </table:table-cell>
          <table:table-cell office:value-type="float" office:value="4511.442">
            <text:p>4511.442</text:p>
          </table:table-cell>
          <table:table-cell table:formula="of:=[.C793]-[.A793]" office:value-type="float" office:value="1.01500000000033">
            <text:p>1.015</text:p>
          </table:table-cell>
          <table:table-cell table:number-columns-repeated="3"/>
        </table:table-row>
        <table:table-row table:style-name="ro1">
          <table:table-cell office:value-type="float" office:value="4511.442">
            <text:p>4511.442</text:p>
          </table:table-cell>
          <table:table-cell office:value-type="float" office:value="8">
            <text:p>8</text:p>
          </table:table-cell>
          <table:table-cell office:value-type="float" office:value="4512.456">
            <text:p>4512.456</text:p>
          </table:table-cell>
          <table:table-cell table:formula="of:=[.C794]-[.A794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512.456">
            <text:p>4512.456</text:p>
          </table:table-cell>
          <table:table-cell office:value-type="float" office:value="6">
            <text:p>6</text:p>
          </table:table-cell>
          <table:table-cell office:value-type="float" office:value="4513.47">
            <text:p>4513.470</text:p>
          </table:table-cell>
          <table:table-cell table:formula="of:=[.C795]-[.A795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513.47">
            <text:p>4513.470</text:p>
          </table:table-cell>
          <table:table-cell office:value-type="float" office:value="5">
            <text:p>5</text:p>
          </table:table-cell>
          <table:table-cell office:value-type="float" office:value="4514.483">
            <text:p>4514.483</text:p>
          </table:table-cell>
          <table:table-cell table:formula="of:=[.C796]-[.A796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514.483">
            <text:p>4514.483</text:p>
          </table:table-cell>
          <table:table-cell office:value-type="float" office:value="8">
            <text:p>8</text:p>
          </table:table-cell>
          <table:table-cell office:value-type="float" office:value="4515.496">
            <text:p>4515.496</text:p>
          </table:table-cell>
          <table:table-cell table:formula="of:=[.C797]-[.A797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515.496">
            <text:p>4515.496</text:p>
          </table:table-cell>
          <table:table-cell office:value-type="float" office:value="10">
            <text:p>10</text:p>
          </table:table-cell>
          <table:table-cell office:value-type="float" office:value="4516.51">
            <text:p>4516.510</text:p>
          </table:table-cell>
          <table:table-cell table:formula="of:=[.C798]-[.A798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516.51">
            <text:p>4516.510</text:p>
          </table:table-cell>
          <table:table-cell office:value-type="float" office:value="9">
            <text:p>9</text:p>
          </table:table-cell>
          <table:table-cell office:value-type="float" office:value="4517.521">
            <text:p>4517.521</text:p>
          </table:table-cell>
          <table:table-cell table:formula="of:=[.C799]-[.A799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517.521">
            <text:p>4517.521</text:p>
          </table:table-cell>
          <table:table-cell office:value-type="float" office:value="9">
            <text:p>9</text:p>
          </table:table-cell>
          <table:table-cell office:value-type="float" office:value="4518.532">
            <text:p>4518.532</text:p>
          </table:table-cell>
          <table:table-cell table:formula="of:=[.C800]-[.A800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518.532">
            <text:p>4518.532</text:p>
          </table:table-cell>
          <table:table-cell office:value-type="float" office:value="11">
            <text:p>11</text:p>
          </table:table-cell>
          <table:table-cell office:value-type="float" office:value="4519.54">
            <text:p>4519.540</text:p>
          </table:table-cell>
          <table:table-cell table:formula="of:=[.C801]-[.A801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519.54">
            <text:p>4519.540</text:p>
          </table:table-cell>
          <table:table-cell office:value-type="float" office:value="14">
            <text:p>14</text:p>
          </table:table-cell>
          <table:table-cell office:value-type="float" office:value="4520.552">
            <text:p>4520.552</text:p>
          </table:table-cell>
          <table:table-cell table:formula="of:=[.C802]-[.A802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520.552">
            <text:p>4520.552</text:p>
          </table:table-cell>
          <table:table-cell office:value-type="float" office:value="10">
            <text:p>10</text:p>
          </table:table-cell>
          <table:table-cell office:value-type="float" office:value="4521.563">
            <text:p>4521.563</text:p>
          </table:table-cell>
          <table:table-cell table:formula="of:=[.C803]-[.A803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521.563">
            <text:p>4521.563</text:p>
          </table:table-cell>
          <table:table-cell office:value-type="float" office:value="25">
            <text:p>25</text:p>
          </table:table-cell>
          <table:table-cell office:value-type="float" office:value="4522.574">
            <text:p>4522.574</text:p>
          </table:table-cell>
          <table:table-cell table:formula="of:=[.C804]-[.A804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522.574">
            <text:p>4522.574</text:p>
          </table:table-cell>
          <table:table-cell office:value-type="float" office:value="15">
            <text:p>15</text:p>
          </table:table-cell>
          <table:table-cell office:value-type="float" office:value="4523.585">
            <text:p>4523.585</text:p>
          </table:table-cell>
          <table:table-cell table:formula="of:=[.C805]-[.A805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523.585">
            <text:p>4523.585</text:p>
          </table:table-cell>
          <table:table-cell office:value-type="float" office:value="16">
            <text:p>16</text:p>
          </table:table-cell>
          <table:table-cell office:value-type="float" office:value="4524.597">
            <text:p>4524.597</text:p>
          </table:table-cell>
          <table:table-cell table:formula="of:=[.C806]-[.A806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524.597">
            <text:p>4524.597</text:p>
          </table:table-cell>
          <table:table-cell office:value-type="float" office:value="19">
            <text:p>19</text:p>
          </table:table-cell>
          <table:table-cell office:value-type="float" office:value="4525.608">
            <text:p>4525.608</text:p>
          </table:table-cell>
          <table:table-cell table:formula="of:=[.C807]-[.A807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525.608">
            <text:p>4525.608</text:p>
          </table:table-cell>
          <table:table-cell office:value-type="float" office:value="9">
            <text:p>9</text:p>
          </table:table-cell>
          <table:table-cell office:value-type="float" office:value="4526.621">
            <text:p>4526.621</text:p>
          </table:table-cell>
          <table:table-cell table:formula="of:=[.C808]-[.A808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526.621">
            <text:p>4526.621</text:p>
          </table:table-cell>
          <table:table-cell office:value-type="float" office:value="8">
            <text:p>8</text:p>
          </table:table-cell>
          <table:table-cell office:value-type="float" office:value="4527.634">
            <text:p>4527.634</text:p>
          </table:table-cell>
          <table:table-cell table:formula="of:=[.C809]-[.A809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527.634">
            <text:p>4527.634</text:p>
          </table:table-cell>
          <table:table-cell office:value-type="float" office:value="12">
            <text:p>12</text:p>
          </table:table-cell>
          <table:table-cell office:value-type="float" office:value="4528.647">
            <text:p>4528.647</text:p>
          </table:table-cell>
          <table:table-cell table:formula="of:=[.C810]-[.A810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528.647">
            <text:p>4528.647</text:p>
          </table:table-cell>
          <table:table-cell office:value-type="float" office:value="8">
            <text:p>8</text:p>
          </table:table-cell>
          <table:table-cell office:value-type="float" office:value="4529.661">
            <text:p>4529.661</text:p>
          </table:table-cell>
          <table:table-cell table:formula="of:=[.C811]-[.A811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529.661">
            <text:p>4529.661</text:p>
          </table:table-cell>
          <table:table-cell office:value-type="float" office:value="4">
            <text:p>4</text:p>
          </table:table-cell>
          <table:table-cell office:value-type="float" office:value="4530.672">
            <text:p>4530.672</text:p>
          </table:table-cell>
          <table:table-cell table:formula="of:=[.C812]-[.A812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530.672">
            <text:p>4530.672</text:p>
          </table:table-cell>
          <table:table-cell office:value-type="float" office:value="16">
            <text:p>16</text:p>
          </table:table-cell>
          <table:table-cell office:value-type="float" office:value="4531.683">
            <text:p>4531.683</text:p>
          </table:table-cell>
          <table:table-cell table:formula="of:=[.C813]-[.A813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531.683">
            <text:p>4531.683</text:p>
          </table:table-cell>
          <table:table-cell office:value-type="float" office:value="11">
            <text:p>11</text:p>
          </table:table-cell>
          <table:table-cell office:value-type="float" office:value="4532.696">
            <text:p>4532.696</text:p>
          </table:table-cell>
          <table:table-cell table:formula="of:=[.C814]-[.A814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532.696">
            <text:p>4532.696</text:p>
          </table:table-cell>
          <table:table-cell office:value-type="float" office:value="13">
            <text:p>13</text:p>
          </table:table-cell>
          <table:table-cell office:value-type="float" office:value="4533.705">
            <text:p>4533.705</text:p>
          </table:table-cell>
          <table:table-cell table:formula="of:=[.C815]-[.A815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533.705">
            <text:p>4533.705</text:p>
          </table:table-cell>
          <table:table-cell office:value-type="float" office:value="11">
            <text:p>11</text:p>
          </table:table-cell>
          <table:table-cell office:value-type="float" office:value="4534.714">
            <text:p>4534.714</text:p>
          </table:table-cell>
          <table:table-cell table:formula="of:=[.C816]-[.A816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534.714">
            <text:p>4534.714</text:p>
          </table:table-cell>
          <table:table-cell office:value-type="float" office:value="10">
            <text:p>10</text:p>
          </table:table-cell>
          <table:table-cell office:value-type="float" office:value="4535.722">
            <text:p>4535.722</text:p>
          </table:table-cell>
          <table:table-cell table:formula="of:=[.C817]-[.A817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535.722">
            <text:p>4535.722</text:p>
          </table:table-cell>
          <table:table-cell office:value-type="float" office:value="9">
            <text:p>9</text:p>
          </table:table-cell>
          <table:table-cell office:value-type="float" office:value="4536.731">
            <text:p>4536.731</text:p>
          </table:table-cell>
          <table:table-cell table:formula="of:=[.C818]-[.A818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536.731">
            <text:p>4536.731</text:p>
          </table:table-cell>
          <table:table-cell office:value-type="float" office:value="15">
            <text:p>15</text:p>
          </table:table-cell>
          <table:table-cell office:value-type="float" office:value="4537.743">
            <text:p>4537.743</text:p>
          </table:table-cell>
          <table:table-cell table:formula="of:=[.C819]-[.A819]" office:value-type="float" office:value="1.01200000000063">
            <text:p>1.012</text:p>
          </table:table-cell>
          <table:table-cell table:number-columns-repeated="3"/>
        </table:table-row>
        <table:table-row table:style-name="ro1">
          <table:table-cell office:value-type="float" office:value="4537.743">
            <text:p>4537.743</text:p>
          </table:table-cell>
          <table:table-cell office:value-type="float" office:value="20">
            <text:p>20</text:p>
          </table:table-cell>
          <table:table-cell office:value-type="float" office:value="4538.756">
            <text:p>4538.756</text:p>
          </table:table-cell>
          <table:table-cell table:formula="of:=[.C820]-[.A820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538.756">
            <text:p>4538.756</text:p>
          </table:table-cell>
          <table:table-cell office:value-type="float" office:value="7">
            <text:p>7</text:p>
          </table:table-cell>
          <table:table-cell office:value-type="float" office:value="4539.763">
            <text:p>4539.763</text:p>
          </table:table-cell>
          <table:table-cell table:formula="of:=[.C821]-[.A821]" office:value-type="float" office:value="1.00699999999961">
            <text:p>1.007</text:p>
          </table:table-cell>
          <table:table-cell table:number-columns-repeated="3"/>
        </table:table-row>
        <table:table-row table:style-name="ro1">
          <table:table-cell office:value-type="float" office:value="4539.763">
            <text:p>4539.763</text:p>
          </table:table-cell>
          <table:table-cell office:value-type="float" office:value="24">
            <text:p>24</text:p>
          </table:table-cell>
          <table:table-cell office:value-type="float" office:value="4540.773">
            <text:p>4540.773</text:p>
          </table:table-cell>
          <table:table-cell table:formula="of:=[.C822]-[.A822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540.773">
            <text:p>4540.773</text:p>
          </table:table-cell>
          <table:table-cell office:value-type="float" office:value="15">
            <text:p>15</text:p>
          </table:table-cell>
          <table:table-cell office:value-type="float" office:value="4541.786">
            <text:p>4541.786</text:p>
          </table:table-cell>
          <table:table-cell table:formula="of:=[.C823]-[.A823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541.786">
            <text:p>4541.786</text:p>
          </table:table-cell>
          <table:table-cell office:value-type="float" office:value="7">
            <text:p>7</text:p>
          </table:table-cell>
          <table:table-cell office:value-type="float" office:value="4542.799">
            <text:p>4542.799</text:p>
          </table:table-cell>
          <table:table-cell table:formula="of:=[.C824]-[.A824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542.799">
            <text:p>4542.799</text:p>
          </table:table-cell>
          <table:table-cell office:value-type="float" office:value="4">
            <text:p>4</text:p>
          </table:table-cell>
          <table:table-cell office:value-type="float" office:value="4543.812">
            <text:p>4543.812</text:p>
          </table:table-cell>
          <table:table-cell table:formula="of:=[.C825]-[.A825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543.812">
            <text:p>4543.812</text:p>
          </table:table-cell>
          <table:table-cell office:value-type="float" office:value="9">
            <text:p>9</text:p>
          </table:table-cell>
          <table:table-cell office:value-type="float" office:value="4544.826">
            <text:p>4544.826</text:p>
          </table:table-cell>
          <table:table-cell table:formula="of:=[.C826]-[.A826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544.826">
            <text:p>4544.826</text:p>
          </table:table-cell>
          <table:table-cell office:value-type="float" office:value="5">
            <text:p>5</text:p>
          </table:table-cell>
          <table:table-cell office:value-type="float" office:value="4545.839">
            <text:p>4545.839</text:p>
          </table:table-cell>
          <table:table-cell table:formula="of:=[.C827]-[.A827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545.839">
            <text:p>4545.839</text:p>
          </table:table-cell>
          <table:table-cell office:value-type="float" office:value="6">
            <text:p>6</text:p>
          </table:table-cell>
          <table:table-cell office:value-type="float" office:value="4546.847">
            <text:p>4546.847</text:p>
          </table:table-cell>
          <table:table-cell table:formula="of:=[.C828]-[.A828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546.847">
            <text:p>4546.847</text:p>
          </table:table-cell>
          <table:table-cell office:value-type="float" office:value="5">
            <text:p>5</text:p>
          </table:table-cell>
          <table:table-cell office:value-type="float" office:value="4547.851">
            <text:p>4547.851</text:p>
          </table:table-cell>
          <table:table-cell table:formula="of:=[.C829]-[.A829]" office:value-type="float" office:value="1.00399999999991">
            <text:p>1.004</text:p>
          </table:table-cell>
          <table:table-cell table:number-columns-repeated="3"/>
        </table:table-row>
        <table:table-row table:style-name="ro1">
          <table:table-cell office:value-type="float" office:value="4547.851">
            <text:p>4547.851</text:p>
          </table:table-cell>
          <table:table-cell office:value-type="float" office:value="14">
            <text:p>14</text:p>
          </table:table-cell>
          <table:table-cell office:value-type="float" office:value="4548.856">
            <text:p>4548.856</text:p>
          </table:table-cell>
          <table:table-cell table:formula="of:=[.C830]-[.A830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548.856">
            <text:p>4548.856</text:p>
          </table:table-cell>
          <table:table-cell office:value-type="float" office:value="19">
            <text:p>19</text:p>
          </table:table-cell>
          <table:table-cell office:value-type="float" office:value="4549.867">
            <text:p>4549.867</text:p>
          </table:table-cell>
          <table:table-cell table:formula="of:=[.C831]-[.A831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549.867">
            <text:p>4549.867</text:p>
          </table:table-cell>
          <table:table-cell office:value-type="float" office:value="4">
            <text:p>4</text:p>
          </table:table-cell>
          <table:table-cell office:value-type="float" office:value="4550.878">
            <text:p>4550.878</text:p>
          </table:table-cell>
          <table:table-cell table:formula="of:=[.C832]-[.A832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550.878">
            <text:p>4550.878</text:p>
          </table:table-cell>
          <table:table-cell office:value-type="float" office:value="4">
            <text:p>4</text:p>
          </table:table-cell>
          <table:table-cell office:value-type="float" office:value="4551.892">
            <text:p>4551.892</text:p>
          </table:table-cell>
          <table:table-cell table:formula="of:=[.C833]-[.A833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551.892">
            <text:p>4551.892</text:p>
          </table:table-cell>
          <table:table-cell office:value-type="float" office:value="8">
            <text:p>8</text:p>
          </table:table-cell>
          <table:table-cell office:value-type="float" office:value="4552.905">
            <text:p>4552.905</text:p>
          </table:table-cell>
          <table:table-cell table:formula="of:=[.C834]-[.A834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552.905">
            <text:p>4552.905</text:p>
          </table:table-cell>
          <table:table-cell office:value-type="float" office:value="3">
            <text:p>3</text:p>
          </table:table-cell>
          <table:table-cell office:value-type="float" office:value="4553.918">
            <text:p>4553.918</text:p>
          </table:table-cell>
          <table:table-cell table:formula="of:=[.C835]-[.A835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553.918">
            <text:p>4553.918</text:p>
          </table:table-cell>
          <table:table-cell office:value-type="float" office:value="3">
            <text:p>3</text:p>
          </table:table-cell>
          <table:table-cell office:value-type="float" office:value="4554.926">
            <text:p>4554.926</text:p>
          </table:table-cell>
          <table:table-cell table:formula="of:=[.C836]-[.A836]" office:value-type="float" office:value="1.00800000000072">
            <text:p>1.008</text:p>
          </table:table-cell>
          <table:table-cell table:number-columns-repeated="3"/>
        </table:table-row>
        <table:table-row table:style-name="ro1">
          <table:table-cell office:value-type="float" office:value="4554.926">
            <text:p>4554.926</text:p>
          </table:table-cell>
          <table:table-cell office:value-type="float" office:value="6">
            <text:p>6</text:p>
          </table:table-cell>
          <table:table-cell office:value-type="float" office:value="4555.934">
            <text:p>4555.934</text:p>
          </table:table-cell>
          <table:table-cell table:formula="of:=[.C837]-[.A837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555.934">
            <text:p>4555.934</text:p>
          </table:table-cell>
          <table:table-cell office:value-type="float" office:value="11">
            <text:p>11</text:p>
          </table:table-cell>
          <table:table-cell office:value-type="float" office:value="4556.945">
            <text:p>4556.945</text:p>
          </table:table-cell>
          <table:table-cell table:formula="of:=[.C838]-[.A838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556.945">
            <text:p>4556.945</text:p>
          </table:table-cell>
          <table:table-cell office:value-type="float" office:value="4">
            <text:p>4</text:p>
          </table:table-cell>
          <table:table-cell office:value-type="float" office:value="4557.958">
            <text:p>4557.958</text:p>
          </table:table-cell>
          <table:table-cell table:formula="of:=[.C839]-[.A839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557.958">
            <text:p>4557.958</text:p>
          </table:table-cell>
          <table:table-cell office:value-type="float" office:value="5">
            <text:p>5</text:p>
          </table:table-cell>
          <table:table-cell office:value-type="float" office:value="4558.972">
            <text:p>4558.972</text:p>
          </table:table-cell>
          <table:table-cell table:formula="of:=[.C840]-[.A840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558.972">
            <text:p>4558.972</text:p>
          </table:table-cell>
          <table:table-cell office:value-type="float" office:value="5">
            <text:p>5</text:p>
          </table:table-cell>
          <table:table-cell office:value-type="float" office:value="4559.985">
            <text:p>4559.985</text:p>
          </table:table-cell>
          <table:table-cell table:formula="of:=[.C841]-[.A841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559.985">
            <text:p>4559.985</text:p>
          </table:table-cell>
          <table:table-cell office:value-type="float" office:value="7">
            <text:p>7</text:p>
          </table:table-cell>
          <table:table-cell office:value-type="float" office:value="4560.998">
            <text:p>4560.998</text:p>
          </table:table-cell>
          <table:table-cell table:formula="of:=[.C842]-[.A842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560.998">
            <text:p>4560.998</text:p>
          </table:table-cell>
          <table:table-cell office:value-type="float" office:value="5">
            <text:p>5</text:p>
          </table:table-cell>
          <table:table-cell office:value-type="float" office:value="4562.01">
            <text:p>4562.010</text:p>
          </table:table-cell>
          <table:table-cell table:formula="of:=[.C843]-[.A843]" office:value-type="float" office:value="1.01200000000063">
            <text:p>1.012</text:p>
          </table:table-cell>
          <table:table-cell table:number-columns-repeated="3"/>
        </table:table-row>
        <table:table-row table:style-name="ro1">
          <table:table-cell office:value-type="float" office:value="4562.01">
            <text:p>4562.010</text:p>
          </table:table-cell>
          <table:table-cell office:value-type="float" office:value="9">
            <text:p>9</text:p>
          </table:table-cell>
          <table:table-cell office:value-type="float" office:value="4563.024">
            <text:p>4563.024</text:p>
          </table:table-cell>
          <table:table-cell table:formula="of:=[.C844]-[.A844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563.024">
            <text:p>4563.024</text:p>
          </table:table-cell>
          <table:table-cell office:value-type="float" office:value="4">
            <text:p>4</text:p>
          </table:table-cell>
          <table:table-cell office:value-type="float" office:value="4564.037">
            <text:p>4564.037</text:p>
          </table:table-cell>
          <table:table-cell table:formula="of:=[.C845]-[.A845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564.037">
            <text:p>4564.037</text:p>
          </table:table-cell>
          <table:table-cell office:value-type="float" office:value="4">
            <text:p>4</text:p>
          </table:table-cell>
          <table:table-cell office:value-type="float" office:value="4565.05">
            <text:p>4565.050</text:p>
          </table:table-cell>
          <table:table-cell table:formula="of:=[.C846]-[.A846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565.05">
            <text:p>4565.050</text:p>
          </table:table-cell>
          <table:table-cell office:value-type="float" office:value="7">
            <text:p>7</text:p>
          </table:table-cell>
          <table:table-cell office:value-type="float" office:value="4566.064">
            <text:p>4566.064</text:p>
          </table:table-cell>
          <table:table-cell table:formula="of:=[.C847]-[.A847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566.064">
            <text:p>4566.064</text:p>
          </table:table-cell>
          <table:table-cell office:value-type="float" office:value="3">
            <text:p>3</text:p>
          </table:table-cell>
          <table:table-cell office:value-type="float" office:value="4567.077">
            <text:p>4567.077</text:p>
          </table:table-cell>
          <table:table-cell table:formula="of:=[.C848]-[.A848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567.077">
            <text:p>4567.077</text:p>
          </table:table-cell>
          <table:table-cell office:value-type="float" office:value="2">
            <text:p>2</text:p>
          </table:table-cell>
          <table:table-cell office:value-type="float" office:value="4568.09">
            <text:p>4568.090</text:p>
          </table:table-cell>
          <table:table-cell table:formula="of:=[.C849]-[.A849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568.09">
            <text:p>4568.090</text:p>
          </table:table-cell>
          <table:table-cell office:value-type="float" office:value="3">
            <text:p>3</text:p>
          </table:table-cell>
          <table:table-cell office:value-type="float" office:value="4569.104">
            <text:p>4569.104</text:p>
          </table:table-cell>
          <table:table-cell table:formula="of:=[.C850]-[.A850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569.104">
            <text:p>4569.104</text:p>
          </table:table-cell>
          <table:table-cell office:value-type="float" office:value="7">
            <text:p>7</text:p>
          </table:table-cell>
          <table:table-cell office:value-type="float" office:value="4570.115">
            <text:p>4570.115</text:p>
          </table:table-cell>
          <table:table-cell table:formula="of:=[.C851]-[.A851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570.115">
            <text:p>4570.115</text:p>
          </table:table-cell>
          <table:table-cell office:value-type="float" office:value="7">
            <text:p>7</text:p>
          </table:table-cell>
          <table:table-cell office:value-type="float" office:value="4571.126">
            <text:p>4571.126</text:p>
          </table:table-cell>
          <table:table-cell table:formula="of:=[.C852]-[.A852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571.126">
            <text:p>4571.126</text:p>
          </table:table-cell>
          <table:table-cell office:value-type="float" office:value="5">
            <text:p>5</text:p>
          </table:table-cell>
          <table:table-cell office:value-type="float" office:value="4572.136">
            <text:p>4572.136</text:p>
          </table:table-cell>
          <table:table-cell table:formula="of:=[.C853]-[.A853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572.136">
            <text:p>4572.136</text:p>
          </table:table-cell>
          <table:table-cell office:value-type="float" office:value="18">
            <text:p>18</text:p>
          </table:table-cell>
          <table:table-cell office:value-type="float" office:value="4573.148">
            <text:p>4573.148</text:p>
          </table:table-cell>
          <table:table-cell table:formula="of:=[.C854]-[.A854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573.148">
            <text:p>4573.148</text:p>
          </table:table-cell>
          <table:table-cell office:value-type="float" office:value="11">
            <text:p>11</text:p>
          </table:table-cell>
          <table:table-cell office:value-type="float" office:value="4574.161">
            <text:p>4574.161</text:p>
          </table:table-cell>
          <table:table-cell table:formula="of:=[.C855]-[.A855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574.161">
            <text:p>4574.161</text:p>
          </table:table-cell>
          <table:table-cell office:value-type="float" office:value="3">
            <text:p>3</text:p>
          </table:table-cell>
          <table:table-cell office:value-type="float" office:value="4575.171">
            <text:p>4575.171</text:p>
          </table:table-cell>
          <table:table-cell table:formula="of:=[.C856]-[.A856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575.171">
            <text:p>4575.171</text:p>
          </table:table-cell>
          <table:table-cell office:value-type="float" office:value="2">
            <text:p>2</text:p>
          </table:table-cell>
          <table:table-cell office:value-type="float" office:value="4576.182">
            <text:p>4576.182</text:p>
          </table:table-cell>
          <table:table-cell table:formula="of:=[.C857]-[.A857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576.182">
            <text:p>4576.182</text:p>
          </table:table-cell>
          <table:table-cell office:value-type="float" office:value="4">
            <text:p>4</text:p>
          </table:table-cell>
          <table:table-cell office:value-type="float" office:value="4577.196">
            <text:p>4577.196</text:p>
          </table:table-cell>
          <table:table-cell table:formula="of:=[.C858]-[.A858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577.196">
            <text:p>4577.196</text:p>
          </table:table-cell>
          <table:table-cell office:value-type="float" office:value="3">
            <text:p>3</text:p>
          </table:table-cell>
          <table:table-cell office:value-type="float" office:value="4578.209">
            <text:p>4578.209</text:p>
          </table:table-cell>
          <table:table-cell table:formula="of:=[.C859]-[.A859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578.209">
            <text:p>4578.209</text:p>
          </table:table-cell>
          <table:table-cell office:value-type="float" office:value="6">
            <text:p>6</text:p>
          </table:table-cell>
          <table:table-cell office:value-type="float" office:value="4579.222">
            <text:p>4579.222</text:p>
          </table:table-cell>
          <table:table-cell table:formula="of:=[.C860]-[.A860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579.222">
            <text:p>4579.222</text:p>
          </table:table-cell>
          <table:table-cell office:value-type="float" office:value="5">
            <text:p>5</text:p>
          </table:table-cell>
          <table:table-cell office:value-type="float" office:value="4580.235">
            <text:p>4580.235</text:p>
          </table:table-cell>
          <table:table-cell table:formula="of:=[.C861]-[.A861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580.235">
            <text:p>4580.235</text:p>
          </table:table-cell>
          <table:table-cell office:value-type="float" office:value="4">
            <text:p>4</text:p>
          </table:table-cell>
          <table:table-cell office:value-type="float" office:value="4581.248">
            <text:p>4581.248</text:p>
          </table:table-cell>
          <table:table-cell table:formula="of:=[.C862]-[.A862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581.248">
            <text:p>4581.248</text:p>
          </table:table-cell>
          <table:table-cell office:value-type="float" office:value="3">
            <text:p>3</text:p>
          </table:table-cell>
          <table:table-cell office:value-type="float" office:value="4582.256">
            <text:p>4582.256</text:p>
          </table:table-cell>
          <table:table-cell table:formula="of:=[.C863]-[.A863]" office:value-type="float" office:value="1.00800000000072">
            <text:p>1.008</text:p>
          </table:table-cell>
          <table:table-cell table:number-columns-repeated="3"/>
        </table:table-row>
        <table:table-row table:style-name="ro1">
          <table:table-cell office:value-type="float" office:value="4582.256">
            <text:p>4582.256</text:p>
          </table:table-cell>
          <table:table-cell office:value-type="float" office:value="5">
            <text:p>5</text:p>
          </table:table-cell>
          <table:table-cell office:value-type="float" office:value="4583.264">
            <text:p>4583.264</text:p>
          </table:table-cell>
          <table:table-cell table:formula="of:=[.C864]-[.A864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583.264">
            <text:p>4583.264</text:p>
          </table:table-cell>
          <table:table-cell office:value-type="float" office:value="7">
            <text:p>7</text:p>
          </table:table-cell>
          <table:table-cell office:value-type="float" office:value="4584.278">
            <text:p>4584.278</text:p>
          </table:table-cell>
          <table:table-cell table:formula="of:=[.C865]-[.A865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584.278">
            <text:p>4584.278</text:p>
          </table:table-cell>
          <table:table-cell office:value-type="float" office:value="5">
            <text:p>5</text:p>
          </table:table-cell>
          <table:table-cell office:value-type="float" office:value="4585.291">
            <text:p>4585.291</text:p>
          </table:table-cell>
          <table:table-cell table:formula="of:=[.C866]-[.A866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585.291">
            <text:p>4585.291</text:p>
          </table:table-cell>
          <table:table-cell office:value-type="float" office:value="2">
            <text:p>2</text:p>
          </table:table-cell>
          <table:table-cell office:value-type="float" office:value="4586.305">
            <text:p>4586.305</text:p>
          </table:table-cell>
          <table:table-cell table:formula="of:=[.C867]-[.A867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586.305">
            <text:p>4586.305</text:p>
          </table:table-cell>
          <table:table-cell office:value-type="float" office:value="4">
            <text:p>4</text:p>
          </table:table-cell>
          <table:table-cell office:value-type="float" office:value="4587.318">
            <text:p>4587.318</text:p>
          </table:table-cell>
          <table:table-cell table:formula="of:=[.C868]-[.A868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587.318">
            <text:p>4587.318</text:p>
          </table:table-cell>
          <table:table-cell office:value-type="float" office:value="3">
            <text:p>3</text:p>
          </table:table-cell>
          <table:table-cell office:value-type="float" office:value="4588.332">
            <text:p>4588.332</text:p>
          </table:table-cell>
          <table:table-cell table:formula="of:=[.C869]-[.A869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588.332">
            <text:p>4588.332</text:p>
          </table:table-cell>
          <table:table-cell office:value-type="float" office:value="3">
            <text:p>3</text:p>
          </table:table-cell>
          <table:table-cell office:value-type="float" office:value="4589.345">
            <text:p>4589.345</text:p>
          </table:table-cell>
          <table:table-cell table:formula="of:=[.C870]-[.A870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589.345">
            <text:p>4589.345</text:p>
          </table:table-cell>
          <table:table-cell office:value-type="float" office:value="3">
            <text:p>3</text:p>
          </table:table-cell>
          <table:table-cell office:value-type="float" office:value="4590.358">
            <text:p>4590.358</text:p>
          </table:table-cell>
          <table:table-cell table:formula="of:=[.C871]-[.A871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590.358">
            <text:p>4590.358</text:p>
          </table:table-cell>
          <table:table-cell office:value-type="float" office:value="3">
            <text:p>3</text:p>
          </table:table-cell>
          <table:table-cell office:value-type="float" office:value="4591.372">
            <text:p>4591.372</text:p>
          </table:table-cell>
          <table:table-cell table:formula="of:=[.C872]-[.A872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591.372">
            <text:p>4591.372</text:p>
          </table:table-cell>
          <table:table-cell office:value-type="float" office:value="3">
            <text:p>3</text:p>
          </table:table-cell>
          <table:table-cell office:value-type="float" office:value="4592.384">
            <text:p>4592.384</text:p>
          </table:table-cell>
          <table:table-cell table:formula="of:=[.C873]-[.A873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592.384">
            <text:p>4592.384</text:p>
          </table:table-cell>
          <table:table-cell office:value-type="float" office:value="3">
            <text:p>3</text:p>
          </table:table-cell>
          <table:table-cell office:value-type="float" office:value="4593.393">
            <text:p>4593.393</text:p>
          </table:table-cell>
          <table:table-cell table:formula="of:=[.C874]-[.A874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593.393">
            <text:p>4593.393</text:p>
          </table:table-cell>
          <table:table-cell office:value-type="float" office:value="9">
            <text:p>9</text:p>
          </table:table-cell>
          <table:table-cell office:value-type="float" office:value="4594.403">
            <text:p>4594.403</text:p>
          </table:table-cell>
          <table:table-cell table:formula="of:=[.C875]-[.A875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594.403">
            <text:p>4594.403</text:p>
          </table:table-cell>
          <table:table-cell office:value-type="float" office:value="4">
            <text:p>4</text:p>
          </table:table-cell>
          <table:table-cell office:value-type="float" office:value="4595.416">
            <text:p>4595.416</text:p>
          </table:table-cell>
          <table:table-cell table:formula="of:=[.C876]-[.A876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595.416">
            <text:p>4595.416</text:p>
          </table:table-cell>
          <table:table-cell office:value-type="float" office:value="2">
            <text:p>2</text:p>
          </table:table-cell>
          <table:table-cell office:value-type="float" office:value="4596.431">
            <text:p>4596.431</text:p>
          </table:table-cell>
          <table:table-cell table:formula="of:=[.C877]-[.A877]" office:value-type="float" office:value="1.01499999999942">
            <text:p>1.015</text:p>
          </table:table-cell>
          <table:table-cell table:number-columns-repeated="3"/>
        </table:table-row>
        <table:table-row table:style-name="ro1">
          <table:table-cell office:value-type="float" office:value="4596.431">
            <text:p>4596.431</text:p>
          </table:table-cell>
          <table:table-cell office:value-type="float" office:value="5">
            <text:p>5</text:p>
          </table:table-cell>
          <table:table-cell office:value-type="float" office:value="4597.444">
            <text:p>4597.444</text:p>
          </table:table-cell>
          <table:table-cell table:formula="of:=[.C878]-[.A878]" office:value-type="float" office:value="1.01300000000083">
            <text:p>1.013</text:p>
          </table:table-cell>
          <table:table-cell table:number-columns-repeated="3"/>
        </table:table-row>
        <table:table-row table:style-name="ro1">
          <table:table-cell office:value-type="float" office:value="4597.444">
            <text:p>4597.444</text:p>
          </table:table-cell>
          <table:table-cell office:value-type="float" office:value="4">
            <text:p>4</text:p>
          </table:table-cell>
          <table:table-cell office:value-type="float" office:value="4598.456">
            <text:p>4598.456</text:p>
          </table:table-cell>
          <table:table-cell table:formula="of:=[.C879]-[.A879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598.456">
            <text:p>4598.456</text:p>
          </table:table-cell>
          <table:table-cell office:value-type="float" office:value="3">
            <text:p>3</text:p>
          </table:table-cell>
          <table:table-cell office:value-type="float" office:value="4599.47">
            <text:p>4599.470</text:p>
          </table:table-cell>
          <table:table-cell table:formula="of:=[.C880]-[.A880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599.47">
            <text:p>4599.470</text:p>
          </table:table-cell>
          <table:table-cell office:value-type="float" office:value="3">
            <text:p>3</text:p>
          </table:table-cell>
          <table:table-cell office:value-type="float" office:value="4600.483">
            <text:p>4600.483</text:p>
          </table:table-cell>
          <table:table-cell table:formula="of:=[.C881]-[.A881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600.483">
            <text:p>4600.483</text:p>
          </table:table-cell>
          <table:table-cell office:value-type="float" office:value="7">
            <text:p>7</text:p>
          </table:table-cell>
          <table:table-cell office:value-type="float" office:value="4601.493">
            <text:p>4601.493</text:p>
          </table:table-cell>
          <table:table-cell table:formula="of:=[.C882]-[.A882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601.493">
            <text:p>4601.493</text:p>
          </table:table-cell>
          <table:table-cell office:value-type="float" office:value="10">
            <text:p>10</text:p>
          </table:table-cell>
          <table:table-cell office:value-type="float" office:value="4602.505">
            <text:p>4602.505</text:p>
          </table:table-cell>
          <table:table-cell table:formula="of:=[.C883]-[.A883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602.505">
            <text:p>4602.505</text:p>
          </table:table-cell>
          <table:table-cell office:value-type="float" office:value="4">
            <text:p>4</text:p>
          </table:table-cell>
          <table:table-cell office:value-type="float" office:value="4603.512">
            <text:p>4603.512</text:p>
          </table:table-cell>
          <table:table-cell table:formula="of:=[.C884]-[.A884]" office:value-type="float" office:value="1.00699999999961">
            <text:p>1.007</text:p>
          </table:table-cell>
          <table:table-cell table:number-columns-repeated="3"/>
        </table:table-row>
        <table:table-row table:style-name="ro1">
          <table:table-cell office:value-type="float" office:value="4603.512">
            <text:p>4603.512</text:p>
          </table:table-cell>
          <table:table-cell office:value-type="float" office:value="8">
            <text:p>8</text:p>
          </table:table-cell>
          <table:table-cell office:value-type="float" office:value="4604.517">
            <text:p>4604.517</text:p>
          </table:table-cell>
          <table:table-cell table:formula="of:=[.C885]-[.A885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604.517">
            <text:p>4604.517</text:p>
          </table:table-cell>
          <table:table-cell office:value-type="float" office:value="12">
            <text:p>12</text:p>
          </table:table-cell>
          <table:table-cell office:value-type="float" office:value="4605.523">
            <text:p>4605.523</text:p>
          </table:table-cell>
          <table:table-cell table:formula="of:=[.C886]-[.A886]" office:value-type="float" office:value="1.00600000000031">
            <text:p>1.006</text:p>
          </table:table-cell>
          <table:table-cell table:number-columns-repeated="3"/>
        </table:table-row>
        <table:table-row table:style-name="ro1">
          <table:table-cell office:value-type="float" office:value="4605.523">
            <text:p>4605.523</text:p>
          </table:table-cell>
          <table:table-cell office:value-type="float" office:value="21">
            <text:p>21</text:p>
          </table:table-cell>
          <table:table-cell office:value-type="float" office:value="4606.538">
            <text:p>4606.538</text:p>
          </table:table-cell>
          <table:table-cell table:formula="of:=[.C887]-[.A887]" office:value-type="float" office:value="1.01499999999942">
            <text:p>1.015</text:p>
          </table:table-cell>
          <table:table-cell table:number-columns-repeated="3"/>
        </table:table-row>
        <table:table-row table:style-name="ro1">
          <table:table-cell office:value-type="float" office:value="4606.538">
            <text:p>4606.538</text:p>
          </table:table-cell>
          <table:table-cell office:value-type="float" office:value="19">
            <text:p>19</text:p>
          </table:table-cell>
          <table:table-cell office:value-type="float" office:value="4607.543">
            <text:p>4607.543</text:p>
          </table:table-cell>
          <table:table-cell table:formula="of:=[.C888]-[.A888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607.543">
            <text:p>4607.543</text:p>
          </table:table-cell>
          <table:table-cell office:value-type="float" office:value="17">
            <text:p>17</text:p>
          </table:table-cell>
          <table:table-cell office:value-type="float" office:value="4608.554">
            <text:p>4608.554</text:p>
          </table:table-cell>
          <table:table-cell table:formula="of:=[.C889]-[.A889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608.554">
            <text:p>4608.554</text:p>
          </table:table-cell>
          <table:table-cell office:value-type="float" office:value="13">
            <text:p>13</text:p>
          </table:table-cell>
          <table:table-cell office:value-type="float" office:value="4609.568">
            <text:p>4609.568</text:p>
          </table:table-cell>
          <table:table-cell table:formula="of:=[.C890]-[.A890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609.568">
            <text:p>4609.568</text:p>
          </table:table-cell>
          <table:table-cell office:value-type="float" office:value="6">
            <text:p>6</text:p>
          </table:table-cell>
          <table:table-cell office:value-type="float" office:value="4610.579">
            <text:p>4610.579</text:p>
          </table:table-cell>
          <table:table-cell table:formula="of:=[.C891]-[.A891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610.579">
            <text:p>4610.579</text:p>
          </table:table-cell>
          <table:table-cell office:value-type="float" office:value="10">
            <text:p>10</text:p>
          </table:table-cell>
          <table:table-cell office:value-type="float" office:value="4611.59">
            <text:p>4611.590</text:p>
          </table:table-cell>
          <table:table-cell table:formula="of:=[.C892]-[.A892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611.59">
            <text:p>4611.590</text:p>
          </table:table-cell>
          <table:table-cell office:value-type="float" office:value="7">
            <text:p>7</text:p>
          </table:table-cell>
          <table:table-cell office:value-type="float" office:value="4612.6">
            <text:p>4612.600</text:p>
          </table:table-cell>
          <table:table-cell table:formula="of:=[.C893]-[.A893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612.6">
            <text:p>4612.600</text:p>
          </table:table-cell>
          <table:table-cell office:value-type="float" office:value="10">
            <text:p>10</text:p>
          </table:table-cell>
          <table:table-cell office:value-type="float" office:value="4613.615">
            <text:p>4613.615</text:p>
          </table:table-cell>
          <table:table-cell table:formula="of:=[.C894]-[.A894]" office:value-type="float" office:value="1.01499999999942">
            <text:p>1.015</text:p>
          </table:table-cell>
          <table:table-cell table:number-columns-repeated="3"/>
        </table:table-row>
        <table:table-row table:style-name="ro1">
          <table:table-cell office:value-type="float" office:value="4613.615">
            <text:p>4613.615</text:p>
          </table:table-cell>
          <table:table-cell office:value-type="float" office:value="11">
            <text:p>11</text:p>
          </table:table-cell>
          <table:table-cell office:value-type="float" office:value="4614.622">
            <text:p>4614.622</text:p>
          </table:table-cell>
          <table:table-cell table:formula="of:=[.C895]-[.A895]" office:value-type="float" office:value="1.00700000000052">
            <text:p>1.007</text:p>
          </table:table-cell>
          <table:table-cell table:number-columns-repeated="3"/>
        </table:table-row>
        <table:table-row table:style-name="ro1">
          <table:table-cell office:value-type="float" office:value="4614.622">
            <text:p>4614.622</text:p>
          </table:table-cell>
          <table:table-cell office:value-type="float" office:value="9">
            <text:p>9</text:p>
          </table:table-cell>
          <table:table-cell office:value-type="float" office:value="4615.633">
            <text:p>4615.633</text:p>
          </table:table-cell>
          <table:table-cell table:formula="of:=[.C896]-[.A896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615.633">
            <text:p>4615.633</text:p>
          </table:table-cell>
          <table:table-cell office:value-type="float" office:value="22">
            <text:p>22</text:p>
          </table:table-cell>
          <table:table-cell office:value-type="float" office:value="4616.641">
            <text:p>4616.641</text:p>
          </table:table-cell>
          <table:table-cell table:formula="of:=[.C897]-[.A897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616.641">
            <text:p>4616.641</text:p>
          </table:table-cell>
          <table:table-cell office:value-type="float" office:value="22">
            <text:p>22</text:p>
          </table:table-cell>
          <table:table-cell office:value-type="float" office:value="4617.651">
            <text:p>4617.651</text:p>
          </table:table-cell>
          <table:table-cell table:formula="of:=[.C898]-[.A898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617.651">
            <text:p>4617.651</text:p>
          </table:table-cell>
          <table:table-cell office:value-type="float" office:value="23">
            <text:p>23</text:p>
          </table:table-cell>
          <table:table-cell office:value-type="float" office:value="4618.665">
            <text:p>4618.665</text:p>
          </table:table-cell>
          <table:table-cell table:formula="of:=[.C899]-[.A899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618.665">
            <text:p>4618.665</text:p>
          </table:table-cell>
          <table:table-cell office:value-type="float" office:value="13">
            <text:p>13</text:p>
          </table:table-cell>
          <table:table-cell office:value-type="float" office:value="4619.672">
            <text:p>4619.672</text:p>
          </table:table-cell>
          <table:table-cell table:formula="of:=[.C900]-[.A900]" office:value-type="float" office:value="1.00699999999961">
            <text:p>1.007</text:p>
          </table:table-cell>
          <table:table-cell table:number-columns-repeated="3"/>
        </table:table-row>
        <table:table-row table:style-name="ro1">
          <table:table-cell office:value-type="float" office:value="4619.672">
            <text:p>4619.672</text:p>
          </table:table-cell>
          <table:table-cell office:value-type="float" office:value="16">
            <text:p>16</text:p>
          </table:table-cell>
          <table:table-cell office:value-type="float" office:value="4620.678">
            <text:p>4620.678</text:p>
          </table:table-cell>
          <table:table-cell table:formula="of:=[.C901]-[.A901]" office:value-type="float" office:value="1.00600000000031">
            <text:p>1.006</text:p>
          </table:table-cell>
          <table:table-cell table:number-columns-repeated="3"/>
        </table:table-row>
        <table:table-row table:style-name="ro1">
          <table:table-cell office:value-type="float" office:value="4620.678">
            <text:p>4620.678</text:p>
          </table:table-cell>
          <table:table-cell office:value-type="float" office:value="28">
            <text:p>28</text:p>
          </table:table-cell>
          <table:table-cell office:value-type="float" office:value="4621.683">
            <text:p>4621.683</text:p>
          </table:table-cell>
          <table:table-cell table:formula="of:=[.C902]-[.A902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621.683">
            <text:p>4621.683</text:p>
          </table:table-cell>
          <table:table-cell office:value-type="float" office:value="28">
            <text:p>28</text:p>
          </table:table-cell>
          <table:table-cell office:value-type="float" office:value="4622.687">
            <text:p>4622.687</text:p>
          </table:table-cell>
          <table:table-cell table:formula="of:=[.C903]-[.A903]" office:value-type="float" office:value="1.00399999999991">
            <text:p>1.004</text:p>
          </table:table-cell>
          <table:table-cell table:number-columns-repeated="3"/>
        </table:table-row>
        <table:table-row table:style-name="ro1">
          <table:table-cell office:value-type="float" office:value="4622.687">
            <text:p>4622.687</text:p>
          </table:table-cell>
          <table:table-cell office:value-type="float" office:value="27">
            <text:p>27</text:p>
          </table:table-cell>
          <table:table-cell office:value-type="float" office:value="4623.697">
            <text:p>4623.697</text:p>
          </table:table-cell>
          <table:table-cell table:formula="of:=[.C904]-[.A904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623.697">
            <text:p>4623.697</text:p>
          </table:table-cell>
          <table:table-cell office:value-type="float" office:value="34">
            <text:p>34</text:p>
          </table:table-cell>
          <table:table-cell office:value-type="float" office:value="4624.705">
            <text:p>4624.705</text:p>
          </table:table-cell>
          <table:table-cell table:formula="of:=[.C905]-[.A905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624.705">
            <text:p>4624.705</text:p>
          </table:table-cell>
          <table:table-cell office:value-type="float" office:value="21">
            <text:p>21</text:p>
          </table:table-cell>
          <table:table-cell office:value-type="float" office:value="4625.709">
            <text:p>4625.709</text:p>
          </table:table-cell>
          <table:table-cell table:formula="of:=[.C906]-[.A906]" office:value-type="float" office:value="1.00399999999991">
            <text:p>1.004</text:p>
          </table:table-cell>
          <table:table-cell table:number-columns-repeated="3"/>
        </table:table-row>
        <table:table-row table:style-name="ro1">
          <table:table-cell office:value-type="float" office:value="4625.709">
            <text:p>4625.709</text:p>
          </table:table-cell>
          <table:table-cell office:value-type="float" office:value="17">
            <text:p>17</text:p>
          </table:table-cell>
          <table:table-cell office:value-type="float" office:value="4626.72">
            <text:p>4626.720</text:p>
          </table:table-cell>
          <table:table-cell table:formula="of:=[.C907]-[.A907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626.72">
            <text:p>4626.720</text:p>
          </table:table-cell>
          <table:table-cell office:value-type="float" office:value="8">
            <text:p>8</text:p>
          </table:table-cell>
          <table:table-cell office:value-type="float" office:value="4627.731">
            <text:p>4627.731</text:p>
          </table:table-cell>
          <table:table-cell table:formula="of:=[.C908]-[.A908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627.731">
            <text:p>4627.731</text:p>
          </table:table-cell>
          <table:table-cell office:value-type="float" office:value="10">
            <text:p>10</text:p>
          </table:table-cell>
          <table:table-cell office:value-type="float" office:value="4628.743">
            <text:p>4628.743</text:p>
          </table:table-cell>
          <table:table-cell table:formula="of:=[.C909]-[.A909]" office:value-type="float" office:value="1.01200000000063">
            <text:p>1.012</text:p>
          </table:table-cell>
          <table:table-cell table:number-columns-repeated="3"/>
        </table:table-row>
        <table:table-row table:style-name="ro1">
          <table:table-cell office:value-type="float" office:value="4628.743">
            <text:p>4628.743</text:p>
          </table:table-cell>
          <table:table-cell office:value-type="float" office:value="15">
            <text:p>15</text:p>
          </table:table-cell>
          <table:table-cell office:value-type="float" office:value="4629.754">
            <text:p>4629.754</text:p>
          </table:table-cell>
          <table:table-cell table:formula="of:=[.C910]-[.A910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629.754">
            <text:p>4629.754</text:p>
          </table:table-cell>
          <table:table-cell office:value-type="float" office:value="10">
            <text:p>10</text:p>
          </table:table-cell>
          <table:table-cell office:value-type="float" office:value="4630.765">
            <text:p>4630.765</text:p>
          </table:table-cell>
          <table:table-cell table:formula="of:=[.C911]-[.A911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630.765">
            <text:p>4630.765</text:p>
          </table:table-cell>
          <table:table-cell office:value-type="float" office:value="8">
            <text:p>8</text:p>
          </table:table-cell>
          <table:table-cell office:value-type="float" office:value="4631.775">
            <text:p>4631.775</text:p>
          </table:table-cell>
          <table:table-cell table:formula="of:=[.C912]-[.A912]" office:value-type="float" office:value="1.00999999999931">
            <text:p>1.010</text:p>
          </table:table-cell>
          <table:table-cell table:number-columns-repeated="3"/>
        </table:table-row>
        <table:table-row table:style-name="ro1">
          <table:table-cell office:value-type="float" office:value="4631.775">
            <text:p>4631.775</text:p>
          </table:table-cell>
          <table:table-cell office:value-type="float" office:value="13">
            <text:p>13</text:p>
          </table:table-cell>
          <table:table-cell office:value-type="float" office:value="4632.79">
            <text:p>4632.790</text:p>
          </table:table-cell>
          <table:table-cell table:formula="of:=[.C913]-[.A913]" office:value-type="float" office:value="1.01500000000033">
            <text:p>1.015</text:p>
          </table:table-cell>
          <table:table-cell table:number-columns-repeated="3"/>
        </table:table-row>
        <table:table-row table:style-name="ro1">
          <table:table-cell office:value-type="float" office:value="4632.79">
            <text:p>4632.790</text:p>
          </table:table-cell>
          <table:table-cell office:value-type="float" office:value="7">
            <text:p>7</text:p>
          </table:table-cell>
          <table:table-cell office:value-type="float" office:value="4633.798">
            <text:p>4633.798</text:p>
          </table:table-cell>
          <table:table-cell table:formula="of:=[.C914]-[.A914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633.798">
            <text:p>4633.798</text:p>
          </table:table-cell>
          <table:table-cell office:value-type="float" office:value="10">
            <text:p>10</text:p>
          </table:table-cell>
          <table:table-cell office:value-type="float" office:value="4634.804">
            <text:p>4634.804</text:p>
          </table:table-cell>
          <table:table-cell table:formula="of:=[.C915]-[.A915]" office:value-type="float" office:value="1.00600000000031">
            <text:p>1.006</text:p>
          </table:table-cell>
          <table:table-cell table:number-columns-repeated="3"/>
        </table:table-row>
        <table:table-row table:style-name="ro1">
          <table:table-cell office:value-type="float" office:value="4634.804">
            <text:p>4634.804</text:p>
          </table:table-cell>
          <table:table-cell office:value-type="float" office:value="12">
            <text:p>12</text:p>
          </table:table-cell>
          <table:table-cell office:value-type="float" office:value="4635.811">
            <text:p>4635.811</text:p>
          </table:table-cell>
          <table:table-cell table:formula="of:=[.C916]-[.A916]" office:value-type="float" office:value="1.00699999999961">
            <text:p>1.007</text:p>
          </table:table-cell>
          <table:table-cell table:number-columns-repeated="3"/>
        </table:table-row>
        <table:table-row table:style-name="ro1">
          <table:table-cell office:value-type="float" office:value="4635.811">
            <text:p>4635.811</text:p>
          </table:table-cell>
          <table:table-cell office:value-type="float" office:value="21">
            <text:p>21</text:p>
          </table:table-cell>
          <table:table-cell office:value-type="float" office:value="4636.824">
            <text:p>4636.824</text:p>
          </table:table-cell>
          <table:table-cell table:formula="of:=[.C917]-[.A917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636.824">
            <text:p>4636.824</text:p>
          </table:table-cell>
          <table:table-cell office:value-type="float" office:value="8">
            <text:p>8</text:p>
          </table:table-cell>
          <table:table-cell office:value-type="float" office:value="4637.835">
            <text:p>4637.835</text:p>
          </table:table-cell>
          <table:table-cell table:formula="of:=[.C918]-[.A918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637.835">
            <text:p>4637.835</text:p>
          </table:table-cell>
          <table:table-cell office:value-type="float" office:value="12">
            <text:p>12</text:p>
          </table:table-cell>
          <table:table-cell office:value-type="float" office:value="4638.848">
            <text:p>4638.848</text:p>
          </table:table-cell>
          <table:table-cell table:formula="of:=[.C919]-[.A919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638.848">
            <text:p>4638.848</text:p>
          </table:table-cell>
          <table:table-cell office:value-type="float" office:value="10">
            <text:p>10</text:p>
          </table:table-cell>
          <table:table-cell office:value-type="float" office:value="4639.859">
            <text:p>4639.859</text:p>
          </table:table-cell>
          <table:table-cell table:formula="of:=[.C920]-[.A920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639.859">
            <text:p>4639.859</text:p>
          </table:table-cell>
          <table:table-cell office:value-type="float" office:value="6">
            <text:p>6</text:p>
          </table:table-cell>
          <table:table-cell office:value-type="float" office:value="4640.871">
            <text:p>4640.871</text:p>
          </table:table-cell>
          <table:table-cell table:formula="of:=[.C921]-[.A921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640.871">
            <text:p>4640.871</text:p>
          </table:table-cell>
          <table:table-cell office:value-type="float" office:value="9">
            <text:p>9</text:p>
          </table:table-cell>
          <table:table-cell office:value-type="float" office:value="4641.884">
            <text:p>4641.884</text:p>
          </table:table-cell>
          <table:table-cell table:formula="of:=[.C922]-[.A922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641.884">
            <text:p>4641.884</text:p>
          </table:table-cell>
          <table:table-cell office:value-type="float" office:value="12">
            <text:p>12</text:p>
          </table:table-cell>
          <table:table-cell office:value-type="float" office:value="4642.898">
            <text:p>4642.898</text:p>
          </table:table-cell>
          <table:table-cell table:formula="of:=[.C923]-[.A923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642.898">
            <text:p>4642.898</text:p>
          </table:table-cell>
          <table:table-cell office:value-type="float" office:value="10">
            <text:p>10</text:p>
          </table:table-cell>
          <table:table-cell office:value-type="float" office:value="4643.91">
            <text:p>4643.910</text:p>
          </table:table-cell>
          <table:table-cell table:formula="of:=[.C924]-[.A924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643.91">
            <text:p>4643.910</text:p>
          </table:table-cell>
          <table:table-cell office:value-type="float" office:value="9">
            <text:p>9</text:p>
          </table:table-cell>
          <table:table-cell office:value-type="float" office:value="4644.923">
            <text:p>4644.923</text:p>
          </table:table-cell>
          <table:table-cell table:formula="of:=[.C925]-[.A925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644.923">
            <text:p>4644.923</text:p>
          </table:table-cell>
          <table:table-cell office:value-type="float" office:value="10">
            <text:p>10</text:p>
          </table:table-cell>
          <table:table-cell office:value-type="float" office:value="4645.936">
            <text:p>4645.936</text:p>
          </table:table-cell>
          <table:table-cell table:formula="of:=[.C926]-[.A926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645.936">
            <text:p>4645.936</text:p>
          </table:table-cell>
          <table:table-cell office:value-type="float" office:value="7">
            <text:p>7</text:p>
          </table:table-cell>
          <table:table-cell office:value-type="float" office:value="4646.948">
            <text:p>4646.948</text:p>
          </table:table-cell>
          <table:table-cell table:formula="of:=[.C927]-[.A927]" office:value-type="float" office:value="1.01200000000063">
            <text:p>1.012</text:p>
          </table:table-cell>
          <table:table-cell table:number-columns-repeated="3"/>
        </table:table-row>
        <table:table-row table:style-name="ro1">
          <table:table-cell office:value-type="float" office:value="4646.948">
            <text:p>4646.948</text:p>
          </table:table-cell>
          <table:table-cell office:value-type="float" office:value="7">
            <text:p>7</text:p>
          </table:table-cell>
          <table:table-cell office:value-type="float" office:value="4647.961">
            <text:p>4647.961</text:p>
          </table:table-cell>
          <table:table-cell table:formula="of:=[.C928]-[.A928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647.961">
            <text:p>4647.961</text:p>
          </table:table-cell>
          <table:table-cell office:value-type="float" office:value="7">
            <text:p>7</text:p>
          </table:table-cell>
          <table:table-cell office:value-type="float" office:value="4648.976">
            <text:p>4648.976</text:p>
          </table:table-cell>
          <table:table-cell table:formula="of:=[.C929]-[.A929]" office:value-type="float" office:value="1.01499999999942">
            <text:p>1.015</text:p>
          </table:table-cell>
          <table:table-cell table:number-columns-repeated="3"/>
        </table:table-row>
        <table:table-row table:style-name="ro1">
          <table:table-cell office:value-type="float" office:value="4648.976">
            <text:p>4648.976</text:p>
          </table:table-cell>
          <table:table-cell office:value-type="float" office:value="13">
            <text:p>13</text:p>
          </table:table-cell>
          <table:table-cell office:value-type="float" office:value="4649.983">
            <text:p>4649.983</text:p>
          </table:table-cell>
          <table:table-cell table:formula="of:=[.C930]-[.A930]" office:value-type="float" office:value="1.00700000000052">
            <text:p>1.007</text:p>
          </table:table-cell>
          <table:table-cell table:number-columns-repeated="3"/>
        </table:table-row>
        <table:table-row table:style-name="ro1">
          <table:table-cell office:value-type="float" office:value="4649.983">
            <text:p>4649.983</text:p>
          </table:table-cell>
          <table:table-cell office:value-type="float" office:value="20">
            <text:p>20</text:p>
          </table:table-cell>
          <table:table-cell office:value-type="float" office:value="4650.988">
            <text:p>4650.988</text:p>
          </table:table-cell>
          <table:table-cell table:formula="of:=[.C931]-[.A931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650.988">
            <text:p>4650.988</text:p>
          </table:table-cell>
          <table:table-cell office:value-type="float" office:value="15">
            <text:p>15</text:p>
          </table:table-cell>
          <table:table-cell office:value-type="float" office:value="4651.994">
            <text:p>4651.994</text:p>
          </table:table-cell>
          <table:table-cell table:formula="of:=[.C932]-[.A932]" office:value-type="float" office:value="1.0059999999994">
            <text:p>1.006</text:p>
          </table:table-cell>
          <table:table-cell table:number-columns-repeated="3"/>
        </table:table-row>
        <table:table-row table:style-name="ro1">
          <table:table-cell office:value-type="float" office:value="4651.994">
            <text:p>4651.994</text:p>
          </table:table-cell>
          <table:table-cell office:value-type="float" office:value="12">
            <text:p>12</text:p>
          </table:table-cell>
          <table:table-cell office:value-type="float" office:value="4652.998">
            <text:p>4652.998</text:p>
          </table:table-cell>
          <table:table-cell table:formula="of:=[.C933]-[.A933]" office:value-type="float" office:value="1.00399999999991">
            <text:p>1.004</text:p>
          </table:table-cell>
          <table:table-cell table:number-columns-repeated="3"/>
        </table:table-row>
        <table:table-row table:style-name="ro1">
          <table:table-cell office:value-type="float" office:value="4652.998">
            <text:p>4652.998</text:p>
          </table:table-cell>
          <table:table-cell office:value-type="float" office:value="12">
            <text:p>12</text:p>
          </table:table-cell>
          <table:table-cell office:value-type="float" office:value="4654.003">
            <text:p>4654.003</text:p>
          </table:table-cell>
          <table:table-cell table:formula="of:=[.C934]-[.A934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654.003">
            <text:p>4654.003</text:p>
          </table:table-cell>
          <table:table-cell office:value-type="float" office:value="13">
            <text:p>13</text:p>
          </table:table-cell>
          <table:table-cell office:value-type="float" office:value="4655.015">
            <text:p>4655.015</text:p>
          </table:table-cell>
          <table:table-cell table:formula="of:=[.C935]-[.A935]" office:value-type="float" office:value="1.01200000000063">
            <text:p>1.012</text:p>
          </table:table-cell>
          <table:table-cell table:number-columns-repeated="3"/>
        </table:table-row>
        <table:table-row table:style-name="ro1">
          <table:table-cell office:value-type="float" office:value="4655.015">
            <text:p>4655.015</text:p>
          </table:table-cell>
          <table:table-cell office:value-type="float" office:value="9">
            <text:p>9</text:p>
          </table:table-cell>
          <table:table-cell office:value-type="float" office:value="4656.027">
            <text:p>4656.027</text:p>
          </table:table-cell>
          <table:table-cell table:formula="of:=[.C936]-[.A936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656.027">
            <text:p>4656.027</text:p>
          </table:table-cell>
          <table:table-cell office:value-type="float" office:value="8">
            <text:p>8</text:p>
          </table:table-cell>
          <table:table-cell office:value-type="float" office:value="4657.041">
            <text:p>4657.041</text:p>
          </table:table-cell>
          <table:table-cell table:formula="of:=[.C937]-[.A937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657.041">
            <text:p>4657.041</text:p>
          </table:table-cell>
          <table:table-cell office:value-type="float" office:value="7">
            <text:p>7</text:p>
          </table:table-cell>
          <table:table-cell office:value-type="float" office:value="4658.054">
            <text:p>4658.054</text:p>
          </table:table-cell>
          <table:table-cell table:formula="of:=[.C938]-[.A938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658.054">
            <text:p>4658.054</text:p>
          </table:table-cell>
          <table:table-cell office:value-type="float" office:value="12">
            <text:p>12</text:p>
          </table:table-cell>
          <table:table-cell office:value-type="float" office:value="4659.068">
            <text:p>4659.068</text:p>
          </table:table-cell>
          <table:table-cell table:formula="of:=[.C939]-[.A939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659.068">
            <text:p>4659.068</text:p>
          </table:table-cell>
          <table:table-cell office:value-type="float" office:value="8">
            <text:p>8</text:p>
          </table:table-cell>
          <table:table-cell office:value-type="float" office:value="4660.083">
            <text:p>4660.083</text:p>
          </table:table-cell>
          <table:table-cell table:formula="of:=[.C940]-[.A940]" office:value-type="float" office:value="1.01499999999942">
            <text:p>1.015</text:p>
          </table:table-cell>
          <table:table-cell table:number-columns-repeated="3"/>
        </table:table-row>
        <table:table-row table:style-name="ro1">
          <table:table-cell office:value-type="float" office:value="4660.083">
            <text:p>4660.083</text:p>
          </table:table-cell>
          <table:table-cell office:value-type="float" office:value="7">
            <text:p>7</text:p>
          </table:table-cell>
          <table:table-cell office:value-type="float" office:value="4661.091">
            <text:p>4661.091</text:p>
          </table:table-cell>
          <table:table-cell table:formula="of:=[.C941]-[.A941]" office:value-type="float" office:value="1.00800000000072">
            <text:p>1.008</text:p>
          </table:table-cell>
          <table:table-cell table:number-columns-repeated="3"/>
        </table:table-row>
        <table:table-row table:style-name="ro1">
          <table:table-cell office:value-type="float" office:value="4661.091">
            <text:p>4661.091</text:p>
          </table:table-cell>
          <table:table-cell office:value-type="float" office:value="8">
            <text:p>8</text:p>
          </table:table-cell>
          <table:table-cell office:value-type="float" office:value="4662.103">
            <text:p>4662.103</text:p>
          </table:table-cell>
          <table:table-cell table:formula="of:=[.C942]-[.A942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662.103">
            <text:p>4662.103</text:p>
          </table:table-cell>
          <table:table-cell office:value-type="float" office:value="15">
            <text:p>15</text:p>
          </table:table-cell>
          <table:table-cell office:value-type="float" office:value="4663.113">
            <text:p>4663.113</text:p>
          </table:table-cell>
          <table:table-cell table:formula="of:=[.C943]-[.A943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663.113">
            <text:p>4663.113</text:p>
          </table:table-cell>
          <table:table-cell office:value-type="float" office:value="9">
            <text:p>9</text:p>
          </table:table-cell>
          <table:table-cell office:value-type="float" office:value="4664.125">
            <text:p>4664.125</text:p>
          </table:table-cell>
          <table:table-cell table:formula="of:=[.C944]-[.A944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664.125">
            <text:p>4664.125</text:p>
          </table:table-cell>
          <table:table-cell office:value-type="float" office:value="10">
            <text:p>10</text:p>
          </table:table-cell>
          <table:table-cell office:value-type="float" office:value="4665.138">
            <text:p>4665.138</text:p>
          </table:table-cell>
          <table:table-cell table:formula="of:=[.C945]-[.A945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665.138">
            <text:p>4665.138</text:p>
          </table:table-cell>
          <table:table-cell office:value-type="float" office:value="11">
            <text:p>11</text:p>
          </table:table-cell>
          <table:table-cell office:value-type="float" office:value="4666.146">
            <text:p>4666.146</text:p>
          </table:table-cell>
          <table:table-cell table:formula="of:=[.C946]-[.A946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666.146">
            <text:p>4666.146</text:p>
          </table:table-cell>
          <table:table-cell office:value-type="float" office:value="8">
            <text:p>8</text:p>
          </table:table-cell>
          <table:table-cell office:value-type="float" office:value="4667.158">
            <text:p>4667.158</text:p>
          </table:table-cell>
          <table:table-cell table:formula="of:=[.C947]-[.A947]" office:value-type="float" office:value="1.01200000000063">
            <text:p>1.012</text:p>
          </table:table-cell>
          <table:table-cell table:number-columns-repeated="3"/>
        </table:table-row>
        <table:table-row table:style-name="ro1">
          <table:table-cell office:value-type="float" office:value="4667.158">
            <text:p>4667.158</text:p>
          </table:table-cell>
          <table:table-cell office:value-type="float" office:value="11">
            <text:p>11</text:p>
          </table:table-cell>
          <table:table-cell office:value-type="float" office:value="4668.171">
            <text:p>4668.171</text:p>
          </table:table-cell>
          <table:table-cell table:formula="of:=[.C948]-[.A948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668.171">
            <text:p>4668.171</text:p>
          </table:table-cell>
          <table:table-cell office:value-type="float" office:value="12">
            <text:p>12</text:p>
          </table:table-cell>
          <table:table-cell office:value-type="float" office:value="4669.179">
            <text:p>4669.179</text:p>
          </table:table-cell>
          <table:table-cell table:formula="of:=[.C949]-[.A949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669.179">
            <text:p>4669.179</text:p>
          </table:table-cell>
          <table:table-cell office:value-type="float" office:value="19">
            <text:p>19</text:p>
          </table:table-cell>
          <table:table-cell office:value-type="float" office:value="4670.19">
            <text:p>4670.190</text:p>
          </table:table-cell>
          <table:table-cell table:formula="of:=[.C950]-[.A950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670.19">
            <text:p>4670.190</text:p>
          </table:table-cell>
          <table:table-cell office:value-type="float" office:value="14">
            <text:p>14</text:p>
          </table:table-cell>
          <table:table-cell office:value-type="float" office:value="4671.198">
            <text:p>4671.198</text:p>
          </table:table-cell>
          <table:table-cell table:formula="of:=[.C951]-[.A951]" office:value-type="float" office:value="1.00800000000072">
            <text:p>1.008</text:p>
          </table:table-cell>
          <table:table-cell table:number-columns-repeated="3"/>
        </table:table-row>
        <table:table-row table:style-name="ro1">
          <table:table-cell office:value-type="float" office:value="4671.198">
            <text:p>4671.198</text:p>
          </table:table-cell>
          <table:table-cell office:value-type="float" office:value="20">
            <text:p>20</text:p>
          </table:table-cell>
          <table:table-cell office:value-type="float" office:value="4672.209">
            <text:p>4672.209</text:p>
          </table:table-cell>
          <table:table-cell table:formula="of:=[.C952]-[.A952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672.209">
            <text:p>4672.209</text:p>
          </table:table-cell>
          <table:table-cell office:value-type="float" office:value="9">
            <text:p>9</text:p>
          </table:table-cell>
          <table:table-cell office:value-type="float" office:value="4673.216">
            <text:p>4673.216</text:p>
          </table:table-cell>
          <table:table-cell table:formula="of:=[.C953]-[.A953]" office:value-type="float" office:value="1.00700000000052">
            <text:p>1.007</text:p>
          </table:table-cell>
          <table:table-cell table:number-columns-repeated="3"/>
        </table:table-row>
        <table:table-row table:style-name="ro1">
          <table:table-cell office:value-type="float" office:value="4673.216">
            <text:p>4673.216</text:p>
          </table:table-cell>
          <table:table-cell office:value-type="float" office:value="11">
            <text:p>11</text:p>
          </table:table-cell>
          <table:table-cell office:value-type="float" office:value="4674.222">
            <text:p>4674.222</text:p>
          </table:table-cell>
          <table:table-cell table:formula="of:=[.C954]-[.A954]" office:value-type="float" office:value="1.0059999999994">
            <text:p>1.006</text:p>
          </table:table-cell>
          <table:table-cell table:number-columns-repeated="3"/>
        </table:table-row>
        <table:table-row table:style-name="ro1">
          <table:table-cell office:value-type="float" office:value="4674.222">
            <text:p>4674.222</text:p>
          </table:table-cell>
          <table:table-cell office:value-type="float" office:value="16">
            <text:p>16</text:p>
          </table:table-cell>
          <table:table-cell office:value-type="float" office:value="4675.234">
            <text:p>4675.234</text:p>
          </table:table-cell>
          <table:table-cell table:formula="of:=[.C955]-[.A955]" office:value-type="float" office:value="1.01200000000063">
            <text:p>1.012</text:p>
          </table:table-cell>
          <table:table-cell table:number-columns-repeated="3"/>
        </table:table-row>
        <table:table-row table:style-name="ro1">
          <table:table-cell office:value-type="float" office:value="4675.234">
            <text:p>4675.234</text:p>
          </table:table-cell>
          <table:table-cell office:value-type="float" office:value="8">
            <text:p>8</text:p>
          </table:table-cell>
          <table:table-cell office:value-type="float" office:value="4676.248">
            <text:p>4676.248</text:p>
          </table:table-cell>
          <table:table-cell table:formula="of:=[.C956]-[.A956]" office:value-type="float" office:value="1.01399999999921">
            <text:p>1.014</text:p>
          </table:table-cell>
          <table:table-cell table:number-columns-repeated="3"/>
        </table:table-row>
        <table:table-row table:style-name="ro1">
          <table:table-cell office:value-type="float" office:value="4676.248">
            <text:p>4676.248</text:p>
          </table:table-cell>
          <table:table-cell office:value-type="float" office:value="7">
            <text:p>7</text:p>
          </table:table-cell>
          <table:table-cell office:value-type="float" office:value="4677.258">
            <text:p>4677.258</text:p>
          </table:table-cell>
          <table:table-cell table:formula="of:=[.C957]-[.A957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677.258">
            <text:p>4677.258</text:p>
          </table:table-cell>
          <table:table-cell office:value-type="float" office:value="11">
            <text:p>11</text:p>
          </table:table-cell>
          <table:table-cell office:value-type="float" office:value="4678.269">
            <text:p>4678.269</text:p>
          </table:table-cell>
          <table:table-cell table:formula="of:=[.C958]-[.A958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678.269">
            <text:p>4678.269</text:p>
          </table:table-cell>
          <table:table-cell office:value-type="float" office:value="20">
            <text:p>20</text:p>
          </table:table-cell>
          <table:table-cell office:value-type="float" office:value="4679.287">
            <text:p>4679.287</text:p>
          </table:table-cell>
          <table:table-cell table:formula="of:=[.C959]-[.A959]" office:value-type="float" office:value="1.01800000000003">
            <text:p>1.018</text:p>
          </table:table-cell>
          <table:table-cell table:number-columns-repeated="3"/>
        </table:table-row>
        <table:table-row table:style-name="ro1">
          <table:table-cell office:value-type="float" office:value="4679.287">
            <text:p>4679.287</text:p>
          </table:table-cell>
          <table:table-cell office:value-type="float" office:value="20">
            <text:p>20</text:p>
          </table:table-cell>
          <table:table-cell office:value-type="float" office:value="4680.297">
            <text:p>4680.297</text:p>
          </table:table-cell>
          <table:table-cell table:formula="of:=[.C960]-[.A960]" office:value-type="float" office:value="1.00999999999931">
            <text:p>1.010</text:p>
          </table:table-cell>
          <table:table-cell table:number-columns-repeated="3"/>
        </table:table-row>
        <table:table-row table:style-name="ro1">
          <table:table-cell office:value-type="float" office:value="4680.297">
            <text:p>4680.297</text:p>
          </table:table-cell>
          <table:table-cell office:value-type="float" office:value="15">
            <text:p>15</text:p>
          </table:table-cell>
          <table:table-cell office:value-type="float" office:value="4681.306">
            <text:p>4681.306</text:p>
          </table:table-cell>
          <table:table-cell table:formula="of:=[.C961]-[.A961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681.306">
            <text:p>4681.306</text:p>
          </table:table-cell>
          <table:table-cell office:value-type="float" office:value="16">
            <text:p>16</text:p>
          </table:table-cell>
          <table:table-cell office:value-type="float" office:value="4682.316">
            <text:p>4682.316</text:p>
          </table:table-cell>
          <table:table-cell table:formula="of:=[.C962]-[.A962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682.316">
            <text:p>4682.316</text:p>
          </table:table-cell>
          <table:table-cell office:value-type="float" office:value="27">
            <text:p>27</text:p>
          </table:table-cell>
          <table:table-cell office:value-type="float" office:value="4683.329">
            <text:p>4683.329</text:p>
          </table:table-cell>
          <table:table-cell table:formula="of:=[.C963]-[.A963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683.329">
            <text:p>4683.329</text:p>
          </table:table-cell>
          <table:table-cell office:value-type="float" office:value="16">
            <text:p>16</text:p>
          </table:table-cell>
          <table:table-cell office:value-type="float" office:value="4684.344">
            <text:p>4684.344</text:p>
          </table:table-cell>
          <table:table-cell table:formula="of:=[.C964]-[.A964]" office:value-type="float" office:value="1.01500000000033">
            <text:p>1.015</text:p>
          </table:table-cell>
          <table:table-cell table:number-columns-repeated="3"/>
        </table:table-row>
        <table:table-row table:style-name="ro1">
          <table:table-cell office:value-type="float" office:value="4684.344">
            <text:p>4684.344</text:p>
          </table:table-cell>
          <table:table-cell office:value-type="float" office:value="17">
            <text:p>17</text:p>
          </table:table-cell>
          <table:table-cell office:value-type="float" office:value="4685.356">
            <text:p>4685.356</text:p>
          </table:table-cell>
          <table:table-cell table:formula="of:=[.C965]-[.A965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685.356">
            <text:p>4685.356</text:p>
          </table:table-cell>
          <table:table-cell office:value-type="float" office:value="11">
            <text:p>11</text:p>
          </table:table-cell>
          <table:table-cell office:value-type="float" office:value="4686.363">
            <text:p>4686.363</text:p>
          </table:table-cell>
          <table:table-cell table:formula="of:=[.C966]-[.A966]" office:value-type="float" office:value="1.00700000000052">
            <text:p>1.007</text:p>
          </table:table-cell>
          <table:table-cell table:number-columns-repeated="3"/>
        </table:table-row>
        <table:table-row table:style-name="ro1">
          <table:table-cell office:value-type="float" office:value="4686.363">
            <text:p>4686.363</text:p>
          </table:table-cell>
          <table:table-cell office:value-type="float" office:value="13">
            <text:p>13</text:p>
          </table:table-cell>
          <table:table-cell office:value-type="float" office:value="4687.374">
            <text:p>4687.374</text:p>
          </table:table-cell>
          <table:table-cell table:formula="of:=[.C967]-[.A967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687.374">
            <text:p>4687.374</text:p>
          </table:table-cell>
          <table:table-cell office:value-type="float" office:value="9">
            <text:p>9</text:p>
          </table:table-cell>
          <table:table-cell office:value-type="float" office:value="4688.388">
            <text:p>4688.388</text:p>
          </table:table-cell>
          <table:table-cell table:formula="of:=[.C968]-[.A968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688.388">
            <text:p>4688.388</text:p>
          </table:table-cell>
          <table:table-cell office:value-type="float" office:value="19">
            <text:p>19</text:p>
          </table:table-cell>
          <table:table-cell office:value-type="float" office:value="4689.402">
            <text:p>4689.402</text:p>
          </table:table-cell>
          <table:table-cell table:formula="of:=[.C969]-[.A969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689.402">
            <text:p>4689.402</text:p>
          </table:table-cell>
          <table:table-cell office:value-type="float" office:value="10">
            <text:p>10</text:p>
          </table:table-cell>
          <table:table-cell office:value-type="float" office:value="4690.411">
            <text:p>4690.411</text:p>
          </table:table-cell>
          <table:table-cell table:formula="of:=[.C970]-[.A970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690.411">
            <text:p>4690.411</text:p>
          </table:table-cell>
          <table:table-cell office:value-type="float" office:value="20">
            <text:p>20</text:p>
          </table:table-cell>
          <table:table-cell office:value-type="float" office:value="4691.421">
            <text:p>4691.421</text:p>
          </table:table-cell>
          <table:table-cell table:formula="of:=[.C971]-[.A971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691.421">
            <text:p>4691.421</text:p>
          </table:table-cell>
          <table:table-cell office:value-type="float" office:value="20">
            <text:p>20</text:p>
          </table:table-cell>
          <table:table-cell office:value-type="float" office:value="4692.434">
            <text:p>4692.434</text:p>
          </table:table-cell>
          <table:table-cell table:formula="of:=[.C972]-[.A972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692.434">
            <text:p>4692.434</text:p>
          </table:table-cell>
          <table:table-cell office:value-type="float" office:value="9">
            <text:p>9</text:p>
          </table:table-cell>
          <table:table-cell office:value-type="float" office:value="4693.449">
            <text:p>4693.449</text:p>
          </table:table-cell>
          <table:table-cell table:formula="of:=[.C973]-[.A973]" office:value-type="float" office:value="1.01499999999942">
            <text:p>1.015</text:p>
          </table:table-cell>
          <table:table-cell table:number-columns-repeated="3"/>
        </table:table-row>
        <table:table-row table:style-name="ro1">
          <table:table-cell office:value-type="float" office:value="4693.449">
            <text:p>4693.449</text:p>
          </table:table-cell>
          <table:table-cell office:value-type="float" office:value="16">
            <text:p>16</text:p>
          </table:table-cell>
          <table:table-cell office:value-type="float" office:value="4694.461">
            <text:p>4694.461</text:p>
          </table:table-cell>
          <table:table-cell table:formula="of:=[.C974]-[.A974]" office:value-type="float" office:value="1.01200000000063">
            <text:p>1.012</text:p>
          </table:table-cell>
          <table:table-cell table:number-columns-repeated="3"/>
        </table:table-row>
        <table:table-row table:style-name="ro1">
          <table:table-cell office:value-type="float" office:value="4694.461">
            <text:p>4694.461</text:p>
          </table:table-cell>
          <table:table-cell office:value-type="float" office:value="11">
            <text:p>11</text:p>
          </table:table-cell>
          <table:table-cell office:value-type="float" office:value="4695.473">
            <text:p>4695.473</text:p>
          </table:table-cell>
          <table:table-cell table:formula="of:=[.C975]-[.A975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695.473">
            <text:p>4695.473</text:p>
          </table:table-cell>
          <table:table-cell office:value-type="float" office:value="19">
            <text:p>19</text:p>
          </table:table-cell>
          <table:table-cell office:value-type="float" office:value="4696.487">
            <text:p>4696.487</text:p>
          </table:table-cell>
          <table:table-cell table:formula="of:=[.C976]-[.A976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696.487">
            <text:p>4696.487</text:p>
          </table:table-cell>
          <table:table-cell office:value-type="float" office:value="9">
            <text:p>9</text:p>
          </table:table-cell>
          <table:table-cell office:value-type="float" office:value="4697.5">
            <text:p>4697.500</text:p>
          </table:table-cell>
          <table:table-cell table:formula="of:=[.C977]-[.A977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697.5">
            <text:p>4697.500</text:p>
          </table:table-cell>
          <table:table-cell office:value-type="float" office:value="10">
            <text:p>10</text:p>
          </table:table-cell>
          <table:table-cell office:value-type="float" office:value="4698.513">
            <text:p>4698.513</text:p>
          </table:table-cell>
          <table:table-cell table:formula="of:=[.C978]-[.A978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698.513">
            <text:p>4698.513</text:p>
          </table:table-cell>
          <table:table-cell office:value-type="float" office:value="10">
            <text:p>10</text:p>
          </table:table-cell>
          <table:table-cell office:value-type="float" office:value="4699.524">
            <text:p>4699.524</text:p>
          </table:table-cell>
          <table:table-cell table:formula="of:=[.C979]-[.A979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699.524">
            <text:p>4699.524</text:p>
          </table:table-cell>
          <table:table-cell office:value-type="float" office:value="14">
            <text:p>14</text:p>
          </table:table-cell>
          <table:table-cell office:value-type="float" office:value="4700.533">
            <text:p>4700.533</text:p>
          </table:table-cell>
          <table:table-cell table:formula="of:=[.C980]-[.A980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700.533">
            <text:p>4700.533</text:p>
          </table:table-cell>
          <table:table-cell office:value-type="float" office:value="13">
            <text:p>13</text:p>
          </table:table-cell>
          <table:table-cell office:value-type="float" office:value="4701.543">
            <text:p>4701.543</text:p>
          </table:table-cell>
          <table:table-cell table:formula="of:=[.C981]-[.A981]" office:value-type="float" office:value="1.00999999999931">
            <text:p>1.010</text:p>
          </table:table-cell>
          <table:table-cell table:number-columns-repeated="3"/>
        </table:table-row>
        <table:table-row table:style-name="ro1">
          <table:table-cell office:value-type="float" office:value="4701.543">
            <text:p>4701.543</text:p>
          </table:table-cell>
          <table:table-cell office:value-type="float" office:value="14">
            <text:p>14</text:p>
          </table:table-cell>
          <table:table-cell office:value-type="float" office:value="4702.55">
            <text:p>4702.550</text:p>
          </table:table-cell>
          <table:table-cell table:formula="of:=[.C982]-[.A982]" office:value-type="float" office:value="1.00700000000052">
            <text:p>1.007</text:p>
          </table:table-cell>
          <table:table-cell table:number-columns-repeated="3"/>
        </table:table-row>
        <table:table-row table:style-name="ro1">
          <table:table-cell office:value-type="float" office:value="4702.55">
            <text:p>4702.550</text:p>
          </table:table-cell>
          <table:table-cell office:value-type="float" office:value="17">
            <text:p>17</text:p>
          </table:table-cell>
          <table:table-cell office:value-type="float" office:value="4703.561">
            <text:p>4703.561</text:p>
          </table:table-cell>
          <table:table-cell table:formula="of:=[.C983]-[.A983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703.561">
            <text:p>4703.561</text:p>
          </table:table-cell>
          <table:table-cell office:value-type="float" office:value="14">
            <text:p>14</text:p>
          </table:table-cell>
          <table:table-cell office:value-type="float" office:value="4704.568">
            <text:p>4704.568</text:p>
          </table:table-cell>
          <table:table-cell table:formula="of:=[.C984]-[.A984]" office:value-type="float" office:value="1.00700000000052">
            <text:p>1.007</text:p>
          </table:table-cell>
          <table:table-cell table:number-columns-repeated="3"/>
        </table:table-row>
        <table:table-row table:style-name="ro1">
          <table:table-cell office:value-type="float" office:value="4704.568">
            <text:p>4704.568</text:p>
          </table:table-cell>
          <table:table-cell office:value-type="float" office:value="21">
            <text:p>21</text:p>
          </table:table-cell>
          <table:table-cell office:value-type="float" office:value="4705.579">
            <text:p>4705.579</text:p>
          </table:table-cell>
          <table:table-cell table:formula="of:=[.C985]-[.A985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705.579">
            <text:p>4705.579</text:p>
          </table:table-cell>
          <table:table-cell office:value-type="float" office:value="15">
            <text:p>15</text:p>
          </table:table-cell>
          <table:table-cell office:value-type="float" office:value="4706.593">
            <text:p>4706.593</text:p>
          </table:table-cell>
          <table:table-cell table:formula="of:=[.C986]-[.A986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706.593">
            <text:p>4706.593</text:p>
          </table:table-cell>
          <table:table-cell office:value-type="float" office:value="14">
            <text:p>14</text:p>
          </table:table-cell>
          <table:table-cell office:value-type="float" office:value="4707.605">
            <text:p>4707.605</text:p>
          </table:table-cell>
          <table:table-cell table:formula="of:=[.C987]-[.A987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707.605">
            <text:p>4707.605</text:p>
          </table:table-cell>
          <table:table-cell office:value-type="float" office:value="16">
            <text:p>16</text:p>
          </table:table-cell>
          <table:table-cell office:value-type="float" office:value="4708.618">
            <text:p>4708.618</text:p>
          </table:table-cell>
          <table:table-cell table:formula="of:=[.C988]-[.A988]" office:value-type="float" office:value="1.01300000000083">
            <text:p>1.013</text:p>
          </table:table-cell>
          <table:table-cell table:number-columns-repeated="3"/>
        </table:table-row>
        <table:table-row table:style-name="ro1">
          <table:table-cell office:value-type="float" office:value="4708.618">
            <text:p>4708.618</text:p>
          </table:table-cell>
          <table:table-cell office:value-type="float" office:value="11">
            <text:p>11</text:p>
          </table:table-cell>
          <table:table-cell office:value-type="float" office:value="4709.626">
            <text:p>4709.626</text:p>
          </table:table-cell>
          <table:table-cell table:formula="of:=[.C989]-[.A989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709.626">
            <text:p>4709.626</text:p>
          </table:table-cell>
          <table:table-cell office:value-type="float" office:value="16">
            <text:p>16</text:p>
          </table:table-cell>
          <table:table-cell office:value-type="float" office:value="4710.631">
            <text:p>4710.631</text:p>
          </table:table-cell>
          <table:table-cell table:formula="of:=[.C990]-[.A990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710.631">
            <text:p>4710.631</text:p>
          </table:table-cell>
          <table:table-cell office:value-type="float" office:value="16">
            <text:p>16</text:p>
          </table:table-cell>
          <table:table-cell office:value-type="float" office:value="4711.639">
            <text:p>4711.639</text:p>
          </table:table-cell>
          <table:table-cell table:formula="of:=[.C991]-[.A991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711.639">
            <text:p>4711.639</text:p>
          </table:table-cell>
          <table:table-cell office:value-type="float" office:value="19">
            <text:p>19</text:p>
          </table:table-cell>
          <table:table-cell office:value-type="float" office:value="4712.653">
            <text:p>4712.653</text:p>
          </table:table-cell>
          <table:table-cell table:formula="of:=[.C992]-[.A992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712.653">
            <text:p>4712.653</text:p>
          </table:table-cell>
          <table:table-cell office:value-type="float" office:value="19">
            <text:p>19</text:p>
          </table:table-cell>
          <table:table-cell office:value-type="float" office:value="4713.666">
            <text:p>4713.666</text:p>
          </table:table-cell>
          <table:table-cell table:formula="of:=[.C993]-[.A993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713.666">
            <text:p>4713.666</text:p>
          </table:table-cell>
          <table:table-cell office:value-type="float" office:value="17">
            <text:p>17</text:p>
          </table:table-cell>
          <table:table-cell office:value-type="float" office:value="4714.673">
            <text:p>4714.673</text:p>
          </table:table-cell>
          <table:table-cell table:formula="of:=[.C994]-[.A994]" office:value-type="float" office:value="1.00699999999961">
            <text:p>1.007</text:p>
          </table:table-cell>
          <table:table-cell table:number-columns-repeated="3"/>
        </table:table-row>
        <table:table-row table:style-name="ro1">
          <table:table-cell office:value-type="float" office:value="4714.673">
            <text:p>4714.673</text:p>
          </table:table-cell>
          <table:table-cell office:value-type="float" office:value="21">
            <text:p>21</text:p>
          </table:table-cell>
          <table:table-cell office:value-type="float" office:value="4715.685">
            <text:p>4715.685</text:p>
          </table:table-cell>
          <table:table-cell table:formula="of:=[.C995]-[.A995]" office:value-type="float" office:value="1.01200000000063">
            <text:p>1.012</text:p>
          </table:table-cell>
          <table:table-cell table:number-columns-repeated="3"/>
        </table:table-row>
        <table:table-row table:style-name="ro1">
          <table:table-cell office:value-type="float" office:value="4715.685">
            <text:p>4715.685</text:p>
          </table:table-cell>
          <table:table-cell office:value-type="float" office:value="23">
            <text:p>23</text:p>
          </table:table-cell>
          <table:table-cell office:value-type="float" office:value="4716.699">
            <text:p>4716.699</text:p>
          </table:table-cell>
          <table:table-cell table:formula="of:=[.C996]-[.A996]" office:value-type="float" office:value="1.01399999999921">
            <text:p>1.014</text:p>
          </table:table-cell>
          <table:table-cell table:number-columns-repeated="3"/>
        </table:table-row>
        <table:table-row table:style-name="ro1">
          <table:table-cell office:value-type="float" office:value="4716.699">
            <text:p>4716.699</text:p>
          </table:table-cell>
          <table:table-cell office:value-type="float" office:value="21">
            <text:p>21</text:p>
          </table:table-cell>
          <table:table-cell office:value-type="float" office:value="4717.71">
            <text:p>4717.710</text:p>
          </table:table-cell>
          <table:table-cell table:formula="of:=[.C997]-[.A997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717.71">
            <text:p>4717.710</text:p>
          </table:table-cell>
          <table:table-cell office:value-type="float" office:value="22">
            <text:p>22</text:p>
          </table:table-cell>
          <table:table-cell office:value-type="float" office:value="4718.727">
            <text:p>4718.727</text:p>
          </table:table-cell>
          <table:table-cell table:formula="of:=[.C998]-[.A998]" office:value-type="float" office:value="1.01699999999983">
            <text:p>1.017</text:p>
          </table:table-cell>
          <table:table-cell table:number-columns-repeated="3"/>
        </table:table-row>
        <table:table-row table:style-name="ro1">
          <table:table-cell office:value-type="float" office:value="4718.727">
            <text:p>4718.727</text:p>
          </table:table-cell>
          <table:table-cell office:value-type="float" office:value="21">
            <text:p>21</text:p>
          </table:table-cell>
          <table:table-cell office:value-type="float" office:value="4719.738">
            <text:p>4719.738</text:p>
          </table:table-cell>
          <table:table-cell table:formula="of:=[.C999]-[.A999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719.738">
            <text:p>4719.738</text:p>
          </table:table-cell>
          <table:table-cell office:value-type="float" office:value="18">
            <text:p>18</text:p>
          </table:table-cell>
          <table:table-cell office:value-type="float" office:value="4720.75">
            <text:p>4720.750</text:p>
          </table:table-cell>
          <table:table-cell table:formula="of:=[.C1000]-[.A1000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720.75">
            <text:p>4720.750</text:p>
          </table:table-cell>
          <table:table-cell office:value-type="float" office:value="18">
            <text:p>18</text:p>
          </table:table-cell>
          <table:table-cell office:value-type="float" office:value="4721.762">
            <text:p>4721.762</text:p>
          </table:table-cell>
          <table:table-cell table:formula="of:=[.C1001]-[.A1001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721.762">
            <text:p>4721.762</text:p>
          </table:table-cell>
          <table:table-cell office:value-type="float" office:value="18">
            <text:p>18</text:p>
          </table:table-cell>
          <table:table-cell office:value-type="float" office:value="4722.77">
            <text:p>4722.770</text:p>
          </table:table-cell>
          <table:table-cell table:formula="of:=[.C1002]-[.A1002]" office:value-type="float" office:value="1.00800000000072">
            <text:p>1.008</text:p>
          </table:table-cell>
          <table:table-cell table:number-columns-repeated="3"/>
        </table:table-row>
        <table:table-row table:style-name="ro1">
          <table:table-cell office:value-type="float" office:value="4722.77">
            <text:p>4722.770</text:p>
          </table:table-cell>
          <table:table-cell office:value-type="float" office:value="15">
            <text:p>15</text:p>
          </table:table-cell>
          <table:table-cell office:value-type="float" office:value="4723.778">
            <text:p>4723.778</text:p>
          </table:table-cell>
          <table:table-cell table:formula="of:=[.C1003]-[.A1003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723.778">
            <text:p>4723.778</text:p>
          </table:table-cell>
          <table:table-cell office:value-type="float" office:value="30">
            <text:p>30</text:p>
          </table:table-cell>
          <table:table-cell office:value-type="float" office:value="4724.789">
            <text:p>4724.789</text:p>
          </table:table-cell>
          <table:table-cell table:formula="of:=[.C1004]-[.A1004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724.789">
            <text:p>4724.789</text:p>
          </table:table-cell>
          <table:table-cell office:value-type="float" office:value="25">
            <text:p>25</text:p>
          </table:table-cell>
          <table:table-cell office:value-type="float" office:value="4725.802">
            <text:p>4725.802</text:p>
          </table:table-cell>
          <table:table-cell table:formula="of:=[.C1005]-[.A1005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725.802">
            <text:p>4725.802</text:p>
          </table:table-cell>
          <table:table-cell office:value-type="float" office:value="22">
            <text:p>22</text:p>
          </table:table-cell>
          <table:table-cell office:value-type="float" office:value="4726.816">
            <text:p>4726.816</text:p>
          </table:table-cell>
          <table:table-cell table:formula="of:=[.C1006]-[.A1006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726.816">
            <text:p>4726.816</text:p>
          </table:table-cell>
          <table:table-cell office:value-type="float" office:value="20">
            <text:p>20</text:p>
          </table:table-cell>
          <table:table-cell office:value-type="float" office:value="4727.831">
            <text:p>4727.831</text:p>
          </table:table-cell>
          <table:table-cell table:formula="of:=[.C1007]-[.A1007]" office:value-type="float" office:value="1.01500000000033">
            <text:p>1.015</text:p>
          </table:table-cell>
          <table:table-cell table:number-columns-repeated="3"/>
        </table:table-row>
        <table:table-row table:style-name="ro1">
          <table:table-cell office:value-type="float" office:value="4727.831">
            <text:p>4727.831</text:p>
          </table:table-cell>
          <table:table-cell office:value-type="float" office:value="21">
            <text:p>21</text:p>
          </table:table-cell>
          <table:table-cell office:value-type="float" office:value="4728.838">
            <text:p>4728.838</text:p>
          </table:table-cell>
          <table:table-cell table:formula="of:=[.C1008]-[.A1008]" office:value-type="float" office:value="1.00699999999961">
            <text:p>1.007</text:p>
          </table:table-cell>
          <table:table-cell table:number-columns-repeated="3"/>
        </table:table-row>
        <table:table-row table:style-name="ro1">
          <table:table-cell office:value-type="float" office:value="4728.838">
            <text:p>4728.838</text:p>
          </table:table-cell>
          <table:table-cell office:value-type="float" office:value="25">
            <text:p>25</text:p>
          </table:table-cell>
          <table:table-cell office:value-type="float" office:value="4729.843">
            <text:p>4729.843</text:p>
          </table:table-cell>
          <table:table-cell table:formula="of:=[.C1009]-[.A1009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729.843">
            <text:p>4729.843</text:p>
          </table:table-cell>
          <table:table-cell office:value-type="float" office:value="21">
            <text:p>21</text:p>
          </table:table-cell>
          <table:table-cell office:value-type="float" office:value="4730.848">
            <text:p>4730.848</text:p>
          </table:table-cell>
          <table:table-cell table:formula="of:=[.C1010]-[.A1010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730.848">
            <text:p>4730.848</text:p>
          </table:table-cell>
          <table:table-cell office:value-type="float" office:value="30">
            <text:p>30</text:p>
          </table:table-cell>
          <table:table-cell office:value-type="float" office:value="4731.853">
            <text:p>4731.853</text:p>
          </table:table-cell>
          <table:table-cell table:formula="of:=[.C1011]-[.A1011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731.853">
            <text:p>4731.853</text:p>
          </table:table-cell>
          <table:table-cell office:value-type="float" office:value="22">
            <text:p>22</text:p>
          </table:table-cell>
          <table:table-cell office:value-type="float" office:value="4732.86">
            <text:p>4732.860</text:p>
          </table:table-cell>
          <table:table-cell table:formula="of:=[.C1012]-[.A1012]" office:value-type="float" office:value="1.00699999999961">
            <text:p>1.007</text:p>
          </table:table-cell>
          <table:table-cell table:number-columns-repeated="3"/>
        </table:table-row>
        <table:table-row table:style-name="ro1">
          <table:table-cell office:value-type="float" office:value="4732.86">
            <text:p>4732.860</text:p>
          </table:table-cell>
          <table:table-cell office:value-type="float" office:value="19">
            <text:p>19</text:p>
          </table:table-cell>
          <table:table-cell office:value-type="float" office:value="4733.872">
            <text:p>4733.872</text:p>
          </table:table-cell>
          <table:table-cell table:formula="of:=[.C1013]-[.A1013]" office:value-type="float" office:value="1.01200000000063">
            <text:p>1.012</text:p>
          </table:table-cell>
          <table:table-cell table:number-columns-repeated="3"/>
        </table:table-row>
        <table:table-row table:style-name="ro1">
          <table:table-cell office:value-type="float" office:value="4733.872">
            <text:p>4733.872</text:p>
          </table:table-cell>
          <table:table-cell office:value-type="float" office:value="11">
            <text:p>11</text:p>
          </table:table-cell>
          <table:table-cell office:value-type="float" office:value="4734.887">
            <text:p>4734.887</text:p>
          </table:table-cell>
          <table:table-cell table:formula="of:=[.C1014]-[.A1014]" office:value-type="float" office:value="1.01499999999942">
            <text:p>1.015</text:p>
          </table:table-cell>
          <table:table-cell table:number-columns-repeated="3"/>
        </table:table-row>
        <table:table-row table:style-name="ro1">
          <table:table-cell office:value-type="float" office:value="4734.887">
            <text:p>4734.887</text:p>
          </table:table-cell>
          <table:table-cell office:value-type="float" office:value="22">
            <text:p>22</text:p>
          </table:table-cell>
          <table:table-cell office:value-type="float" office:value="4735.9">
            <text:p>4735.900</text:p>
          </table:table-cell>
          <table:table-cell table:formula="of:=[.C1015]-[.A1015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735.9">
            <text:p>4735.900</text:p>
          </table:table-cell>
          <table:table-cell office:value-type="float" office:value="19">
            <text:p>19</text:p>
          </table:table-cell>
          <table:table-cell office:value-type="float" office:value="4736.908">
            <text:p>4736.908</text:p>
          </table:table-cell>
          <table:table-cell table:formula="of:=[.C1016]-[.A1016]" office:value-type="float" office:value="1.00800000000072">
            <text:p>1.008</text:p>
          </table:table-cell>
          <table:table-cell table:number-columns-repeated="3"/>
        </table:table-row>
        <table:table-row table:style-name="ro1">
          <table:table-cell office:value-type="float" office:value="4736.908">
            <text:p>4736.908</text:p>
          </table:table-cell>
          <table:table-cell office:value-type="float" office:value="22">
            <text:p>22</text:p>
          </table:table-cell>
          <table:table-cell office:value-type="float" office:value="4737.916">
            <text:p>4737.916</text:p>
          </table:table-cell>
          <table:table-cell table:formula="of:=[.C1017]-[.A1017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737.916">
            <text:p>4737.916</text:p>
          </table:table-cell>
          <table:table-cell office:value-type="float" office:value="17">
            <text:p>17</text:p>
          </table:table-cell>
          <table:table-cell office:value-type="float" office:value="4738.93">
            <text:p>4738.930</text:p>
          </table:table-cell>
          <table:table-cell table:formula="of:=[.C1018]-[.A1018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738.93">
            <text:p>4738.930</text:p>
          </table:table-cell>
          <table:table-cell office:value-type="float" office:value="14">
            <text:p>14</text:p>
          </table:table-cell>
          <table:table-cell office:value-type="float" office:value="4739.936">
            <text:p>4739.936</text:p>
          </table:table-cell>
          <table:table-cell table:formula="of:=[.C1019]-[.A1019]" office:value-type="float" office:value="1.0059999999994">
            <text:p>1.006</text:p>
          </table:table-cell>
          <table:table-cell table:number-columns-repeated="3"/>
        </table:table-row>
        <table:table-row table:style-name="ro1">
          <table:table-cell office:value-type="float" office:value="4739.936">
            <text:p>4739.936</text:p>
          </table:table-cell>
          <table:table-cell office:value-type="float" office:value="15">
            <text:p>15</text:p>
          </table:table-cell>
          <table:table-cell office:value-type="float" office:value="4740.947">
            <text:p>4740.947</text:p>
          </table:table-cell>
          <table:table-cell table:formula="of:=[.C1020]-[.A1020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740.947">
            <text:p>4740.947</text:p>
          </table:table-cell>
          <table:table-cell office:value-type="float" office:value="11">
            <text:p>11</text:p>
          </table:table-cell>
          <table:table-cell office:value-type="float" office:value="4741.957">
            <text:p>4741.957</text:p>
          </table:table-cell>
          <table:table-cell table:formula="of:=[.C1021]-[.A1021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741.957">
            <text:p>4741.957</text:p>
          </table:table-cell>
          <table:table-cell office:value-type="float" office:value="10">
            <text:p>10</text:p>
          </table:table-cell>
          <table:table-cell office:value-type="float" office:value="4742.968">
            <text:p>4742.968</text:p>
          </table:table-cell>
          <table:table-cell table:formula="of:=[.C1022]-[.A1022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742.968">
            <text:p>4742.968</text:p>
          </table:table-cell>
          <table:table-cell office:value-type="float" office:value="13">
            <text:p>13</text:p>
          </table:table-cell>
          <table:table-cell office:value-type="float" office:value="4743.974">
            <text:p>4743.974</text:p>
          </table:table-cell>
          <table:table-cell table:formula="of:=[.C1023]-[.A1023]" office:value-type="float" office:value="1.00600000000031">
            <text:p>1.006</text:p>
          </table:table-cell>
          <table:table-cell table:number-columns-repeated="3"/>
        </table:table-row>
        <table:table-row table:style-name="ro1">
          <table:table-cell office:value-type="float" office:value="4743.974">
            <text:p>4743.974</text:p>
          </table:table-cell>
          <table:table-cell office:value-type="float" office:value="13">
            <text:p>13</text:p>
          </table:table-cell>
          <table:table-cell office:value-type="float" office:value="4744.982">
            <text:p>4744.982</text:p>
          </table:table-cell>
          <table:table-cell table:formula="of:=[.C1024]-[.A1024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744.982">
            <text:p>4744.982</text:p>
          </table:table-cell>
          <table:table-cell office:value-type="float" office:value="11">
            <text:p>11</text:p>
          </table:table-cell>
          <table:table-cell office:value-type="float" office:value="4745.988">
            <text:p>4745.988</text:p>
          </table:table-cell>
          <table:table-cell table:formula="of:=[.C1025]-[.A1025]" office:value-type="float" office:value="1.00600000000031">
            <text:p>1.006</text:p>
          </table:table-cell>
          <table:table-cell table:number-columns-repeated="3"/>
        </table:table-row>
        <table:table-row table:style-name="ro1">
          <table:table-cell office:value-type="float" office:value="4745.988">
            <text:p>4745.988</text:p>
          </table:table-cell>
          <table:table-cell office:value-type="float" office:value="13">
            <text:p>13</text:p>
          </table:table-cell>
          <table:table-cell office:value-type="float" office:value="4746.998">
            <text:p>4746.998</text:p>
          </table:table-cell>
          <table:table-cell table:formula="of:=[.C1026]-[.A1026]" office:value-type="float" office:value="1.00999999999931">
            <text:p>1.010</text:p>
          </table:table-cell>
          <table:table-cell table:number-columns-repeated="3"/>
        </table:table-row>
        <table:table-row table:style-name="ro1">
          <table:table-cell office:value-type="float" office:value="4746.998">
            <text:p>4746.998</text:p>
          </table:table-cell>
          <table:table-cell office:value-type="float" office:value="10">
            <text:p>10</text:p>
          </table:table-cell>
          <table:table-cell office:value-type="float" office:value="4748.005">
            <text:p>4748.005</text:p>
          </table:table-cell>
          <table:table-cell table:formula="of:=[.C1027]-[.A1027]" office:value-type="float" office:value="1.00700000000052">
            <text:p>1.007</text:p>
          </table:table-cell>
          <table:table-cell table:number-columns-repeated="3"/>
        </table:table-row>
        <table:table-row table:style-name="ro1">
          <table:table-cell office:value-type="float" office:value="4748.005">
            <text:p>4748.005</text:p>
          </table:table-cell>
          <table:table-cell office:value-type="float" office:value="11">
            <text:p>11</text:p>
          </table:table-cell>
          <table:table-cell office:value-type="float" office:value="4749.014">
            <text:p>4749.014</text:p>
          </table:table-cell>
          <table:table-cell table:formula="of:=[.C1028]-[.A1028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749.014">
            <text:p>4749.014</text:p>
          </table:table-cell>
          <table:table-cell office:value-type="float" office:value="12">
            <text:p>12</text:p>
          </table:table-cell>
          <table:table-cell office:value-type="float" office:value="4750.022">
            <text:p>4750.022</text:p>
          </table:table-cell>
          <table:table-cell table:formula="of:=[.C1029]-[.A1029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750.022">
            <text:p>4750.022</text:p>
          </table:table-cell>
          <table:table-cell office:value-type="float" office:value="10">
            <text:p>10</text:p>
          </table:table-cell>
          <table:table-cell office:value-type="float" office:value="4751.036">
            <text:p>4751.036</text:p>
          </table:table-cell>
          <table:table-cell table:formula="of:=[.C1030]-[.A1030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751.036">
            <text:p>4751.036</text:p>
          </table:table-cell>
          <table:table-cell office:value-type="float" office:value="12">
            <text:p>12</text:p>
          </table:table-cell>
          <table:table-cell office:value-type="float" office:value="4752.045">
            <text:p>4752.045</text:p>
          </table:table-cell>
          <table:table-cell table:formula="of:=[.C1031]-[.A1031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752.045">
            <text:p>4752.045</text:p>
          </table:table-cell>
          <table:table-cell office:value-type="float" office:value="23">
            <text:p>23</text:p>
          </table:table-cell>
          <table:table-cell office:value-type="float" office:value="4753.054">
            <text:p>4753.054</text:p>
          </table:table-cell>
          <table:table-cell table:formula="of:=[.C1032]-[.A1032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753.054">
            <text:p>4753.054</text:p>
          </table:table-cell>
          <table:table-cell office:value-type="float" office:value="23">
            <text:p>23</text:p>
          </table:table-cell>
          <table:table-cell office:value-type="float" office:value="4754.065">
            <text:p>4754.065</text:p>
          </table:table-cell>
          <table:table-cell table:formula="of:=[.C1033]-[.A1033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754.065">
            <text:p>4754.065</text:p>
          </table:table-cell>
          <table:table-cell office:value-type="float" office:value="23">
            <text:p>23</text:p>
          </table:table-cell>
          <table:table-cell office:value-type="float" office:value="4755.074">
            <text:p>4755.074</text:p>
          </table:table-cell>
          <table:table-cell table:formula="of:=[.C1034]-[.A1034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755.074">
            <text:p>4755.074</text:p>
          </table:table-cell>
          <table:table-cell office:value-type="float" office:value="20">
            <text:p>20</text:p>
          </table:table-cell>
          <table:table-cell office:value-type="float" office:value="4756.082">
            <text:p>4756.082</text:p>
          </table:table-cell>
          <table:table-cell table:formula="of:=[.C1035]-[.A1035]" office:value-type="float" office:value="1.00800000000072">
            <text:p>1.008</text:p>
          </table:table-cell>
          <table:table-cell table:number-columns-repeated="3"/>
        </table:table-row>
        <table:table-row table:style-name="ro1">
          <table:table-cell office:value-type="float" office:value="4756.082">
            <text:p>4756.082</text:p>
          </table:table-cell>
          <table:table-cell office:value-type="float" office:value="31">
            <text:p>31</text:p>
          </table:table-cell>
          <table:table-cell office:value-type="float" office:value="4757.087">
            <text:p>4757.087</text:p>
          </table:table-cell>
          <table:table-cell table:formula="of:=[.C1036]-[.A1036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757.087">
            <text:p>4757.087</text:p>
          </table:table-cell>
          <table:table-cell office:value-type="float" office:value="30">
            <text:p>30</text:p>
          </table:table-cell>
          <table:table-cell office:value-type="float" office:value="4758.094">
            <text:p>4758.094</text:p>
          </table:table-cell>
          <table:table-cell table:formula="of:=[.C1037]-[.A1037]" office:value-type="float" office:value="1.00699999999961">
            <text:p>1.007</text:p>
          </table:table-cell>
          <table:table-cell table:number-columns-repeated="3"/>
        </table:table-row>
        <table:table-row table:style-name="ro1">
          <table:table-cell office:value-type="float" office:value="4758.094">
            <text:p>4758.094</text:p>
          </table:table-cell>
          <table:table-cell office:value-type="float" office:value="21">
            <text:p>21</text:p>
          </table:table-cell>
          <table:table-cell office:value-type="float" office:value="4759.1">
            <text:p>4759.100</text:p>
          </table:table-cell>
          <table:table-cell table:formula="of:=[.C1038]-[.A1038]" office:value-type="float" office:value="1.00600000000031">
            <text:p>1.006</text:p>
          </table:table-cell>
          <table:table-cell table:number-columns-repeated="3"/>
        </table:table-row>
        <table:table-row table:style-name="ro1">
          <table:table-cell office:value-type="float" office:value="4759.1">
            <text:p>4759.100</text:p>
          </table:table-cell>
          <table:table-cell office:value-type="float" office:value="29">
            <text:p>29</text:p>
          </table:table-cell>
          <table:table-cell office:value-type="float" office:value="4760.112">
            <text:p>4760.112</text:p>
          </table:table-cell>
          <table:table-cell table:formula="of:=[.C1039]-[.A1039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760.112">
            <text:p>4760.112</text:p>
          </table:table-cell>
          <table:table-cell office:value-type="float" office:value="15">
            <text:p>15</text:p>
          </table:table-cell>
          <table:table-cell office:value-type="float" office:value="4761.117">
            <text:p>4761.117</text:p>
          </table:table-cell>
          <table:table-cell table:formula="of:=[.C1040]-[.A1040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761.117">
            <text:p>4761.117</text:p>
          </table:table-cell>
          <table:table-cell office:value-type="float" office:value="16">
            <text:p>16</text:p>
          </table:table-cell>
          <table:table-cell office:value-type="float" office:value="4762.122">
            <text:p>4762.122</text:p>
          </table:table-cell>
          <table:table-cell table:formula="of:=[.C1041]-[.A1041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762.122">
            <text:p>4762.122</text:p>
          </table:table-cell>
          <table:table-cell office:value-type="float" office:value="19">
            <text:p>19</text:p>
          </table:table-cell>
          <table:table-cell office:value-type="float" office:value="4763.131">
            <text:p>4763.131</text:p>
          </table:table-cell>
          <table:table-cell table:formula="of:=[.C1042]-[.A1042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763.131">
            <text:p>4763.131</text:p>
          </table:table-cell>
          <table:table-cell office:value-type="float" office:value="15">
            <text:p>15</text:p>
          </table:table-cell>
          <table:table-cell office:value-type="float" office:value="4764.142">
            <text:p>4764.142</text:p>
          </table:table-cell>
          <table:table-cell table:formula="of:=[.C1043]-[.A1043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764.142">
            <text:p>4764.142</text:p>
          </table:table-cell>
          <table:table-cell office:value-type="float" office:value="13">
            <text:p>13</text:p>
          </table:table-cell>
          <table:table-cell office:value-type="float" office:value="4765.151">
            <text:p>4765.151</text:p>
          </table:table-cell>
          <table:table-cell table:formula="of:=[.C1044]-[.A1044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765.151">
            <text:p>4765.151</text:p>
          </table:table-cell>
          <table:table-cell office:value-type="float" office:value="22">
            <text:p>22</text:p>
          </table:table-cell>
          <table:table-cell office:value-type="float" office:value="4766.161">
            <text:p>4766.161</text:p>
          </table:table-cell>
          <table:table-cell table:formula="of:=[.C1045]-[.A1045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766.161">
            <text:p>4766.161</text:p>
          </table:table-cell>
          <table:table-cell office:value-type="float" office:value="20">
            <text:p>20</text:p>
          </table:table-cell>
          <table:table-cell office:value-type="float" office:value="4767.172">
            <text:p>4767.172</text:p>
          </table:table-cell>
          <table:table-cell table:formula="of:=[.C1046]-[.A1046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767.172">
            <text:p>4767.172</text:p>
          </table:table-cell>
          <table:table-cell office:value-type="float" office:value="21">
            <text:p>21</text:p>
          </table:table-cell>
          <table:table-cell office:value-type="float" office:value="4768.183">
            <text:p>4768.183</text:p>
          </table:table-cell>
          <table:table-cell table:formula="of:=[.C1047]-[.A1047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768.183">
            <text:p>4768.183</text:p>
          </table:table-cell>
          <table:table-cell office:value-type="float" office:value="19">
            <text:p>19</text:p>
          </table:table-cell>
          <table:table-cell office:value-type="float" office:value="4769.191">
            <text:p>4769.191</text:p>
          </table:table-cell>
          <table:table-cell table:formula="of:=[.C1048]-[.A1048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769.191">
            <text:p>4769.191</text:p>
          </table:table-cell>
          <table:table-cell office:value-type="float" office:value="30">
            <text:p>30</text:p>
          </table:table-cell>
          <table:table-cell office:value-type="float" office:value="4770.201">
            <text:p>4770.201</text:p>
          </table:table-cell>
          <table:table-cell table:formula="of:=[.C1049]-[.A1049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770.201">
            <text:p>4770.201</text:p>
          </table:table-cell>
          <table:table-cell office:value-type="float" office:value="19">
            <text:p>19</text:p>
          </table:table-cell>
          <table:table-cell office:value-type="float" office:value="4771.213">
            <text:p>4771.213</text:p>
          </table:table-cell>
          <table:table-cell table:formula="of:=[.C1050]-[.A1050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771.213">
            <text:p>4771.213</text:p>
          </table:table-cell>
          <table:table-cell office:value-type="float" office:value="20">
            <text:p>20</text:p>
          </table:table-cell>
          <table:table-cell office:value-type="float" office:value="4772.225">
            <text:p>4772.225</text:p>
          </table:table-cell>
          <table:table-cell table:formula="of:=[.C1051]-[.A1051]" office:value-type="float" office:value="1.01200000000063">
            <text:p>1.012</text:p>
          </table:table-cell>
          <table:table-cell table:number-columns-repeated="3"/>
        </table:table-row>
        <table:table-row table:style-name="ro1">
          <table:table-cell office:value-type="float" office:value="4772.225">
            <text:p>4772.225</text:p>
          </table:table-cell>
          <table:table-cell office:value-type="float" office:value="18">
            <text:p>18</text:p>
          </table:table-cell>
          <table:table-cell office:value-type="float" office:value="4773.242">
            <text:p>4773.242</text:p>
          </table:table-cell>
          <table:table-cell table:formula="of:=[.C1052]-[.A1052]" office:value-type="float" office:value="1.01699999999983">
            <text:p>1.017</text:p>
          </table:table-cell>
          <table:table-cell table:number-columns-repeated="3"/>
        </table:table-row>
        <table:table-row table:style-name="ro1">
          <table:table-cell office:value-type="float" office:value="4773.242">
            <text:p>4773.242</text:p>
          </table:table-cell>
          <table:table-cell office:value-type="float" office:value="23">
            <text:p>23</text:p>
          </table:table-cell>
          <table:table-cell office:value-type="float" office:value="4774.246">
            <text:p>4774.246</text:p>
          </table:table-cell>
          <table:table-cell table:formula="of:=[.C1053]-[.A1053]" office:value-type="float" office:value="1.00399999999991">
            <text:p>1.004</text:p>
          </table:table-cell>
          <table:table-cell table:number-columns-repeated="3"/>
        </table:table-row>
        <table:table-row table:style-name="ro1">
          <table:table-cell office:value-type="float" office:value="4774.246">
            <text:p>4774.246</text:p>
          </table:table-cell>
          <table:table-cell office:value-type="float" office:value="21">
            <text:p>21</text:p>
          </table:table-cell>
          <table:table-cell office:value-type="float" office:value="4775.257">
            <text:p>4775.257</text:p>
          </table:table-cell>
          <table:table-cell table:formula="of:=[.C1054]-[.A1054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775.257">
            <text:p>4775.257</text:p>
          </table:table-cell>
          <table:table-cell office:value-type="float" office:value="18">
            <text:p>18</text:p>
          </table:table-cell>
          <table:table-cell office:value-type="float" office:value="4776.266">
            <text:p>4776.266</text:p>
          </table:table-cell>
          <table:table-cell table:formula="of:=[.C1055]-[.A1055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776.266">
            <text:p>4776.266</text:p>
          </table:table-cell>
          <table:table-cell office:value-type="float" office:value="17">
            <text:p>17</text:p>
          </table:table-cell>
          <table:table-cell office:value-type="float" office:value="4777.271">
            <text:p>4777.271</text:p>
          </table:table-cell>
          <table:table-cell table:formula="of:=[.C1056]-[.A1056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777.271">
            <text:p>4777.271</text:p>
          </table:table-cell>
          <table:table-cell office:value-type="float" office:value="16">
            <text:p>16</text:p>
          </table:table-cell>
          <table:table-cell office:value-type="float" office:value="4778.276">
            <text:p>4778.276</text:p>
          </table:table-cell>
          <table:table-cell table:formula="of:=[.C1057]-[.A1057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778.276">
            <text:p>4778.276</text:p>
          </table:table-cell>
          <table:table-cell office:value-type="float" office:value="18">
            <text:p>18</text:p>
          </table:table-cell>
          <table:table-cell office:value-type="float" office:value="4779.28">
            <text:p>4779.280</text:p>
          </table:table-cell>
          <table:table-cell table:formula="of:=[.C1058]-[.A1058]" office:value-type="float" office:value="1.00399999999991">
            <text:p>1.004</text:p>
          </table:table-cell>
          <table:table-cell table:number-columns-repeated="3"/>
        </table:table-row>
        <table:table-row table:style-name="ro1">
          <table:table-cell office:value-type="float" office:value="4779.28">
            <text:p>4779.280</text:p>
          </table:table-cell>
          <table:table-cell office:value-type="float" office:value="21">
            <text:p>21</text:p>
          </table:table-cell>
          <table:table-cell office:value-type="float" office:value="4780.291">
            <text:p>4780.291</text:p>
          </table:table-cell>
          <table:table-cell table:formula="of:=[.C1059]-[.A1059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780.291">
            <text:p>4780.291</text:p>
          </table:table-cell>
          <table:table-cell office:value-type="float" office:value="16">
            <text:p>16</text:p>
          </table:table-cell>
          <table:table-cell office:value-type="float" office:value="4781.301">
            <text:p>4781.301</text:p>
          </table:table-cell>
          <table:table-cell table:formula="of:=[.C1060]-[.A1060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781.301">
            <text:p>4781.301</text:p>
          </table:table-cell>
          <table:table-cell office:value-type="float" office:value="15">
            <text:p>15</text:p>
          </table:table-cell>
          <table:table-cell office:value-type="float" office:value="4782.313">
            <text:p>4782.313</text:p>
          </table:table-cell>
          <table:table-cell table:formula="of:=[.C1061]-[.A1061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782.313">
            <text:p>4782.313</text:p>
          </table:table-cell>
          <table:table-cell office:value-type="float" office:value="20">
            <text:p>20</text:p>
          </table:table-cell>
          <table:table-cell office:value-type="float" office:value="4783.319">
            <text:p>4783.319</text:p>
          </table:table-cell>
          <table:table-cell table:formula="of:=[.C1062]-[.A1062]" office:value-type="float" office:value="1.00600000000031">
            <text:p>1.006</text:p>
          </table:table-cell>
          <table:table-cell table:number-columns-repeated="3"/>
        </table:table-row>
        <table:table-row table:style-name="ro1">
          <table:table-cell office:value-type="float" office:value="4783.319">
            <text:p>4783.319</text:p>
          </table:table-cell>
          <table:table-cell office:value-type="float" office:value="20">
            <text:p>20</text:p>
          </table:table-cell>
          <table:table-cell office:value-type="float" office:value="4784.33">
            <text:p>4784.330</text:p>
          </table:table-cell>
          <table:table-cell table:formula="of:=[.C1063]-[.A1063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784.33">
            <text:p>4784.330</text:p>
          </table:table-cell>
          <table:table-cell office:value-type="float" office:value="18">
            <text:p>18</text:p>
          </table:table-cell>
          <table:table-cell office:value-type="float" office:value="4785.338">
            <text:p>4785.338</text:p>
          </table:table-cell>
          <table:table-cell table:formula="of:=[.C1064]-[.A1064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785.338">
            <text:p>4785.338</text:p>
          </table:table-cell>
          <table:table-cell office:value-type="float" office:value="23">
            <text:p>23</text:p>
          </table:table-cell>
          <table:table-cell office:value-type="float" office:value="4786.343">
            <text:p>4786.343</text:p>
          </table:table-cell>
          <table:table-cell table:formula="of:=[.C1065]-[.A1065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786.343">
            <text:p>4786.343</text:p>
          </table:table-cell>
          <table:table-cell office:value-type="float" office:value="24">
            <text:p>24</text:p>
          </table:table-cell>
          <table:table-cell office:value-type="float" office:value="4787.348">
            <text:p>4787.348</text:p>
          </table:table-cell>
          <table:table-cell table:formula="of:=[.C1066]-[.A1066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787.348">
            <text:p>4787.348</text:p>
          </table:table-cell>
          <table:table-cell office:value-type="float" office:value="13">
            <text:p>13</text:p>
          </table:table-cell>
          <table:table-cell office:value-type="float" office:value="4788.356">
            <text:p>4788.356</text:p>
          </table:table-cell>
          <table:table-cell table:formula="of:=[.C1067]-[.A1067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788.356">
            <text:p>4788.356</text:p>
          </table:table-cell>
          <table:table-cell office:value-type="float" office:value="17">
            <text:p>17</text:p>
          </table:table-cell>
          <table:table-cell office:value-type="float" office:value="4789.363">
            <text:p>4789.363</text:p>
          </table:table-cell>
          <table:table-cell table:formula="of:=[.C1068]-[.A1068]" office:value-type="float" office:value="1.00700000000052">
            <text:p>1.007</text:p>
          </table:table-cell>
          <table:table-cell table:number-columns-repeated="3"/>
        </table:table-row>
        <table:table-row table:style-name="ro1">
          <table:table-cell office:value-type="float" office:value="4789.363">
            <text:p>4789.363</text:p>
          </table:table-cell>
          <table:table-cell office:value-type="float" office:value="18">
            <text:p>18</text:p>
          </table:table-cell>
          <table:table-cell office:value-type="float" office:value="4790.376">
            <text:p>4790.376</text:p>
          </table:table-cell>
          <table:table-cell table:formula="of:=[.C1069]-[.A1069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790.376">
            <text:p>4790.376</text:p>
          </table:table-cell>
          <table:table-cell office:value-type="float" office:value="16">
            <text:p>16</text:p>
          </table:table-cell>
          <table:table-cell office:value-type="float" office:value="4791.385">
            <text:p>4791.385</text:p>
          </table:table-cell>
          <table:table-cell table:formula="of:=[.C1070]-[.A1070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791.385">
            <text:p>4791.385</text:p>
          </table:table-cell>
          <table:table-cell office:value-type="float" office:value="12">
            <text:p>12</text:p>
          </table:table-cell>
          <table:table-cell office:value-type="float" office:value="4792.393">
            <text:p>4792.393</text:p>
          </table:table-cell>
          <table:table-cell table:formula="of:=[.C1071]-[.A1071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792.393">
            <text:p>4792.393</text:p>
          </table:table-cell>
          <table:table-cell office:value-type="float" office:value="11">
            <text:p>11</text:p>
          </table:table-cell>
          <table:table-cell office:value-type="float" office:value="4793.401">
            <text:p>4793.401</text:p>
          </table:table-cell>
          <table:table-cell table:formula="of:=[.C1072]-[.A1072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793.401">
            <text:p>4793.401</text:p>
          </table:table-cell>
          <table:table-cell office:value-type="float" office:value="11">
            <text:p>11</text:p>
          </table:table-cell>
          <table:table-cell office:value-type="float" office:value="4794.414">
            <text:p>4794.414</text:p>
          </table:table-cell>
          <table:table-cell table:formula="of:=[.C1073]-[.A1073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794.414">
            <text:p>4794.414</text:p>
          </table:table-cell>
          <table:table-cell office:value-type="float" office:value="20">
            <text:p>20</text:p>
          </table:table-cell>
          <table:table-cell office:value-type="float" office:value="4795.421">
            <text:p>4795.421</text:p>
          </table:table-cell>
          <table:table-cell table:formula="of:=[.C1074]-[.A1074]" office:value-type="float" office:value="1.00700000000052">
            <text:p>1.007</text:p>
          </table:table-cell>
          <table:table-cell table:number-columns-repeated="3"/>
        </table:table-row>
        <table:table-row table:style-name="ro1">
          <table:table-cell office:value-type="float" office:value="4795.421">
            <text:p>4795.421</text:p>
          </table:table-cell>
          <table:table-cell office:value-type="float" office:value="20">
            <text:p>20</text:p>
          </table:table-cell>
          <table:table-cell office:value-type="float" office:value="4796.428">
            <text:p>4796.428</text:p>
          </table:table-cell>
          <table:table-cell table:formula="of:=[.C1075]-[.A1075]" office:value-type="float" office:value="1.00699999999961">
            <text:p>1.007</text:p>
          </table:table-cell>
          <table:table-cell table:number-columns-repeated="3"/>
        </table:table-row>
        <table:table-row table:style-name="ro1">
          <table:table-cell office:value-type="float" office:value="4796.428">
            <text:p>4796.428</text:p>
          </table:table-cell>
          <table:table-cell office:value-type="float" office:value="16">
            <text:p>16</text:p>
          </table:table-cell>
          <table:table-cell office:value-type="float" office:value="4797.441">
            <text:p>4797.441</text:p>
          </table:table-cell>
          <table:table-cell table:formula="of:=[.C1076]-[.A1076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797.441">
            <text:p>4797.441</text:p>
          </table:table-cell>
          <table:table-cell office:value-type="float" office:value="17">
            <text:p>17</text:p>
          </table:table-cell>
          <table:table-cell office:value-type="float" office:value="4798.451">
            <text:p>4798.451</text:p>
          </table:table-cell>
          <table:table-cell table:formula="of:=[.C1077]-[.A1077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798.451">
            <text:p>4798.451</text:p>
          </table:table-cell>
          <table:table-cell office:value-type="float" office:value="18">
            <text:p>18</text:p>
          </table:table-cell>
          <table:table-cell office:value-type="float" office:value="4799.46">
            <text:p>4799.460</text:p>
          </table:table-cell>
          <table:table-cell table:formula="of:=[.C1078]-[.A1078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799.46">
            <text:p>4799.460</text:p>
          </table:table-cell>
          <table:table-cell office:value-type="float" office:value="16">
            <text:p>16</text:p>
          </table:table-cell>
          <table:table-cell office:value-type="float" office:value="4800.465">
            <text:p>4800.465</text:p>
          </table:table-cell>
          <table:table-cell table:formula="of:=[.C1079]-[.A1079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800.465">
            <text:p>4800.465</text:p>
          </table:table-cell>
          <table:table-cell office:value-type="float" office:value="20">
            <text:p>20</text:p>
          </table:table-cell>
          <table:table-cell office:value-type="float" office:value="4801.473">
            <text:p>4801.473</text:p>
          </table:table-cell>
          <table:table-cell table:formula="of:=[.C1080]-[.A1080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801.473">
            <text:p>4801.473</text:p>
          </table:table-cell>
          <table:table-cell office:value-type="float" office:value="19">
            <text:p>19</text:p>
          </table:table-cell>
          <table:table-cell office:value-type="float" office:value="4802.48">
            <text:p>4802.480</text:p>
          </table:table-cell>
          <table:table-cell table:formula="of:=[.C1081]-[.A1081]" office:value-type="float" office:value="1.00699999999961">
            <text:p>1.007</text:p>
          </table:table-cell>
          <table:table-cell table:number-columns-repeated="3"/>
        </table:table-row>
        <table:table-row table:style-name="ro1">
          <table:table-cell office:value-type="float" office:value="4802.48">
            <text:p>4802.480</text:p>
          </table:table-cell>
          <table:table-cell office:value-type="float" office:value="12">
            <text:p>12</text:p>
          </table:table-cell>
          <table:table-cell office:value-type="float" office:value="4803.493">
            <text:p>4803.493</text:p>
          </table:table-cell>
          <table:table-cell table:formula="of:=[.C1082]-[.A1082]" office:value-type="float" office:value="1.01300000000083">
            <text:p>1.013</text:p>
          </table:table-cell>
          <table:table-cell table:number-columns-repeated="3"/>
        </table:table-row>
        <table:table-row table:style-name="ro1">
          <table:table-cell office:value-type="float" office:value="4803.493">
            <text:p>4803.493</text:p>
          </table:table-cell>
          <table:table-cell office:value-type="float" office:value="13">
            <text:p>13</text:p>
          </table:table-cell>
          <table:table-cell office:value-type="float" office:value="4804.505">
            <text:p>4804.505</text:p>
          </table:table-cell>
          <table:table-cell table:formula="of:=[.C1083]-[.A1083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804.505">
            <text:p>4804.505</text:p>
          </table:table-cell>
          <table:table-cell office:value-type="float" office:value="12">
            <text:p>12</text:p>
          </table:table-cell>
          <table:table-cell office:value-type="float" office:value="4805.512">
            <text:p>4805.512</text:p>
          </table:table-cell>
          <table:table-cell table:formula="of:=[.C1084]-[.A1084]" office:value-type="float" office:value="1.00699999999961">
            <text:p>1.007</text:p>
          </table:table-cell>
          <table:table-cell table:number-columns-repeated="3"/>
        </table:table-row>
        <table:table-row table:style-name="ro1">
          <table:table-cell office:value-type="float" office:value="4805.512">
            <text:p>4805.512</text:p>
          </table:table-cell>
          <table:table-cell office:value-type="float" office:value="16">
            <text:p>16</text:p>
          </table:table-cell>
          <table:table-cell office:value-type="float" office:value="4806.517">
            <text:p>4806.517</text:p>
          </table:table-cell>
          <table:table-cell table:formula="of:=[.C1085]-[.A1085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806.517">
            <text:p>4806.517</text:p>
          </table:table-cell>
          <table:table-cell office:value-type="float" office:value="18">
            <text:p>18</text:p>
          </table:table-cell>
          <table:table-cell office:value-type="float" office:value="4807.527">
            <text:p>4807.527</text:p>
          </table:table-cell>
          <table:table-cell table:formula="of:=[.C1086]-[.A1086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807.527">
            <text:p>4807.527</text:p>
          </table:table-cell>
          <table:table-cell office:value-type="float" office:value="13">
            <text:p>13</text:p>
          </table:table-cell>
          <table:table-cell office:value-type="float" office:value="4808.54">
            <text:p>4808.540</text:p>
          </table:table-cell>
          <table:table-cell table:formula="of:=[.C1087]-[.A1087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808.54">
            <text:p>4808.540</text:p>
          </table:table-cell>
          <table:table-cell office:value-type="float" office:value="10">
            <text:p>10</text:p>
          </table:table-cell>
          <table:table-cell office:value-type="float" office:value="4809.553">
            <text:p>4809.553</text:p>
          </table:table-cell>
          <table:table-cell table:formula="of:=[.C1088]-[.A1088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809.553">
            <text:p>4809.553</text:p>
          </table:table-cell>
          <table:table-cell office:value-type="float" office:value="17">
            <text:p>17</text:p>
          </table:table-cell>
          <table:table-cell office:value-type="float" office:value="4810.563">
            <text:p>4810.563</text:p>
          </table:table-cell>
          <table:table-cell table:formula="of:=[.C1089]-[.A1089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810.563">
            <text:p>4810.563</text:p>
          </table:table-cell>
          <table:table-cell office:value-type="float" office:value="12">
            <text:p>12</text:p>
          </table:table-cell>
          <table:table-cell office:value-type="float" office:value="4811.571">
            <text:p>4811.571</text:p>
          </table:table-cell>
          <table:table-cell table:formula="of:=[.C1090]-[.A1090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811.571">
            <text:p>4811.571</text:p>
          </table:table-cell>
          <table:table-cell office:value-type="float" office:value="12">
            <text:p>12</text:p>
          </table:table-cell>
          <table:table-cell office:value-type="float" office:value="4812.578">
            <text:p>4812.578</text:p>
          </table:table-cell>
          <table:table-cell table:formula="of:=[.C1091]-[.A1091]" office:value-type="float" office:value="1.00700000000052">
            <text:p>1.007</text:p>
          </table:table-cell>
          <table:table-cell table:number-columns-repeated="3"/>
        </table:table-row>
        <table:table-row table:style-name="ro1">
          <table:table-cell office:value-type="float" office:value="4812.578">
            <text:p>4812.578</text:p>
          </table:table-cell>
          <table:table-cell office:value-type="float" office:value="13">
            <text:p>13</text:p>
          </table:table-cell>
          <table:table-cell office:value-type="float" office:value="4813.588">
            <text:p>4813.588</text:p>
          </table:table-cell>
          <table:table-cell table:formula="of:=[.C1092]-[.A1092]" office:value-type="float" office:value="1.00999999999931">
            <text:p>1.010</text:p>
          </table:table-cell>
          <table:table-cell table:number-columns-repeated="3"/>
        </table:table-row>
        <table:table-row table:style-name="ro1">
          <table:table-cell office:value-type="float" office:value="4813.588">
            <text:p>4813.588</text:p>
          </table:table-cell>
          <table:table-cell office:value-type="float" office:value="17">
            <text:p>17</text:p>
          </table:table-cell>
          <table:table-cell office:value-type="float" office:value="4814.602">
            <text:p>4814.602</text:p>
          </table:table-cell>
          <table:table-cell table:formula="of:=[.C1093]-[.A1093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814.602">
            <text:p>4814.602</text:p>
          </table:table-cell>
          <table:table-cell office:value-type="float" office:value="14">
            <text:p>14</text:p>
          </table:table-cell>
          <table:table-cell office:value-type="float" office:value="4815.615">
            <text:p>4815.615</text:p>
          </table:table-cell>
          <table:table-cell table:formula="of:=[.C1094]-[.A1094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815.615">
            <text:p>4815.615</text:p>
          </table:table-cell>
          <table:table-cell office:value-type="float" office:value="14">
            <text:p>14</text:p>
          </table:table-cell>
          <table:table-cell office:value-type="float" office:value="4816.628">
            <text:p>4816.628</text:p>
          </table:table-cell>
          <table:table-cell table:formula="of:=[.C1095]-[.A1095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816.628">
            <text:p>4816.628</text:p>
          </table:table-cell>
          <table:table-cell office:value-type="float" office:value="11">
            <text:p>11</text:p>
          </table:table-cell>
          <table:table-cell office:value-type="float" office:value="4817.642">
            <text:p>4817.642</text:p>
          </table:table-cell>
          <table:table-cell table:formula="of:=[.C1096]-[.A1096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817.642">
            <text:p>4817.642</text:p>
          </table:table-cell>
          <table:table-cell office:value-type="float" office:value="13">
            <text:p>13</text:p>
          </table:table-cell>
          <table:table-cell office:value-type="float" office:value="4818.656">
            <text:p>4818.656</text:p>
          </table:table-cell>
          <table:table-cell table:formula="of:=[.C1097]-[.A1097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818.656">
            <text:p>4818.656</text:p>
          </table:table-cell>
          <table:table-cell office:value-type="float" office:value="14">
            <text:p>14</text:p>
          </table:table-cell>
          <table:table-cell office:value-type="float" office:value="4819.67">
            <text:p>4819.670</text:p>
          </table:table-cell>
          <table:table-cell table:formula="of:=[.C1098]-[.A1098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819.67">
            <text:p>4819.670</text:p>
          </table:table-cell>
          <table:table-cell office:value-type="float" office:value="12">
            <text:p>12</text:p>
          </table:table-cell>
          <table:table-cell office:value-type="float" office:value="4820.682">
            <text:p>4820.682</text:p>
          </table:table-cell>
          <table:table-cell table:formula="of:=[.C1099]-[.A1099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820.682">
            <text:p>4820.682</text:p>
          </table:table-cell>
          <table:table-cell office:value-type="float" office:value="11">
            <text:p>11</text:p>
          </table:table-cell>
          <table:table-cell office:value-type="float" office:value="4821.695">
            <text:p>4821.695</text:p>
          </table:table-cell>
          <table:table-cell table:formula="of:=[.C1100]-[.A1100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821.695">
            <text:p>4821.695</text:p>
          </table:table-cell>
          <table:table-cell office:value-type="float" office:value="12">
            <text:p>12</text:p>
          </table:table-cell>
          <table:table-cell office:value-type="float" office:value="4822.702">
            <text:p>4822.702</text:p>
          </table:table-cell>
          <table:table-cell table:formula="of:=[.C1101]-[.A1101]" office:value-type="float" office:value="1.00700000000052">
            <text:p>1.007</text:p>
          </table:table-cell>
          <table:table-cell table:number-columns-repeated="3"/>
        </table:table-row>
        <table:table-row table:style-name="ro1">
          <table:table-cell office:value-type="float" office:value="4822.702">
            <text:p>4822.702</text:p>
          </table:table-cell>
          <table:table-cell office:value-type="float" office:value="15">
            <text:p>15</text:p>
          </table:table-cell>
          <table:table-cell office:value-type="float" office:value="4823.712">
            <text:p>4823.712</text:p>
          </table:table-cell>
          <table:table-cell table:formula="of:=[.C1102]-[.A1102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823.712">
            <text:p>4823.712</text:p>
          </table:table-cell>
          <table:table-cell office:value-type="float" office:value="17">
            <text:p>17</text:p>
          </table:table-cell>
          <table:table-cell office:value-type="float" office:value="4824.723">
            <text:p>4824.723</text:p>
          </table:table-cell>
          <table:table-cell table:formula="of:=[.C1103]-[.A1103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824.723">
            <text:p>4824.723</text:p>
          </table:table-cell>
          <table:table-cell office:value-type="float" office:value="15">
            <text:p>15</text:p>
          </table:table-cell>
          <table:table-cell office:value-type="float" office:value="4825.731">
            <text:p>4825.731</text:p>
          </table:table-cell>
          <table:table-cell table:formula="of:=[.C1104]-[.A1104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825.731">
            <text:p>4825.731</text:p>
          </table:table-cell>
          <table:table-cell office:value-type="float" office:value="31">
            <text:p>31</text:p>
          </table:table-cell>
          <table:table-cell office:value-type="float" office:value="4826.735">
            <text:p>4826.735</text:p>
          </table:table-cell>
          <table:table-cell table:formula="of:=[.C1105]-[.A1105]" office:value-type="float" office:value="1.00399999999991">
            <text:p>1.004</text:p>
          </table:table-cell>
          <table:table-cell table:number-columns-repeated="3"/>
        </table:table-row>
        <table:table-row table:style-name="ro1">
          <table:table-cell office:value-type="float" office:value="4826.735">
            <text:p>4826.735</text:p>
          </table:table-cell>
          <table:table-cell office:value-type="float" office:value="21">
            <text:p>21</text:p>
          </table:table-cell>
          <table:table-cell office:value-type="float" office:value="4827.744">
            <text:p>4827.744</text:p>
          </table:table-cell>
          <table:table-cell table:formula="of:=[.C1106]-[.A1106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827.744">
            <text:p>4827.744</text:p>
          </table:table-cell>
          <table:table-cell office:value-type="float" office:value="22">
            <text:p>22</text:p>
          </table:table-cell>
          <table:table-cell office:value-type="float" office:value="4828.754">
            <text:p>4828.754</text:p>
          </table:table-cell>
          <table:table-cell table:formula="of:=[.C1107]-[.A1107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828.754">
            <text:p>4828.754</text:p>
          </table:table-cell>
          <table:table-cell office:value-type="float" office:value="21">
            <text:p>21</text:p>
          </table:table-cell>
          <table:table-cell office:value-type="float" office:value="4829.762">
            <text:p>4829.762</text:p>
          </table:table-cell>
          <table:table-cell table:formula="of:=[.C1108]-[.A1108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829.762">
            <text:p>4829.762</text:p>
          </table:table-cell>
          <table:table-cell office:value-type="float" office:value="23">
            <text:p>23</text:p>
          </table:table-cell>
          <table:table-cell office:value-type="float" office:value="4830.772">
            <text:p>4830.772</text:p>
          </table:table-cell>
          <table:table-cell table:formula="of:=[.C1109]-[.A1109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830.772">
            <text:p>4830.772</text:p>
          </table:table-cell>
          <table:table-cell office:value-type="float" office:value="22">
            <text:p>22</text:p>
          </table:table-cell>
          <table:table-cell office:value-type="float" office:value="4831.781">
            <text:p>4831.781</text:p>
          </table:table-cell>
          <table:table-cell table:formula="of:=[.C1110]-[.A1110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831.781">
            <text:p>4831.781</text:p>
          </table:table-cell>
          <table:table-cell office:value-type="float" office:value="23">
            <text:p>23</text:p>
          </table:table-cell>
          <table:table-cell office:value-type="float" office:value="4832.791">
            <text:p>4832.791</text:p>
          </table:table-cell>
          <table:table-cell table:formula="of:=[.C1111]-[.A1111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832.791">
            <text:p>4832.791</text:p>
          </table:table-cell>
          <table:table-cell office:value-type="float" office:value="25">
            <text:p>25</text:p>
          </table:table-cell>
          <table:table-cell office:value-type="float" office:value="4833.804">
            <text:p>4833.804</text:p>
          </table:table-cell>
          <table:table-cell table:formula="of:=[.C1112]-[.A1112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833.804">
            <text:p>4833.804</text:p>
          </table:table-cell>
          <table:table-cell office:value-type="float" office:value="23">
            <text:p>23</text:p>
          </table:table-cell>
          <table:table-cell office:value-type="float" office:value="4834.819">
            <text:p>4834.819</text:p>
          </table:table-cell>
          <table:table-cell table:formula="of:=[.C1113]-[.A1113]" office:value-type="float" office:value="1.01500000000033">
            <text:p>1.015</text:p>
          </table:table-cell>
          <table:table-cell table:number-columns-repeated="3"/>
        </table:table-row>
        <table:table-row table:style-name="ro1">
          <table:table-cell office:value-type="float" office:value="4834.819">
            <text:p>4834.819</text:p>
          </table:table-cell>
          <table:table-cell office:value-type="float" office:value="24">
            <text:p>24</text:p>
          </table:table-cell>
          <table:table-cell office:value-type="float" office:value="4835.829">
            <text:p>4835.829</text:p>
          </table:table-cell>
          <table:table-cell table:formula="of:=[.C1114]-[.A1114]" office:value-type="float" office:value="1.00999999999931">
            <text:p>1.010</text:p>
          </table:table-cell>
          <table:table-cell table:number-columns-repeated="3"/>
        </table:table-row>
        <table:table-row table:style-name="ro1">
          <table:table-cell office:value-type="float" office:value="4835.829">
            <text:p>4835.829</text:p>
          </table:table-cell>
          <table:table-cell office:value-type="float" office:value="24">
            <text:p>24</text:p>
          </table:table-cell>
          <table:table-cell office:value-type="float" office:value="4836.838">
            <text:p>4836.838</text:p>
          </table:table-cell>
          <table:table-cell table:formula="of:=[.C1115]-[.A1115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836.838">
            <text:p>4836.838</text:p>
          </table:table-cell>
          <table:table-cell office:value-type="float" office:value="21">
            <text:p>21</text:p>
          </table:table-cell>
          <table:table-cell office:value-type="float" office:value="4837.85">
            <text:p>4837.850</text:p>
          </table:table-cell>
          <table:table-cell table:formula="of:=[.C1116]-[.A1116]" office:value-type="float" office:value="1.01200000000063">
            <text:p>1.012</text:p>
          </table:table-cell>
          <table:table-cell table:number-columns-repeated="3"/>
        </table:table-row>
        <table:table-row table:style-name="ro1">
          <table:table-cell office:value-type="float" office:value="4837.85">
            <text:p>4837.850</text:p>
          </table:table-cell>
          <table:table-cell office:value-type="float" office:value="22">
            <text:p>22</text:p>
          </table:table-cell>
          <table:table-cell office:value-type="float" office:value="4838.858">
            <text:p>4838.858</text:p>
          </table:table-cell>
          <table:table-cell table:formula="of:=[.C1117]-[.A1117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838.858">
            <text:p>4838.858</text:p>
          </table:table-cell>
          <table:table-cell office:value-type="float" office:value="21">
            <text:p>21</text:p>
          </table:table-cell>
          <table:table-cell office:value-type="float" office:value="4839.868">
            <text:p>4839.868</text:p>
          </table:table-cell>
          <table:table-cell table:formula="of:=[.C1118]-[.A1118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839.868">
            <text:p>4839.868</text:p>
          </table:table-cell>
          <table:table-cell office:value-type="float" office:value="22">
            <text:p>22</text:p>
          </table:table-cell>
          <table:table-cell office:value-type="float" office:value="4840.873">
            <text:p>4840.873</text:p>
          </table:table-cell>
          <table:table-cell table:formula="of:=[.C1119]-[.A1119]" office:value-type="float" office:value="1.0049999999992">
            <text:p>1.005</text:p>
          </table:table-cell>
          <table:table-cell table:number-columns-repeated="3"/>
        </table:table-row>
        <table:table-row table:style-name="ro1">
          <table:table-cell office:value-type="float" office:value="4840.873">
            <text:p>4840.873</text:p>
          </table:table-cell>
          <table:table-cell office:value-type="float" office:value="23">
            <text:p>23</text:p>
          </table:table-cell>
          <table:table-cell office:value-type="float" office:value="4841.881">
            <text:p>4841.881</text:p>
          </table:table-cell>
          <table:table-cell table:formula="of:=[.C1120]-[.A1120]" office:value-type="float" office:value="1.00800000000072">
            <text:p>1.008</text:p>
          </table:table-cell>
          <table:table-cell table:number-columns-repeated="3"/>
        </table:table-row>
        <table:table-row table:style-name="ro1">
          <table:table-cell office:value-type="float" office:value="4841.881">
            <text:p>4841.881</text:p>
          </table:table-cell>
          <table:table-cell office:value-type="float" office:value="25">
            <text:p>25</text:p>
          </table:table-cell>
          <table:table-cell office:value-type="float" office:value="4842.892">
            <text:p>4842.892</text:p>
          </table:table-cell>
          <table:table-cell table:formula="of:=[.C1121]-[.A1121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842.892">
            <text:p>4842.892</text:p>
          </table:table-cell>
          <table:table-cell office:value-type="float" office:value="22">
            <text:p>22</text:p>
          </table:table-cell>
          <table:table-cell office:value-type="float" office:value="4843.898">
            <text:p>4843.898</text:p>
          </table:table-cell>
          <table:table-cell table:formula="of:=[.C1122]-[.A1122]" office:value-type="float" office:value="1.00600000000031">
            <text:p>1.006</text:p>
          </table:table-cell>
          <table:table-cell table:number-columns-repeated="3"/>
        </table:table-row>
        <table:table-row table:style-name="ro1">
          <table:table-cell office:value-type="float" office:value="4843.898">
            <text:p>4843.898</text:p>
          </table:table-cell>
          <table:table-cell office:value-type="float" office:value="23">
            <text:p>23</text:p>
          </table:table-cell>
          <table:table-cell office:value-type="float" office:value="4844.906">
            <text:p>4844.906</text:p>
          </table:table-cell>
          <table:table-cell table:formula="of:=[.C1123]-[.A1123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844.906">
            <text:p>4844.906</text:p>
          </table:table-cell>
          <table:table-cell office:value-type="float" office:value="22">
            <text:p>22</text:p>
          </table:table-cell>
          <table:table-cell office:value-type="float" office:value="4845.912">
            <text:p>4845.912</text:p>
          </table:table-cell>
          <table:table-cell table:formula="of:=[.C1124]-[.A1124]" office:value-type="float" office:value="1.00600000000031">
            <text:p>1.006</text:p>
          </table:table-cell>
          <table:table-cell table:number-columns-repeated="3"/>
        </table:table-row>
        <table:table-row table:style-name="ro1">
          <table:table-cell office:value-type="float" office:value="4845.912">
            <text:p>4845.912</text:p>
          </table:table-cell>
          <table:table-cell office:value-type="float" office:value="25">
            <text:p>25</text:p>
          </table:table-cell>
          <table:table-cell office:value-type="float" office:value="4846.92">
            <text:p>4846.920</text:p>
          </table:table-cell>
          <table:table-cell table:formula="of:=[.C1125]-[.A1125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846.92">
            <text:p>4846.920</text:p>
          </table:table-cell>
          <table:table-cell office:value-type="float" office:value="21">
            <text:p>21</text:p>
          </table:table-cell>
          <table:table-cell office:value-type="float" office:value="4847.928">
            <text:p>4847.928</text:p>
          </table:table-cell>
          <table:table-cell table:formula="of:=[.C1126]-[.A1126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847.928">
            <text:p>4847.928</text:p>
          </table:table-cell>
          <table:table-cell office:value-type="float" office:value="26">
            <text:p>26</text:p>
          </table:table-cell>
          <table:table-cell office:value-type="float" office:value="4848.938">
            <text:p>4848.938</text:p>
          </table:table-cell>
          <table:table-cell table:formula="of:=[.C1127]-[.A1127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848.938">
            <text:p>4848.938</text:p>
          </table:table-cell>
          <table:table-cell office:value-type="float" office:value="24">
            <text:p>24</text:p>
          </table:table-cell>
          <table:table-cell office:value-type="float" office:value="4849.951">
            <text:p>4849.951</text:p>
          </table:table-cell>
          <table:table-cell table:formula="of:=[.C1128]-[.A1128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849.951">
            <text:p>4849.951</text:p>
          </table:table-cell>
          <table:table-cell office:value-type="float" office:value="22">
            <text:p>22</text:p>
          </table:table-cell>
          <table:table-cell office:value-type="float" office:value="4850.961">
            <text:p>4850.961</text:p>
          </table:table-cell>
          <table:table-cell table:formula="of:=[.C1129]-[.A1129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850.961">
            <text:p>4850.961</text:p>
          </table:table-cell>
          <table:table-cell office:value-type="float" office:value="21">
            <text:p>21</text:p>
          </table:table-cell>
          <table:table-cell office:value-type="float" office:value="4851.974">
            <text:p>4851.974</text:p>
          </table:table-cell>
          <table:table-cell table:formula="of:=[.C1130]-[.A1130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851.974">
            <text:p>4851.974</text:p>
          </table:table-cell>
          <table:table-cell office:value-type="float" office:value="23">
            <text:p>23</text:p>
          </table:table-cell>
          <table:table-cell office:value-type="float" office:value="4852.985">
            <text:p>4852.985</text:p>
          </table:table-cell>
          <table:table-cell table:formula="of:=[.C1131]-[.A1131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852.985">
            <text:p>4852.985</text:p>
          </table:table-cell>
          <table:table-cell office:value-type="float" office:value="21">
            <text:p>21</text:p>
          </table:table-cell>
          <table:table-cell office:value-type="float" office:value="4853.995">
            <text:p>4853.995</text:p>
          </table:table-cell>
          <table:table-cell table:formula="of:=[.C1132]-[.A1132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853.995">
            <text:p>4853.995</text:p>
          </table:table-cell>
          <table:table-cell office:value-type="float" office:value="24">
            <text:p>24</text:p>
          </table:table-cell>
          <table:table-cell office:value-type="float" office:value="4855.005">
            <text:p>4855.005</text:p>
          </table:table-cell>
          <table:table-cell table:formula="of:=[.C1133]-[.A1133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855.005">
            <text:p>4855.005</text:p>
          </table:table-cell>
          <table:table-cell office:value-type="float" office:value="24">
            <text:p>24</text:p>
          </table:table-cell>
          <table:table-cell office:value-type="float" office:value="4856.016">
            <text:p>4856.016</text:p>
          </table:table-cell>
          <table:table-cell table:formula="of:=[.C1134]-[.A1134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856.016">
            <text:p>4856.016</text:p>
          </table:table-cell>
          <table:table-cell office:value-type="float" office:value="23">
            <text:p>23</text:p>
          </table:table-cell>
          <table:table-cell office:value-type="float" office:value="4857.028">
            <text:p>4857.028</text:p>
          </table:table-cell>
          <table:table-cell table:formula="of:=[.C1135]-[.A1135]" office:value-type="float" office:value="1.01200000000063">
            <text:p>1.012</text:p>
          </table:table-cell>
          <table:table-cell table:number-columns-repeated="3"/>
        </table:table-row>
        <table:table-row table:style-name="ro1">
          <table:table-cell office:value-type="float" office:value="4857.028">
            <text:p>4857.028</text:p>
          </table:table-cell>
          <table:table-cell office:value-type="float" office:value="20">
            <text:p>20</text:p>
          </table:table-cell>
          <table:table-cell office:value-type="float" office:value="4858.041">
            <text:p>4858.041</text:p>
          </table:table-cell>
          <table:table-cell table:formula="of:=[.C1136]-[.A1136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858.041">
            <text:p>4858.041</text:p>
          </table:table-cell>
          <table:table-cell office:value-type="float" office:value="23">
            <text:p>23</text:p>
          </table:table-cell>
          <table:table-cell office:value-type="float" office:value="4859.054">
            <text:p>4859.054</text:p>
          </table:table-cell>
          <table:table-cell table:formula="of:=[.C1137]-[.A1137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859.054">
            <text:p>4859.054</text:p>
          </table:table-cell>
          <table:table-cell office:value-type="float" office:value="25">
            <text:p>25</text:p>
          </table:table-cell>
          <table:table-cell office:value-type="float" office:value="4860.066">
            <text:p>4860.066</text:p>
          </table:table-cell>
          <table:table-cell table:formula="of:=[.C1138]-[.A1138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860.066">
            <text:p>4860.066</text:p>
          </table:table-cell>
          <table:table-cell office:value-type="float" office:value="26">
            <text:p>26</text:p>
          </table:table-cell>
          <table:table-cell office:value-type="float" office:value="4861.075">
            <text:p>4861.075</text:p>
          </table:table-cell>
          <table:table-cell table:formula="of:=[.C1139]-[.A1139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861.075">
            <text:p>4861.075</text:p>
          </table:table-cell>
          <table:table-cell office:value-type="float" office:value="23">
            <text:p>23</text:p>
          </table:table-cell>
          <table:table-cell office:value-type="float" office:value="4862.086">
            <text:p>4862.086</text:p>
          </table:table-cell>
          <table:table-cell table:formula="of:=[.C1140]-[.A1140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862.086">
            <text:p>4862.086</text:p>
          </table:table-cell>
          <table:table-cell office:value-type="float" office:value="25">
            <text:p>25</text:p>
          </table:table-cell>
          <table:table-cell office:value-type="float" office:value="4863.102">
            <text:p>4863.102</text:p>
          </table:table-cell>
          <table:table-cell table:formula="of:=[.C1141]-[.A1141]" office:value-type="float" office:value="1.01599999999962">
            <text:p>1.016</text:p>
          </table:table-cell>
          <table:table-cell table:number-columns-repeated="3"/>
        </table:table-row>
        <table:table-row table:style-name="ro1">
          <table:table-cell office:value-type="float" office:value="4863.102">
            <text:p>4863.102</text:p>
          </table:table-cell>
          <table:table-cell office:value-type="float" office:value="22">
            <text:p>22</text:p>
          </table:table-cell>
          <table:table-cell office:value-type="float" office:value="4864.116">
            <text:p>4864.116</text:p>
          </table:table-cell>
          <table:table-cell table:formula="of:=[.C1142]-[.A1142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864.116">
            <text:p>4864.116</text:p>
          </table:table-cell>
          <table:table-cell office:value-type="float" office:value="23">
            <text:p>23</text:p>
          </table:table-cell>
          <table:table-cell office:value-type="float" office:value="4865.124">
            <text:p>4865.124</text:p>
          </table:table-cell>
          <table:table-cell table:formula="of:=[.C1143]-[.A1143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865.124">
            <text:p>4865.124</text:p>
          </table:table-cell>
          <table:table-cell office:value-type="float" office:value="22">
            <text:p>22</text:p>
          </table:table-cell>
          <table:table-cell office:value-type="float" office:value="4866.135">
            <text:p>4866.135</text:p>
          </table:table-cell>
          <table:table-cell table:formula="of:=[.C1144]-[.A1144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866.135">
            <text:p>4866.135</text:p>
          </table:table-cell>
          <table:table-cell office:value-type="float" office:value="23">
            <text:p>23</text:p>
          </table:table-cell>
          <table:table-cell office:value-type="float" office:value="4867.149">
            <text:p>4867.149</text:p>
          </table:table-cell>
          <table:table-cell table:formula="of:=[.C1145]-[.A1145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867.149">
            <text:p>4867.149</text:p>
          </table:table-cell>
          <table:table-cell office:value-type="float" office:value="22">
            <text:p>22</text:p>
          </table:table-cell>
          <table:table-cell office:value-type="float" office:value="4868.161">
            <text:p>4868.161</text:p>
          </table:table-cell>
          <table:table-cell table:formula="of:=[.C1146]-[.A1146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868.161">
            <text:p>4868.161</text:p>
          </table:table-cell>
          <table:table-cell office:value-type="float" office:value="21">
            <text:p>21</text:p>
          </table:table-cell>
          <table:table-cell office:value-type="float" office:value="4869.174">
            <text:p>4869.174</text:p>
          </table:table-cell>
          <table:table-cell table:formula="of:=[.C1147]-[.A1147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869.174">
            <text:p>4869.174</text:p>
          </table:table-cell>
          <table:table-cell office:value-type="float" office:value="24">
            <text:p>24</text:p>
          </table:table-cell>
          <table:table-cell office:value-type="float" office:value="4870.186">
            <text:p>4870.186</text:p>
          </table:table-cell>
          <table:table-cell table:formula="of:=[.C1148]-[.A1148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870.186">
            <text:p>4870.186</text:p>
          </table:table-cell>
          <table:table-cell office:value-type="float" office:value="20">
            <text:p>20</text:p>
          </table:table-cell>
          <table:table-cell office:value-type="float" office:value="4871.197">
            <text:p>4871.197</text:p>
          </table:table-cell>
          <table:table-cell table:formula="of:=[.C1149]-[.A1149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871.197">
            <text:p>4871.197</text:p>
          </table:table-cell>
          <table:table-cell office:value-type="float" office:value="22">
            <text:p>22</text:p>
          </table:table-cell>
          <table:table-cell office:value-type="float" office:value="4872.202">
            <text:p>4872.202</text:p>
          </table:table-cell>
          <table:table-cell table:formula="of:=[.C1150]-[.A1150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872.202">
            <text:p>4872.202</text:p>
          </table:table-cell>
          <table:table-cell office:value-type="float" office:value="22">
            <text:p>22</text:p>
          </table:table-cell>
          <table:table-cell office:value-type="float" office:value="4873.214">
            <text:p>4873.214</text:p>
          </table:table-cell>
          <table:table-cell table:formula="of:=[.C1151]-[.A1151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873.214">
            <text:p>4873.214</text:p>
          </table:table-cell>
          <table:table-cell office:value-type="float" office:value="26">
            <text:p>26</text:p>
          </table:table-cell>
          <table:table-cell office:value-type="float" office:value="4874.227">
            <text:p>4874.227</text:p>
          </table:table-cell>
          <table:table-cell table:formula="of:=[.C1152]-[.A1152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874.227">
            <text:p>4874.227</text:p>
          </table:table-cell>
          <table:table-cell office:value-type="float" office:value="22">
            <text:p>22</text:p>
          </table:table-cell>
          <table:table-cell office:value-type="float" office:value="4875.239">
            <text:p>4875.239</text:p>
          </table:table-cell>
          <table:table-cell table:formula="of:=[.C1153]-[.A1153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875.239">
            <text:p>4875.239</text:p>
          </table:table-cell>
          <table:table-cell office:value-type="float" office:value="24">
            <text:p>24</text:p>
          </table:table-cell>
          <table:table-cell office:value-type="float" office:value="4876.249">
            <text:p>4876.249</text:p>
          </table:table-cell>
          <table:table-cell table:formula="of:=[.C1154]-[.A1154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876.249">
            <text:p>4876.249</text:p>
          </table:table-cell>
          <table:table-cell office:value-type="float" office:value="23">
            <text:p>23</text:p>
          </table:table-cell>
          <table:table-cell office:value-type="float" office:value="4877.261">
            <text:p>4877.261</text:p>
          </table:table-cell>
          <table:table-cell table:formula="of:=[.C1155]-[.A1155]" office:value-type="float" office:value="1.01200000000063">
            <text:p>1.012</text:p>
          </table:table-cell>
          <table:table-cell table:number-columns-repeated="3"/>
        </table:table-row>
        <table:table-row table:style-name="ro1">
          <table:table-cell office:value-type="float" office:value="4877.261">
            <text:p>4877.261</text:p>
          </table:table-cell>
          <table:table-cell office:value-type="float" office:value="20">
            <text:p>20</text:p>
          </table:table-cell>
          <table:table-cell office:value-type="float" office:value="4878.275">
            <text:p>4878.275</text:p>
          </table:table-cell>
          <table:table-cell table:formula="of:=[.C1156]-[.A1156]" office:value-type="float" office:value="1.01399999999921">
            <text:p>1.014</text:p>
          </table:table-cell>
          <table:table-cell table:number-columns-repeated="3"/>
        </table:table-row>
        <table:table-row table:style-name="ro1">
          <table:table-cell office:value-type="float" office:value="4878.275">
            <text:p>4878.275</text:p>
          </table:table-cell>
          <table:table-cell office:value-type="float" office:value="25">
            <text:p>25</text:p>
          </table:table-cell>
          <table:table-cell office:value-type="float" office:value="4879.287">
            <text:p>4879.287</text:p>
          </table:table-cell>
          <table:table-cell table:formula="of:=[.C1157]-[.A1157]" office:value-type="float" office:value="1.01200000000063">
            <text:p>1.012</text:p>
          </table:table-cell>
          <table:table-cell table:number-columns-repeated="3"/>
        </table:table-row>
        <table:table-row table:style-name="ro1">
          <table:table-cell office:value-type="float" office:value="4879.287">
            <text:p>4879.287</text:p>
          </table:table-cell>
          <table:table-cell office:value-type="float" office:value="23">
            <text:p>23</text:p>
          </table:table-cell>
          <table:table-cell office:value-type="float" office:value="4880.302">
            <text:p>4880.302</text:p>
          </table:table-cell>
          <table:table-cell table:formula="of:=[.C1158]-[.A1158]" office:value-type="float" office:value="1.01499999999942">
            <text:p>1.015</text:p>
          </table:table-cell>
          <table:table-cell table:number-columns-repeated="3"/>
        </table:table-row>
        <table:table-row table:style-name="ro1">
          <table:table-cell office:value-type="float" office:value="4880.302">
            <text:p>4880.302</text:p>
          </table:table-cell>
          <table:table-cell office:value-type="float" office:value="20">
            <text:p>20</text:p>
          </table:table-cell>
          <table:table-cell office:value-type="float" office:value="4881.313">
            <text:p>4881.313</text:p>
          </table:table-cell>
          <table:table-cell table:formula="of:=[.C1159]-[.A1159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881.313">
            <text:p>4881.313</text:p>
          </table:table-cell>
          <table:table-cell office:value-type="float" office:value="23">
            <text:p>23</text:p>
          </table:table-cell>
          <table:table-cell office:value-type="float" office:value="4882.318">
            <text:p>4882.318</text:p>
          </table:table-cell>
          <table:table-cell table:formula="of:=[.C1160]-[.A1160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882.318">
            <text:p>4882.318</text:p>
          </table:table-cell>
          <table:table-cell office:value-type="float" office:value="26">
            <text:p>26</text:p>
          </table:table-cell>
          <table:table-cell office:value-type="float" office:value="4883.328">
            <text:p>4883.328</text:p>
          </table:table-cell>
          <table:table-cell table:formula="of:=[.C1161]-[.A1161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883.328">
            <text:p>4883.328</text:p>
          </table:table-cell>
          <table:table-cell office:value-type="float" office:value="24">
            <text:p>24</text:p>
          </table:table-cell>
          <table:table-cell office:value-type="float" office:value="4884.342">
            <text:p>4884.342</text:p>
          </table:table-cell>
          <table:table-cell table:formula="of:=[.C1162]-[.A1162]" office:value-type="float" office:value="1.01399999999921">
            <text:p>1.014</text:p>
          </table:table-cell>
          <table:table-cell table:number-columns-repeated="3"/>
        </table:table-row>
        <table:table-row table:style-name="ro1">
          <table:table-cell office:value-type="float" office:value="4884.342">
            <text:p>4884.342</text:p>
          </table:table-cell>
          <table:table-cell office:value-type="float" office:value="24">
            <text:p>24</text:p>
          </table:table-cell>
          <table:table-cell office:value-type="float" office:value="4885.356">
            <text:p>4885.356</text:p>
          </table:table-cell>
          <table:table-cell table:formula="of:=[.C1163]-[.A1163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885.356">
            <text:p>4885.356</text:p>
          </table:table-cell>
          <table:table-cell office:value-type="float" office:value="21">
            <text:p>21</text:p>
          </table:table-cell>
          <table:table-cell office:value-type="float" office:value="4886.367">
            <text:p>4886.367</text:p>
          </table:table-cell>
          <table:table-cell table:formula="of:=[.C1164]-[.A1164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886.367">
            <text:p>4886.367</text:p>
          </table:table-cell>
          <table:table-cell office:value-type="float" office:value="23">
            <text:p>23</text:p>
          </table:table-cell>
          <table:table-cell office:value-type="float" office:value="4887.378">
            <text:p>4887.378</text:p>
          </table:table-cell>
          <table:table-cell table:formula="of:=[.C1165]-[.A1165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887.378">
            <text:p>4887.378</text:p>
          </table:table-cell>
          <table:table-cell office:value-type="float" office:value="23">
            <text:p>23</text:p>
          </table:table-cell>
          <table:table-cell office:value-type="float" office:value="4888.391">
            <text:p>4888.391</text:p>
          </table:table-cell>
          <table:table-cell table:formula="of:=[.C1166]-[.A1166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888.391">
            <text:p>4888.391</text:p>
          </table:table-cell>
          <table:table-cell office:value-type="float" office:value="21">
            <text:p>21</text:p>
          </table:table-cell>
          <table:table-cell office:value-type="float" office:value="4889.397">
            <text:p>4889.397</text:p>
          </table:table-cell>
          <table:table-cell table:formula="of:=[.C1167]-[.A1167]" office:value-type="float" office:value="1.00600000000031">
            <text:p>1.006</text:p>
          </table:table-cell>
          <table:table-cell table:number-columns-repeated="3"/>
        </table:table-row>
        <table:table-row table:style-name="ro1">
          <table:table-cell office:value-type="float" office:value="4889.397">
            <text:p>4889.397</text:p>
          </table:table-cell>
          <table:table-cell office:value-type="float" office:value="27">
            <text:p>27</text:p>
          </table:table-cell>
          <table:table-cell office:value-type="float" office:value="4890.407">
            <text:p>4890.407</text:p>
          </table:table-cell>
          <table:table-cell table:formula="of:=[.C1168]-[.A1168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890.407">
            <text:p>4890.407</text:p>
          </table:table-cell>
          <table:table-cell office:value-type="float" office:value="20">
            <text:p>20</text:p>
          </table:table-cell>
          <table:table-cell office:value-type="float" office:value="4891.417">
            <text:p>4891.417</text:p>
          </table:table-cell>
          <table:table-cell table:formula="of:=[.C1169]-[.A1169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891.417">
            <text:p>4891.417</text:p>
          </table:table-cell>
          <table:table-cell office:value-type="float" office:value="24">
            <text:p>24</text:p>
          </table:table-cell>
          <table:table-cell office:value-type="float" office:value="4892.426">
            <text:p>4892.426</text:p>
          </table:table-cell>
          <table:table-cell table:formula="of:=[.C1170]-[.A1170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892.426">
            <text:p>4892.426</text:p>
          </table:table-cell>
          <table:table-cell office:value-type="float" office:value="23">
            <text:p>23</text:p>
          </table:table-cell>
          <table:table-cell office:value-type="float" office:value="4893.431">
            <text:p>4893.431</text:p>
          </table:table-cell>
          <table:table-cell table:formula="of:=[.C1171]-[.A1171]" office:value-type="float" office:value="1.0049999999992">
            <text:p>1.005</text:p>
          </table:table-cell>
          <table:table-cell table:number-columns-repeated="3"/>
        </table:table-row>
        <table:table-row table:style-name="ro1">
          <table:table-cell office:value-type="float" office:value="4893.431">
            <text:p>4893.431</text:p>
          </table:table-cell>
          <table:table-cell office:value-type="float" office:value="22">
            <text:p>22</text:p>
          </table:table-cell>
          <table:table-cell office:value-type="float" office:value="4894.442">
            <text:p>4894.442</text:p>
          </table:table-cell>
          <table:table-cell table:formula="of:=[.C1172]-[.A1172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894.442">
            <text:p>4894.442</text:p>
          </table:table-cell>
          <table:table-cell office:value-type="float" office:value="20">
            <text:p>20</text:p>
          </table:table-cell>
          <table:table-cell office:value-type="float" office:value="4895.453">
            <text:p>4895.453</text:p>
          </table:table-cell>
          <table:table-cell table:formula="of:=[.C1173]-[.A1173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895.453">
            <text:p>4895.453</text:p>
          </table:table-cell>
          <table:table-cell office:value-type="float" office:value="24">
            <text:p>24</text:p>
          </table:table-cell>
          <table:table-cell office:value-type="float" office:value="4896.465">
            <text:p>4896.465</text:p>
          </table:table-cell>
          <table:table-cell table:formula="of:=[.C1174]-[.A1174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896.465">
            <text:p>4896.465</text:p>
          </table:table-cell>
          <table:table-cell office:value-type="float" office:value="23">
            <text:p>23</text:p>
          </table:table-cell>
          <table:table-cell office:value-type="float" office:value="4897.478">
            <text:p>4897.478</text:p>
          </table:table-cell>
          <table:table-cell table:formula="of:=[.C1175]-[.A1175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897.478">
            <text:p>4897.478</text:p>
          </table:table-cell>
          <table:table-cell office:value-type="float" office:value="22">
            <text:p>22</text:p>
          </table:table-cell>
          <table:table-cell office:value-type="float" office:value="4898.487">
            <text:p>4898.487</text:p>
          </table:table-cell>
          <table:table-cell table:formula="of:=[.C1176]-[.A1176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898.487">
            <text:p>4898.487</text:p>
          </table:table-cell>
          <table:table-cell office:value-type="float" office:value="22">
            <text:p>22</text:p>
          </table:table-cell>
          <table:table-cell office:value-type="float" office:value="4899.5">
            <text:p>4899.500</text:p>
          </table:table-cell>
          <table:table-cell table:formula="of:=[.C1177]-[.A1177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899.5">
            <text:p>4899.500</text:p>
          </table:table-cell>
          <table:table-cell office:value-type="float" office:value="25">
            <text:p>25</text:p>
          </table:table-cell>
          <table:table-cell office:value-type="float" office:value="4900.509">
            <text:p>4900.509</text:p>
          </table:table-cell>
          <table:table-cell table:formula="of:=[.C1178]-[.A1178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900.509">
            <text:p>4900.509</text:p>
          </table:table-cell>
          <table:table-cell office:value-type="float" office:value="24">
            <text:p>24</text:p>
          </table:table-cell>
          <table:table-cell office:value-type="float" office:value="4901.519">
            <text:p>4901.519</text:p>
          </table:table-cell>
          <table:table-cell table:formula="of:=[.C1179]-[.A1179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901.519">
            <text:p>4901.519</text:p>
          </table:table-cell>
          <table:table-cell office:value-type="float" office:value="23">
            <text:p>23</text:p>
          </table:table-cell>
          <table:table-cell office:value-type="float" office:value="4902.531">
            <text:p>4902.531</text:p>
          </table:table-cell>
          <table:table-cell table:formula="of:=[.C1180]-[.A1180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902.531">
            <text:p>4902.531</text:p>
          </table:table-cell>
          <table:table-cell office:value-type="float" office:value="23">
            <text:p>23</text:p>
          </table:table-cell>
          <table:table-cell office:value-type="float" office:value="4903.541">
            <text:p>4903.541</text:p>
          </table:table-cell>
          <table:table-cell table:formula="of:=[.C1181]-[.A1181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903.541">
            <text:p>4903.541</text:p>
          </table:table-cell>
          <table:table-cell office:value-type="float" office:value="23">
            <text:p>23</text:p>
          </table:table-cell>
          <table:table-cell office:value-type="float" office:value="4904.557">
            <text:p>4904.557</text:p>
          </table:table-cell>
          <table:table-cell table:formula="of:=[.C1182]-[.A1182]" office:value-type="float" office:value="1.01599999999962">
            <text:p>1.016</text:p>
          </table:table-cell>
          <table:table-cell table:number-columns-repeated="3"/>
        </table:table-row>
        <table:table-row table:style-name="ro1">
          <table:table-cell office:value-type="float" office:value="4904.557">
            <text:p>4904.557</text:p>
          </table:table-cell>
          <table:table-cell office:value-type="float" office:value="21">
            <text:p>21</text:p>
          </table:table-cell>
          <table:table-cell office:value-type="float" office:value="4905.563">
            <text:p>4905.563</text:p>
          </table:table-cell>
          <table:table-cell table:formula="of:=[.C1183]-[.A1183]" office:value-type="float" office:value="1.00600000000031">
            <text:p>1.006</text:p>
          </table:table-cell>
          <table:table-cell table:number-columns-repeated="3"/>
        </table:table-row>
        <table:table-row table:style-name="ro1">
          <table:table-cell office:value-type="float" office:value="4905.563">
            <text:p>4905.563</text:p>
          </table:table-cell>
          <table:table-cell office:value-type="float" office:value="24">
            <text:p>24</text:p>
          </table:table-cell>
          <table:table-cell office:value-type="float" office:value="4906.573">
            <text:p>4906.573</text:p>
          </table:table-cell>
          <table:table-cell table:formula="of:=[.C1184]-[.A1184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906.573">
            <text:p>4906.573</text:p>
          </table:table-cell>
          <table:table-cell office:value-type="float" office:value="23">
            <text:p>23</text:p>
          </table:table-cell>
          <table:table-cell office:value-type="float" office:value="4907.584">
            <text:p>4907.584</text:p>
          </table:table-cell>
          <table:table-cell table:formula="of:=[.C1185]-[.A1185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907.584">
            <text:p>4907.584</text:p>
          </table:table-cell>
          <table:table-cell office:value-type="float" office:value="24">
            <text:p>24</text:p>
          </table:table-cell>
          <table:table-cell office:value-type="float" office:value="4908.594">
            <text:p>4908.594</text:p>
          </table:table-cell>
          <table:table-cell table:formula="of:=[.C1186]-[.A1186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908.594">
            <text:p>4908.594</text:p>
          </table:table-cell>
          <table:table-cell office:value-type="float" office:value="25">
            <text:p>25</text:p>
          </table:table-cell>
          <table:table-cell office:value-type="float" office:value="4909.606">
            <text:p>4909.606</text:p>
          </table:table-cell>
          <table:table-cell table:formula="of:=[.C1187]-[.A1187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909.606">
            <text:p>4909.606</text:p>
          </table:table-cell>
          <table:table-cell office:value-type="float" office:value="22">
            <text:p>22</text:p>
          </table:table-cell>
          <table:table-cell office:value-type="float" office:value="4910.617">
            <text:p>4910.617</text:p>
          </table:table-cell>
          <table:table-cell table:formula="of:=[.C1188]-[.A1188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910.617">
            <text:p>4910.617</text:p>
          </table:table-cell>
          <table:table-cell office:value-type="float" office:value="23">
            <text:p>23</text:p>
          </table:table-cell>
          <table:table-cell office:value-type="float" office:value="4911.63">
            <text:p>4911.630</text:p>
          </table:table-cell>
          <table:table-cell table:formula="of:=[.C1189]-[.A1189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911.63">
            <text:p>4911.630</text:p>
          </table:table-cell>
          <table:table-cell office:value-type="float" office:value="21">
            <text:p>21</text:p>
          </table:table-cell>
          <table:table-cell office:value-type="float" office:value="4912.64">
            <text:p>4912.640</text:p>
          </table:table-cell>
          <table:table-cell table:formula="of:=[.C1190]-[.A1190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912.64">
            <text:p>4912.640</text:p>
          </table:table-cell>
          <table:table-cell office:value-type="float" office:value="25">
            <text:p>25</text:p>
          </table:table-cell>
          <table:table-cell office:value-type="float" office:value="4913.65">
            <text:p>4913.650</text:p>
          </table:table-cell>
          <table:table-cell table:formula="of:=[.C1191]-[.A1191]" office:value-type="float" office:value="1.00999999999931">
            <text:p>1.010</text:p>
          </table:table-cell>
          <table:table-cell table:number-columns-repeated="3"/>
        </table:table-row>
        <table:table-row table:style-name="ro1">
          <table:table-cell office:value-type="float" office:value="4913.65">
            <text:p>4913.650</text:p>
          </table:table-cell>
          <table:table-cell office:value-type="float" office:value="26">
            <text:p>26</text:p>
          </table:table-cell>
          <table:table-cell office:value-type="float" office:value="4914.657">
            <text:p>4914.657</text:p>
          </table:table-cell>
          <table:table-cell table:formula="of:=[.C1192]-[.A1192]" office:value-type="float" office:value="1.00700000000052">
            <text:p>1.007</text:p>
          </table:table-cell>
          <table:table-cell table:number-columns-repeated="3"/>
        </table:table-row>
        <table:table-row table:style-name="ro1">
          <table:table-cell office:value-type="float" office:value="4914.657">
            <text:p>4914.657</text:p>
          </table:table-cell>
          <table:table-cell office:value-type="float" office:value="23">
            <text:p>23</text:p>
          </table:table-cell>
          <table:table-cell office:value-type="float" office:value="4915.662">
            <text:p>4915.662</text:p>
          </table:table-cell>
          <table:table-cell table:formula="of:=[.C1193]-[.A1193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915.662">
            <text:p>4915.662</text:p>
          </table:table-cell>
          <table:table-cell office:value-type="float" office:value="24">
            <text:p>24</text:p>
          </table:table-cell>
          <table:table-cell office:value-type="float" office:value="4916.667">
            <text:p>4916.667</text:p>
          </table:table-cell>
          <table:table-cell table:formula="of:=[.C1194]-[.A1194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4916.667">
            <text:p>4916.667</text:p>
          </table:table-cell>
          <table:table-cell office:value-type="float" office:value="22">
            <text:p>22</text:p>
          </table:table-cell>
          <table:table-cell office:value-type="float" office:value="4917.677">
            <text:p>4917.677</text:p>
          </table:table-cell>
          <table:table-cell table:formula="of:=[.C1195]-[.A1195]" office:value-type="float" office:value="1.00999999999931">
            <text:p>1.010</text:p>
          </table:table-cell>
          <table:table-cell table:number-columns-repeated="3"/>
        </table:table-row>
        <table:table-row table:style-name="ro1">
          <table:table-cell office:value-type="float" office:value="4917.677">
            <text:p>4917.677</text:p>
          </table:table-cell>
          <table:table-cell office:value-type="float" office:value="22">
            <text:p>22</text:p>
          </table:table-cell>
          <table:table-cell office:value-type="float" office:value="4918.689">
            <text:p>4918.689</text:p>
          </table:table-cell>
          <table:table-cell table:formula="of:=[.C1196]-[.A1196]" office:value-type="float" office:value="1.01200000000063">
            <text:p>1.012</text:p>
          </table:table-cell>
          <table:table-cell table:number-columns-repeated="3"/>
        </table:table-row>
        <table:table-row table:style-name="ro1">
          <table:table-cell office:value-type="float" office:value="4918.689">
            <text:p>4918.689</text:p>
          </table:table-cell>
          <table:table-cell office:value-type="float" office:value="23">
            <text:p>23</text:p>
          </table:table-cell>
          <table:table-cell office:value-type="float" office:value="4919.701">
            <text:p>4919.701</text:p>
          </table:table-cell>
          <table:table-cell table:formula="of:=[.C1197]-[.A1197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919.701">
            <text:p>4919.701</text:p>
          </table:table-cell>
          <table:table-cell office:value-type="float" office:value="22">
            <text:p>22</text:p>
          </table:table-cell>
          <table:table-cell office:value-type="float" office:value="4920.712">
            <text:p>4920.712</text:p>
          </table:table-cell>
          <table:table-cell table:formula="of:=[.C1198]-[.A1198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920.712">
            <text:p>4920.712</text:p>
          </table:table-cell>
          <table:table-cell office:value-type="float" office:value="25">
            <text:p>25</text:p>
          </table:table-cell>
          <table:table-cell office:value-type="float" office:value="4921.723">
            <text:p>4921.723</text:p>
          </table:table-cell>
          <table:table-cell table:formula="of:=[.C1199]-[.A1199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921.723">
            <text:p>4921.723</text:p>
          </table:table-cell>
          <table:table-cell office:value-type="float" office:value="21">
            <text:p>21</text:p>
          </table:table-cell>
          <table:table-cell office:value-type="float" office:value="4922.734">
            <text:p>4922.734</text:p>
          </table:table-cell>
          <table:table-cell table:formula="of:=[.C1200]-[.A1200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922.734">
            <text:p>4922.734</text:p>
          </table:table-cell>
          <table:table-cell office:value-type="float" office:value="24">
            <text:p>24</text:p>
          </table:table-cell>
          <table:table-cell office:value-type="float" office:value="4923.743">
            <text:p>4923.743</text:p>
          </table:table-cell>
          <table:table-cell table:formula="of:=[.C1201]-[.A1201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923.743">
            <text:p>4923.743</text:p>
          </table:table-cell>
          <table:table-cell office:value-type="float" office:value="23">
            <text:p>23</text:p>
          </table:table-cell>
          <table:table-cell office:value-type="float" office:value="4924.761">
            <text:p>4924.761</text:p>
          </table:table-cell>
          <table:table-cell table:formula="of:=[.C1202]-[.A1202]" office:value-type="float" office:value="1.01800000000003">
            <text:p>1.018</text:p>
          </table:table-cell>
          <table:table-cell table:number-columns-repeated="3"/>
        </table:table-row>
        <table:table-row table:style-name="ro1">
          <table:table-cell office:value-type="float" office:value="4924.761">
            <text:p>4924.761</text:p>
          </table:table-cell>
          <table:table-cell office:value-type="float" office:value="22">
            <text:p>22</text:p>
          </table:table-cell>
          <table:table-cell office:value-type="float" office:value="4925.773">
            <text:p>4925.773</text:p>
          </table:table-cell>
          <table:table-cell table:formula="of:=[.C1203]-[.A1203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925.773">
            <text:p>4925.773</text:p>
          </table:table-cell>
          <table:table-cell office:value-type="float" office:value="23">
            <text:p>23</text:p>
          </table:table-cell>
          <table:table-cell office:value-type="float" office:value="4926.784">
            <text:p>4926.784</text:p>
          </table:table-cell>
          <table:table-cell table:formula="of:=[.C1204]-[.A1204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926.784">
            <text:p>4926.784</text:p>
          </table:table-cell>
          <table:table-cell office:value-type="float" office:value="25">
            <text:p>25</text:p>
          </table:table-cell>
          <table:table-cell office:value-type="float" office:value="4927.796">
            <text:p>4927.796</text:p>
          </table:table-cell>
          <table:table-cell table:formula="of:=[.C1205]-[.A1205]" office:value-type="float" office:value="1.01200000000063">
            <text:p>1.012</text:p>
          </table:table-cell>
          <table:table-cell table:number-columns-repeated="3"/>
        </table:table-row>
        <table:table-row table:style-name="ro1">
          <table:table-cell office:value-type="float" office:value="4927.796">
            <text:p>4927.796</text:p>
          </table:table-cell>
          <table:table-cell office:value-type="float" office:value="23">
            <text:p>23</text:p>
          </table:table-cell>
          <table:table-cell office:value-type="float" office:value="4928.802">
            <text:p>4928.802</text:p>
          </table:table-cell>
          <table:table-cell table:formula="of:=[.C1206]-[.A1206]" office:value-type="float" office:value="1.0059999999994">
            <text:p>1.006</text:p>
          </table:table-cell>
          <table:table-cell table:number-columns-repeated="3"/>
        </table:table-row>
        <table:table-row table:style-name="ro1">
          <table:table-cell office:value-type="float" office:value="4928.802">
            <text:p>4928.802</text:p>
          </table:table-cell>
          <table:table-cell office:value-type="float" office:value="21">
            <text:p>21</text:p>
          </table:table-cell>
          <table:table-cell office:value-type="float" office:value="4929.811">
            <text:p>4929.811</text:p>
          </table:table-cell>
          <table:table-cell table:formula="of:=[.C1207]-[.A1207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929.811">
            <text:p>4929.811</text:p>
          </table:table-cell>
          <table:table-cell office:value-type="float" office:value="23">
            <text:p>23</text:p>
          </table:table-cell>
          <table:table-cell office:value-type="float" office:value="4930.823">
            <text:p>4930.823</text:p>
          </table:table-cell>
          <table:table-cell table:formula="of:=[.C1208]-[.A1208]" office:value-type="float" office:value="1.01200000000063">
            <text:p>1.012</text:p>
          </table:table-cell>
          <table:table-cell table:number-columns-repeated="3"/>
        </table:table-row>
        <table:table-row table:style-name="ro1">
          <table:table-cell office:value-type="float" office:value="4930.823">
            <text:p>4930.823</text:p>
          </table:table-cell>
          <table:table-cell office:value-type="float" office:value="22">
            <text:p>22</text:p>
          </table:table-cell>
          <table:table-cell office:value-type="float" office:value="4931.833">
            <text:p>4931.833</text:p>
          </table:table-cell>
          <table:table-cell table:formula="of:=[.C1209]-[.A1209]" office:value-type="float" office:value="1.00999999999931">
            <text:p>1.010</text:p>
          </table:table-cell>
          <table:table-cell table:number-columns-repeated="3"/>
        </table:table-row>
        <table:table-row table:style-name="ro1">
          <table:table-cell office:value-type="float" office:value="4931.833">
            <text:p>4931.833</text:p>
          </table:table-cell>
          <table:table-cell office:value-type="float" office:value="21">
            <text:p>21</text:p>
          </table:table-cell>
          <table:table-cell office:value-type="float" office:value="4932.839">
            <text:p>4932.839</text:p>
          </table:table-cell>
          <table:table-cell table:formula="of:=[.C1210]-[.A1210]" office:value-type="float" office:value="1.00600000000031">
            <text:p>1.006</text:p>
          </table:table-cell>
          <table:table-cell table:number-columns-repeated="3"/>
        </table:table-row>
        <table:table-row table:style-name="ro1">
          <table:table-cell office:value-type="float" office:value="4932.839">
            <text:p>4932.839</text:p>
          </table:table-cell>
          <table:table-cell office:value-type="float" office:value="24">
            <text:p>24</text:p>
          </table:table-cell>
          <table:table-cell office:value-type="float" office:value="4933.847">
            <text:p>4933.847</text:p>
          </table:table-cell>
          <table:table-cell table:formula="of:=[.C1211]-[.A1211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933.847">
            <text:p>4933.847</text:p>
          </table:table-cell>
          <table:table-cell office:value-type="float" office:value="24">
            <text:p>24</text:p>
          </table:table-cell>
          <table:table-cell office:value-type="float" office:value="4934.858">
            <text:p>4934.858</text:p>
          </table:table-cell>
          <table:table-cell table:formula="of:=[.C1212]-[.A1212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934.858">
            <text:p>4934.858</text:p>
          </table:table-cell>
          <table:table-cell office:value-type="float" office:value="24">
            <text:p>24</text:p>
          </table:table-cell>
          <table:table-cell office:value-type="float" office:value="4935.872">
            <text:p>4935.872</text:p>
          </table:table-cell>
          <table:table-cell table:formula="of:=[.C1213]-[.A1213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935.872">
            <text:p>4935.872</text:p>
          </table:table-cell>
          <table:table-cell office:value-type="float" office:value="22">
            <text:p>22</text:p>
          </table:table-cell>
          <table:table-cell office:value-type="float" office:value="4936.883">
            <text:p>4936.883</text:p>
          </table:table-cell>
          <table:table-cell table:formula="of:=[.C1214]-[.A1214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936.883">
            <text:p>4936.883</text:p>
          </table:table-cell>
          <table:table-cell office:value-type="float" office:value="22">
            <text:p>22</text:p>
          </table:table-cell>
          <table:table-cell office:value-type="float" office:value="4937.894">
            <text:p>4937.894</text:p>
          </table:table-cell>
          <table:table-cell table:formula="of:=[.C1215]-[.A1215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937.894">
            <text:p>4937.894</text:p>
          </table:table-cell>
          <table:table-cell office:value-type="float" office:value="22">
            <text:p>22</text:p>
          </table:table-cell>
          <table:table-cell office:value-type="float" office:value="4938.905">
            <text:p>4938.905</text:p>
          </table:table-cell>
          <table:table-cell table:formula="of:=[.C1216]-[.A1216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938.905">
            <text:p>4938.905</text:p>
          </table:table-cell>
          <table:table-cell office:value-type="float" office:value="22">
            <text:p>22</text:p>
          </table:table-cell>
          <table:table-cell office:value-type="float" office:value="4939.916">
            <text:p>4939.916</text:p>
          </table:table-cell>
          <table:table-cell table:formula="of:=[.C1217]-[.A1217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939.916">
            <text:p>4939.916</text:p>
          </table:table-cell>
          <table:table-cell office:value-type="float" office:value="21">
            <text:p>21</text:p>
          </table:table-cell>
          <table:table-cell office:value-type="float" office:value="4940.926">
            <text:p>4940.926</text:p>
          </table:table-cell>
          <table:table-cell table:formula="of:=[.C1218]-[.A1218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940.926">
            <text:p>4940.926</text:p>
          </table:table-cell>
          <table:table-cell office:value-type="float" office:value="23">
            <text:p>23</text:p>
          </table:table-cell>
          <table:table-cell office:value-type="float" office:value="4941.937">
            <text:p>4941.937</text:p>
          </table:table-cell>
          <table:table-cell table:formula="of:=[.C1219]-[.A1219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941.937">
            <text:p>4941.937</text:p>
          </table:table-cell>
          <table:table-cell office:value-type="float" office:value="20">
            <text:p>20</text:p>
          </table:table-cell>
          <table:table-cell office:value-type="float" office:value="4942.948">
            <text:p>4942.948</text:p>
          </table:table-cell>
          <table:table-cell table:formula="of:=[.C1220]-[.A1220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942.948">
            <text:p>4942.948</text:p>
          </table:table-cell>
          <table:table-cell office:value-type="float" office:value="24">
            <text:p>24</text:p>
          </table:table-cell>
          <table:table-cell office:value-type="float" office:value="4943.958">
            <text:p>4943.958</text:p>
          </table:table-cell>
          <table:table-cell table:formula="of:=[.C1221]-[.A1221]" office:value-type="float" office:value="1.00999999999931">
            <text:p>1.010</text:p>
          </table:table-cell>
          <table:table-cell table:number-columns-repeated="3"/>
        </table:table-row>
        <table:table-row table:style-name="ro1">
          <table:table-cell office:value-type="float" office:value="4943.958">
            <text:p>4943.958</text:p>
          </table:table-cell>
          <table:table-cell office:value-type="float" office:value="22">
            <text:p>22</text:p>
          </table:table-cell>
          <table:table-cell office:value-type="float" office:value="4944.966">
            <text:p>4944.966</text:p>
          </table:table-cell>
          <table:table-cell table:formula="of:=[.C1222]-[.A1222]" office:value-type="float" office:value="1.00800000000072">
            <text:p>1.008</text:p>
          </table:table-cell>
          <table:table-cell table:number-columns-repeated="3"/>
        </table:table-row>
        <table:table-row table:style-name="ro1">
          <table:table-cell office:value-type="float" office:value="4944.966">
            <text:p>4944.966</text:p>
          </table:table-cell>
          <table:table-cell office:value-type="float" office:value="24">
            <text:p>24</text:p>
          </table:table-cell>
          <table:table-cell office:value-type="float" office:value="4945.977">
            <text:p>4945.977</text:p>
          </table:table-cell>
          <table:table-cell table:formula="of:=[.C1223]-[.A1223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945.977">
            <text:p>4945.977</text:p>
          </table:table-cell>
          <table:table-cell office:value-type="float" office:value="23">
            <text:p>23</text:p>
          </table:table-cell>
          <table:table-cell office:value-type="float" office:value="4946.989">
            <text:p>4946.989</text:p>
          </table:table-cell>
          <table:table-cell table:formula="of:=[.C1224]-[.A1224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946.989">
            <text:p>4946.989</text:p>
          </table:table-cell>
          <table:table-cell office:value-type="float" office:value="25">
            <text:p>25</text:p>
          </table:table-cell>
          <table:table-cell office:value-type="float" office:value="4947.998">
            <text:p>4947.998</text:p>
          </table:table-cell>
          <table:table-cell table:formula="of:=[.C1225]-[.A1225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947.998">
            <text:p>4947.998</text:p>
          </table:table-cell>
          <table:table-cell office:value-type="float" office:value="24">
            <text:p>24</text:p>
          </table:table-cell>
          <table:table-cell office:value-type="float" office:value="4949.01">
            <text:p>4949.010</text:p>
          </table:table-cell>
          <table:table-cell table:formula="of:=[.C1226]-[.A1226]" office:value-type="float" office:value="1.01200000000063">
            <text:p>1.012</text:p>
          </table:table-cell>
          <table:table-cell table:number-columns-repeated="3"/>
        </table:table-row>
        <table:table-row table:style-name="ro1">
          <table:table-cell office:value-type="float" office:value="4949.01">
            <text:p>4949.010</text:p>
          </table:table-cell>
          <table:table-cell office:value-type="float" office:value="24">
            <text:p>24</text:p>
          </table:table-cell>
          <table:table-cell office:value-type="float" office:value="4950.023">
            <text:p>4950.023</text:p>
          </table:table-cell>
          <table:table-cell table:formula="of:=[.C1227]-[.A1227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950.023">
            <text:p>4950.023</text:p>
          </table:table-cell>
          <table:table-cell office:value-type="float" office:value="25">
            <text:p>25</text:p>
          </table:table-cell>
          <table:table-cell office:value-type="float" office:value="4951.033">
            <text:p>4951.033</text:p>
          </table:table-cell>
          <table:table-cell table:formula="of:=[.C1228]-[.A1228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951.033">
            <text:p>4951.033</text:p>
          </table:table-cell>
          <table:table-cell office:value-type="float" office:value="23">
            <text:p>23</text:p>
          </table:table-cell>
          <table:table-cell office:value-type="float" office:value="4952.044">
            <text:p>4952.044</text:p>
          </table:table-cell>
          <table:table-cell table:formula="of:=[.C1229]-[.A1229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952.044">
            <text:p>4952.044</text:p>
          </table:table-cell>
          <table:table-cell office:value-type="float" office:value="22">
            <text:p>22</text:p>
          </table:table-cell>
          <table:table-cell office:value-type="float" office:value="4953.057">
            <text:p>4953.057</text:p>
          </table:table-cell>
          <table:table-cell table:formula="of:=[.C1230]-[.A1230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953.057">
            <text:p>4953.057</text:p>
          </table:table-cell>
          <table:table-cell office:value-type="float" office:value="21">
            <text:p>21</text:p>
          </table:table-cell>
          <table:table-cell office:value-type="float" office:value="4954.07">
            <text:p>4954.070</text:p>
          </table:table-cell>
          <table:table-cell table:formula="of:=[.C1231]-[.A1231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954.07">
            <text:p>4954.070</text:p>
          </table:table-cell>
          <table:table-cell office:value-type="float" office:value="23">
            <text:p>23</text:p>
          </table:table-cell>
          <table:table-cell office:value-type="float" office:value="4955.079">
            <text:p>4955.079</text:p>
          </table:table-cell>
          <table:table-cell table:formula="of:=[.C1232]-[.A1232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955.079">
            <text:p>4955.079</text:p>
          </table:table-cell>
          <table:table-cell office:value-type="float" office:value="20">
            <text:p>20</text:p>
          </table:table-cell>
          <table:table-cell office:value-type="float" office:value="4956.087">
            <text:p>4956.087</text:p>
          </table:table-cell>
          <table:table-cell table:formula="of:=[.C1233]-[.A1233]" office:value-type="float" office:value="1.00800000000072">
            <text:p>1.008</text:p>
          </table:table-cell>
          <table:table-cell table:number-columns-repeated="3"/>
        </table:table-row>
        <table:table-row table:style-name="ro1">
          <table:table-cell office:value-type="float" office:value="4956.087">
            <text:p>4956.087</text:p>
          </table:table-cell>
          <table:table-cell office:value-type="float" office:value="24">
            <text:p>24</text:p>
          </table:table-cell>
          <table:table-cell office:value-type="float" office:value="4957.1">
            <text:p>4957.100</text:p>
          </table:table-cell>
          <table:table-cell table:formula="of:=[.C1234]-[.A1234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957.1">
            <text:p>4957.100</text:p>
          </table:table-cell>
          <table:table-cell office:value-type="float" office:value="23">
            <text:p>23</text:p>
          </table:table-cell>
          <table:table-cell office:value-type="float" office:value="4958.107">
            <text:p>4958.107</text:p>
          </table:table-cell>
          <table:table-cell table:formula="of:=[.C1235]-[.A1235]" office:value-type="float" office:value="1.00699999999961">
            <text:p>1.007</text:p>
          </table:table-cell>
          <table:table-cell table:number-columns-repeated="3"/>
        </table:table-row>
        <table:table-row table:style-name="ro1">
          <table:table-cell office:value-type="float" office:value="4958.107">
            <text:p>4958.107</text:p>
          </table:table-cell>
          <table:table-cell office:value-type="float" office:value="22">
            <text:p>22</text:p>
          </table:table-cell>
          <table:table-cell office:value-type="float" office:value="4959.117">
            <text:p>4959.117</text:p>
          </table:table-cell>
          <table:table-cell table:formula="of:=[.C1236]-[.A1236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959.117">
            <text:p>4959.117</text:p>
          </table:table-cell>
          <table:table-cell office:value-type="float" office:value="20">
            <text:p>20</text:p>
          </table:table-cell>
          <table:table-cell office:value-type="float" office:value="4960.129">
            <text:p>4960.129</text:p>
          </table:table-cell>
          <table:table-cell table:formula="of:=[.C1237]-[.A1237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960.129">
            <text:p>4960.129</text:p>
          </table:table-cell>
          <table:table-cell office:value-type="float" office:value="24">
            <text:p>24</text:p>
          </table:table-cell>
          <table:table-cell office:value-type="float" office:value="4961.136">
            <text:p>4961.136</text:p>
          </table:table-cell>
          <table:table-cell table:formula="of:=[.C1238]-[.A1238]" office:value-type="float" office:value="1.00700000000052">
            <text:p>1.007</text:p>
          </table:table-cell>
          <table:table-cell table:number-columns-repeated="3"/>
        </table:table-row>
        <table:table-row table:style-name="ro1">
          <table:table-cell office:value-type="float" office:value="4961.136">
            <text:p>4961.136</text:p>
          </table:table-cell>
          <table:table-cell office:value-type="float" office:value="24">
            <text:p>24</text:p>
          </table:table-cell>
          <table:table-cell office:value-type="float" office:value="4962.148">
            <text:p>4962.148</text:p>
          </table:table-cell>
          <table:table-cell table:formula="of:=[.C1239]-[.A1239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962.148">
            <text:p>4962.148</text:p>
          </table:table-cell>
          <table:table-cell office:value-type="float" office:value="22">
            <text:p>22</text:p>
          </table:table-cell>
          <table:table-cell office:value-type="float" office:value="4963.157">
            <text:p>4963.157</text:p>
          </table:table-cell>
          <table:table-cell table:formula="of:=[.C1240]-[.A1240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963.157">
            <text:p>4963.157</text:p>
          </table:table-cell>
          <table:table-cell office:value-type="float" office:value="24">
            <text:p>24</text:p>
          </table:table-cell>
          <table:table-cell office:value-type="float" office:value="4964.167">
            <text:p>4964.167</text:p>
          </table:table-cell>
          <table:table-cell table:formula="of:=[.C1241]-[.A1241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964.167">
            <text:p>4964.167</text:p>
          </table:table-cell>
          <table:table-cell office:value-type="float" office:value="21">
            <text:p>21</text:p>
          </table:table-cell>
          <table:table-cell office:value-type="float" office:value="4965.181">
            <text:p>4965.181</text:p>
          </table:table-cell>
          <table:table-cell table:formula="of:=[.C1242]-[.A1242]" office:value-type="float" office:value="1.01399999999921">
            <text:p>1.014</text:p>
          </table:table-cell>
          <table:table-cell table:number-columns-repeated="3"/>
        </table:table-row>
        <table:table-row table:style-name="ro1">
          <table:table-cell office:value-type="float" office:value="4965.181">
            <text:p>4965.181</text:p>
          </table:table-cell>
          <table:table-cell office:value-type="float" office:value="23">
            <text:p>23</text:p>
          </table:table-cell>
          <table:table-cell office:value-type="float" office:value="4966.198">
            <text:p>4966.198</text:p>
          </table:table-cell>
          <table:table-cell table:formula="of:=[.C1243]-[.A1243]" office:value-type="float" office:value="1.01700000000073">
            <text:p>1.017</text:p>
          </table:table-cell>
          <table:table-cell table:number-columns-repeated="3"/>
        </table:table-row>
        <table:table-row table:style-name="ro1">
          <table:table-cell office:value-type="float" office:value="4966.198">
            <text:p>4966.198</text:p>
          </table:table-cell>
          <table:table-cell office:value-type="float" office:value="22">
            <text:p>22</text:p>
          </table:table-cell>
          <table:table-cell office:value-type="float" office:value="4967.208">
            <text:p>4967.208</text:p>
          </table:table-cell>
          <table:table-cell table:formula="of:=[.C1244]-[.A1244]" office:value-type="float" office:value="1.00999999999931">
            <text:p>1.010</text:p>
          </table:table-cell>
          <table:table-cell table:number-columns-repeated="3"/>
        </table:table-row>
        <table:table-row table:style-name="ro1">
          <table:table-cell office:value-type="float" office:value="4967.208">
            <text:p>4967.208</text:p>
          </table:table-cell>
          <table:table-cell office:value-type="float" office:value="23">
            <text:p>23</text:p>
          </table:table-cell>
          <table:table-cell office:value-type="float" office:value="4968.219">
            <text:p>4968.219</text:p>
          </table:table-cell>
          <table:table-cell table:formula="of:=[.C1245]-[.A1245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968.219">
            <text:p>4968.219</text:p>
          </table:table-cell>
          <table:table-cell office:value-type="float" office:value="19">
            <text:p>19</text:p>
          </table:table-cell>
          <table:table-cell office:value-type="float" office:value="4969.226">
            <text:p>4969.226</text:p>
          </table:table-cell>
          <table:table-cell table:formula="of:=[.C1246]-[.A1246]" office:value-type="float" office:value="1.00699999999961">
            <text:p>1.007</text:p>
          </table:table-cell>
          <table:table-cell table:number-columns-repeated="3"/>
        </table:table-row>
        <table:table-row table:style-name="ro1">
          <table:table-cell office:value-type="float" office:value="4969.226">
            <text:p>4969.226</text:p>
          </table:table-cell>
          <table:table-cell office:value-type="float" office:value="24">
            <text:p>24</text:p>
          </table:table-cell>
          <table:table-cell office:value-type="float" office:value="4970.236">
            <text:p>4970.236</text:p>
          </table:table-cell>
          <table:table-cell table:formula="of:=[.C1247]-[.A1247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970.236">
            <text:p>4970.236</text:p>
          </table:table-cell>
          <table:table-cell office:value-type="float" office:value="23">
            <text:p>23</text:p>
          </table:table-cell>
          <table:table-cell office:value-type="float" office:value="4971.247">
            <text:p>4971.247</text:p>
          </table:table-cell>
          <table:table-cell table:formula="of:=[.C1248]-[.A1248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4971.247">
            <text:p>4971.247</text:p>
          </table:table-cell>
          <table:table-cell office:value-type="float" office:value="21">
            <text:p>21</text:p>
          </table:table-cell>
          <table:table-cell office:value-type="float" office:value="4972.258">
            <text:p>4972.258</text:p>
          </table:table-cell>
          <table:table-cell table:formula="of:=[.C1249]-[.A1249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972.258">
            <text:p>4972.258</text:p>
          </table:table-cell>
          <table:table-cell office:value-type="float" office:value="22">
            <text:p>22</text:p>
          </table:table-cell>
          <table:table-cell office:value-type="float" office:value="4973.27">
            <text:p>4973.270</text:p>
          </table:table-cell>
          <table:table-cell table:formula="of:=[.C1250]-[.A1250]" office:value-type="float" office:value="1.01200000000063">
            <text:p>1.012</text:p>
          </table:table-cell>
          <table:table-cell table:number-columns-repeated="3"/>
        </table:table-row>
        <table:table-row table:style-name="ro1">
          <table:table-cell office:value-type="float" office:value="4973.27">
            <text:p>4973.270</text:p>
          </table:table-cell>
          <table:table-cell office:value-type="float" office:value="24">
            <text:p>24</text:p>
          </table:table-cell>
          <table:table-cell office:value-type="float" office:value="4974.277">
            <text:p>4974.277</text:p>
          </table:table-cell>
          <table:table-cell table:formula="of:=[.C1251]-[.A1251]" office:value-type="float" office:value="1.00699999999961">
            <text:p>1.007</text:p>
          </table:table-cell>
          <table:table-cell table:number-columns-repeated="3"/>
        </table:table-row>
        <table:table-row table:style-name="ro1">
          <table:table-cell office:value-type="float" office:value="4974.277">
            <text:p>4974.277</text:p>
          </table:table-cell>
          <table:table-cell office:value-type="float" office:value="26">
            <text:p>26</text:p>
          </table:table-cell>
          <table:table-cell office:value-type="float" office:value="4975.29">
            <text:p>4975.290</text:p>
          </table:table-cell>
          <table:table-cell table:formula="of:=[.C1252]-[.A1252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975.29">
            <text:p>4975.290</text:p>
          </table:table-cell>
          <table:table-cell office:value-type="float" office:value="25">
            <text:p>25</text:p>
          </table:table-cell>
          <table:table-cell office:value-type="float" office:value="4976.3">
            <text:p>4976.300</text:p>
          </table:table-cell>
          <table:table-cell table:formula="of:=[.C1253]-[.A1253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976.3">
            <text:p>4976.300</text:p>
          </table:table-cell>
          <table:table-cell office:value-type="float" office:value="25">
            <text:p>25</text:p>
          </table:table-cell>
          <table:table-cell office:value-type="float" office:value="4977.315">
            <text:p>4977.315</text:p>
          </table:table-cell>
          <table:table-cell table:formula="of:=[.C1254]-[.A1254]" office:value-type="float" office:value="1.01499999999942">
            <text:p>1.015</text:p>
          </table:table-cell>
          <table:table-cell table:number-columns-repeated="3"/>
        </table:table-row>
        <table:table-row table:style-name="ro1">
          <table:table-cell office:value-type="float" office:value="4977.315">
            <text:p>4977.315</text:p>
          </table:table-cell>
          <table:table-cell office:value-type="float" office:value="22">
            <text:p>22</text:p>
          </table:table-cell>
          <table:table-cell office:value-type="float" office:value="4978.327">
            <text:p>4978.327</text:p>
          </table:table-cell>
          <table:table-cell table:formula="of:=[.C1255]-[.A1255]" office:value-type="float" office:value="1.01200000000063">
            <text:p>1.012</text:p>
          </table:table-cell>
          <table:table-cell table:number-columns-repeated="3"/>
        </table:table-row>
        <table:table-row table:style-name="ro1">
          <table:table-cell office:value-type="float" office:value="4978.327">
            <text:p>4978.327</text:p>
          </table:table-cell>
          <table:table-cell office:value-type="float" office:value="21">
            <text:p>21</text:p>
          </table:table-cell>
          <table:table-cell office:value-type="float" office:value="4979.339">
            <text:p>4979.339</text:p>
          </table:table-cell>
          <table:table-cell table:formula="of:=[.C1256]-[.A1256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979.339">
            <text:p>4979.339</text:p>
          </table:table-cell>
          <table:table-cell office:value-type="float" office:value="20">
            <text:p>20</text:p>
          </table:table-cell>
          <table:table-cell office:value-type="float" office:value="4980.349">
            <text:p>4980.349</text:p>
          </table:table-cell>
          <table:table-cell table:formula="of:=[.C1257]-[.A1257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980.349">
            <text:p>4980.349</text:p>
          </table:table-cell>
          <table:table-cell office:value-type="float" office:value="21">
            <text:p>21</text:p>
          </table:table-cell>
          <table:table-cell office:value-type="float" office:value="4981.359">
            <text:p>4981.359</text:p>
          </table:table-cell>
          <table:table-cell table:formula="of:=[.C1258]-[.A1258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981.359">
            <text:p>4981.359</text:p>
          </table:table-cell>
          <table:table-cell office:value-type="float" office:value="23">
            <text:p>23</text:p>
          </table:table-cell>
          <table:table-cell office:value-type="float" office:value="4982.372">
            <text:p>4982.372</text:p>
          </table:table-cell>
          <table:table-cell table:formula="of:=[.C1259]-[.A1259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982.372">
            <text:p>4982.372</text:p>
          </table:table-cell>
          <table:table-cell office:value-type="float" office:value="23">
            <text:p>23</text:p>
          </table:table-cell>
          <table:table-cell office:value-type="float" office:value="4983.388">
            <text:p>4983.388</text:p>
          </table:table-cell>
          <table:table-cell table:formula="of:=[.C1260]-[.A1260]" office:value-type="float" office:value="1.01599999999962">
            <text:p>1.016</text:p>
          </table:table-cell>
          <table:table-cell table:number-columns-repeated="3"/>
        </table:table-row>
        <table:table-row table:style-name="ro1">
          <table:table-cell office:value-type="float" office:value="4983.388">
            <text:p>4983.388</text:p>
          </table:table-cell>
          <table:table-cell office:value-type="float" office:value="24">
            <text:p>24</text:p>
          </table:table-cell>
          <table:table-cell office:value-type="float" office:value="4984.402">
            <text:p>4984.402</text:p>
          </table:table-cell>
          <table:table-cell table:formula="of:=[.C1261]-[.A1261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984.402">
            <text:p>4984.402</text:p>
          </table:table-cell>
          <table:table-cell office:value-type="float" office:value="23">
            <text:p>23</text:p>
          </table:table-cell>
          <table:table-cell office:value-type="float" office:value="4985.414">
            <text:p>4985.414</text:p>
          </table:table-cell>
          <table:table-cell table:formula="of:=[.C1262]-[.A1262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985.414">
            <text:p>4985.414</text:p>
          </table:table-cell>
          <table:table-cell office:value-type="float" office:value="23">
            <text:p>23</text:p>
          </table:table-cell>
          <table:table-cell office:value-type="float" office:value="4986.422">
            <text:p>4986.422</text:p>
          </table:table-cell>
          <table:table-cell table:formula="of:=[.C1263]-[.A1263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4986.422">
            <text:p>4986.422</text:p>
          </table:table-cell>
          <table:table-cell office:value-type="float" office:value="22">
            <text:p>22</text:p>
          </table:table-cell>
          <table:table-cell office:value-type="float" office:value="4987.428">
            <text:p>4987.428</text:p>
          </table:table-cell>
          <table:table-cell table:formula="of:=[.C1264]-[.A1264]" office:value-type="float" office:value="1.00600000000031">
            <text:p>1.006</text:p>
          </table:table-cell>
          <table:table-cell table:number-columns-repeated="3"/>
        </table:table-row>
        <table:table-row table:style-name="ro1">
          <table:table-cell office:value-type="float" office:value="4987.428">
            <text:p>4987.428</text:p>
          </table:table-cell>
          <table:table-cell office:value-type="float" office:value="27">
            <text:p>27</text:p>
          </table:table-cell>
          <table:table-cell office:value-type="float" office:value="4988.438">
            <text:p>4988.438</text:p>
          </table:table-cell>
          <table:table-cell table:formula="of:=[.C1265]-[.A1265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4988.438">
            <text:p>4988.438</text:p>
          </table:table-cell>
          <table:table-cell office:value-type="float" office:value="25">
            <text:p>25</text:p>
          </table:table-cell>
          <table:table-cell office:value-type="float" office:value="4989.449">
            <text:p>4989.449</text:p>
          </table:table-cell>
          <table:table-cell table:formula="of:=[.C1266]-[.A1266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4989.449">
            <text:p>4989.449</text:p>
          </table:table-cell>
          <table:table-cell office:value-type="float" office:value="25">
            <text:p>25</text:p>
          </table:table-cell>
          <table:table-cell office:value-type="float" office:value="4990.455">
            <text:p>4990.455</text:p>
          </table:table-cell>
          <table:table-cell table:formula="of:=[.C1267]-[.A1267]" office:value-type="float" office:value="1.00600000000031">
            <text:p>1.006</text:p>
          </table:table-cell>
          <table:table-cell table:number-columns-repeated="3"/>
        </table:table-row>
        <table:table-row table:style-name="ro1">
          <table:table-cell office:value-type="float" office:value="4990.455">
            <text:p>4990.455</text:p>
          </table:table-cell>
          <table:table-cell office:value-type="float" office:value="23">
            <text:p>23</text:p>
          </table:table-cell>
          <table:table-cell office:value-type="float" office:value="4991.468">
            <text:p>4991.468</text:p>
          </table:table-cell>
          <table:table-cell table:formula="of:=[.C1268]-[.A1268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991.468">
            <text:p>4991.468</text:p>
          </table:table-cell>
          <table:table-cell office:value-type="float" office:value="25">
            <text:p>25</text:p>
          </table:table-cell>
          <table:table-cell office:value-type="float" office:value="4992.481">
            <text:p>4992.481</text:p>
          </table:table-cell>
          <table:table-cell table:formula="of:=[.C1269]-[.A1269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992.481">
            <text:p>4992.481</text:p>
          </table:table-cell>
          <table:table-cell office:value-type="float" office:value="22">
            <text:p>22</text:p>
          </table:table-cell>
          <table:table-cell office:value-type="float" office:value="4993.495">
            <text:p>4993.495</text:p>
          </table:table-cell>
          <table:table-cell table:formula="of:=[.C1270]-[.A1270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993.495">
            <text:p>4993.495</text:p>
          </table:table-cell>
          <table:table-cell office:value-type="float" office:value="22">
            <text:p>22</text:p>
          </table:table-cell>
          <table:table-cell office:value-type="float" office:value="4994.509">
            <text:p>4994.509</text:p>
          </table:table-cell>
          <table:table-cell table:formula="of:=[.C1271]-[.A1271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4994.509">
            <text:p>4994.509</text:p>
          </table:table-cell>
          <table:table-cell office:value-type="float" office:value="20">
            <text:p>20</text:p>
          </table:table-cell>
          <table:table-cell office:value-type="float" office:value="4995.518">
            <text:p>4995.518</text:p>
          </table:table-cell>
          <table:table-cell table:formula="of:=[.C1272]-[.A1272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995.518">
            <text:p>4995.518</text:p>
          </table:table-cell>
          <table:table-cell office:value-type="float" office:value="21">
            <text:p>21</text:p>
          </table:table-cell>
          <table:table-cell office:value-type="float" office:value="4996.527">
            <text:p>4996.527</text:p>
          </table:table-cell>
          <table:table-cell table:formula="of:=[.C1273]-[.A1273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4996.527">
            <text:p>4996.527</text:p>
          </table:table-cell>
          <table:table-cell office:value-type="float" office:value="23">
            <text:p>23</text:p>
          </table:table-cell>
          <table:table-cell office:value-type="float" office:value="4997.539">
            <text:p>4997.539</text:p>
          </table:table-cell>
          <table:table-cell table:formula="of:=[.C1274]-[.A1274]" office:value-type="float" office:value="1.01199999999972">
            <text:p>1.012</text:p>
          </table:table-cell>
          <table:table-cell table:number-columns-repeated="3"/>
        </table:table-row>
        <table:table-row table:style-name="ro1">
          <table:table-cell office:value-type="float" office:value="4997.539">
            <text:p>4997.539</text:p>
          </table:table-cell>
          <table:table-cell office:value-type="float" office:value="22">
            <text:p>22</text:p>
          </table:table-cell>
          <table:table-cell office:value-type="float" office:value="4998.552">
            <text:p>4998.552</text:p>
          </table:table-cell>
          <table:table-cell table:formula="of:=[.C1275]-[.A1275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4998.552">
            <text:p>4998.552</text:p>
          </table:table-cell>
          <table:table-cell office:value-type="float" office:value="23">
            <text:p>23</text:p>
          </table:table-cell>
          <table:table-cell office:value-type="float" office:value="4999.567">
            <text:p>4999.567</text:p>
          </table:table-cell>
          <table:table-cell table:formula="of:=[.C1276]-[.A1276]" office:value-type="float" office:value="1.01500000000033">
            <text:p>1.015</text:p>
          </table:table-cell>
          <table:table-cell table:number-columns-repeated="3"/>
        </table:table-row>
        <table:table-row table:style-name="ro1">
          <table:table-cell office:value-type="float" office:value="4999.567">
            <text:p>4999.567</text:p>
          </table:table-cell>
          <table:table-cell office:value-type="float" office:value="24">
            <text:p>24</text:p>
          </table:table-cell>
          <table:table-cell office:value-type="float" office:value="5000.581">
            <text:p>5000.581</text:p>
          </table:table-cell>
          <table:table-cell table:formula="of:=[.C1277]-[.A1277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5000.581">
            <text:p>5000.581</text:p>
          </table:table-cell>
          <table:table-cell office:value-type="float" office:value="23">
            <text:p>23</text:p>
          </table:table-cell>
          <table:table-cell office:value-type="float" office:value="5001.59">
            <text:p>5001.590</text:p>
          </table:table-cell>
          <table:table-cell table:formula="of:=[.C1278]-[.A1278]" office:value-type="float" office:value="1.00900000000001">
            <text:p>1.009</text:p>
          </table:table-cell>
          <table:table-cell table:number-columns-repeated="3"/>
        </table:table-row>
        <table:table-row table:style-name="ro1">
          <table:table-cell office:value-type="float" office:value="5001.59">
            <text:p>5001.590</text:p>
          </table:table-cell>
          <table:table-cell office:value-type="float" office:value="27">
            <text:p>27</text:p>
          </table:table-cell>
          <table:table-cell office:value-type="float" office:value="5002.605">
            <text:p>5002.605</text:p>
          </table:table-cell>
          <table:table-cell table:formula="of:=[.C1279]-[.A1279]" office:value-type="float" office:value="1.01499999999942">
            <text:p>1.015</text:p>
          </table:table-cell>
          <table:table-cell table:number-columns-repeated="3"/>
        </table:table-row>
        <table:table-row table:style-name="ro1">
          <table:table-cell office:value-type="float" office:value="5002.605">
            <text:p>5002.605</text:p>
          </table:table-cell>
          <table:table-cell office:value-type="float" office:value="22">
            <text:p>22</text:p>
          </table:table-cell>
          <table:table-cell office:value-type="float" office:value="5003.619">
            <text:p>5003.619</text:p>
          </table:table-cell>
          <table:table-cell table:formula="of:=[.C1280]-[.A1280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5003.619">
            <text:p>5003.619</text:p>
          </table:table-cell>
          <table:table-cell office:value-type="float" office:value="24">
            <text:p>24</text:p>
          </table:table-cell>
          <table:table-cell office:value-type="float" office:value="5004.63">
            <text:p>5004.630</text:p>
          </table:table-cell>
          <table:table-cell table:formula="of:=[.C1281]-[.A1281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5004.63">
            <text:p>5004.630</text:p>
          </table:table-cell>
          <table:table-cell office:value-type="float" office:value="24">
            <text:p>24</text:p>
          </table:table-cell>
          <table:table-cell office:value-type="float" office:value="5005.64">
            <text:p>5005.640</text:p>
          </table:table-cell>
          <table:table-cell table:formula="of:=[.C1282]-[.A1282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5005.64">
            <text:p>5005.640</text:p>
          </table:table-cell>
          <table:table-cell office:value-type="float" office:value="20">
            <text:p>20</text:p>
          </table:table-cell>
          <table:table-cell office:value-type="float" office:value="5006.653">
            <text:p>5006.653</text:p>
          </table:table-cell>
          <table:table-cell table:formula="of:=[.C1283]-[.A1283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5006.653">
            <text:p>5006.653</text:p>
          </table:table-cell>
          <table:table-cell office:value-type="float" office:value="24">
            <text:p>24</text:p>
          </table:table-cell>
          <table:table-cell office:value-type="float" office:value="5007.668">
            <text:p>5007.668</text:p>
          </table:table-cell>
          <table:table-cell table:formula="of:=[.C1284]-[.A1284]" office:value-type="float" office:value="1.01499999999942">
            <text:p>1.015</text:p>
          </table:table-cell>
          <table:table-cell table:number-columns-repeated="3"/>
        </table:table-row>
        <table:table-row table:style-name="ro1">
          <table:table-cell office:value-type="float" office:value="5007.668">
            <text:p>5007.668</text:p>
          </table:table-cell>
          <table:table-cell office:value-type="float" office:value="23">
            <text:p>23</text:p>
          </table:table-cell>
          <table:table-cell office:value-type="float" office:value="5008.679">
            <text:p>5008.679</text:p>
          </table:table-cell>
          <table:table-cell table:formula="of:=[.C1285]-[.A1285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5008.679">
            <text:p>5008.679</text:p>
          </table:table-cell>
          <table:table-cell office:value-type="float" office:value="22">
            <text:p>22</text:p>
          </table:table-cell>
          <table:table-cell office:value-type="float" office:value="5009.693">
            <text:p>5009.693</text:p>
          </table:table-cell>
          <table:table-cell table:formula="of:=[.C1286]-[.A1286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5009.693">
            <text:p>5009.693</text:p>
          </table:table-cell>
          <table:table-cell office:value-type="float" office:value="25">
            <text:p>25</text:p>
          </table:table-cell>
          <table:table-cell office:value-type="float" office:value="5010.703">
            <text:p>5010.703</text:p>
          </table:table-cell>
          <table:table-cell table:formula="of:=[.C1287]-[.A1287]" office:value-type="float" office:value="1.01000000000022">
            <text:p>1.010</text:p>
          </table:table-cell>
          <table:table-cell table:number-columns-repeated="3"/>
        </table:table-row>
        <table:table-row table:style-name="ro1">
          <table:table-cell office:value-type="float" office:value="5010.703">
            <text:p>5010.703</text:p>
          </table:table-cell>
          <table:table-cell office:value-type="float" office:value="22">
            <text:p>22</text:p>
          </table:table-cell>
          <table:table-cell office:value-type="float" office:value="5011.717">
            <text:p>5011.717</text:p>
          </table:table-cell>
          <table:table-cell table:formula="of:=[.C1288]-[.A1288]" office:value-type="float" office:value="1.01399999999921">
            <text:p>1.014</text:p>
          </table:table-cell>
          <table:table-cell table:number-columns-repeated="3"/>
        </table:table-row>
        <table:table-row table:style-name="ro1">
          <table:table-cell office:value-type="float" office:value="5011.717">
            <text:p>5011.717</text:p>
          </table:table-cell>
          <table:table-cell office:value-type="float" office:value="22">
            <text:p>22</text:p>
          </table:table-cell>
          <table:table-cell office:value-type="float" office:value="5012.73">
            <text:p>5012.730</text:p>
          </table:table-cell>
          <table:table-cell table:formula="of:=[.C1289]-[.A1289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5012.73">
            <text:p>5012.730</text:p>
          </table:table-cell>
          <table:table-cell office:value-type="float" office:value="22">
            <text:p>22</text:p>
          </table:table-cell>
          <table:table-cell office:value-type="float" office:value="5013.743">
            <text:p>5013.743</text:p>
          </table:table-cell>
          <table:table-cell table:formula="of:=[.C1290]-[.A1290]" office:value-type="float" office:value="1.01300000000083">
            <text:p>1.013</text:p>
          </table:table-cell>
          <table:table-cell table:number-columns-repeated="3"/>
        </table:table-row>
        <table:table-row table:style-name="ro1">
          <table:table-cell office:value-type="float" office:value="5013.743">
            <text:p>5013.743</text:p>
          </table:table-cell>
          <table:table-cell office:value-type="float" office:value="22">
            <text:p>22</text:p>
          </table:table-cell>
          <table:table-cell office:value-type="float" office:value="5014.754">
            <text:p>5014.754</text:p>
          </table:table-cell>
          <table:table-cell table:formula="of:=[.C1291]-[.A1291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5014.754">
            <text:p>5014.754</text:p>
          </table:table-cell>
          <table:table-cell office:value-type="float" office:value="24">
            <text:p>24</text:p>
          </table:table-cell>
          <table:table-cell office:value-type="float" office:value="5015.761">
            <text:p>5015.761</text:p>
          </table:table-cell>
          <table:table-cell table:formula="of:=[.C1292]-[.A1292]" office:value-type="float" office:value="1.00700000000052">
            <text:p>1.007</text:p>
          </table:table-cell>
          <table:table-cell table:number-columns-repeated="3"/>
        </table:table-row>
        <table:table-row table:style-name="ro1">
          <table:table-cell office:value-type="float" office:value="5015.761">
            <text:p>5015.761</text:p>
          </table:table-cell>
          <table:table-cell office:value-type="float" office:value="23">
            <text:p>23</text:p>
          </table:table-cell>
          <table:table-cell office:value-type="float" office:value="5016.774">
            <text:p>5016.774</text:p>
          </table:table-cell>
          <table:table-cell table:formula="of:=[.C1293]-[.A1293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5016.774">
            <text:p>5016.774</text:p>
          </table:table-cell>
          <table:table-cell office:value-type="float" office:value="23">
            <text:p>23</text:p>
          </table:table-cell>
          <table:table-cell office:value-type="float" office:value="5017.785">
            <text:p>5017.785</text:p>
          </table:table-cell>
          <table:table-cell table:formula="of:=[.C1294]-[.A1294]" office:value-type="float" office:value="1.01099999999951">
            <text:p>1.011</text:p>
          </table:table-cell>
          <table:table-cell table:number-columns-repeated="3"/>
        </table:table-row>
        <table:table-row table:style-name="ro1">
          <table:table-cell office:value-type="float" office:value="5017.785">
            <text:p>5017.785</text:p>
          </table:table-cell>
          <table:table-cell office:value-type="float" office:value="22">
            <text:p>22</text:p>
          </table:table-cell>
          <table:table-cell office:value-type="float" office:value="5018.79">
            <text:p>5018.790</text:p>
          </table:table-cell>
          <table:table-cell table:formula="of:=[.C1295]-[.A1295]" office:value-type="float" office:value="1.00500000000011">
            <text:p>1.005</text:p>
          </table:table-cell>
          <table:table-cell table:number-columns-repeated="3"/>
        </table:table-row>
        <table:table-row table:style-name="ro1">
          <table:table-cell office:value-type="float" office:value="5018.79">
            <text:p>5018.790</text:p>
          </table:table-cell>
          <table:table-cell office:value-type="float" office:value="20">
            <text:p>20</text:p>
          </table:table-cell>
          <table:table-cell office:value-type="float" office:value="5019.798">
            <text:p>5019.798</text:p>
          </table:table-cell>
          <table:table-cell table:formula="of:=[.C1296]-[.A1296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5019.798">
            <text:p>5019.798</text:p>
          </table:table-cell>
          <table:table-cell office:value-type="float" office:value="22">
            <text:p>22</text:p>
          </table:table-cell>
          <table:table-cell office:value-type="float" office:value="5020.809">
            <text:p>5020.809</text:p>
          </table:table-cell>
          <table:table-cell table:formula="of:=[.C1297]-[.A1297]" office:value-type="float" office:value="1.01100000000042">
            <text:p>1.011</text:p>
          </table:table-cell>
          <table:table-cell table:number-columns-repeated="3"/>
        </table:table-row>
        <table:table-row table:style-name="ro1">
          <table:table-cell office:value-type="float" office:value="5020.809">
            <text:p>5020.809</text:p>
          </table:table-cell>
          <table:table-cell office:value-type="float" office:value="19">
            <text:p>19</text:p>
          </table:table-cell>
          <table:table-cell office:value-type="float" office:value="5021.822">
            <text:p>5021.822</text:p>
          </table:table-cell>
          <table:table-cell table:formula="of:=[.C1298]-[.A1298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5021.822">
            <text:p>5021.822</text:p>
          </table:table-cell>
          <table:table-cell office:value-type="float" office:value="23">
            <text:p>23</text:p>
          </table:table-cell>
          <table:table-cell office:value-type="float" office:value="5022.83">
            <text:p>5022.830</text:p>
          </table:table-cell>
          <table:table-cell table:formula="of:=[.C1299]-[.A1299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5022.83">
            <text:p>5022.830</text:p>
          </table:table-cell>
          <table:table-cell office:value-type="float" office:value="24">
            <text:p>24</text:p>
          </table:table-cell>
          <table:table-cell office:value-type="float" office:value="5023.838">
            <text:p>5023.838</text:p>
          </table:table-cell>
          <table:table-cell table:formula="of:=[.C1300]-[.A1300]" office:value-type="float" office:value="1.00799999999981">
            <text:p>1.008</text:p>
          </table:table-cell>
          <table:table-cell table:number-columns-repeated="3"/>
        </table:table-row>
        <table:table-row table:style-name="ro1">
          <table:table-cell office:value-type="float" office:value="5023.838">
            <text:p>5023.838</text:p>
          </table:table-cell>
          <table:table-cell office:value-type="float" office:value="24">
            <text:p>24</text:p>
          </table:table-cell>
          <table:table-cell office:value-type="float" office:value="5024.851">
            <text:p>5024.851</text:p>
          </table:table-cell>
          <table:table-cell table:formula="of:=[.C1301]-[.A1301]" office:value-type="float" office:value="1.01299999999992">
            <text:p>1.013</text:p>
          </table:table-cell>
          <table:table-cell table:number-columns-repeated="3"/>
        </table:table-row>
        <table:table-row table:style-name="ro1">
          <table:table-cell office:value-type="float" office:value="5024.851">
            <text:p>5024.851</text:p>
          </table:table-cell>
          <table:table-cell office:value-type="float" office:value="23">
            <text:p>23</text:p>
          </table:table-cell>
          <table:table-cell office:value-type="float" office:value="5025.865">
            <text:p>5025.865</text:p>
          </table:table-cell>
          <table:table-cell table:formula="of:=[.C1302]-[.A1302]" office:value-type="float" office:value="1.01400000000012">
            <text:p>1.014</text:p>
          </table:table-cell>
          <table:table-cell table:number-columns-repeated="3"/>
        </table:table-row>
        <table:table-row table:style-name="ro1">
          <table:table-cell office:value-type="float" office:value="5025.865">
            <text:p>5025.865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1" table:number-rows-repeated="104727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ridul </meta:initial-creator>
    <meta:creation-date>2015-01-12T23:11:26</meta:creation-date>
    <dc:date>2015-01-13T01:46:43</dc:date>
    <dc:creator>mridul </dc:creator>
    <meta:editing-duration>PT1H56M43S</meta:editing-duration>
    <meta:editing-cycles>4</meta:editing-cycles>
    <meta:generator>LibreOffice/3.5$Linux_X86_64 LibreOffice_project/350m1$Build-2</meta:generator>
    <meta:document-statistic meta:table-count="3" meta:cell-count="541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59cm" svg:height="9.909cm" xlink:href=".." xlink:type="simple" chart:class="chart:line" chart:style-name="ch1">
        <chart:title svg:x="4.256cm" svg:y="0.334cm" chart:style-name="ch2">
          <text:p>CPU Usage v/s Time</text:p>
        </chart:title>
        <chart:plot-area chart:style-name="ch3" table:cell-range-address="Sheet1.B1:Sheet1.B1303" svg:x="1.268cm" svg:y="1.707cm" svg:width="11.077cm" svg:height="7.023cm">
          <chartooo:coordinate-region svg:x="1.889cm" svg:y="1.906cm" svg:width="10.115cm" svg:height="5.779cm"/>
          <chart:axis chart:dimension="x" chart:name="primary-x" chart:style-name="ch4">
            <chart:title svg:x="5.862cm" svg:y="8.928cm" chart:style-name="ch5">
              <text:p>Time(in sec)</text:p>
            </chart:title>
          </chart:axis>
          <chart:axis chart:dimension="y" chart:name="primary-y" chart:style-name="ch4">
            <chart:title svg:x="0.451cm" svg:y="6.598cm" chart:style-name="ch6">
              <text:p>CPU Usage (in %)</text:p>
            </chart:title>
            <chart:grid chart:style-name="ch7" chart:class="major"/>
          </chart:axis>
          <chart:series chart:style-name="ch8" chart:values-cell-range-address="Sheet1.B1:Sheet1.B1303" chart:class="chart:line">
            <chart:data-point chart:repeated="130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1:Sheet1.B13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gap-width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4.335cm" svg:height="14.514cm" xlink:href=".." xlink:type="simple" chart:class="chart:bar" chart:style-name="ch1">
        <chart:title svg:x="11.527cm" svg:y="0.426cm" chart:style-name="ch2">
          <text:p>Time interval between two readings vs count of samples</text:p>
        </chart:title>
        <chart:plot-area chart:style-name="ch3" table:cell-range-address="Sheet1.F1:Sheet1.G101" chart:data-source-has-labels="both" svg:x="1.697cm" svg:y="2.075cm" svg:width="31.266cm" svg:height="11.168cm">
          <chartooo:coordinate-region svg:x="2.504cm" svg:y="2.274cm" svg:width="30.459cm" svg:height="9.924cm"/>
          <chart:axis chart:dimension="x" chart:name="primary-x" chart:style-name="ch4" chartooo:axis-type="text">
            <chart:title svg:x="15.818cm" svg:y="13.533cm" chart:style-name="ch5">
              <text:p>Time Interval(in sec)</text:p>
            </chart:title>
            <chart:categories table:cell-range-address="Sheet1.F2:Sheet1.F101"/>
          </chart:axis>
          <chart:axis chart:dimension="y" chart:name="primary-y" chart:style-name="ch6">
            <chart:title svg:x="0.451cm" svg:y="8.973cm" chart:style-name="ch7">
              <text:p>Count of samples</text:p>
            </chart:title>
            <chart:grid chart:style-name="ch8" chart:class="major"/>
          </chart:axis>
          <chart:series chart:style-name="ch9" chart:values-cell-range-address="Sheet1.G2:Sheet1.G101" chart:label-cell-address="Sheet1.G1:Sheet1.G1" chart:class="chart:ba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1.001">
                <text:p/>
                <draw:g>
                  <svg:desc>Sheet1.F2:Sheet1.F101</svg:desc>
                </draw:g>
              </table:table-cell>
              <table:table-cell office:value-type="float" office:value="0">
                <text:p>0</text:p>
                <draw:g>
                  <svg:desc>Sheet1.G2:Sheet1.G101</svg:desc>
                </draw:g>
              </table:table-cell>
            </table:table-row>
            <table:table-row>
              <table:table-cell office:value-type="float" office:value="1.00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0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04">
                <text:p/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.005">
                <text:p/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.006">
                <text:p/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.007">
                <text:p/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.008">
                <text:p/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.009">
                <text:p/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.01">
                <text:p/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.011">
                <text:p/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1.012">
                <text:p/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.013">
                <text:p/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1.014">
                <text:p/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.015">
                <text:p/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.016">
                <text:p/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.017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.018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019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.0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2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2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2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2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25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26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27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28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2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3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3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3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3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35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36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37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38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3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4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4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4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4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45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46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046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47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48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49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50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51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52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53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54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55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56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57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58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59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60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61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62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63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64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65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66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67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68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69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70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71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72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73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74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75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76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77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78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79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80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81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82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83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84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85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86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87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88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89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9099999999999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091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92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93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94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95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96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97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9899999999999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9999999999999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